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124.16pt"/>
    </style:style>
    <style:style style:name="co3" style:family="table-column">
      <style:table-column-properties fo:break-before="auto" style:column-width="174.95pt"/>
    </style:style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ext-properties style:text-position=""/>
    </style:style>
    <style:style style:name="ce2" style:family="table-cell" style:parent-style-name="Default" style:data-style-name="N122"/>
  </office:automatic-styles>
  <office:body>
    <office:spreadsheet>
      <table:calculation-settings table:automatic-find-labels="false"/>
      <table:table table:name="23.1.2.2 cheating from 1" table:style-name="ta1">
        <table:table-column table:style-name="co2" table:default-cell-style-name="ce1"/>
        <table:table-row table:style-name="ro1">
          <table:table-cell office:value-type="float" office:value="0.0034801487405911" calcext:value-type="float">
            <text:p>0.0034801487405911,</text:p>
          </table:table-cell>
        </table:table-row>
        <table:table-row table:style-name="ro1">
          <table:table-cell office:value-type="float" office:value="0.00556327138283575" calcext:value-type="float">
            <text:p>0.00556327138283575,</text:p>
          </table:table-cell>
        </table:table-row>
        <table:table-row table:style-name="ro1">
          <table:table-cell office:value-type="float" office:value="0.00693477226510364" calcext:value-type="float">
            <text:p>0.00693477226510364,</text:p>
          </table:table-cell>
        </table:table-row>
        <table:table-row table:style-name="ro1">
          <table:table-cell office:value-type="float" office:value="0.00721134744841034" calcext:value-type="float">
            <text:p>0.00721134744841034,</text:p>
          </table:table-cell>
        </table:table-row>
        <table:table-row table:style-name="ro1">
          <table:table-cell office:value-type="float" office:value="0.0073186284912552" calcext:value-type="float">
            <text:p>0.0073186284912552,</text:p>
          </table:table-cell>
        </table:table-row>
        <table:table-row table:style-name="ro1">
          <table:table-cell office:value-type="float" office:value="0.00778479330981075" calcext:value-type="float">
            <text:p>0.00778479330981075,</text:p>
          </table:table-cell>
        </table:table-row>
        <table:table-row table:style-name="ro1">
          <table:table-cell office:value-type="float" office:value="0.00984981228886461" calcext:value-type="float">
            <text:p>0.00984981228886461,</text:p>
          </table:table-cell>
        </table:table-row>
        <table:table-row table:style-name="ro1">
          <table:table-cell office:value-type="float" office:value="0.0101022394771766" calcext:value-type="float">
            <text:p>0.0101022394771766,</text:p>
          </table:table-cell>
        </table:table-row>
        <table:table-row table:style-name="ro1">
          <table:table-cell office:value-type="float" office:value="0.0104603464071884" calcext:value-type="float">
            <text:p>0.0104603464071884,</text:p>
          </table:table-cell>
        </table:table-row>
        <table:table-row table:style-name="ro1">
          <table:table-cell office:value-type="float" office:value="0.0105395377692785" calcext:value-type="float">
            <text:p>0.0105395377692785,</text:p>
          </table:table-cell>
        </table:table-row>
        <table:table-row table:style-name="ro1">
          <table:table-cell office:value-type="float" office:value="0.0106553699072354" calcext:value-type="float">
            <text:p>0.0106553699072354,</text:p>
          </table:table-cell>
        </table:table-row>
        <table:table-row table:style-name="ro1">
          <table:table-cell office:value-type="float" office:value="0.0107445270574091" calcext:value-type="float">
            <text:p>0.0107445270574091,</text:p>
          </table:table-cell>
        </table:table-row>
        <table:table-row table:style-name="ro1">
          <table:table-cell office:value-type="float" office:value="0.0131360652662771" calcext:value-type="float">
            <text:p>0.0131360652662771,</text:p>
          </table:table-cell>
        </table:table-row>
        <table:table-row table:style-name="ro1">
          <table:table-cell office:value-type="float" office:value="0.014163457001648" calcext:value-type="float">
            <text:p>0.014163457001648,</text:p>
          </table:table-cell>
        </table:table-row>
        <table:table-row table:style-name="ro1">
          <table:table-cell office:value-type="float" office:value="0.0147885909956091" calcext:value-type="float">
            <text:p>0.0147885909956091,</text:p>
          </table:table-cell>
        </table:table-row>
        <table:table-row table:style-name="ro1">
          <table:table-cell office:value-type="float" office:value="0.0157049813628563" calcext:value-type="float">
            <text:p>0.0157049813628563,</text:p>
          </table:table-cell>
        </table:table-row>
        <table:table-row table:style-name="ro1">
          <table:table-cell office:value-type="float" office:value="0.0158680009362877" calcext:value-type="float">
            <text:p>0.0158680009362877,</text:p>
          </table:table-cell>
        </table:table-row>
        <table:table-row table:style-name="ro1">
          <table:table-cell office:value-type="float" office:value="0.0158695429697575" calcext:value-type="float">
            <text:p>0.0158695429697575,</text:p>
          </table:table-cell>
        </table:table-row>
        <table:table-row table:style-name="ro1">
          <table:table-cell office:value-type="float" office:value="0.0158821972140322" calcext:value-type="float">
            <text:p>0.0158821972140322,</text:p>
          </table:table-cell>
        </table:table-row>
        <table:table-row table:style-name="ro1">
          <table:table-cell office:value-type="float" office:value="0.0161894742210444" calcext:value-type="float">
            <text:p>0.0161894742210444,</text:p>
          </table:table-cell>
        </table:table-row>
        <table:table-row table:style-name="ro1">
          <table:table-cell office:value-type="float" office:value="0.0165138847984103" calcext:value-type="float">
            <text:p>0.0165138847984103,</text:p>
          </table:table-cell>
        </table:table-row>
        <table:table-row table:style-name="ro1">
          <table:table-cell office:value-type="float" office:value="0.0171041703300601" calcext:value-type="float">
            <text:p>0.0171041703300601,</text:p>
          </table:table-cell>
        </table:table-row>
        <table:table-row table:style-name="ro1">
          <table:table-cell office:value-type="float" office:value="0.0174579398997921" calcext:value-type="float">
            <text:p>0.0174579398997921,</text:p>
          </table:table-cell>
        </table:table-row>
        <table:table-row table:style-name="ro1">
          <table:table-cell office:value-type="float" office:value="0.0178342975466084" calcext:value-type="float">
            <text:p>0.0178342975466084,</text:p>
          </table:table-cell>
        </table:table-row>
        <table:table-row table:style-name="ro1">
          <table:table-cell office:value-type="float" office:value="0.018219714611849" calcext:value-type="float">
            <text:p>0.018219714611849,</text:p>
          </table:table-cell>
        </table:table-row>
        <table:table-row table:style-name="ro1">
          <table:table-cell office:value-type="float" office:value="0.0184802445030741" calcext:value-type="float">
            <text:p>0.0184802445030741,</text:p>
          </table:table-cell>
        </table:table-row>
        <table:table-row table:style-name="ro1">
          <table:table-cell office:value-type="float" office:value="0.0186764232515024" calcext:value-type="float">
            <text:p>0.0186764232515024,</text:p>
          </table:table-cell>
        </table:table-row>
        <table:table-row table:style-name="ro1">
          <table:table-cell office:value-type="float" office:value="0.0186853682055199" calcext:value-type="float">
            <text:p>0.0186853682055199,</text:p>
          </table:table-cell>
        </table:table-row>
        <table:table-row table:style-name="ro1">
          <table:table-cell office:value-type="float" office:value="0.0199220111442155" calcext:value-type="float">
            <text:p>0.0199220111442155,</text:p>
          </table:table-cell>
        </table:table-row>
        <table:table-row table:style-name="ro1">
          <table:table-cell office:value-type="float" office:value="0.0204052293313817" calcext:value-type="float">
            <text:p>0.0204052293313817,</text:p>
          </table:table-cell>
        </table:table-row>
        <table:table-row table:style-name="ro1">
          <table:table-cell office:value-type="float" office:value="0.0205212167933988" calcext:value-type="float">
            <text:p>0.0205212167933988,</text:p>
          </table:table-cell>
        </table:table-row>
        <table:table-row table:style-name="ro1">
          <table:table-cell office:value-type="float" office:value="0.0206203971079688" calcext:value-type="float">
            <text:p>0.0206203971079688,</text:p>
          </table:table-cell>
        </table:table-row>
        <table:table-row table:style-name="ro1">
          <table:table-cell office:value-type="float" office:value="0.020778216667785" calcext:value-type="float">
            <text:p>0.020778216667785,</text:p>
          </table:table-cell>
        </table:table-row>
        <table:table-row table:style-name="ro1">
          <table:table-cell office:value-type="float" office:value="0.0209403683090814" calcext:value-type="float">
            <text:p>0.0209403683090814,</text:p>
          </table:table-cell>
        </table:table-row>
        <table:table-row table:style-name="ro1">
          <table:table-cell office:value-type="float" office:value="0.0211047009806897" calcext:value-type="float">
            <text:p>0.0211047009806897,</text:p>
          </table:table-cell>
        </table:table-row>
        <table:table-row table:style-name="ro1">
          <table:table-cell office:value-type="float" office:value="0.0220974559743148" calcext:value-type="float">
            <text:p>0.0220974559743148,</text:p>
          </table:table-cell>
        </table:table-row>
        <table:table-row table:style-name="ro1">
          <table:table-cell office:value-type="float" office:value="0.0226052172143465" calcext:value-type="float">
            <text:p>0.0226052172143465,</text:p>
          </table:table-cell>
        </table:table-row>
        <table:table-row table:style-name="ro1">
          <table:table-cell office:value-type="float" office:value="0.0228146394986561" calcext:value-type="float">
            <text:p>0.0228146394986561,</text:p>
          </table:table-cell>
        </table:table-row>
        <table:table-row table:style-name="ro1">
          <table:table-cell office:value-type="float" office:value="0.0230905149499217" calcext:value-type="float">
            <text:p>0.0230905149499217,</text:p>
          </table:table-cell>
        </table:table-row>
        <table:table-row table:style-name="ro1">
          <table:table-cell office:value-type="float" office:value="0.0231008393606968" calcext:value-type="float">
            <text:p>0.0231008393606968,</text:p>
          </table:table-cell>
        </table:table-row>
        <table:table-row table:style-name="ro1">
          <table:table-cell office:value-type="float" office:value="0.0242687668809838" calcext:value-type="float">
            <text:p>0.0242687668809838,</text:p>
          </table:table-cell>
        </table:table-row>
        <table:table-row table:style-name="ro1">
          <table:table-cell office:value-type="float" office:value="0.024736416325486" calcext:value-type="float">
            <text:p>0.024736416325486,</text:p>
          </table:table-cell>
        </table:table-row>
        <table:table-row table:style-name="ro1">
          <table:table-cell office:value-type="float" office:value="0.0248171604084346" calcext:value-type="float">
            <text:p>0.0248171604084346,</text:p>
          </table:table-cell>
        </table:table-row>
        <table:table-row table:style-name="ro1">
          <table:table-cell office:value-type="float" office:value="0.0250315141466473" calcext:value-type="float">
            <text:p>0.0250315141466473,</text:p>
          </table:table-cell>
        </table:table-row>
        <table:table-row table:style-name="ro1">
          <table:table-cell office:value-type="float" office:value="0.0259728793254199" calcext:value-type="float">
            <text:p>0.0259728793254199,</text:p>
          </table:table-cell>
        </table:table-row>
        <table:table-row table:style-name="ro1">
          <table:table-cell office:value-type="float" office:value="0.0264629824033813" calcext:value-type="float">
            <text:p>0.0264629824033813,</text:p>
          </table:table-cell>
        </table:table-row>
        <table:table-row table:style-name="ro1">
          <table:table-cell office:value-type="float" office:value="0.0268887082997704" calcext:value-type="float">
            <text:p>0.0268887082997704,</text:p>
          </table:table-cell>
        </table:table-row>
        <table:table-row table:style-name="ro1">
          <table:table-cell office:value-type="float" office:value="0.0280505748950644" calcext:value-type="float">
            <text:p>0.0280505748950644,</text:p>
          </table:table-cell>
        </table:table-row>
        <table:table-row table:style-name="ro1">
          <table:table-cell office:value-type="float" office:value="0.0296184227824625" calcext:value-type="float">
            <text:p>0.0296184227824625,</text:p>
          </table:table-cell>
        </table:table-row>
        <table:table-row table:style-name="ro1">
          <table:table-cell office:value-type="float" office:value="0.0296788263159531" calcext:value-type="float">
            <text:p>0.0296788263159531,</text:p>
          </table:table-cell>
        </table:table-row>
        <table:table-row table:style-name="ro1">
          <table:table-cell office:value-type="float" office:value="0.0297694467536358" calcext:value-type="float">
            <text:p>0.0297694467536358,</text:p>
          </table:table-cell>
        </table:table-row>
        <table:table-row table:style-name="ro1">
          <table:table-cell office:value-type="float" office:value="0.030327553693974" calcext:value-type="float">
            <text:p>0.030327553693974,</text:p>
          </table:table-cell>
        </table:table-row>
        <table:table-row table:style-name="ro1">
          <table:table-cell office:value-type="float" office:value="0.0304133855503741" calcext:value-type="float">
            <text:p>0.0304133855503741,</text:p>
          </table:table-cell>
        </table:table-row>
        <table:table-row table:style-name="ro1">
          <table:table-cell office:value-type="float" office:value="0.0304999511425219" calcext:value-type="float">
            <text:p>0.0304999511425219,</text:p>
          </table:table-cell>
        </table:table-row>
        <table:table-row table:style-name="ro1">
          <table:table-cell office:value-type="float" office:value="0.0306221180644917" calcext:value-type="float">
            <text:p>0.0306221180644917,</text:p>
          </table:table-cell>
        </table:table-row>
        <table:table-row table:style-name="ro1">
          <table:table-cell office:value-type="float" office:value="0.0311967506745825" calcext:value-type="float">
            <text:p>0.0311967506745825,</text:p>
          </table:table-cell>
        </table:table-row>
        <table:table-row table:style-name="ro1">
          <table:table-cell office:value-type="float" office:value="0.0316433941139671" calcext:value-type="float">
            <text:p>0.0316433941139671,</text:p>
          </table:table-cell>
        </table:table-row>
        <table:table-row table:style-name="ro1">
          <table:table-cell office:value-type="float" office:value="0.032763708182757" calcext:value-type="float">
            <text:p>0.032763708182757,</text:p>
          </table:table-cell>
        </table:table-row>
        <table:table-row table:style-name="ro1">
          <table:table-cell office:value-type="float" office:value="0.0328739455586602" calcext:value-type="float">
            <text:p>0.0328739455586602,</text:p>
          </table:table-cell>
        </table:table-row>
        <table:table-row table:style-name="ro1">
          <table:table-cell office:value-type="float" office:value="0.033292390334716" calcext:value-type="float">
            <text:p>0.033292390334716,</text:p>
          </table:table-cell>
        </table:table-row>
        <table:table-row table:style-name="ro1">
          <table:table-cell office:value-type="float" office:value="0.033584419672894" calcext:value-type="float">
            <text:p>0.033584419672894,</text:p>
          </table:table-cell>
        </table:table-row>
        <table:table-row table:style-name="ro1">
          <table:table-cell office:value-type="float" office:value="0.0339292013150549" calcext:value-type="float">
            <text:p>0.0339292013150549,</text:p>
          </table:table-cell>
        </table:table-row>
        <table:table-row table:style-name="ro1">
          <table:table-cell office:value-type="float" office:value="0.0340102792668828" calcext:value-type="float">
            <text:p>0.0340102792668828,</text:p>
          </table:table-cell>
        </table:table-row>
        <table:table-row table:style-name="ro1">
          <table:table-cell office:value-type="float" office:value="0.0340778590866853" calcext:value-type="float">
            <text:p>0.0340778590866853,</text:p>
          </table:table-cell>
        </table:table-row>
        <table:table-row table:style-name="ro1">
          <table:table-cell office:value-type="float" office:value="0.0345397920372736" calcext:value-type="float">
            <text:p>0.0345397920372736,</text:p>
          </table:table-cell>
        </table:table-row>
        <table:table-row table:style-name="ro1">
          <table:table-cell office:value-type="float" office:value="0.0348894062891514" calcext:value-type="float">
            <text:p>0.0348894062891514,</text:p>
          </table:table-cell>
        </table:table-row>
        <table:table-row table:style-name="ro1">
          <table:table-cell office:value-type="float" office:value="0.0356309491884987" calcext:value-type="float">
            <text:p>0.0356309491884987,</text:p>
          </table:table-cell>
        </table:table-row>
        <table:table-row table:style-name="ro1">
          <table:table-cell office:value-type="float" office:value="0.0359065233313993" calcext:value-type="float">
            <text:p>0.0359065233313993,</text:p>
          </table:table-cell>
        </table:table-row>
        <table:table-row table:style-name="ro1">
          <table:table-cell office:value-type="float" office:value="0.0362191191093686" calcext:value-type="float">
            <text:p>0.0362191191093686,</text:p>
          </table:table-cell>
        </table:table-row>
        <table:table-row table:style-name="ro1">
          <table:table-cell office:value-type="float" office:value="0.0371934471581836" calcext:value-type="float">
            <text:p>0.0371934471581836,</text:p>
          </table:table-cell>
        </table:table-row>
        <table:table-row table:style-name="ro1">
          <table:table-cell office:value-type="float" office:value="0.0378993011144946" calcext:value-type="float">
            <text:p>0.0378993011144946,</text:p>
          </table:table-cell>
        </table:table-row>
        <table:table-row table:style-name="ro1">
          <table:table-cell office:value-type="float" office:value="0.037980785920646" calcext:value-type="float">
            <text:p>0.037980785920646,</text:p>
          </table:table-cell>
        </table:table-row>
        <table:table-row table:style-name="ro1">
          <table:table-cell office:value-type="float" office:value="0.0383698768665619" calcext:value-type="float">
            <text:p>0.0383698768665619,</text:p>
          </table:table-cell>
        </table:table-row>
        <table:table-row table:style-name="ro1">
          <table:table-cell office:value-type="float" office:value="0.0383736545040403" calcext:value-type="float">
            <text:p>0.0383736545040403,</text:p>
          </table:table-cell>
        </table:table-row>
        <table:table-row table:style-name="ro1">
          <table:table-cell office:value-type="float" office:value="0.0384048114640478" calcext:value-type="float">
            <text:p>0.0384048114640478,</text:p>
          </table:table-cell>
        </table:table-row>
        <table:table-row table:style-name="ro1">
          <table:table-cell office:value-type="float" office:value="0.0387905282962642" calcext:value-type="float">
            <text:p>0.0387905282962642,</text:p>
          </table:table-cell>
        </table:table-row>
        <table:table-row table:style-name="ro1">
          <table:table-cell office:value-type="float" office:value="0.0392559931412739" calcext:value-type="float">
            <text:p>0.0392559931412739,</text:p>
          </table:table-cell>
        </table:table-row>
        <table:table-row table:style-name="ro1">
          <table:table-cell office:value-type="float" office:value="0.0392704098434571" calcext:value-type="float">
            <text:p>0.0392704098434571,</text:p>
          </table:table-cell>
        </table:table-row>
        <table:table-row table:style-name="ro1">
          <table:table-cell office:value-type="float" office:value="0.0398953491865717" calcext:value-type="float">
            <text:p>0.0398953491865717,</text:p>
          </table:table-cell>
        </table:table-row>
        <table:table-row table:style-name="ro1">
          <table:table-cell office:value-type="float" office:value="0.0401731543646466" calcext:value-type="float">
            <text:p>0.0401731543646466,</text:p>
          </table:table-cell>
        </table:table-row>
        <table:table-row table:style-name="ro1">
          <table:table-cell office:value-type="float" office:value="0.0403041463697296" calcext:value-type="float">
            <text:p>0.0403041463697296,</text:p>
          </table:table-cell>
        </table:table-row>
        <table:table-row table:style-name="ro1">
          <table:table-cell office:value-type="float" office:value="0.0405010121942917" calcext:value-type="float">
            <text:p>0.0405010121942917,</text:p>
          </table:table-cell>
        </table:table-row>
        <table:table-row table:style-name="ro1">
          <table:table-cell office:value-type="float" office:value="0.0405785534977454" calcext:value-type="float">
            <text:p>0.0405785534977454,</text:p>
          </table:table-cell>
        </table:table-row>
        <table:table-row table:style-name="ro1">
          <table:table-cell office:value-type="float" office:value="0.0410143780546601" calcext:value-type="float">
            <text:p>0.0410143780546601,</text:p>
          </table:table-cell>
        </table:table-row>
        <table:table-row table:style-name="ro1">
          <table:table-cell office:value-type="float" office:value="0.041280624818385" calcext:value-type="float">
            <text:p>0.041280624818385,</text:p>
          </table:table-cell>
        </table:table-row>
        <table:table-row table:style-name="ro1">
          <table:table-cell office:value-type="float" office:value="0.0416668375755069" calcext:value-type="float">
            <text:p>0.0416668375755069,</text:p>
          </table:table-cell>
        </table:table-row>
        <table:table-row table:style-name="ro1">
          <table:table-cell office:value-type="float" office:value="0.0420313664183736" calcext:value-type="float">
            <text:p>0.0420313664183736,</text:p>
          </table:table-cell>
        </table:table-row>
        <table:table-row table:style-name="ro1">
          <table:table-cell office:value-type="float" office:value="0.0421639667948837" calcext:value-type="float">
            <text:p>0.0421639667948837,</text:p>
          </table:table-cell>
        </table:table-row>
        <table:table-row table:style-name="ro1">
          <table:table-cell office:value-type="float" office:value="0.0426713320688688" calcext:value-type="float">
            <text:p>0.0426713320688688,</text:p>
          </table:table-cell>
        </table:table-row>
        <table:table-row table:style-name="ro1">
          <table:table-cell office:value-type="float" office:value="0.0428963129052029" calcext:value-type="float">
            <text:p>0.0428963129052029,</text:p>
          </table:table-cell>
        </table:table-row>
        <table:table-row table:style-name="ro1">
          <table:table-cell office:value-type="float" office:value="0.0429197062672149" calcext:value-type="float">
            <text:p>0.0429197062672149,</text:p>
          </table:table-cell>
        </table:table-row>
        <table:table-row table:style-name="ro1">
          <table:table-cell office:value-type="float" office:value="0.0430361435267202" calcext:value-type="float">
            <text:p>0.0430361435267202,</text:p>
          </table:table-cell>
        </table:table-row>
        <table:table-row table:style-name="ro1">
          <table:table-cell office:value-type="float" office:value="0.0432467653111557" calcext:value-type="float">
            <text:p>0.0432467653111557,</text:p>
          </table:table-cell>
        </table:table-row>
        <table:table-row table:style-name="ro1">
          <table:table-cell office:value-type="float" office:value="0.0434446660150201" calcext:value-type="float">
            <text:p>0.0434446660150201,</text:p>
          </table:table-cell>
        </table:table-row>
        <table:table-row table:style-name="ro1">
          <table:table-cell office:value-type="float" office:value="0.0436505450602764" calcext:value-type="float">
            <text:p>0.0436505450602764,</text:p>
          </table:table-cell>
        </table:table-row>
        <table:table-row table:style-name="ro1">
          <table:table-cell office:value-type="float" office:value="0.0438585860581631" calcext:value-type="float">
            <text:p>0.0438585860581631,</text:p>
          </table:table-cell>
        </table:table-row>
        <table:table-row table:style-name="ro1">
          <table:table-cell office:value-type="float" office:value="0.0439698285439816" calcext:value-type="float">
            <text:p>0.0439698285439816,</text:p>
          </table:table-cell>
        </table:table-row>
        <table:table-row table:style-name="ro1">
          <table:table-cell office:value-type="float" office:value="0.0450765087660443" calcext:value-type="float">
            <text:p>0.0450765087660443,</text:p>
          </table:table-cell>
        </table:table-row>
        <table:table-row table:style-name="ro1">
          <table:table-cell office:value-type="float" office:value="0.0458932779979682" calcext:value-type="float">
            <text:p>0.0458932779979682,</text:p>
          </table:table-cell>
        </table:table-row>
        <table:table-row table:style-name="ro1">
          <table:table-cell office:value-type="float" office:value="0.0460030199454176" calcext:value-type="float">
            <text:p>0.0460030199454176,</text:p>
          </table:table-cell>
        </table:table-row>
        <table:table-row table:style-name="ro1">
          <table:table-cell office:value-type="float" office:value="0.0467073289254705" calcext:value-type="float">
            <text:p>0.0467073289254705,</text:p>
          </table:table-cell>
        </table:table-row>
        <table:table-row table:style-name="ro1">
          <table:table-cell office:value-type="float" office:value="0.0471793057232883" calcext:value-type="float">
            <text:p>0.0471793057232883,</text:p>
          </table:table-cell>
        </table:table-row>
        <table:table-row table:style-name="ro1">
          <table:table-cell office:value-type="float" office:value="0.04735743363113" calcext:value-type="float">
            <text:p>0.04735743363113,</text:p>
          </table:table-cell>
        </table:table-row>
        <table:table-row table:style-name="ro1">
          <table:table-cell office:value-type="float" office:value="0.0478260569343192" calcext:value-type="float">
            <text:p>0.0478260569343192,</text:p>
          </table:table-cell>
        </table:table-row>
        <table:table-row table:style-name="ro1">
          <table:table-cell office:value-type="float" office:value="0.0480103861101489" calcext:value-type="float">
            <text:p>0.0480103861101489,</text:p>
          </table:table-cell>
        </table:table-row>
        <table:table-row table:style-name="ro1">
          <table:table-cell office:value-type="float" office:value="0.0480497358057397" calcext:value-type="float">
            <text:p>0.0480497358057397,</text:p>
          </table:table-cell>
        </table:table-row>
        <table:table-row table:style-name="ro1">
          <table:table-cell office:value-type="float" office:value="0.0482935871137968" calcext:value-type="float">
            <text:p>0.0482935871137968,</text:p>
          </table:table-cell>
        </table:table-row>
        <table:table-row table:style-name="ro1">
          <table:table-cell office:value-type="float" office:value="0.0483190396467537" calcext:value-type="float">
            <text:p>0.0483190396467537,</text:p>
          </table:table-cell>
        </table:table-row>
        <table:table-row table:style-name="ro1">
          <table:table-cell office:value-type="float" office:value="0.049274259594001" calcext:value-type="float">
            <text:p>0.049274259594001,</text:p>
          </table:table-cell>
        </table:table-row>
        <table:table-row table:style-name="ro1">
          <table:table-cell office:value-type="float" office:value="0.0497999108264624" calcext:value-type="float">
            <text:p>0.0497999108264624,</text:p>
          </table:table-cell>
        </table:table-row>
        <table:table-row table:style-name="ro1">
          <table:table-cell office:value-type="float" office:value="0.0498106193872516" calcext:value-type="float">
            <text:p>0.0498106193872516,</text:p>
          </table:table-cell>
        </table:table-row>
        <table:table-row table:style-name="ro1">
          <table:table-cell office:value-type="float" office:value="0.0500334089899956" calcext:value-type="float">
            <text:p>0.0500334089899956,</text:p>
          </table:table-cell>
        </table:table-row>
        <table:table-row table:style-name="ro1">
          <table:table-cell office:value-type="float" office:value="0.0503764064981604" calcext:value-type="float">
            <text:p>0.0503764064981604,</text:p>
          </table:table-cell>
        </table:table-row>
        <table:table-row table:style-name="ro1">
          <table:table-cell office:value-type="float" office:value="0.0503859204646728" calcext:value-type="float">
            <text:p>0.0503859204646728,</text:p>
          </table:table-cell>
        </table:table-row>
        <table:table-row table:style-name="ro1">
          <table:table-cell office:value-type="float" office:value="0.0511084091580027" calcext:value-type="float">
            <text:p>0.0511084091580027,</text:p>
          </table:table-cell>
        </table:table-row>
        <table:table-row table:style-name="ro1">
          <table:table-cell office:value-type="float" office:value="0.0515507702993734" calcext:value-type="float">
            <text:p>0.0515507702993734,</text:p>
          </table:table-cell>
        </table:table-row>
        <table:table-row table:style-name="ro1">
          <table:table-cell office:value-type="float" office:value="0.0521632753129175" calcext:value-type="float">
            <text:p>0.0521632753129175,</text:p>
          </table:table-cell>
        </table:table-row>
        <table:table-row table:style-name="ro1">
          <table:table-cell office:value-type="float" office:value="0.0521740631075973" calcext:value-type="float">
            <text:p>0.0521740631075973,</text:p>
          </table:table-cell>
        </table:table-row>
        <table:table-row table:style-name="ro1">
          <table:table-cell office:value-type="float" office:value="0.0531406868042716" calcext:value-type="float">
            <text:p>0.0531406868042716,</text:p>
          </table:table-cell>
        </table:table-row>
        <table:table-row table:style-name="ro1">
          <table:table-cell office:value-type="float" office:value="0.0542655863637842" calcext:value-type="float">
            <text:p>0.0542655863637842,</text:p>
          </table:table-cell>
        </table:table-row>
        <table:table-row table:style-name="ro1">
          <table:table-cell office:value-type="float" office:value="0.0543956691781222" calcext:value-type="float">
            <text:p>0.0543956691781222,</text:p>
          </table:table-cell>
        </table:table-row>
        <table:table-row table:style-name="ro1">
          <table:table-cell office:value-type="float" office:value="0.0547733818090723" calcext:value-type="float">
            <text:p>0.0547733818090723,</text:p>
          </table:table-cell>
        </table:table-row>
        <table:table-row table:style-name="ro1">
          <table:table-cell office:value-type="float" office:value="0.0555558765967579" calcext:value-type="float">
            <text:p>0.0555558765967579,</text:p>
          </table:table-cell>
        </table:table-row>
        <table:table-row table:style-name="ro1">
          <table:table-cell office:value-type="float" office:value="0.055725716460171" calcext:value-type="float">
            <text:p>0.055725716460171,</text:p>
          </table:table-cell>
        </table:table-row>
        <table:table-row table:style-name="ro1">
          <table:table-cell office:value-type="float" office:value="0.0559883522204974" calcext:value-type="float">
            <text:p>0.0559883522204974,</text:p>
          </table:table-cell>
        </table:table-row>
        <table:table-row table:style-name="ro1">
          <table:table-cell office:value-type="float" office:value="0.0560715235866072" calcext:value-type="float">
            <text:p>0.0560715235866072,</text:p>
          </table:table-cell>
        </table:table-row>
        <table:table-row table:style-name="ro1">
          <table:table-cell office:value-type="float" office:value="0.0560912135892311" calcext:value-type="float">
            <text:p>0.0560912135892311,</text:p>
          </table:table-cell>
        </table:table-row>
        <table:table-row table:style-name="ro1">
          <table:table-cell office:value-type="float" office:value="0.0565414538490261" calcext:value-type="float">
            <text:p>0.0565414538490261,</text:p>
          </table:table-cell>
        </table:table-row>
        <table:table-row table:style-name="ro1">
          <table:table-cell office:value-type="float" office:value="0.0570305140502736" calcext:value-type="float">
            <text:p>0.0570305140502736,</text:p>
          </table:table-cell>
        </table:table-row>
        <table:table-row table:style-name="ro1">
          <table:table-cell office:value-type="float" office:value="0.0571595421801785" calcext:value-type="float">
            <text:p>0.0571595421801785,</text:p>
          </table:table-cell>
        </table:table-row>
        <table:table-row table:style-name="ro1">
          <table:table-cell office:value-type="float" office:value="0.0575839239033771" calcext:value-type="float">
            <text:p>0.0575839239033771,</text:p>
          </table:table-cell>
        </table:table-row>
        <table:table-row table:style-name="ro1">
          <table:table-cell office:value-type="float" office:value="0.0587930205923382" calcext:value-type="float">
            <text:p>0.0587930205923382,</text:p>
          </table:table-cell>
        </table:table-row>
        <table:table-row table:style-name="ro1">
          <table:table-cell office:value-type="float" office:value="0.0589595345435479" calcext:value-type="float">
            <text:p>0.0589595345435479,</text:p>
          </table:table-cell>
        </table:table-row>
        <table:table-row table:style-name="ro1">
          <table:table-cell office:value-type="float" office:value="0.059456935170843" calcext:value-type="float">
            <text:p>0.059456935170843,</text:p>
          </table:table-cell>
        </table:table-row>
        <table:table-row table:style-name="ro1">
          <table:table-cell office:value-type="float" office:value="0.059650353792442" calcext:value-type="float">
            <text:p>0.059650353792442,</text:p>
          </table:table-cell>
        </table:table-row>
        <table:table-row table:style-name="ro1">
          <table:table-cell office:value-type="float" office:value="0.0599040920800187" calcext:value-type="float">
            <text:p>0.0599040920800187,</text:p>
          </table:table-cell>
        </table:table-row>
        <table:table-row table:style-name="ro1">
          <table:table-cell office:value-type="float" office:value="0.0599890079793974" calcext:value-type="float">
            <text:p>0.0599890079793974,</text:p>
          </table:table-cell>
        </table:table-row>
        <table:table-row table:style-name="ro1">
          <table:table-cell office:value-type="float" office:value="0.0600308954953288" calcext:value-type="float">
            <text:p>0.0600308954953288,</text:p>
          </table:table-cell>
        </table:table-row>
        <table:table-row table:style-name="ro1">
          <table:table-cell office:value-type="float" office:value="0.0604547501197494" calcext:value-type="float">
            <text:p>0.0604547501197494,</text:p>
          </table:table-cell>
        </table:table-row>
        <table:table-row table:style-name="ro1">
          <table:table-cell office:value-type="float" office:value="0.0607213831545828" calcext:value-type="float">
            <text:p>0.0607213831545828,</text:p>
          </table:table-cell>
        </table:table-row>
        <table:table-row table:style-name="ro1">
          <table:table-cell office:value-type="float" office:value="0.0607415053040539" calcext:value-type="float">
            <text:p>0.0607415053040539,</text:p>
          </table:table-cell>
        </table:table-row>
        <table:table-row table:style-name="ro1">
          <table:table-cell office:value-type="float" office:value="0.0614042213374555" calcext:value-type="float">
            <text:p>0.0614042213374555,</text:p>
          </table:table-cell>
        </table:table-row>
        <table:table-row table:style-name="ro1">
          <table:table-cell office:value-type="float" office:value="0.061405845178002" calcext:value-type="float">
            <text:p>0.061405845178002,</text:p>
          </table:table-cell>
        </table:table-row>
        <table:table-row table:style-name="ro1">
          <table:table-cell office:value-type="float" office:value="0.0617069188517894" calcext:value-type="float">
            <text:p>0.0617069188517894,</text:p>
          </table:table-cell>
        </table:table-row>
        <table:table-row table:style-name="ro1">
          <table:table-cell office:value-type="float" office:value="0.0619426379427557" calcext:value-type="float">
            <text:p>0.0619426379427557,</text:p>
          </table:table-cell>
        </table:table-row>
        <table:table-row table:style-name="ro1">
          <table:table-cell office:value-type="float" office:value="0.0623171595550165" calcext:value-type="float">
            <text:p>0.0623171595550165,</text:p>
          </table:table-cell>
        </table:table-row>
        <table:table-row table:style-name="ro1">
          <table:table-cell office:value-type="float" office:value="0.0625177691408974" calcext:value-type="float">
            <text:p>0.0625177691408974,</text:p>
          </table:table-cell>
        </table:table-row>
        <table:table-row table:style-name="ro1">
          <table:table-cell office:value-type="float" office:value="0.0635171627076536" calcext:value-type="float">
            <text:p>0.0635171627076536,</text:p>
          </table:table-cell>
        </table:table-row>
        <table:table-row table:style-name="ro1">
          <table:table-cell office:value-type="float" office:value="0.0636166507528069" calcext:value-type="float">
            <text:p>0.0636166507528069,</text:p>
          </table:table-cell>
        </table:table-row>
        <table:table-row table:style-name="ro1">
          <table:table-cell office:value-type="float" office:value="0.063737226365137" calcext:value-type="float">
            <text:p>0.063737226365137,</text:p>
          </table:table-cell>
        </table:table-row>
        <table:table-row table:style-name="ro1">
          <table:table-cell office:value-type="float" office:value="0.0639879285103584" calcext:value-type="float">
            <text:p>0.0639879285103584,</text:p>
          </table:table-cell>
        </table:table-row>
        <table:table-row table:style-name="ro1">
          <table:table-cell office:value-type="float" office:value="0.0641512464818739" calcext:value-type="float">
            <text:p>0.0641512464818739,</text:p>
          </table:table-cell>
        </table:table-row>
        <table:table-row table:style-name="ro1">
          <table:table-cell office:value-type="float" office:value="0.0641674972103035" calcext:value-type="float">
            <text:p>0.0641674972103035,</text:p>
          </table:table-cell>
        </table:table-row>
        <table:table-row table:style-name="ro1">
          <table:table-cell office:value-type="float" office:value="0.0649573567721884" calcext:value-type="float">
            <text:p>0.0649573567721884,</text:p>
          </table:table-cell>
        </table:table-row>
        <table:table-row table:style-name="ro1">
          <table:table-cell office:value-type="float" office:value="0.0667480973319234" calcext:value-type="float">
            <text:p>0.0667480973319234,</text:p>
          </table:table-cell>
        </table:table-row>
        <table:table-row table:style-name="ro1">
          <table:table-cell office:value-type="float" office:value="0.0674793739168633" calcext:value-type="float">
            <text:p>0.0674793739168633,</text:p>
          </table:table-cell>
        </table:table-row>
        <table:table-row table:style-name="ro1">
          <table:table-cell office:value-type="float" office:value="0.0676391926135667" calcext:value-type="float">
            <text:p>0.0676391926135667,</text:p>
          </table:table-cell>
        </table:table-row>
        <table:table-row table:style-name="ro1">
          <table:table-cell office:value-type="float" office:value="0.068602942073559" calcext:value-type="float">
            <text:p>0.068602942073559,</text:p>
          </table:table-cell>
        </table:table-row>
        <table:table-row table:style-name="ro1">
          <table:table-cell office:value-type="float" office:value="0.0687169287499057" calcext:value-type="float">
            <text:p>0.0687169287499057,</text:p>
          </table:table-cell>
        </table:table-row>
        <table:table-row table:style-name="ro1">
          <table:table-cell office:value-type="float" office:value="0.0687865488513628" calcext:value-type="float">
            <text:p>0.0687865488513628,</text:p>
          </table:table-cell>
        </table:table-row>
        <table:table-row table:style-name="ro1">
          <table:table-cell office:value-type="float" office:value="0.0688075829320578" calcext:value-type="float">
            <text:p>0.0688075829320578,</text:p>
          </table:table-cell>
        </table:table-row>
        <table:table-row table:style-name="ro1">
          <table:table-cell office:value-type="float" office:value="0.068884739636621" calcext:value-type="float">
            <text:p>0.068884739636621,</text:p>
          </table:table-cell>
        </table:table-row>
        <table:table-row table:style-name="ro1">
          <table:table-cell office:value-type="float" office:value="0.0689375994292885" calcext:value-type="float">
            <text:p>0.0689375994292885,</text:p>
          </table:table-cell>
        </table:table-row>
        <table:table-row table:style-name="ro1">
          <table:table-cell office:value-type="float" office:value="0.069469629797867" calcext:value-type="float">
            <text:p>0.069469629797867,</text:p>
          </table:table-cell>
        </table:table-row>
        <table:table-row table:style-name="ro1">
          <table:table-cell office:value-type="float" office:value="0.0694962038561187" calcext:value-type="float">
            <text:p>0.0694962038561187,</text:p>
          </table:table-cell>
        </table:table-row>
        <table:table-row table:style-name="ro1">
          <table:table-cell office:value-type="float" office:value="0.0696064854787615" calcext:value-type="float">
            <text:p>0.0696064854787615,</text:p>
          </table:table-cell>
        </table:table-row>
        <table:table-row table:style-name="ro1">
          <table:table-cell office:value-type="float" office:value="0.070204091272168" calcext:value-type="float">
            <text:p>0.070204091272168,</text:p>
          </table:table-cell>
        </table:table-row>
        <table:table-row table:style-name="ro1">
          <table:table-cell office:value-type="float" office:value="0.0707639967600926" calcext:value-type="float">
            <text:p>0.0707639967600926,</text:p>
          </table:table-cell>
        </table:table-row>
        <table:table-row table:style-name="ro1">
          <table:table-cell office:value-type="float" office:value="0.0713102117347431" calcext:value-type="float">
            <text:p>0.0713102117347431,</text:p>
          </table:table-cell>
        </table:table-row>
        <table:table-row table:style-name="ro1">
          <table:table-cell office:value-type="float" office:value="0.0722295228064462" calcext:value-type="float">
            <text:p>0.0722295228064462,</text:p>
          </table:table-cell>
        </table:table-row>
        <table:table-row table:style-name="ro1">
          <table:table-cell office:value-type="float" office:value="0.0728416286990541" calcext:value-type="float">
            <text:p>0.0728416286990541,</text:p>
          </table:table-cell>
        </table:table-row>
        <table:table-row table:style-name="ro1">
          <table:table-cell office:value-type="float" office:value="0.0733033870304656" calcext:value-type="float">
            <text:p>0.0733033870304656,</text:p>
          </table:table-cell>
        </table:table-row>
        <table:table-row table:style-name="ro1">
          <table:table-cell office:value-type="float" office:value="0.0735870463226673" calcext:value-type="float">
            <text:p>0.0735870463226673,</text:p>
          </table:table-cell>
        </table:table-row>
        <table:table-row table:style-name="ro1">
          <table:table-cell office:value-type="float" office:value="0.0736472015306644" calcext:value-type="float">
            <text:p>0.0736472015306644,</text:p>
          </table:table-cell>
        </table:table-row>
        <table:table-row table:style-name="ro1">
          <table:table-cell office:value-type="float" office:value="0.0739579603323293" calcext:value-type="float">
            <text:p>0.0739579603323293,</text:p>
          </table:table-cell>
        </table:table-row>
        <table:table-row table:style-name="ro1">
          <table:table-cell office:value-type="float" office:value="0.0743288757211458" calcext:value-type="float">
            <text:p>0.0743288757211458,</text:p>
          </table:table-cell>
        </table:table-row>
        <table:table-row table:style-name="ro1">
          <table:table-cell office:value-type="float" office:value="0.0745957757599269" calcext:value-type="float">
            <text:p>0.0745957757599269,</text:p>
          </table:table-cell>
        </table:table-row>
        <table:table-row table:style-name="ro1">
          <table:table-cell office:value-type="float" office:value="0.0746623155865533" calcext:value-type="float">
            <text:p>0.0746623155865533,</text:p>
          </table:table-cell>
        </table:table-row>
        <table:table-row table:style-name="ro1">
          <table:table-cell office:value-type="float" office:value="0.0747475053821223" calcext:value-type="float">
            <text:p>0.0747475053821223,</text:p>
          </table:table-cell>
        </table:table-row>
        <table:table-row table:style-name="ro1">
          <table:table-cell office:value-type="float" office:value="0.0748785895562776" calcext:value-type="float">
            <text:p>0.0748785895562776,</text:p>
          </table:table-cell>
        </table:table-row>
        <table:table-row table:style-name="ro1">
          <table:table-cell office:value-type="float" office:value="0.0752013774395355" calcext:value-type="float">
            <text:p>0.0752013774395355,</text:p>
          </table:table-cell>
        </table:table-row>
        <table:table-row table:style-name="ro1">
          <table:table-cell office:value-type="float" office:value="0.0753461461894167" calcext:value-type="float">
            <text:p>0.0753461461894167,</text:p>
          </table:table-cell>
        </table:table-row>
        <table:table-row table:style-name="ro1">
          <table:table-cell office:value-type="float" office:value="0.0754346473190815" calcext:value-type="float">
            <text:p>0.0754346473190815,</text:p>
          </table:table-cell>
        </table:table-row>
        <table:table-row table:style-name="ro1">
          <table:table-cell office:value-type="float" office:value="0.07596392585143" calcext:value-type="float">
            <text:p>0.07596392585143,</text:p>
          </table:table-cell>
        </table:table-row>
        <table:table-row table:style-name="ro1">
          <table:table-cell office:value-type="float" office:value="0.0761296888029017" calcext:value-type="float">
            <text:p>0.0761296888029017,</text:p>
          </table:table-cell>
        </table:table-row>
        <table:table-row table:style-name="ro1">
          <table:table-cell office:value-type="float" office:value="0.0763570061584096" calcext:value-type="float">
            <text:p>0.0763570061584096,</text:p>
          </table:table-cell>
        </table:table-row>
        <table:table-row table:style-name="ro1">
          <table:table-cell office:value-type="float" office:value="0.0764351216219295" calcext:value-type="float">
            <text:p>0.0764351216219295,</text:p>
          </table:table-cell>
        </table:table-row>
        <table:table-row table:style-name="ro1">
          <table:table-cell office:value-type="float" office:value="0.076629729979949" calcext:value-type="float">
            <text:p>0.076629729979949,</text:p>
          </table:table-cell>
        </table:table-row>
        <table:table-row table:style-name="ro1">
          <table:table-cell office:value-type="float" office:value="0.0767328830061986" calcext:value-type="float">
            <text:p>0.0767328830061986,</text:p>
          </table:table-cell>
        </table:table-row>
        <table:table-row table:style-name="ro1">
          <table:table-cell office:value-type="float" office:value="0.076762017716332" calcext:value-type="float">
            <text:p>0.076762017716332,</text:p>
          </table:table-cell>
        </table:table-row>
        <table:table-row table:style-name="ro1">
          <table:table-cell office:value-type="float" office:value="0.076884469852474" calcext:value-type="float">
            <text:p>0.076884469852474,</text:p>
          </table:table-cell>
        </table:table-row>
        <table:table-row table:style-name="ro1">
          <table:table-cell office:value-type="float" office:value="0.0775787303415054" calcext:value-type="float">
            <text:p>0.0775787303415054,</text:p>
          </table:table-cell>
        </table:table-row>
        <table:table-row table:style-name="ro1">
          <table:table-cell office:value-type="float" office:value="0.0775898399787378" calcext:value-type="float">
            <text:p>0.0775898399787378,</text:p>
          </table:table-cell>
        </table:table-row>
        <table:table-row table:style-name="ro1">
          <table:table-cell office:value-type="float" office:value="0.0779547390825375" calcext:value-type="float">
            <text:p>0.0779547390825375,</text:p>
          </table:table-cell>
        </table:table-row>
        <table:table-row table:style-name="ro1">
          <table:table-cell office:value-type="float" office:value="0.0783174637860284" calcext:value-type="float">
            <text:p>0.0783174637860284,</text:p>
          </table:table-cell>
        </table:table-row>
        <table:table-row table:style-name="ro1">
          <table:table-cell office:value-type="float" office:value="0.0784753455867104" calcext:value-type="float">
            <text:p>0.0784753455867104,</text:p>
          </table:table-cell>
        </table:table-row>
        <table:table-row table:style-name="ro1">
          <table:table-cell office:value-type="float" office:value="0.0789209640078648" calcext:value-type="float">
            <text:p>0.0789209640078648,</text:p>
          </table:table-cell>
        </table:table-row>
        <table:table-row table:style-name="ro1">
          <table:table-cell office:value-type="float" office:value="0.0789457160106544" calcext:value-type="float">
            <text:p>0.0789457160106544,</text:p>
          </table:table-cell>
        </table:table-row>
        <table:table-row table:style-name="ro1">
          <table:table-cell office:value-type="float" office:value="0.0793414576064722" calcext:value-type="float">
            <text:p>0.0793414576064722,</text:p>
          </table:table-cell>
        </table:table-row>
        <table:table-row table:style-name="ro1">
          <table:table-cell office:value-type="float" office:value="0.0793828647324668" calcext:value-type="float">
            <text:p>0.0793828647324668,</text:p>
          </table:table-cell>
        </table:table-row>
        <table:table-row table:style-name="ro1">
          <table:table-cell office:value-type="float" office:value="0.0797416356835523" calcext:value-type="float">
            <text:p>0.0797416356835523,</text:p>
          </table:table-cell>
        </table:table-row>
        <table:table-row table:style-name="ro1">
          <table:table-cell office:value-type="float" office:value="0.080089919289299" calcext:value-type="float">
            <text:p>0.080089919289299,</text:p>
          </table:table-cell>
        </table:table-row>
        <table:table-row table:style-name="ro1">
          <table:table-cell office:value-type="float" office:value="0.0803448356854686" calcext:value-type="float">
            <text:p>0.0803448356854686,</text:p>
          </table:table-cell>
        </table:table-row>
        <table:table-row table:style-name="ro1">
          <table:table-cell office:value-type="float" office:value="0.0809367840397757" calcext:value-type="float">
            <text:p>0.0809367840397757,</text:p>
          </table:table-cell>
        </table:table-row>
        <table:table-row table:style-name="ro1">
          <table:table-cell office:value-type="float" office:value="0.0823556140485593" calcext:value-type="float">
            <text:p>0.0823556140485593,</text:p>
          </table:table-cell>
        </table:table-row>
        <table:table-row table:style-name="ro1">
          <table:table-cell office:value-type="float" office:value="0.0825198000909566" calcext:value-type="float">
            <text:p>0.0825198000909566,</text:p>
          </table:table-cell>
        </table:table-row>
        <table:table-row table:style-name="ro1">
          <table:table-cell office:value-type="float" office:value="0.0828492311498685" calcext:value-type="float">
            <text:p>0.0828492311498685,</text:p>
          </table:table-cell>
        </table:table-row>
        <table:table-row table:style-name="ro1">
          <table:table-cell office:value-type="float" office:value="0.0841601891650923" calcext:value-type="float">
            <text:p>0.0841601891650923,</text:p>
          </table:table-cell>
        </table:table-row>
        <table:table-row table:style-name="ro1">
          <table:table-cell office:value-type="float" office:value="0.0843313573585647" calcext:value-type="float">
            <text:p>0.0843313573585647,</text:p>
          </table:table-cell>
        </table:table-row>
        <table:table-row table:style-name="ro1">
          <table:table-cell office:value-type="float" office:value="0.0845139622095026" calcext:value-type="float">
            <text:p>0.0845139622095026,</text:p>
          </table:table-cell>
        </table:table-row>
        <table:table-row table:style-name="ro1">
          <table:table-cell office:value-type="float" office:value="0.0850159704818809" calcext:value-type="float">
            <text:p>0.0850159704818809,</text:p>
          </table:table-cell>
        </table:table-row>
        <table:table-row table:style-name="ro1">
          <table:table-cell office:value-type="float" office:value="0.0868050576276858" calcext:value-type="float">
            <text:p>0.0868050576276858,</text:p>
          </table:table-cell>
        </table:table-row>
        <table:table-row table:style-name="ro1">
          <table:table-cell office:value-type="float" office:value="0.0868795003543355" calcext:value-type="float">
            <text:p>0.0868795003543355,</text:p>
          </table:table-cell>
        </table:table-row>
        <table:table-row table:style-name="ro1">
          <table:table-cell office:value-type="float" office:value="0.087337194126329" calcext:value-type="float">
            <text:p>0.087337194126329,</text:p>
          </table:table-cell>
        </table:table-row>
        <table:table-row table:style-name="ro1">
          <table:table-cell office:value-type="float" office:value="0.0879310526512844" calcext:value-type="float">
            <text:p>0.0879310526512844,</text:p>
          </table:table-cell>
        </table:table-row>
        <table:table-row table:style-name="ro1">
          <table:table-cell office:value-type="float" office:value="0.088037934098617" calcext:value-type="float">
            <text:p>0.088037934098617,</text:p>
          </table:table-cell>
        </table:table-row>
        <table:table-row table:style-name="ro1">
          <table:table-cell office:value-type="float" office:value="0.0882341505530215" calcext:value-type="float">
            <text:p>0.0882341505530215,</text:p>
          </table:table-cell>
        </table:table-row>
        <table:table-row table:style-name="ro1">
          <table:table-cell office:value-type="float" office:value="0.0883933315271079" calcext:value-type="float">
            <text:p>0.0883933315271079,</text:p>
          </table:table-cell>
        </table:table-row>
        <table:table-row table:style-name="ro1">
          <table:table-cell office:value-type="float" office:value="0.0889814570093206" calcext:value-type="float">
            <text:p>0.0889814570093206,</text:p>
          </table:table-cell>
        </table:table-row>
        <table:table-row table:style-name="ro1">
          <table:table-cell office:value-type="float" office:value="0.0905878685559225" calcext:value-type="float">
            <text:p>0.0905878685559225,</text:p>
          </table:table-cell>
        </table:table-row>
        <table:table-row table:style-name="ro1">
          <table:table-cell office:value-type="float" office:value="0.0922794309791186" calcext:value-type="float">
            <text:p>0.0922794309791186,</text:p>
          </table:table-cell>
        </table:table-row>
        <table:table-row table:style-name="ro1">
          <table:table-cell office:value-type="float" office:value="0.0925900151546966" calcext:value-type="float">
            <text:p>0.0925900151546966,</text:p>
          </table:table-cell>
        </table:table-row>
        <table:table-row table:style-name="ro1">
          <table:table-cell office:value-type="float" office:value="0.0926586323153078" calcext:value-type="float">
            <text:p>0.0926586323153078,</text:p>
          </table:table-cell>
        </table:table-row>
        <table:table-row table:style-name="ro1">
          <table:table-cell office:value-type="float" office:value="0.0933741344835415" calcext:value-type="float">
            <text:p>0.0933741344835415,</text:p>
          </table:table-cell>
        </table:table-row>
        <table:table-row table:style-name="ro1">
          <table:table-cell office:value-type="float" office:value="0.0937473222681451" calcext:value-type="float">
            <text:p>0.0937473222681451,</text:p>
          </table:table-cell>
        </table:table-row>
        <table:table-row table:style-name="ro1">
          <table:table-cell office:value-type="float" office:value="0.0944893813968983" calcext:value-type="float">
            <text:p>0.0944893813968983,</text:p>
          </table:table-cell>
        </table:table-row>
        <table:table-row table:style-name="ro1">
          <table:table-cell office:value-type="float" office:value="0.0949705419072844" calcext:value-type="float">
            <text:p>0.0949705419072844,</text:p>
          </table:table-cell>
        </table:table-row>
        <table:table-row table:style-name="ro1">
          <table:table-cell office:value-type="float" office:value="0.0956813427249914" calcext:value-type="float">
            <text:p>0.0956813427249914,</text:p>
          </table:table-cell>
        </table:table-row>
        <table:table-row table:style-name="ro1">
          <table:table-cell office:value-type="float" office:value="0.0957262728122732" calcext:value-type="float">
            <text:p>0.0957262728122732,</text:p>
          </table:table-cell>
        </table:table-row>
        <table:table-row table:style-name="ro1">
          <table:table-cell office:value-type="float" office:value="0.0958150992083651" calcext:value-type="float">
            <text:p>0.0958150992083651,</text:p>
          </table:table-cell>
        </table:table-row>
        <table:table-row table:style-name="ro1">
          <table:table-cell office:value-type="float" office:value="0.0963667284537717" calcext:value-type="float">
            <text:p>0.0963667284537717,</text:p>
          </table:table-cell>
        </table:table-row>
        <table:table-row table:style-name="ro1">
          <table:table-cell office:value-type="float" office:value="0.0964175740199291" calcext:value-type="float">
            <text:p>0.0964175740199291,</text:p>
          </table:table-cell>
        </table:table-row>
        <table:table-row table:style-name="ro1">
          <table:table-cell office:value-type="float" office:value="0.0964749326342851" calcext:value-type="float">
            <text:p>0.0964749326342851,</text:p>
          </table:table-cell>
        </table:table-row>
        <table:table-row table:style-name="ro1">
          <table:table-cell office:value-type="float" office:value="0.0964874430007079" calcext:value-type="float">
            <text:p>0.0964874430007079,</text:p>
          </table:table-cell>
        </table:table-row>
        <table:table-row table:style-name="ro1">
          <table:table-cell office:value-type="float" office:value="0.0965208385615135" calcext:value-type="float">
            <text:p>0.0965208385615135,</text:p>
          </table:table-cell>
        </table:table-row>
        <table:table-row table:style-name="ro1">
          <table:table-cell office:value-type="float" office:value="0.0975272439167618" calcext:value-type="float">
            <text:p>0.0975272439167618,</text:p>
          </table:table-cell>
        </table:table-row>
        <table:table-row table:style-name="ro1">
          <table:table-cell office:value-type="float" office:value="0.0977303413607134" calcext:value-type="float">
            <text:p>0.0977303413607134,</text:p>
          </table:table-cell>
        </table:table-row>
        <table:table-row table:style-name="ro1">
          <table:table-cell office:value-type="float" office:value="0.0978623673433576" calcext:value-type="float">
            <text:p>0.0978623673433576,</text:p>
          </table:table-cell>
        </table:table-row>
        <table:table-row table:style-name="ro1">
          <table:table-cell office:value-type="float" office:value="0.0984484627666582" calcext:value-type="float">
            <text:p>0.0984484627666582,</text:p>
          </table:table-cell>
        </table:table-row>
        <table:table-row table:style-name="ro1">
          <table:table-cell office:value-type="float" office:value="0.0986243035048551" calcext:value-type="float">
            <text:p>0.0986243035048551,</text:p>
          </table:table-cell>
        </table:table-row>
        <table:table-row table:style-name="ro1">
          <table:table-cell office:value-type="float" office:value="0.0986324177633957" calcext:value-type="float">
            <text:p>0.0986324177633957,</text:p>
          </table:table-cell>
        </table:table-row>
        <table:table-row table:style-name="ro1">
          <table:table-cell office:value-type="float" office:value="0.0991132550265084" calcext:value-type="float">
            <text:p>0.0991132550265084,</text:p>
          </table:table-cell>
        </table:table-row>
        <table:table-row table:style-name="ro1">
          <table:table-cell office:value-type="float" office:value="0.0991215759283693" calcext:value-type="float">
            <text:p>0.0991215759283693,</text:p>
          </table:table-cell>
        </table:table-row>
        <table:table-row table:style-name="ro1">
          <table:table-cell office:value-type="float" office:value="0.0995126372617517" calcext:value-type="float">
            <text:p>0.0995126372617517,</text:p>
          </table:table-cell>
        </table:table-row>
        <table:table-row table:style-name="ro1">
          <table:table-cell office:value-type="float" office:value="0.0998172283752563" calcext:value-type="float">
            <text:p>0.0998172283752563,</text:p>
          </table:table-cell>
        </table:table-row>
        <table:table-row table:style-name="ro1">
          <table:table-cell office:value-type="float" office:value="0.100290318408156" calcext:value-type="float">
            <text:p>0.100290318408156,</text:p>
          </table:table-cell>
        </table:table-row>
        <table:table-row table:style-name="ro1">
          <table:table-cell office:value-type="float" office:value="0.101940134630487" calcext:value-type="float">
            <text:p>0.101940134630487,</text:p>
          </table:table-cell>
        </table:table-row>
        <table:table-row table:style-name="ro1">
          <table:table-cell office:value-type="float" office:value="0.102171127735144" calcext:value-type="float">
            <text:p>0.102171127735144,</text:p>
          </table:table-cell>
        </table:table-row>
        <table:table-row table:style-name="ro1">
          <table:table-cell office:value-type="float" office:value="0.102770568090924" calcext:value-type="float">
            <text:p>0.102770568090924,</text:p>
          </table:table-cell>
        </table:table-row>
        <table:table-row table:style-name="ro1">
          <table:table-cell office:value-type="float" office:value="0.102903433287262" calcext:value-type="float">
            <text:p>0.102903433287262,</text:p>
          </table:table-cell>
        </table:table-row>
        <table:table-row table:style-name="ro1">
          <table:table-cell office:value-type="float" office:value="0.102921260600861" calcext:value-type="float">
            <text:p>0.102921260600861,</text:p>
          </table:table-cell>
        </table:table-row>
        <table:table-row table:style-name="ro1">
          <table:table-cell office:value-type="float" office:value="0.103316025315574" calcext:value-type="float">
            <text:p>0.103316025315574,</text:p>
          </table:table-cell>
        </table:table-row>
        <table:table-row table:style-name="ro1">
          <table:table-cell office:value-type="float" office:value="0.103568406261259" calcext:value-type="float">
            <text:p>0.103568406261259,</text:p>
          </table:table-cell>
        </table:table-row>
        <table:table-row table:style-name="ro1">
          <table:table-cell office:value-type="float" office:value="0.104007916148055" calcext:value-type="float">
            <text:p>0.104007916148055,</text:p>
          </table:table-cell>
        </table:table-row>
        <table:table-row table:style-name="ro1">
          <table:table-cell office:value-type="float" office:value="0.104336224752188" calcext:value-type="float">
            <text:p>0.104336224752188,</text:p>
          </table:table-cell>
        </table:table-row>
        <table:table-row table:style-name="ro1">
          <table:table-cell office:value-type="float" office:value="0.104338273497677" calcext:value-type="float">
            <text:p>0.104338273497677,</text:p>
          </table:table-cell>
        </table:table-row>
        <table:table-row table:style-name="ro1">
          <table:table-cell office:value-type="float" office:value="0.10494086643599" calcext:value-type="float">
            <text:p>0.10494086643599,</text:p>
          </table:table-cell>
        </table:table-row>
        <table:table-row table:style-name="ro1">
          <table:table-cell office:value-type="float" office:value="0.105253629313511" calcext:value-type="float">
            <text:p>0.105253629313511,</text:p>
          </table:table-cell>
        </table:table-row>
        <table:table-row table:style-name="ro1">
          <table:table-cell office:value-type="float" office:value="0.105445239800721" calcext:value-type="float">
            <text:p>0.105445239800721,</text:p>
          </table:table-cell>
        </table:table-row>
        <table:table-row table:style-name="ro1">
          <table:table-cell office:value-type="float" office:value="0.107546017652469" calcext:value-type="float">
            <text:p>0.107546017652469,</text:p>
          </table:table-cell>
        </table:table-row>
        <table:table-row table:style-name="ro1">
          <table:table-cell office:value-type="float" office:value="0.108108288039155" calcext:value-type="float">
            <text:p>0.108108288039155,</text:p>
          </table:table-cell>
        </table:table-row>
        <table:table-row table:style-name="ro1">
          <table:table-cell office:value-type="float" office:value="0.108709603175932" calcext:value-type="float">
            <text:p>0.108709603175932,</text:p>
          </table:table-cell>
        </table:table-row>
        <table:table-row table:style-name="ro1">
          <table:table-cell office:value-type="float" office:value="0.109040485238032" calcext:value-type="float">
            <text:p>0.109040485238032,</text:p>
          </table:table-cell>
        </table:table-row>
        <table:table-row table:style-name="ro1">
          <table:table-cell office:value-type="float" office:value="0.109572007562777" calcext:value-type="float">
            <text:p>0.109572007562777,</text:p>
          </table:table-cell>
        </table:table-row>
        <table:table-row table:style-name="ro1">
          <table:table-cell office:value-type="float" office:value="0.109933862983125" calcext:value-type="float">
            <text:p>0.109933862983125,</text:p>
          </table:table-cell>
        </table:table-row>
        <table:table-row table:style-name="ro1">
          <table:table-cell office:value-type="float" office:value="0.110075751140259" calcext:value-type="float">
            <text:p>0.110075751140259,</text:p>
          </table:table-cell>
        </table:table-row>
        <table:table-row table:style-name="ro1">
          <table:table-cell office:value-type="float" office:value="0.110187816517282" calcext:value-type="float">
            <text:p>0.110187816517282,</text:p>
          </table:table-cell>
        </table:table-row>
        <table:table-row table:style-name="ro1">
          <table:table-cell office:value-type="float" office:value="0.110533111712035" calcext:value-type="float">
            <text:p>0.110533111712035,</text:p>
          </table:table-cell>
        </table:table-row>
        <table:table-row table:style-name="ro1">
          <table:table-cell office:value-type="float" office:value="0.110634082118688" calcext:value-type="float">
            <text:p>0.110634082118688,</text:p>
          </table:table-cell>
        </table:table-row>
        <table:table-row table:style-name="ro1">
          <table:table-cell office:value-type="float" office:value="0.110998443159955" calcext:value-type="float">
            <text:p>0.110998443159955,</text:p>
          </table:table-cell>
        </table:table-row>
        <table:table-row table:style-name="ro1">
          <table:table-cell office:value-type="float" office:value="0.111155084183321" calcext:value-type="float">
            <text:p>0.111155084183321,</text:p>
          </table:table-cell>
        </table:table-row>
        <table:table-row table:style-name="ro1">
          <table:table-cell office:value-type="float" office:value="0.111432825912243" calcext:value-type="float">
            <text:p>0.111432825912243,</text:p>
          </table:table-cell>
        </table:table-row>
        <table:table-row table:style-name="ro1">
          <table:table-cell office:value-type="float" office:value="0.111439626086236" calcext:value-type="float">
            <text:p>0.111439626086236,</text:p>
          </table:table-cell>
        </table:table-row>
        <table:table-row table:style-name="ro1">
          <table:table-cell office:value-type="float" office:value="0.11154879731023" calcext:value-type="float">
            <text:p>0.11154879731023,</text:p>
          </table:table-cell>
        </table:table-row>
        <table:table-row table:style-name="ro1">
          <table:table-cell office:value-type="float" office:value="0.113695798235032" calcext:value-type="float">
            <text:p>0.113695798235032,</text:p>
          </table:table-cell>
        </table:table-row>
        <table:table-row table:style-name="ro1">
          <table:table-cell office:value-type="float" office:value="0.114113298003833" calcext:value-type="float">
            <text:p>0.114113298003833,</text:p>
          </table:table-cell>
        </table:table-row>
        <table:table-row table:style-name="ro1">
          <table:table-cell office:value-type="float" office:value="0.114409452197952" calcext:value-type="float">
            <text:p>0.114409452197952,</text:p>
          </table:table-cell>
        </table:table-row>
        <table:table-row table:style-name="ro1">
          <table:table-cell office:value-type="float" office:value="0.114425675784293" calcext:value-type="float">
            <text:p>0.114425675784293,</text:p>
          </table:table-cell>
        </table:table-row>
        <table:table-row table:style-name="ro1">
          <table:table-cell office:value-type="float" office:value="0.114917999686797" calcext:value-type="float">
            <text:p>0.114917999686797,</text:p>
          </table:table-cell>
        </table:table-row>
        <table:table-row table:style-name="ro1">
          <table:table-cell office:value-type="float" office:value="0.115474949699603" calcext:value-type="float">
            <text:p>0.115474949699603,</text:p>
          </table:table-cell>
        </table:table-row>
        <table:table-row table:style-name="ro1">
          <table:table-cell office:value-type="float" office:value="0.116676443528374" calcext:value-type="float">
            <text:p>0.116676443528374,</text:p>
          </table:table-cell>
        </table:table-row>
        <table:table-row table:style-name="ro1">
          <table:table-cell office:value-type="float" office:value="0.117639960649272" calcext:value-type="float">
            <text:p>0.117639960649272,</text:p>
          </table:table-cell>
        </table:table-row>
        <table:table-row table:style-name="ro1">
          <table:table-cell office:value-type="float" office:value="0.118440183955957" calcext:value-type="float">
            <text:p>0.118440183955957,</text:p>
          </table:table-cell>
        </table:table-row>
        <table:table-row table:style-name="ro1">
          <table:table-cell office:value-type="float" office:value="0.118826229036362" calcext:value-type="float">
            <text:p>0.118826229036362,</text:p>
          </table:table-cell>
        </table:table-row>
        <table:table-row table:style-name="ro1">
          <table:table-cell office:value-type="float" office:value="0.119037715283445" calcext:value-type="float">
            <text:p>0.119037715283445,</text:p>
          </table:table-cell>
        </table:table-row>
        <table:table-row table:style-name="ro1">
          <table:table-cell office:value-type="float" office:value="0.119239173449714" calcext:value-type="float">
            <text:p>0.119239173449714,</text:p>
          </table:table-cell>
        </table:table-row>
        <table:table-row table:style-name="ro1">
          <table:table-cell office:value-type="float" office:value="0.119487045271103" calcext:value-type="float">
            <text:p>0.119487045271103,</text:p>
          </table:table-cell>
        </table:table-row>
        <table:table-row table:style-name="ro1">
          <table:table-cell office:value-type="float" office:value="0.119701358473985" calcext:value-type="float">
            <text:p>0.119701358473985,</text:p>
          </table:table-cell>
        </table:table-row>
        <table:table-row table:style-name="ro1">
          <table:table-cell office:value-type="float" office:value="0.119868555122884" calcext:value-type="float">
            <text:p>0.119868555122884,</text:p>
          </table:table-cell>
        </table:table-row>
        <table:table-row table:style-name="ro1">
          <table:table-cell office:value-type="float" office:value="0.12294837156269" calcext:value-type="float">
            <text:p>0.12294837156269,</text:p>
          </table:table-cell>
        </table:table-row>
        <table:table-row table:style-name="ro1">
          <table:table-cell office:value-type="float" office:value="0.123162753531041" calcext:value-type="float">
            <text:p>0.123162753531041,</text:p>
          </table:table-cell>
        </table:table-row>
        <table:table-row table:style-name="ro1">
          <table:table-cell office:value-type="float" office:value="0.123492178928792" calcext:value-type="float">
            <text:p>0.123492178928792,</text:p>
          </table:table-cell>
        </table:table-row>
        <table:table-row table:style-name="ro1">
          <table:table-cell office:value-type="float" office:value="0.123883176015971" calcext:value-type="float">
            <text:p>0.123883176015971,</text:p>
          </table:table-cell>
        </table:table-row>
        <table:table-row table:style-name="ro1">
          <table:table-cell office:value-type="float" office:value="0.12407575845204" calcext:value-type="float">
            <text:p>0.12407575845204,</text:p>
          </table:table-cell>
        </table:table-row>
        <table:table-row table:style-name="ro1">
          <table:table-cell office:value-type="float" office:value="0.124558030465991" calcext:value-type="float">
            <text:p>0.124558030465991,</text:p>
          </table:table-cell>
        </table:table-row>
        <table:table-row table:style-name="ro1">
          <table:table-cell office:value-type="float" office:value="0.124961651262381" calcext:value-type="float">
            <text:p>0.124961651262381,</text:p>
          </table:table-cell>
        </table:table-row>
        <table:table-row table:style-name="ro1">
          <table:table-cell office:value-type="float" office:value="0.127877428971326" calcext:value-type="float">
            <text:p>0.127877428971326,</text:p>
          </table:table-cell>
        </table:table-row>
        <table:table-row table:style-name="ro1">
          <table:table-cell office:value-type="float" office:value="0.12797032377347" calcext:value-type="float">
            <text:p>0.12797032377347,</text:p>
          </table:table-cell>
        </table:table-row>
        <table:table-row table:style-name="ro1">
          <table:table-cell office:value-type="float" office:value="0.129113737336004" calcext:value-type="float">
            <text:p>0.129113737336004,</text:p>
          </table:table-cell>
        </table:table-row>
        <table:table-row table:style-name="ro1">
          <table:table-cell office:value-type="float" office:value="0.129978542634124" calcext:value-type="float">
            <text:p>0.129978542634124,</text:p>
          </table:table-cell>
        </table:table-row>
        <table:table-row table:style-name="ro1">
          <table:table-cell office:value-type="float" office:value="0.130891117569929" calcext:value-type="float">
            <text:p>0.130891117569929,</text:p>
          </table:table-cell>
        </table:table-row>
        <table:table-row table:style-name="ro1">
          <table:table-cell office:value-type="float" office:value="0.131322630288175" calcext:value-type="float">
            <text:p>0.131322630288175,</text:p>
          </table:table-cell>
        </table:table-row>
        <table:table-row table:style-name="ro1">
          <table:table-cell office:value-type="float" office:value="0.131461163989566" calcext:value-type="float">
            <text:p>0.131461163989566,</text:p>
          </table:table-cell>
        </table:table-row>
        <table:table-row table:style-name="ro1">
          <table:table-cell office:value-type="float" office:value="0.132202445569316" calcext:value-type="float">
            <text:p>0.132202445569316,</text:p>
          </table:table-cell>
        </table:table-row>
        <table:table-row table:style-name="ro1">
          <table:table-cell office:value-type="float" office:value="0.13308019767031" calcext:value-type="float">
            <text:p>0.13308019767031,</text:p>
          </table:table-cell>
        </table:table-row>
        <table:table-row table:style-name="ro1">
          <table:table-cell office:value-type="float" office:value="0.133116236457567" calcext:value-type="float">
            <text:p>0.133116236457567,</text:p>
          </table:table-cell>
        </table:table-row>
        <table:table-row table:style-name="ro1">
          <table:table-cell office:value-type="float" office:value="0.133270552601812" calcext:value-type="float">
            <text:p>0.133270552601812,</text:p>
          </table:table-cell>
        </table:table-row>
        <table:table-row table:style-name="ro1">
          <table:table-cell office:value-type="float" office:value="0.133313007169726" calcext:value-type="float">
            <text:p>0.133313007169726,</text:p>
          </table:table-cell>
        </table:table-row>
        <table:table-row table:style-name="ro1">
          <table:table-cell office:value-type="float" office:value="0.134568911114119" calcext:value-type="float">
            <text:p>0.134568911114119,</text:p>
          </table:table-cell>
        </table:table-row>
        <table:table-row table:style-name="ro1">
          <table:table-cell office:value-type="float" office:value="0.135052593467475" calcext:value-type="float">
            <text:p>0.135052593467475,</text:p>
          </table:table-cell>
        </table:table-row>
        <table:table-row table:style-name="ro1">
          <table:table-cell office:value-type="float" office:value="0.135868189367487" calcext:value-type="float">
            <text:p>0.135868189367487,</text:p>
          </table:table-cell>
        </table:table-row>
        <table:table-row table:style-name="ro1">
          <table:table-cell office:value-type="float" office:value="0.137160760475576" calcext:value-type="float">
            <text:p>0.137160760475576,</text:p>
          </table:table-cell>
        </table:table-row>
        <table:table-row table:style-name="ro1">
          <table:table-cell office:value-type="float" office:value="0.137461495388567" calcext:value-type="float">
            <text:p>0.137461495388567,</text:p>
          </table:table-cell>
        </table:table-row>
        <table:table-row table:style-name="ro1">
          <table:table-cell office:value-type="float" office:value="0.137464178653901" calcext:value-type="float">
            <text:p>0.137464178653901,</text:p>
          </table:table-cell>
        </table:table-row>
        <table:table-row table:style-name="ro1">
          <table:table-cell office:value-type="float" office:value="0.138174251720535" calcext:value-type="float">
            <text:p>0.138174251720535,</text:p>
          </table:table-cell>
        </table:table-row>
        <table:table-row table:style-name="ro1">
          <table:table-cell office:value-type="float" office:value="0.138845095375575" calcext:value-type="float">
            <text:p>0.138845095375575,</text:p>
          </table:table-cell>
        </table:table-row>
        <table:table-row table:style-name="ro1">
          <table:table-cell office:value-type="float" office:value="0.139922721161043" calcext:value-type="float">
            <text:p>0.139922721161043,</text:p>
          </table:table-cell>
        </table:table-row>
        <table:table-row table:style-name="ro1">
          <table:table-cell office:value-type="float" office:value="0.140442756075907" calcext:value-type="float">
            <text:p>0.140442756075907,</text:p>
          </table:table-cell>
        </table:table-row>
        <table:table-row table:style-name="ro1">
          <table:table-cell office:value-type="float" office:value="0.140511483378289" calcext:value-type="float">
            <text:p>0.140511483378289,</text:p>
          </table:table-cell>
        </table:table-row>
        <table:table-row table:style-name="ro1">
          <table:table-cell office:value-type="float" office:value="0.140646341580704" calcext:value-type="float">
            <text:p>0.140646341580704,</text:p>
          </table:table-cell>
        </table:table-row>
        <table:table-row table:style-name="ro1">
          <table:table-cell office:value-type="float" office:value="0.140912844594818" calcext:value-type="float">
            <text:p>0.140912844594818,</text:p>
          </table:table-cell>
        </table:table-row>
        <table:table-row table:style-name="ro1">
          <table:table-cell office:value-type="float" office:value="0.140961201757581" calcext:value-type="float">
            <text:p>0.140961201757581,</text:p>
          </table:table-cell>
        </table:table-row>
        <table:table-row table:style-name="ro1">
          <table:table-cell office:value-type="float" office:value="0.141723290211253" calcext:value-type="float">
            <text:p>0.141723290211253,</text:p>
          </table:table-cell>
        </table:table-row>
        <table:table-row table:style-name="ro1">
          <table:table-cell office:value-type="float" office:value="0.142456313516517" calcext:value-type="float">
            <text:p>0.142456313516517,</text:p>
          </table:table-cell>
        </table:table-row>
        <table:table-row table:style-name="ro1">
          <table:table-cell office:value-type="float" office:value="0.142876037654354" calcext:value-type="float">
            <text:p>0.142876037654354,</text:p>
          </table:table-cell>
        </table:table-row>
        <table:table-row table:style-name="ro1">
          <table:table-cell office:value-type="float" office:value="0.144042825952204" calcext:value-type="float">
            <text:p>0.144042825952204,</text:p>
          </table:table-cell>
        </table:table-row>
        <table:table-row table:style-name="ro1">
          <table:table-cell office:value-type="float" office:value="0.145275908293079" calcext:value-type="float">
            <text:p>0.145275908293079,</text:p>
          </table:table-cell>
        </table:table-row>
        <table:table-row table:style-name="ro1">
          <table:table-cell office:value-type="float" office:value="0.146332218465761" calcext:value-type="float">
            <text:p>0.146332218465761,</text:p>
          </table:table-cell>
        </table:table-row>
        <table:table-row table:style-name="ro1">
          <table:table-cell office:value-type="float" office:value="0.147775083606008" calcext:value-type="float">
            <text:p>0.147775083606008,</text:p>
          </table:table-cell>
        </table:table-row>
        <table:table-row table:style-name="ro1">
          <table:table-cell office:value-type="float" office:value="0.147884199864583" calcext:value-type="float">
            <text:p>0.147884199864583,</text:p>
          </table:table-cell>
        </table:table-row>
        <table:table-row table:style-name="ro1">
          <table:table-cell office:value-type="float" office:value="0.148029528030156" calcext:value-type="float">
            <text:p>0.148029528030156,</text:p>
          </table:table-cell>
        </table:table-row>
        <table:table-row table:style-name="ro1">
          <table:table-cell office:value-type="float" office:value="0.148839614051588" calcext:value-type="float">
            <text:p>0.148839614051588,</text:p>
          </table:table-cell>
        </table:table-row>
        <table:table-row table:style-name="ro1">
          <table:table-cell office:value-type="float" office:value="0.149089577880766" calcext:value-type="float">
            <text:p>0.149089577880766,</text:p>
          </table:table-cell>
        </table:table-row>
        <table:table-row table:style-name="ro1">
          <table:table-cell office:value-type="float" office:value="0.150283527246708" calcext:value-type="float">
            <text:p>0.150283527246708,</text:p>
          </table:table-cell>
        </table:table-row>
        <table:table-row table:style-name="ro1">
          <table:table-cell office:value-type="float" office:value="0.150585594076058" calcext:value-type="float">
            <text:p>0.150585594076058,</text:p>
          </table:table-cell>
        </table:table-row>
        <table:table-row table:style-name="ro1">
          <table:table-cell office:value-type="float" office:value="0.150987528612463" calcext:value-type="float">
            <text:p>0.150987528612463,</text:p>
          </table:table-cell>
        </table:table-row>
        <table:table-row table:style-name="ro1">
          <table:table-cell office:value-type="float" office:value="0.151453366204586" calcext:value-type="float">
            <text:p>0.151453366204586,</text:p>
          </table:table-cell>
        </table:table-row>
        <table:table-row table:style-name="ro1">
          <table:table-cell office:value-type="float" office:value="0.151998433324669" calcext:value-type="float">
            <text:p>0.151998433324669,</text:p>
          </table:table-cell>
        </table:table-row>
        <table:table-row table:style-name="ro1">
          <table:table-cell office:value-type="float" office:value="0.155365086028647" calcext:value-type="float">
            <text:p>0.155365086028647,</text:p>
          </table:table-cell>
        </table:table-row>
        <table:table-row table:style-name="ro1">
          <table:table-cell office:value-type="float" office:value="0.15550128881284" calcext:value-type="float">
            <text:p>0.15550128881284,</text:p>
          </table:table-cell>
        </table:table-row>
        <table:table-row table:style-name="ro1">
          <table:table-cell office:value-type="float" office:value="0.156498855716181" calcext:value-type="float">
            <text:p>0.156498855716181,</text:p>
          </table:table-cell>
        </table:table-row>
        <table:table-row table:style-name="ro1">
          <table:table-cell office:value-type="float" office:value="0.158398767710155" calcext:value-type="float">
            <text:p>0.158398767710155,</text:p>
          </table:table-cell>
        </table:table-row>
        <table:table-row table:style-name="ro1">
          <table:table-cell office:value-type="float" office:value="0.161758417492863" calcext:value-type="float">
            <text:p>0.161758417492863,</text:p>
          </table:table-cell>
        </table:table-row>
        <table:table-row table:style-name="ro1">
          <table:table-cell office:value-type="float" office:value="0.161989006536269" calcext:value-type="float">
            <text:p>0.161989006536269,</text:p>
          </table:table-cell>
        </table:table-row>
        <table:table-row table:style-name="ro1">
          <table:table-cell office:value-type="float" office:value="0.162201971471627" calcext:value-type="float">
            <text:p>0.162201971471627,</text:p>
          </table:table-cell>
        </table:table-row>
        <table:table-row table:style-name="ro1">
          <table:table-cell office:value-type="float" office:value="0.162723754768659" calcext:value-type="float">
            <text:p>0.162723754768659,</text:p>
          </table:table-cell>
        </table:table-row>
        <table:table-row table:style-name="ro1">
          <table:table-cell office:value-type="float" office:value="0.164020959766216" calcext:value-type="float">
            <text:p>0.164020959766216,</text:p>
          </table:table-cell>
        </table:table-row>
        <table:table-row table:style-name="ro1">
          <table:table-cell office:value-type="float" office:value="0.164311632861383" calcext:value-type="float">
            <text:p>0.164311632861383,</text:p>
          </table:table-cell>
        </table:table-row>
        <table:table-row table:style-name="ro1">
          <table:table-cell office:value-type="float" office:value="0.164639671468829" calcext:value-type="float">
            <text:p>0.164639671468829,</text:p>
          </table:table-cell>
        </table:table-row>
        <table:table-row table:style-name="ro1">
          <table:table-cell office:value-type="float" office:value="0.164815549693778" calcext:value-type="float">
            <text:p>0.164815549693778,</text:p>
          </table:table-cell>
        </table:table-row>
        <table:table-row table:style-name="ro1">
          <table:table-cell office:value-type="float" office:value="0.165184732617183" calcext:value-type="float">
            <text:p>0.165184732617183,</text:p>
          </table:table-cell>
        </table:table-row>
        <table:table-row table:style-name="ro1">
          <table:table-cell office:value-type="float" office:value="0.166070632325477" calcext:value-type="float">
            <text:p>0.166070632325477,</text:p>
          </table:table-cell>
        </table:table-row>
        <table:table-row table:style-name="ro1">
          <table:table-cell office:value-type="float" office:value="0.166384226458476" calcext:value-type="float">
            <text:p>0.166384226458476,</text:p>
          </table:table-cell>
        </table:table-row>
        <table:table-row table:style-name="ro1">
          <table:table-cell office:value-type="float" office:value="0.166410533659138" calcext:value-type="float">
            <text:p>0.166410533659138,</text:p>
          </table:table-cell>
        </table:table-row>
        <table:table-row table:style-name="ro1">
          <table:table-cell office:value-type="float" office:value="0.167355883020575" calcext:value-type="float">
            <text:p>0.167355883020575,</text:p>
          </table:table-cell>
        </table:table-row>
        <table:table-row table:style-name="ro1">
          <table:table-cell office:value-type="float" office:value="0.168113256714122" calcext:value-type="float">
            <text:p>0.168113256714122,</text:p>
          </table:table-cell>
        </table:table-row>
        <table:table-row table:style-name="ro1">
          <table:table-cell office:value-type="float" office:value="0.16896476765174" calcext:value-type="float">
            <text:p>0.16896476765174,</text:p>
          </table:table-cell>
        </table:table-row>
        <table:table-row table:style-name="ro1">
          <table:table-cell office:value-type="float" office:value="0.169074902354924" calcext:value-type="float">
            <text:p>0.169074902354924,</text:p>
          </table:table-cell>
        </table:table-row>
        <table:table-row table:style-name="ro1">
          <table:table-cell office:value-type="float" office:value="0.16946395431757" calcext:value-type="float">
            <text:p>0.16946395431757,</text:p>
          </table:table-cell>
        </table:table-row>
        <table:table-row table:style-name="ro1">
          <table:table-cell office:value-type="float" office:value="0.169631673020039" calcext:value-type="float">
            <text:p>0.169631673020039,</text:p>
          </table:table-cell>
        </table:table-row>
        <table:table-row table:style-name="ro1">
          <table:table-cell office:value-type="float" office:value="0.17038395790224" calcext:value-type="float">
            <text:p>0.17038395790224,</text:p>
          </table:table-cell>
        </table:table-row>
        <table:table-row table:style-name="ro1">
          <table:table-cell office:value-type="float" office:value="0.17047068851249" calcext:value-type="float">
            <text:p>0.17047068851249,</text:p>
          </table:table-cell>
        </table:table-row>
        <table:table-row table:style-name="ro1">
          <table:table-cell office:value-type="float" office:value="0.171160055183637" calcext:value-type="float">
            <text:p>0.171160055183637,</text:p>
          </table:table-cell>
        </table:table-row>
        <table:table-row table:style-name="ro1">
          <table:table-cell office:value-type="float" office:value="0.171318823090911" calcext:value-type="float">
            <text:p>0.171318823090911,</text:p>
          </table:table-cell>
        </table:table-row>
        <table:table-row table:style-name="ro1">
          <table:table-cell office:value-type="float" office:value="0.171416195950043" calcext:value-type="float">
            <text:p>0.171416195950043,</text:p>
          </table:table-cell>
        </table:table-row>
        <table:table-row table:style-name="ro1">
          <table:table-cell office:value-type="float" office:value="0.172511654383514" calcext:value-type="float">
            <text:p>0.172511654383514,</text:p>
          </table:table-cell>
        </table:table-row>
        <table:table-row table:style-name="ro1">
          <table:table-cell office:value-type="float" office:value="0.175072631257032" calcext:value-type="float">
            <text:p>0.175072631257032,</text:p>
          </table:table-cell>
        </table:table-row>
        <table:table-row table:style-name="ro1">
          <table:table-cell office:value-type="float" office:value="0.176795361731204" calcext:value-type="float">
            <text:p>0.176795361731204,</text:p>
          </table:table-cell>
        </table:table-row>
        <table:table-row table:style-name="ro1">
          <table:table-cell office:value-type="float" office:value="0.180426475488602" calcext:value-type="float">
            <text:p>0.180426475488602,</text:p>
          </table:table-cell>
        </table:table-row>
        <table:table-row table:style-name="ro1">
          <table:table-cell office:value-type="float" office:value="0.181840183871143" calcext:value-type="float">
            <text:p>0.181840183871143,</text:p>
          </table:table-cell>
        </table:table-row>
        <table:table-row table:style-name="ro1">
          <table:table-cell office:value-type="float" office:value="0.18276186418813" calcext:value-type="float">
            <text:p>0.18276186418813,</text:p>
          </table:table-cell>
        </table:table-row>
        <table:table-row table:style-name="ro1">
          <table:table-cell office:value-type="float" office:value="0.184531715578991" calcext:value-type="float">
            <text:p>0.184531715578991,</text:p>
          </table:table-cell>
        </table:table-row>
        <table:table-row table:style-name="ro1">
          <table:table-cell office:value-type="float" office:value="0.185723523965811" calcext:value-type="float">
            <text:p>0.185723523965811,</text:p>
          </table:table-cell>
        </table:table-row>
        <table:table-row table:style-name="ro1">
          <table:table-cell office:value-type="float" office:value="0.186250344645926" calcext:value-type="float">
            <text:p>0.186250344645926,</text:p>
          </table:table-cell>
        </table:table-row>
        <table:table-row table:style-name="ro1">
          <table:table-cell office:value-type="float" office:value="0.187290592161791" calcext:value-type="float">
            <text:p>0.187290592161791,</text:p>
          </table:table-cell>
        </table:table-row>
        <table:table-row table:style-name="ro1">
          <table:table-cell office:value-type="float" office:value="0.187431207064628" calcext:value-type="float">
            <text:p>0.187431207064628,</text:p>
          </table:table-cell>
        </table:table-row>
        <table:table-row table:style-name="ro1">
          <table:table-cell office:value-type="float" office:value="0.187918023410041" calcext:value-type="float">
            <text:p>0.187918023410041,</text:p>
          </table:table-cell>
        </table:table-row>
        <table:table-row table:style-name="ro1">
          <table:table-cell office:value-type="float" office:value="0.189412066218604" calcext:value-type="float">
            <text:p>0.189412066218604,</text:p>
          </table:table-cell>
        </table:table-row>
        <table:table-row table:style-name="ro1">
          <table:table-cell office:value-type="float" office:value="0.19067788011538" calcext:value-type="float">
            <text:p>0.19067788011538,</text:p>
          </table:table-cell>
        </table:table-row>
        <table:table-row table:style-name="ro1">
          <table:table-cell office:value-type="float" office:value="0.19121741769978" calcext:value-type="float">
            <text:p>0.19121741769978,</text:p>
          </table:table-cell>
        </table:table-row>
        <table:table-row table:style-name="ro1">
          <table:table-cell office:value-type="float" office:value="0.192161383655956" calcext:value-type="float">
            <text:p>0.192161383655956,</text:p>
          </table:table-cell>
        </table:table-row>
        <table:table-row table:style-name="ro1">
          <table:table-cell office:value-type="float" office:value="0.192819510256621" calcext:value-type="float">
            <text:p>0.192819510256621,</text:p>
          </table:table-cell>
        </table:table-row>
        <table:table-row table:style-name="ro1">
          <table:table-cell office:value-type="float" office:value="0.193129445370199" calcext:value-type="float">
            <text:p>0.193129445370199,</text:p>
          </table:table-cell>
        </table:table-row>
        <table:table-row table:style-name="ro1">
          <table:table-cell office:value-type="float" office:value="0.193860328534492" calcext:value-type="float">
            <text:p>0.193860328534492,</text:p>
          </table:table-cell>
        </table:table-row>
        <table:table-row table:style-name="ro1">
          <table:table-cell office:value-type="float" office:value="0.196896104837792" calcext:value-type="float">
            <text:p>0.196896104837792,</text:p>
          </table:table-cell>
        </table:table-row>
        <table:table-row table:style-name="ro1">
          <table:table-cell office:value-type="float" office:value="0.197664689621795" calcext:value-type="float">
            <text:p>0.197664689621795,</text:p>
          </table:table-cell>
        </table:table-row>
        <table:table-row table:style-name="ro1">
          <table:table-cell office:value-type="float" office:value="0.197958195590253" calcext:value-type="float">
            <text:p>0.197958195590253,</text:p>
          </table:table-cell>
        </table:table-row>
        <table:table-row table:style-name="ro1">
          <table:table-cell office:value-type="float" office:value="0.199166547943643" calcext:value-type="float">
            <text:p>0.199166547943643,</text:p>
          </table:table-cell>
        </table:table-row>
        <table:table-row table:style-name="ro1">
          <table:table-cell office:value-type="float" office:value="0.20516250928591" calcext:value-type="float">
            <text:p>0.20516250928591,</text:p>
          </table:table-cell>
        </table:table-row>
        <table:table-row table:style-name="ro1">
          <table:table-cell office:value-type="float" office:value="0.207776180113139" calcext:value-type="float">
            <text:p>0.207776180113139,</text:p>
          </table:table-cell>
        </table:table-row>
        <table:table-row table:style-name="ro1">
          <table:table-cell office:value-type="float" office:value="0.208119885820319" calcext:value-type="float">
            <text:p>0.208119885820319,</text:p>
          </table:table-cell>
        </table:table-row>
        <table:table-row table:style-name="ro1">
          <table:table-cell office:value-type="float" office:value="0.209239091245077" calcext:value-type="float">
            <text:p>0.209239091245077,</text:p>
          </table:table-cell>
        </table:table-row>
        <table:table-row table:style-name="ro1">
          <table:table-cell office:value-type="float" office:value="0.210283032527339" calcext:value-type="float">
            <text:p>0.210283032527339,</text:p>
          </table:table-cell>
        </table:table-row>
        <table:table-row table:style-name="ro1">
          <table:table-cell office:value-type="float" office:value="0.211332071898789" calcext:value-type="float">
            <text:p>0.211332071898789,</text:p>
          </table:table-cell>
        </table:table-row>
        <table:table-row table:style-name="ro1">
          <table:table-cell office:value-type="float" office:value="0.215954597275321" calcext:value-type="float">
            <text:p>0.215954597275321,</text:p>
          </table:table-cell>
        </table:table-row>
        <table:table-row table:style-name="ro1">
          <table:table-cell office:value-type="float" office:value="0.216384673088998" calcext:value-type="float">
            <text:p>0.216384673088998,</text:p>
          </table:table-cell>
        </table:table-row>
        <table:table-row table:style-name="ro1">
          <table:table-cell office:value-type="float" office:value="0.217955926571509" calcext:value-type="float">
            <text:p>0.217955926571509,</text:p>
          </table:table-cell>
        </table:table-row>
        <table:table-row table:style-name="ro1">
          <table:table-cell office:value-type="float" office:value="0.219954006969392" calcext:value-type="float">
            <text:p>0.219954006969392,</text:p>
          </table:table-cell>
        </table:table-row>
        <table:table-row table:style-name="ro1">
          <table:table-cell office:value-type="float" office:value="0.220052927268983" calcext:value-type="float">
            <text:p>0.220052927268983,</text:p>
          </table:table-cell>
        </table:table-row>
        <table:table-row table:style-name="ro1">
          <table:table-cell office:value-type="float" office:value="0.220361476645725" calcext:value-type="float">
            <text:p>0.220361476645725,</text:p>
          </table:table-cell>
        </table:table-row>
        <table:table-row table:style-name="ro1">
          <table:table-cell office:value-type="float" office:value="0.222525705892447" calcext:value-type="float">
            <text:p>0.222525705892447,</text:p>
          </table:table-cell>
        </table:table-row>
        <table:table-row table:style-name="ro1">
          <table:table-cell office:value-type="float" office:value="0.223236766825785" calcext:value-type="float">
            <text:p>0.223236766825785,</text:p>
          </table:table-cell>
        </table:table-row>
        <table:table-row table:style-name="ro1">
          <table:table-cell office:value-type="float" office:value="0.223344183761394" calcext:value-type="float">
            <text:p>0.223344183761394,</text:p>
          </table:table-cell>
        </table:table-row>
        <table:table-row table:style-name="ro1">
          <table:table-cell office:value-type="float" office:value="0.223820443729479" calcext:value-type="float">
            <text:p>0.223820443729479,</text:p>
          </table:table-cell>
        </table:table-row>
        <table:table-row table:style-name="ro1">
          <table:table-cell office:value-type="float" office:value="0.225234680895463" calcext:value-type="float">
            <text:p>0.225234680895463,</text:p>
          </table:table-cell>
        </table:table-row>
        <table:table-row table:style-name="ro1">
          <table:table-cell office:value-type="float" office:value="0.228391058648048" calcext:value-type="float">
            <text:p>0.228391058648048,</text:p>
          </table:table-cell>
        </table:table-row>
        <table:table-row table:style-name="ro1">
          <table:table-cell office:value-type="float" office:value="0.2298853292571" calcext:value-type="float">
            <text:p>0.2298853292571,</text:p>
          </table:table-cell>
        </table:table-row>
        <table:table-row table:style-name="ro1">
          <table:table-cell office:value-type="float" office:value="0.231413150455144" calcext:value-type="float">
            <text:p>0.231413150455144,</text:p>
          </table:table-cell>
        </table:table-row>
        <table:table-row table:style-name="ro1">
          <table:table-cell office:value-type="float" office:value="0.232184525646275" calcext:value-type="float">
            <text:p>0.232184525646275,</text:p>
          </table:table-cell>
        </table:table-row>
        <table:table-row table:style-name="ro1">
          <table:table-cell office:value-type="float" office:value="0.232422761875308" calcext:value-type="float">
            <text:p>0.232422761875308,</text:p>
          </table:table-cell>
        </table:table-row>
        <table:table-row table:style-name="ro1">
          <table:table-cell office:value-type="float" office:value="0.235598795140031" calcext:value-type="float">
            <text:p>0.235598795140031,</text:p>
          </table:table-cell>
        </table:table-row>
        <table:table-row table:style-name="ro1">
          <table:table-cell office:value-type="float" office:value="0.238499401989323" calcext:value-type="float">
            <text:p>0.238499401989323,</text:p>
          </table:table-cell>
        </table:table-row>
        <table:table-row table:style-name="ro1">
          <table:table-cell office:value-type="float" office:value="0.239765258297187" calcext:value-type="float">
            <text:p>0.239765258297187,</text:p>
          </table:table-cell>
        </table:table-row>
        <table:table-row table:style-name="ro1">
          <table:table-cell office:value-type="float" office:value="0.241156265931051" calcext:value-type="float">
            <text:p>0.241156265931051,</text:p>
          </table:table-cell>
        </table:table-row>
        <table:table-row table:style-name="ro1">
          <table:table-cell office:value-type="float" office:value="0.242602461473216" calcext:value-type="float">
            <text:p>0.242602461473216,</text:p>
          </table:table-cell>
        </table:table-row>
        <table:table-row table:style-name="ro1">
          <table:table-cell office:value-type="float" office:value="0.243909080952238" calcext:value-type="float">
            <text:p>0.243909080952238,</text:p>
          </table:table-cell>
        </table:table-row>
        <table:table-row table:style-name="ro1">
          <table:table-cell office:value-type="float" office:value="0.244087774086221" calcext:value-type="float">
            <text:p>0.244087774086221,</text:p>
          </table:table-cell>
        </table:table-row>
        <table:table-row table:style-name="ro1">
          <table:table-cell office:value-type="float" office:value="0.244353052706607" calcext:value-type="float">
            <text:p>0.244353052706607,</text:p>
          </table:table-cell>
        </table:table-row>
        <table:table-row table:style-name="ro1">
          <table:table-cell office:value-type="float" office:value="0.245266992066036" calcext:value-type="float">
            <text:p>0.245266992066036,</text:p>
          </table:table-cell>
        </table:table-row>
        <table:table-row table:style-name="ro1">
          <table:table-cell office:value-type="float" office:value="0.247288958255081" calcext:value-type="float">
            <text:p>0.247288958255081,</text:p>
          </table:table-cell>
        </table:table-row>
        <table:table-row table:style-name="ro1">
          <table:table-cell office:value-type="float" office:value="0.247514357105256" calcext:value-type="float">
            <text:p>0.247514357105256,</text:p>
          </table:table-cell>
        </table:table-row>
        <table:table-row table:style-name="ro1">
          <table:table-cell office:value-type="float" office:value="0.248222626594947" calcext:value-type="float">
            <text:p>0.248222626594947,</text:p>
          </table:table-cell>
        </table:table-row>
        <table:table-row table:style-name="ro1">
          <table:table-cell office:value-type="float" office:value="0.248432924815569" calcext:value-type="float">
            <text:p>0.248432924815569,</text:p>
          </table:table-cell>
        </table:table-row>
        <table:table-row table:style-name="ro1">
          <table:table-cell office:value-type="float" office:value="0.249065145121392" calcext:value-type="float">
            <text:p>0.249065145121392,</text:p>
          </table:table-cell>
        </table:table-row>
        <table:table-row table:style-name="ro1">
          <table:table-cell office:value-type="float" office:value="0.249108333885673" calcext:value-type="float">
            <text:p>0.249108333885673,</text:p>
          </table:table-cell>
        </table:table-row>
        <table:table-row table:style-name="ro1">
          <table:table-cell office:value-type="float" office:value="0.250873531214189" calcext:value-type="float">
            <text:p>0.250873531214189,</text:p>
          </table:table-cell>
        </table:table-row>
        <table:table-row table:style-name="ro1">
          <table:table-cell office:value-type="float" office:value="0.251983470448458" calcext:value-type="float">
            <text:p>0.251983470448458,</text:p>
          </table:table-cell>
        </table:table-row>
        <table:table-row table:style-name="ro1">
          <table:table-cell office:value-type="float" office:value="0.255403463884698" calcext:value-type="float">
            <text:p>0.255403463884698,</text:p>
          </table:table-cell>
        </table:table-row>
        <table:table-row table:style-name="ro1">
          <table:table-cell office:value-type="float" office:value="0.256127898942737" calcext:value-type="float">
            <text:p>0.256127898942737,</text:p>
          </table:table-cell>
        </table:table-row>
        <table:table-row table:style-name="ro1">
          <table:table-cell office:value-type="float" office:value="0.256143932052608" calcext:value-type="float">
            <text:p>0.256143932052608,</text:p>
          </table:table-cell>
        </table:table-row>
        <table:table-row table:style-name="ro1">
          <table:table-cell office:value-type="float" office:value="0.261175558786935" calcext:value-type="float">
            <text:p>0.261175558786935,</text:p>
          </table:table-cell>
        </table:table-row>
        <table:table-row table:style-name="ro1">
          <table:table-cell office:value-type="float" office:value="0.263514582546409" calcext:value-type="float">
            <text:p>0.263514582546409,</text:p>
          </table:table-cell>
        </table:table-row>
        <table:table-row table:style-name="ro1">
          <table:table-cell office:value-type="float" office:value="0.263813777506998" calcext:value-type="float">
            <text:p>0.263813777506998,</text:p>
          </table:table-cell>
        </table:table-row>
        <table:table-row table:style-name="ro1">
          <table:table-cell office:value-type="float" office:value="0.26419646326429" calcext:value-type="float">
            <text:p>0.26419646326429,</text:p>
          </table:table-cell>
        </table:table-row>
        <table:table-row table:style-name="ro1">
          <table:table-cell office:value-type="float" office:value="0.264631071505055" calcext:value-type="float">
            <text:p>0.264631071505055,</text:p>
          </table:table-cell>
        </table:table-row>
        <table:table-row table:style-name="ro1">
          <table:table-cell office:value-type="float" office:value="0.264976432234265" calcext:value-type="float">
            <text:p>0.264976432234265,</text:p>
          </table:table-cell>
        </table:table-row>
        <table:table-row table:style-name="ro1">
          <table:table-cell office:value-type="float" office:value="0.269773256183967" calcext:value-type="float">
            <text:p>0.269773256183967,</text:p>
          </table:table-cell>
        </table:table-row>
        <table:table-row table:style-name="ro1">
          <table:table-cell office:value-type="float" office:value="0.270031774088375" calcext:value-type="float">
            <text:p>0.270031774088375,</text:p>
          </table:table-cell>
        </table:table-row>
        <table:table-row table:style-name="ro1">
          <table:table-cell office:value-type="float" office:value="0.273162149534074" calcext:value-type="float">
            <text:p>0.273162149534074,</text:p>
          </table:table-cell>
        </table:table-row>
        <table:table-row table:style-name="ro1">
          <table:table-cell office:value-type="float" office:value="0.274188109098188" calcext:value-type="float">
            <text:p>0.274188109098188,</text:p>
          </table:table-cell>
        </table:table-row>
        <table:table-row table:style-name="ro1">
          <table:table-cell office:value-type="float" office:value="0.27424489901243" calcext:value-type="float">
            <text:p>0.27424489901243,</text:p>
          </table:table-cell>
        </table:table-row>
        <table:table-row table:style-name="ro1">
          <table:table-cell office:value-type="float" office:value="0.276216745472651" calcext:value-type="float">
            <text:p>0.276216745472651,</text:p>
          </table:table-cell>
        </table:table-row>
        <table:table-row table:style-name="ro1">
          <table:table-cell office:value-type="float" office:value="0.276371408048344" calcext:value-type="float">
            <text:p>0.276371408048344,</text:p>
          </table:table-cell>
        </table:table-row>
        <table:table-row table:style-name="ro1">
          <table:table-cell office:value-type="float" office:value="0.276804859654596" calcext:value-type="float">
            <text:p>0.276804859654596,</text:p>
          </table:table-cell>
        </table:table-row>
        <table:table-row table:style-name="ro1">
          <table:table-cell office:value-type="float" office:value="0.277119287781522" calcext:value-type="float">
            <text:p>0.277119287781522,</text:p>
          </table:table-cell>
        </table:table-row>
        <table:table-row table:style-name="ro1">
          <table:table-cell office:value-type="float" office:value="0.278488532350325" calcext:value-type="float">
            <text:p>0.278488532350325,</text:p>
          </table:table-cell>
        </table:table-row>
        <table:table-row table:style-name="ro1">
          <table:table-cell office:value-type="float" office:value="0.281010796084309" calcext:value-type="float">
            <text:p>0.281010796084309,</text:p>
          </table:table-cell>
        </table:table-row>
        <table:table-row table:style-name="ro1">
          <table:table-cell office:value-type="float" office:value="0.283484890688412" calcext:value-type="float">
            <text:p>0.283484890688412,</text:p>
          </table:table-cell>
        </table:table-row>
        <table:table-row table:style-name="ro1">
          <table:table-cell office:value-type="float" office:value="0.283639603237207" calcext:value-type="float">
            <text:p>0.283639603237207,</text:p>
          </table:table-cell>
        </table:table-row>
        <table:table-row table:style-name="ro1">
          <table:table-cell office:value-type="float" office:value="0.284361116106591" calcext:value-type="float">
            <text:p>0.284361116106591,</text:p>
          </table:table-cell>
        </table:table-row>
        <table:table-row table:style-name="ro1">
          <table:table-cell office:value-type="float" office:value="0.284718945281557" calcext:value-type="float">
            <text:p>0.284718945281557,</text:p>
          </table:table-cell>
        </table:table-row>
        <table:table-row table:style-name="ro1">
          <table:table-cell office:value-type="float" office:value="0.284991338356417" calcext:value-type="float">
            <text:p>0.284991338356417,</text:p>
          </table:table-cell>
        </table:table-row>
        <table:table-row table:style-name="ro1">
          <table:table-cell office:value-type="float" office:value="0.287376293551893" calcext:value-type="float">
            <text:p>0.287376293551893,</text:p>
          </table:table-cell>
        </table:table-row>
        <table:table-row table:style-name="ro1">
          <table:table-cell office:value-type="float" office:value="0.287586543350038" calcext:value-type="float">
            <text:p>0.287586543350038,</text:p>
          </table:table-cell>
        </table:table-row>
        <table:table-row table:style-name="ro1">
          <table:table-cell office:value-type="float" office:value="0.287861483026246" calcext:value-type="float">
            <text:p>0.287861483026246,</text:p>
          </table:table-cell>
        </table:table-row>
        <table:table-row table:style-name="ro1">
          <table:table-cell office:value-type="float" office:value="0.290073882563511" calcext:value-type="float">
            <text:p>0.290073882563511,</text:p>
          </table:table-cell>
        </table:table-row>
        <table:table-row table:style-name="ro1">
          <table:table-cell office:value-type="float" office:value="0.29169216581002" calcext:value-type="float">
            <text:p>0.29169216581002,</text:p>
          </table:table-cell>
        </table:table-row>
        <table:table-row table:style-name="ro1">
          <table:table-cell office:value-type="float" office:value="0.291765828347073" calcext:value-type="float">
            <text:p>0.291765828347073,</text:p>
          </table:table-cell>
        </table:table-row>
        <table:table-row table:style-name="ro1">
          <table:table-cell office:value-type="float" office:value="0.292679929882422" calcext:value-type="float">
            <text:p>0.292679929882422,</text:p>
          </table:table-cell>
        </table:table-row>
        <table:table-row table:style-name="ro1">
          <table:table-cell office:value-type="float" office:value="0.293309892043592" calcext:value-type="float">
            <text:p>0.293309892043592,</text:p>
          </table:table-cell>
        </table:table-row>
        <table:table-row table:style-name="ro1">
          <table:table-cell office:value-type="float" office:value="0.293842887635587" calcext:value-type="float">
            <text:p>0.293842887635587,</text:p>
          </table:table-cell>
        </table:table-row>
        <table:table-row table:style-name="ro1">
          <table:table-cell office:value-type="float" office:value="0.294089604131793" calcext:value-type="float">
            <text:p>0.294089604131793,</text:p>
          </table:table-cell>
        </table:table-row>
        <table:table-row table:style-name="ro1">
          <table:table-cell office:value-type="float" office:value="0.2945993234191" calcext:value-type="float">
            <text:p>0.2945993234191,</text:p>
          </table:table-cell>
        </table:table-row>
        <table:table-row table:style-name="ro1">
          <table:table-cell office:value-type="float" office:value="0.297557596864553" calcext:value-type="float">
            <text:p>0.297557596864553,</text:p>
          </table:table-cell>
        </table:table-row>
        <table:table-row table:style-name="ro1">
          <table:table-cell office:value-type="float" office:value="0.299593261464866" calcext:value-type="float">
            <text:p>0.299593261464866,</text:p>
          </table:table-cell>
        </table:table-row>
        <table:table-row table:style-name="ro1">
          <table:table-cell office:value-type="float" office:value="0.30194941272665" calcext:value-type="float">
            <text:p>0.30194941272665,</text:p>
          </table:table-cell>
        </table:table-row>
        <table:table-row table:style-name="ro1">
          <table:table-cell office:value-type="float" office:value="0.302626899676564" calcext:value-type="float">
            <text:p>0.302626899676564,</text:p>
          </table:table-cell>
        </table:table-row>
        <table:table-row table:style-name="ro1">
          <table:table-cell office:value-type="float" office:value="0.302795685251938" calcext:value-type="float">
            <text:p>0.302795685251938,</text:p>
          </table:table-cell>
        </table:table-row>
        <table:table-row table:style-name="ro1">
          <table:table-cell office:value-type="float" office:value="0.302934140144555" calcext:value-type="float">
            <text:p>0.302934140144555,</text:p>
          </table:table-cell>
        </table:table-row>
        <table:table-row table:style-name="ro1">
          <table:table-cell office:value-type="float" office:value="0.303341788590172" calcext:value-type="float">
            <text:p>0.303341788590172,</text:p>
          </table:table-cell>
        </table:table-row>
        <table:table-row table:style-name="ro1">
          <table:table-cell office:value-type="float" office:value="0.303541912310728" calcext:value-type="float">
            <text:p>0.303541912310728,</text:p>
          </table:table-cell>
        </table:table-row>
        <table:table-row table:style-name="ro1">
          <table:table-cell office:value-type="float" office:value="0.305595006669397" calcext:value-type="float">
            <text:p>0.305595006669397,</text:p>
          </table:table-cell>
        </table:table-row>
        <table:table-row table:style-name="ro1">
          <table:table-cell office:value-type="float" office:value="0.308214979119925" calcext:value-type="float">
            <text:p>0.308214979119925,</text:p>
          </table:table-cell>
        </table:table-row>
        <table:table-row table:style-name="ro1">
          <table:table-cell office:value-type="float" office:value="0.313458145127781" calcext:value-type="float">
            <text:p>0.313458145127781,</text:p>
          </table:table-cell>
        </table:table-row>
        <table:table-row table:style-name="ro1">
          <table:table-cell office:value-type="float" office:value="0.315317576825329" calcext:value-type="float">
            <text:p>0.315317576825329,</text:p>
          </table:table-cell>
        </table:table-row>
        <table:table-row table:style-name="ro1">
          <table:table-cell office:value-type="float" office:value="0.321668925794047" calcext:value-type="float">
            <text:p>0.321668925794047,</text:p>
          </table:table-cell>
        </table:table-row>
        <table:table-row table:style-name="ro1">
          <table:table-cell office:value-type="float" office:value="0.337346589261678" calcext:value-type="float">
            <text:p>0.337346589261678,</text:p>
          </table:table-cell>
        </table:table-row>
        <table:table-row table:style-name="ro1">
          <table:table-cell office:value-type="float" office:value="0.349108775034348" calcext:value-type="float">
            <text:p>0.349108775034348,</text:p>
          </table:table-cell>
        </table:table-row>
        <table:table-row table:style-name="ro1">
          <table:table-cell office:value-type="float" office:value="0.352053480606922" calcext:value-type="float">
            <text:p>0.352053480606922,</text:p>
          </table:table-cell>
        </table:table-row>
        <table:table-row table:style-name="ro1">
          <table:table-cell office:value-type="float" office:value="0.369594648398324" calcext:value-type="float">
            <text:p>0.369594648398324,</text:p>
          </table:table-cell>
        </table:table-row>
        <table:table-row table:style-name="ro1">
          <table:table-cell office:value-type="float" office:value="0.372243359962563" calcext:value-type="float">
            <text:p>0.372243359962563,</text:p>
          </table:table-cell>
        </table:table-row>
        <table:table-row table:style-name="ro1">
          <table:table-cell office:value-type="float" office:value="0.38543541437686" calcext:value-type="float">
            <text:p>0.38543541437686,</text:p>
          </table:table-cell>
        </table:table-row>
        <table:table-row table:style-name="ro1">
          <table:table-cell office:value-type="float" office:value="0.411392167708371" calcext:value-type="float">
            <text:p>0.411392167708371,</text:p>
          </table:table-cell>
        </table:table-row>
        <table:table-row table:style-name="ro1">
          <table:table-cell office:value-type="float" office:value="0.418268007044289" calcext:value-type="float">
            <text:p>0.418268007044289,</text:p>
          </table:table-cell>
        </table:table-row>
        <table:table-row table:style-name="ro1">
          <table:table-cell office:value-type="float" office:value="0.452262558700847" calcext:value-type="float">
            <text:p>0.452262558700847,</text:p>
          </table:table-cell>
        </table:table-row>
        <table:table-row table:style-name="ro1">
          <table:table-cell office:value-type="float" office:value="0.464797600612088" calcext:value-type="float">
            <text:p>0.464797600612088,</text:p>
          </table:table-cell>
        </table:table-row>
        <table:table-row table:style-name="ro1">
          <table:table-cell office:value-type="float" office:value="0.470939658901592" calcext:value-type="float">
            <text:p>0.470939658901592,</text:p>
          </table:table-cell>
        </table:table-row>
        <table:table-row table:style-name="ro1">
          <table:table-cell office:value-type="float" office:value="0.480385240575432" calcext:value-type="float">
            <text:p>0.480385240575432,</text:p>
          </table:table-cell>
        </table:table-row>
        <table:table-row table:style-name="ro1">
          <table:table-cell office:value-type="float" office:value="0.50182268160043" calcext:value-type="float">
            <text:p>0.50182268160043,</text:p>
          </table:table-cell>
        </table:table-row>
        <table:table-row table:style-name="ro1">
          <table:table-cell office:value-type="float" office:value="0.510077017025119" calcext:value-type="float">
            <text:p>0.510077017025119,</text:p>
          </table:table-cell>
        </table:table-row>
        <table:table-row table:style-name="ro1">
          <table:table-cell office:value-type="float" office:value="0.5432754595379" calcext:value-type="float">
            <text:p>0.5432754595379,</text:p>
          </table:table-cell>
        </table:table-row>
        <table:table-row table:style-name="ro1">
          <table:table-cell office:value-type="float" office:value="0.553484378765328" calcext:value-type="float">
            <text:p>0.553484378765328,</text:p>
          </table:table-cell>
        </table:table-row>
        <table:table-row table:style-name="ro1" table:number-rows-repeated="1048083">
          <table:table-cell/>
        </table:table-row>
        <table:table-row table:style-name="ro1">
          <table:table-cell/>
        </table:table-row>
      </table:table>
      <table:table table:name="23.1.2.2 no cheating from 1" table:style-name="ta1">
        <table:table-column table:style-name="co3" table:default-cell-style-name="ce1"/>
        <table:table-row table:style-name="ro1">
          <table:table-cell office:value-type="float" office:value="0.00525609903008206" calcext:value-type="float">
            <text:p>0.00525609903008206,</text:p>
          </table:table-cell>
        </table:table-row>
        <table:table-row table:style-name="ro1">
          <table:table-cell office:value-type="float" office:value="0.0073186284912552" calcext:value-type="float">
            <text:p>0.0073186284912552,</text:p>
          </table:table-cell>
        </table:table-row>
        <table:table-row table:style-name="ro1">
          <table:table-cell office:value-type="float" office:value="0.00778479330981075" calcext:value-type="float">
            <text:p>0.00778479330981075,</text:p>
          </table:table-cell>
        </table:table-row>
        <table:table-row table:style-name="ro1">
          <table:table-cell office:value-type="float" office:value="0.00887034583779034" calcext:value-type="float">
            <text:p>0.00887034583779034,</text:p>
          </table:table-cell>
        </table:table-row>
        <table:table-row table:style-name="ro1">
          <table:table-cell office:value-type="float" office:value="0.0101022394771766" calcext:value-type="float">
            <text:p>0.0101022394771766,</text:p>
          </table:table-cell>
        </table:table-row>
        <table:table-row table:style-name="ro1">
          <table:table-cell office:value-type="float" office:value="0.0126635978771183" calcext:value-type="float">
            <text:p>0.0126635978771183,</text:p>
          </table:table-cell>
        </table:table-row>
        <table:table-row table:style-name="ro1">
          <table:table-cell office:value-type="float" office:value="0.0131360652662771" calcext:value-type="float">
            <text:p>0.0131360652662771,</text:p>
          </table:table-cell>
        </table:table-row>
        <table:table-row table:style-name="ro1">
          <table:table-cell office:value-type="float" office:value="0.0147885909956091" calcext:value-type="float">
            <text:p>0.0147885909956091,</text:p>
          </table:table-cell>
        </table:table-row>
        <table:table-row table:style-name="ro1">
          <table:table-cell office:value-type="float" office:value="0.0158680009362877" calcext:value-type="float">
            <text:p>0.0158680009362877,</text:p>
          </table:table-cell>
        </table:table-row>
        <table:table-row table:style-name="ro1">
          <table:table-cell office:value-type="float" office:value="0.0158695429697575" calcext:value-type="float">
            <text:p>0.0158695429697575,</text:p>
          </table:table-cell>
        </table:table-row>
        <table:table-row table:style-name="ro1">
          <table:table-cell office:value-type="float" office:value="0.0158821972140322" calcext:value-type="float">
            <text:p>0.0158821972140322,</text:p>
          </table:table-cell>
        </table:table-row>
        <table:table-row table:style-name="ro1">
          <table:table-cell office:value-type="float" office:value="0.0165138847984103" calcext:value-type="float">
            <text:p>0.0165138847984103,</text:p>
          </table:table-cell>
        </table:table-row>
        <table:table-row table:style-name="ro1">
          <table:table-cell office:value-type="float" office:value="0.0171041703300601" calcext:value-type="float">
            <text:p>0.0171041703300601,</text:p>
          </table:table-cell>
        </table:table-row>
        <table:table-row table:style-name="ro1">
          <table:table-cell office:value-type="float" office:value="0.0174346374166934" calcext:value-type="float">
            <text:p>0.0174346374166934,</text:p>
          </table:table-cell>
        </table:table-row>
        <table:table-row table:style-name="ro1">
          <table:table-cell office:value-type="float" office:value="0.0178342975466084" calcext:value-type="float">
            <text:p>0.0178342975466084,</text:p>
          </table:table-cell>
        </table:table-row>
        <table:table-row table:style-name="ro1">
          <table:table-cell office:value-type="float" office:value="0.018219714611849" calcext:value-type="float">
            <text:p>0.018219714611849,</text:p>
          </table:table-cell>
        </table:table-row>
        <table:table-row table:style-name="ro1">
          <table:table-cell office:value-type="float" office:value="0.0184802445030741" calcext:value-type="float">
            <text:p>0.0184802445030741,</text:p>
          </table:table-cell>
        </table:table-row>
        <table:table-row table:style-name="ro1">
          <table:table-cell office:value-type="float" office:value="0.0186764232515024" calcext:value-type="float">
            <text:p>0.0186764232515024,</text:p>
          </table:table-cell>
        </table:table-row>
        <table:table-row table:style-name="ro1">
          <table:table-cell office:value-type="float" office:value="0.0199389847052878" calcext:value-type="float">
            <text:p>0.0199389847052878,</text:p>
          </table:table-cell>
        </table:table-row>
        <table:table-row table:style-name="ro1">
          <table:table-cell office:value-type="float" office:value="0.0204052293313817" calcext:value-type="float">
            <text:p>0.0204052293313817,</text:p>
          </table:table-cell>
        </table:table-row>
        <table:table-row table:style-name="ro1">
          <table:table-cell office:value-type="float" office:value="0.0205212167933988" calcext:value-type="float">
            <text:p>0.0205212167933988,</text:p>
          </table:table-cell>
        </table:table-row>
        <table:table-row table:style-name="ro1">
          <table:table-cell office:value-type="float" office:value="0.020778216667785" calcext:value-type="float">
            <text:p>0.020778216667785,</text:p>
          </table:table-cell>
        </table:table-row>
        <table:table-row table:style-name="ro1">
          <table:table-cell office:value-type="float" office:value="0.0209403683090814" calcext:value-type="float">
            <text:p>0.0209403683090814,</text:p>
          </table:table-cell>
        </table:table-row>
        <table:table-row table:style-name="ro1">
          <table:table-cell office:value-type="float" office:value="0.0211047009806897" calcext:value-type="float">
            <text:p>0.0211047009806897,</text:p>
          </table:table-cell>
        </table:table-row>
        <table:table-row table:style-name="ro1">
          <table:table-cell office:value-type="float" office:value="0.021127290535774" calcext:value-type="float">
            <text:p>0.021127290535774,</text:p>
          </table:table-cell>
        </table:table-row>
        <table:table-row table:style-name="ro1">
          <table:table-cell office:value-type="float" office:value="0.0211682562447946" calcext:value-type="float">
            <text:p>0.0211682562447946,</text:p>
          </table:table-cell>
        </table:table-row>
        <table:table-row table:style-name="ro1">
          <table:table-cell office:value-type="float" office:value="0.0220974559743148" calcext:value-type="float">
            <text:p>0.0220974559743148,</text:p>
          </table:table-cell>
        </table:table-row>
        <table:table-row table:style-name="ro1">
          <table:table-cell office:value-type="float" office:value="0.0226052172143465" calcext:value-type="float">
            <text:p>0.0226052172143465,</text:p>
          </table:table-cell>
        </table:table-row>
        <table:table-row table:style-name="ro1">
          <table:table-cell office:value-type="float" office:value="0.0227684125392269" calcext:value-type="float">
            <text:p>0.0227684125392269,</text:p>
          </table:table-cell>
        </table:table-row>
        <table:table-row table:style-name="ro1">
          <table:table-cell office:value-type="float" office:value="0.0231935421156093" calcext:value-type="float">
            <text:p>0.0231935421156093,</text:p>
          </table:table-cell>
        </table:table-row>
        <table:table-row table:style-name="ro1">
          <table:table-cell office:value-type="float" office:value="0.0242687668809838" calcext:value-type="float">
            <text:p>0.0242687668809838,</text:p>
          </table:table-cell>
        </table:table-row>
        <table:table-row table:style-name="ro1">
          <table:table-cell office:value-type="float" office:value="0.0248171604084346" calcext:value-type="float">
            <text:p>0.0248171604084346,</text:p>
          </table:table-cell>
        </table:table-row>
        <table:table-row table:style-name="ro1">
          <table:table-cell office:value-type="float" office:value="0.0259728793254199" calcext:value-type="float">
            <text:p>0.0259728793254199,</text:p>
          </table:table-cell>
        </table:table-row>
        <table:table-row table:style-name="ro1">
          <table:table-cell office:value-type="float" office:value="0.02892833183326" calcext:value-type="float">
            <text:p>0.02892833183326,</text:p>
          </table:table-cell>
        </table:table-row>
        <table:table-row table:style-name="ro1">
          <table:table-cell office:value-type="float" office:value="0.0294271542201496" calcext:value-type="float">
            <text:p>0.0294271542201496,</text:p>
          </table:table-cell>
        </table:table-row>
        <table:table-row table:style-name="ro1">
          <table:table-cell office:value-type="float" office:value="0.0296788263159531" calcext:value-type="float">
            <text:p>0.0296788263159531,</text:p>
          </table:table-cell>
        </table:table-row>
        <table:table-row table:style-name="ro1">
          <table:table-cell office:value-type="float" office:value="0.030327553693974" calcext:value-type="float">
            <text:p>0.030327553693974,</text:p>
          </table:table-cell>
        </table:table-row>
        <table:table-row table:style-name="ro1">
          <table:table-cell office:value-type="float" office:value="0.0304551926174579" calcext:value-type="float">
            <text:p>0.0304551926174579,</text:p>
          </table:table-cell>
        </table:table-row>
        <table:table-row table:style-name="ro1">
          <table:table-cell office:value-type="float" office:value="0.0304999511425219" calcext:value-type="float">
            <text:p>0.0304999511425219,</text:p>
          </table:table-cell>
        </table:table-row>
        <table:table-row table:style-name="ro1">
          <table:table-cell office:value-type="float" office:value="0.0312870419508204" calcext:value-type="float">
            <text:p>0.0312870419508204,</text:p>
          </table:table-cell>
        </table:table-row>
        <table:table-row table:style-name="ro1">
          <table:table-cell office:value-type="float" office:value="0.0316433941139671" calcext:value-type="float">
            <text:p>0.0316433941139671,</text:p>
          </table:table-cell>
        </table:table-row>
        <table:table-row table:style-name="ro1">
          <table:table-cell office:value-type="float" office:value="0.0321220718075344" calcext:value-type="float">
            <text:p>0.0321220718075344,</text:p>
          </table:table-cell>
        </table:table-row>
        <table:table-row table:style-name="ro1">
          <table:table-cell office:value-type="float" office:value="0.0324030015533072" calcext:value-type="float">
            <text:p>0.0324030015533072,</text:p>
          </table:table-cell>
        </table:table-row>
        <table:table-row table:style-name="ro1">
          <table:table-cell office:value-type="float" office:value="0.0328739455586602" calcext:value-type="float">
            <text:p>0.0328739455586602,</text:p>
          </table:table-cell>
        </table:table-row>
        <table:table-row table:style-name="ro1">
          <table:table-cell office:value-type="float" office:value="0.033584419672894" calcext:value-type="float">
            <text:p>0.033584419672894,</text:p>
          </table:table-cell>
        </table:table-row>
        <table:table-row table:style-name="ro1">
          <table:table-cell office:value-type="float" office:value="0.0336917340881149" calcext:value-type="float">
            <text:p>0.0336917340881149,</text:p>
          </table:table-cell>
        </table:table-row>
        <table:table-row table:style-name="ro1">
          <table:table-cell office:value-type="float" office:value="0.0338088049782082" calcext:value-type="float">
            <text:p>0.0338088049782082,</text:p>
          </table:table-cell>
        </table:table-row>
        <table:table-row table:style-name="ro1">
          <table:table-cell office:value-type="float" office:value="0.0339292013150549" calcext:value-type="float">
            <text:p>0.0339292013150549,</text:p>
          </table:table-cell>
        </table:table-row>
        <table:table-row table:style-name="ro1">
          <table:table-cell office:value-type="float" office:value="0.0345397920372736" calcext:value-type="float">
            <text:p>0.0345397920372736,</text:p>
          </table:table-cell>
        </table:table-row>
        <table:table-row table:style-name="ro1">
          <table:table-cell office:value-type="float" office:value="0.0348490733355122" calcext:value-type="float">
            <text:p>0.0348490733355122,</text:p>
          </table:table-cell>
        </table:table-row>
        <table:table-row table:style-name="ro1">
          <table:table-cell office:value-type="float" office:value="0.0354486746061333" calcext:value-type="float">
            <text:p>0.0354486746061333,</text:p>
          </table:table-cell>
        </table:table-row>
        <table:table-row table:style-name="ro1">
          <table:table-cell office:value-type="float" office:value="0.0356309491884987" calcext:value-type="float">
            <text:p>0.0356309491884987,</text:p>
          </table:table-cell>
        </table:table-row>
        <table:table-row table:style-name="ro1">
          <table:table-cell office:value-type="float" office:value="0.0360969428083369" calcext:value-type="float">
            <text:p>0.0360969428083369,</text:p>
          </table:table-cell>
        </table:table-row>
        <table:table-row table:style-name="ro1">
          <table:table-cell office:value-type="float" office:value="0.0369808867279175" calcext:value-type="float">
            <text:p>0.0369808867279175,</text:p>
          </table:table-cell>
        </table:table-row>
        <table:table-row table:style-name="ro1">
          <table:table-cell office:value-type="float" office:value="0.0371934471581836" calcext:value-type="float">
            <text:p>0.0371934471581836,</text:p>
          </table:table-cell>
        </table:table-row>
        <table:table-row table:style-name="ro1">
          <table:table-cell office:value-type="float" office:value="0.0372700633139766" calcext:value-type="float">
            <text:p>0.0372700633139766,</text:p>
          </table:table-cell>
        </table:table-row>
        <table:table-row table:style-name="ro1">
          <table:table-cell office:value-type="float" office:value="0.0378993011144946" calcext:value-type="float">
            <text:p>0.0378993011144946,</text:p>
          </table:table-cell>
        </table:table-row>
        <table:table-row table:style-name="ro1">
          <table:table-cell office:value-type="float" office:value="0.037980785920646" calcext:value-type="float">
            <text:p>0.037980785920646,</text:p>
          </table:table-cell>
        </table:table-row>
        <table:table-row table:style-name="ro1">
          <table:table-cell office:value-type="float" office:value="0.0382983872593323" calcext:value-type="float">
            <text:p>0.0382983872593323,</text:p>
          </table:table-cell>
        </table:table-row>
        <table:table-row table:style-name="ro1">
          <table:table-cell office:value-type="float" office:value="0.0383698768665619" calcext:value-type="float">
            <text:p>0.0383698768665619,</text:p>
          </table:table-cell>
        </table:table-row>
        <table:table-row table:style-name="ro1">
          <table:table-cell office:value-type="float" office:value="0.0384048114640478" calcext:value-type="float">
            <text:p>0.0384048114640478,</text:p>
          </table:table-cell>
        </table:table-row>
        <table:table-row table:style-name="ro1">
          <table:table-cell office:value-type="float" office:value="0.0387090106068388" calcext:value-type="float">
            <text:p>0.0387090106068388,</text:p>
          </table:table-cell>
        </table:table-row>
        <table:table-row table:style-name="ro1">
          <table:table-cell office:value-type="float" office:value="0.0391187584350394" calcext:value-type="float">
            <text:p>0.0391187584350394,</text:p>
          </table:table-cell>
        </table:table-row>
        <table:table-row table:style-name="ro1">
          <table:table-cell office:value-type="float" office:value="0.0392559931412739" calcext:value-type="float">
            <text:p>0.0392559931412739,</text:p>
          </table:table-cell>
        </table:table-row>
        <table:table-row table:style-name="ro1">
          <table:table-cell office:value-type="float" office:value="0.0392633436077894" calcext:value-type="float">
            <text:p>0.0392633436077894,</text:p>
          </table:table-cell>
        </table:table-row>
        <table:table-row table:style-name="ro1">
          <table:table-cell office:value-type="float" office:value="0.0400099486999928" calcext:value-type="float">
            <text:p>0.0400099486999928,</text:p>
          </table:table-cell>
        </table:table-row>
        <table:table-row table:style-name="ro1">
          <table:table-cell office:value-type="float" office:value="0.0401731543646466" calcext:value-type="float">
            <text:p>0.0401731543646466,</text:p>
          </table:table-cell>
        </table:table-row>
        <table:table-row table:style-name="ro1">
          <table:table-cell office:value-type="float" office:value="0.0403041463697296" calcext:value-type="float">
            <text:p>0.0403041463697296,</text:p>
          </table:table-cell>
        </table:table-row>
        <table:table-row table:style-name="ro1">
          <table:table-cell office:value-type="float" office:value="0.0405010121942917" calcext:value-type="float">
            <text:p>0.0405010121942917,</text:p>
          </table:table-cell>
        </table:table-row>
        <table:table-row table:style-name="ro1">
          <table:table-cell office:value-type="float" office:value="0.0410143780546601" calcext:value-type="float">
            <text:p>0.0410143780546601,</text:p>
          </table:table-cell>
        </table:table-row>
        <table:table-row table:style-name="ro1">
          <table:table-cell office:value-type="float" office:value="0.041280624818385" calcext:value-type="float">
            <text:p>0.041280624818385,</text:p>
          </table:table-cell>
        </table:table-row>
        <table:table-row table:style-name="ro1">
          <table:table-cell office:value-type="float" office:value="0.0415620254286653" calcext:value-type="float">
            <text:p>0.0415620254286653,</text:p>
          </table:table-cell>
        </table:table-row>
        <table:table-row table:style-name="ro1">
          <table:table-cell office:value-type="float" office:value="0.0416668375755069" calcext:value-type="float">
            <text:p>0.0416668375755069,</text:p>
          </table:table-cell>
        </table:table-row>
        <table:table-row table:style-name="ro1">
          <table:table-cell office:value-type="float" office:value="0.0420313664183736" calcext:value-type="float">
            <text:p>0.0420313664183736,</text:p>
          </table:table-cell>
        </table:table-row>
        <table:table-row table:style-name="ro1">
          <table:table-cell office:value-type="float" office:value="0.0422535661732493" calcext:value-type="float">
            <text:p>0.0422535661732493,</text:p>
          </table:table-cell>
        </table:table-row>
        <table:table-row table:style-name="ro1">
          <table:table-cell office:value-type="float" office:value="0.0426713320688688" calcext:value-type="float">
            <text:p>0.0426713320688688,</text:p>
          </table:table-cell>
        </table:table-row>
        <table:table-row table:style-name="ro1">
          <table:table-cell office:value-type="float" office:value="0.0429197062672149" calcext:value-type="float">
            <text:p>0.0429197062672149,</text:p>
          </table:table-cell>
        </table:table-row>
        <table:table-row table:style-name="ro1">
          <table:table-cell office:value-type="float" office:value="0.0430361435267202" calcext:value-type="float">
            <text:p>0.0430361435267202,</text:p>
          </table:table-cell>
        </table:table-row>
        <table:table-row table:style-name="ro1">
          <table:table-cell office:value-type="float" office:value="0.0431426808062696" calcext:value-type="float">
            <text:p>0.0431426808062696,</text:p>
          </table:table-cell>
        </table:table-row>
        <table:table-row table:style-name="ro1">
          <table:table-cell office:value-type="float" office:value="0.0432467653111557" calcext:value-type="float">
            <text:p>0.0432467653111557,</text:p>
          </table:table-cell>
        </table:table-row>
        <table:table-row table:style-name="ro1">
          <table:table-cell office:value-type="float" office:value="0.0434446660150201" calcext:value-type="float">
            <text:p>0.0434446660150201,</text:p>
          </table:table-cell>
        </table:table-row>
        <table:table-row table:style-name="ro1">
          <table:table-cell office:value-type="float" office:value="0.0436505450602764" calcext:value-type="float">
            <text:p>0.0436505450602764,</text:p>
          </table:table-cell>
        </table:table-row>
        <table:table-row table:style-name="ro1">
          <table:table-cell office:value-type="float" office:value="0.0438585860581631" calcext:value-type="float">
            <text:p>0.0438585860581631,</text:p>
          </table:table-cell>
        </table:table-row>
        <table:table-row table:style-name="ro1">
          <table:table-cell office:value-type="float" office:value="0.0439698285439816" calcext:value-type="float">
            <text:p>0.0439698285439816,</text:p>
          </table:table-cell>
        </table:table-row>
        <table:table-row table:style-name="ro1">
          <table:table-cell office:value-type="float" office:value="0.0440403003957091" calcext:value-type="float">
            <text:p>0.0440403003957091,</text:p>
          </table:table-cell>
        </table:table-row>
        <table:table-row table:style-name="ro1">
          <table:table-cell office:value-type="float" office:value="0.0450765087660443" calcext:value-type="float">
            <text:p>0.0450765087660443,</text:p>
          </table:table-cell>
        </table:table-row>
        <table:table-row table:style-name="ro1">
          <table:table-cell office:value-type="float" office:value="0.0458932779979682" calcext:value-type="float">
            <text:p>0.0458932779979682,</text:p>
          </table:table-cell>
        </table:table-row>
        <table:table-row table:style-name="ro1">
          <table:table-cell office:value-type="float" office:value="0.0460030199454176" calcext:value-type="float">
            <text:p>0.0460030199454176,</text:p>
          </table:table-cell>
        </table:table-row>
        <table:table-row table:style-name="ro1">
          <table:table-cell office:value-type="float" office:value="0.0467073289254705" calcext:value-type="float">
            <text:p>0.0467073289254705,</text:p>
          </table:table-cell>
        </table:table-row>
        <table:table-row table:style-name="ro1">
          <table:table-cell office:value-type="float" office:value="0.0467486513008097" calcext:value-type="float">
            <text:p>0.0467486513008097,</text:p>
          </table:table-cell>
        </table:table-row>
        <table:table-row table:style-name="ro1">
          <table:table-cell office:value-type="float" office:value="0.04735743363113" calcext:value-type="float">
            <text:p>0.04735743363113,</text:p>
          </table:table-cell>
        </table:table-row>
        <table:table-row table:style-name="ro1">
          <table:table-cell office:value-type="float" office:value="0.04776219585096" calcext:value-type="float">
            <text:p>0.04776219585096,</text:p>
          </table:table-cell>
        </table:table-row>
        <table:table-row table:style-name="ro1">
          <table:table-cell office:value-type="float" office:value="0.0478260569343192" calcext:value-type="float">
            <text:p>0.0478260569343192,</text:p>
          </table:table-cell>
        </table:table-row>
        <table:table-row table:style-name="ro1">
          <table:table-cell office:value-type="float" office:value="0.0480103861101489" calcext:value-type="float">
            <text:p>0.0480103861101489,</text:p>
          </table:table-cell>
        </table:table-row>
        <table:table-row table:style-name="ro1">
          <table:table-cell office:value-type="float" office:value="0.0480497358057397" calcext:value-type="float">
            <text:p>0.0480497358057397,</text:p>
          </table:table-cell>
        </table:table-row>
        <table:table-row table:style-name="ro1">
          <table:table-cell office:value-type="float" office:value="0.0481554809844065" calcext:value-type="float">
            <text:p>0.0481554809844065,</text:p>
          </table:table-cell>
        </table:table-row>
        <table:table-row table:style-name="ro1">
          <table:table-cell office:value-type="float" office:value="0.0482901980376305" calcext:value-type="float">
            <text:p>0.0482901980376305,</text:p>
          </table:table-cell>
        </table:table-row>
        <table:table-row table:style-name="ro1">
          <table:table-cell office:value-type="float" office:value="0.0483190396467537" calcext:value-type="float">
            <text:p>0.0483190396467537,</text:p>
          </table:table-cell>
        </table:table-row>
        <table:table-row table:style-name="ro1">
          <table:table-cell office:value-type="float" office:value="0.0497999108264624" calcext:value-type="float">
            <text:p>0.0497999108264624,</text:p>
          </table:table-cell>
        </table:table-row>
        <table:table-row table:style-name="ro1">
          <table:table-cell office:value-type="float" office:value="0.0500334089899956" calcext:value-type="float">
            <text:p>0.0500334089899956,</text:p>
          </table:table-cell>
        </table:table-row>
        <table:table-row table:style-name="ro1">
          <table:table-cell office:value-type="float" office:value="0.0503859204646728" calcext:value-type="float">
            <text:p>0.0503859204646728,</text:p>
          </table:table-cell>
        </table:table-row>
        <table:table-row table:style-name="ro1">
          <table:table-cell office:value-type="float" office:value="0.0507390450349377" calcext:value-type="float">
            <text:p>0.0507390450349377,</text:p>
          </table:table-cell>
        </table:table-row>
        <table:table-row table:style-name="ro1">
          <table:table-cell office:value-type="float" office:value="0.0511084091580027" calcext:value-type="float">
            <text:p>0.0511084091580027,</text:p>
          </table:table-cell>
        </table:table-row>
        <table:table-row table:style-name="ro1">
          <table:table-cell office:value-type="float" office:value="0.0515507702993734" calcext:value-type="float">
            <text:p>0.0515507702993734,</text:p>
          </table:table-cell>
        </table:table-row>
        <table:table-row table:style-name="ro1">
          <table:table-cell office:value-type="float" office:value="0.0521632753129175" calcext:value-type="float">
            <text:p>0.0521632753129175,</text:p>
          </table:table-cell>
        </table:table-row>
        <table:table-row table:style-name="ro1">
          <table:table-cell office:value-type="float" office:value="0.0521740631075973" calcext:value-type="float">
            <text:p>0.0521740631075973,</text:p>
          </table:table-cell>
        </table:table-row>
        <table:table-row table:style-name="ro1">
          <table:table-cell office:value-type="float" office:value="0.0530806181032117" calcext:value-type="float">
            <text:p>0.0530806181032117,</text:p>
          </table:table-cell>
        </table:table-row>
        <table:table-row table:style-name="ro1">
          <table:table-cell office:value-type="float" office:value="0.0531406868042716" calcext:value-type="float">
            <text:p>0.0531406868042716,</text:p>
          </table:table-cell>
        </table:table-row>
        <table:table-row table:style-name="ro1">
          <table:table-cell office:value-type="float" office:value="0.0542656497222049" calcext:value-type="float">
            <text:p>0.0542656497222049,</text:p>
          </table:table-cell>
        </table:table-row>
        <table:table-row table:style-name="ro1">
          <table:table-cell office:value-type="float" office:value="0.0543956691781222" calcext:value-type="float">
            <text:p>0.0543956691781222,</text:p>
          </table:table-cell>
        </table:table-row>
        <table:table-row table:style-name="ro1">
          <table:table-cell office:value-type="float" office:value="0.055725716460171" calcext:value-type="float">
            <text:p>0.055725716460171,</text:p>
          </table:table-cell>
        </table:table-row>
        <table:table-row table:style-name="ro1">
          <table:table-cell office:value-type="float" office:value="0.0560715235866072" calcext:value-type="float">
            <text:p>0.0560715235866072,</text:p>
          </table:table-cell>
        </table:table-row>
        <table:table-row table:style-name="ro1">
          <table:table-cell office:value-type="float" office:value="0.0560912135892311" calcext:value-type="float">
            <text:p>0.0560912135892311,</text:p>
          </table:table-cell>
        </table:table-row>
        <table:table-row table:style-name="ro1">
          <table:table-cell office:value-type="float" office:value="0.0562733969778417" calcext:value-type="float">
            <text:p>0.0562733969778417,</text:p>
          </table:table-cell>
        </table:table-row>
        <table:table-row table:style-name="ro1">
          <table:table-cell office:value-type="float" office:value="0.0564163516502658" calcext:value-type="float">
            <text:p>0.0564163516502658,</text:p>
          </table:table-cell>
        </table:table-row>
        <table:table-row table:style-name="ro1">
          <table:table-cell office:value-type="float" office:value="0.0565414538490261" calcext:value-type="float">
            <text:p>0.0565414538490261,</text:p>
          </table:table-cell>
        </table:table-row>
        <table:table-row table:style-name="ro1">
          <table:table-cell office:value-type="float" office:value="0.0571595421801785" calcext:value-type="float">
            <text:p>0.0571595421801785,</text:p>
          </table:table-cell>
        </table:table-row>
        <table:table-row table:style-name="ro1">
          <table:table-cell office:value-type="float" office:value="0.0576127349736977" calcext:value-type="float">
            <text:p>0.0576127349736977,</text:p>
          </table:table-cell>
        </table:table-row>
        <table:table-row table:style-name="ro1">
          <table:table-cell office:value-type="float" office:value="0.0578301358624822" calcext:value-type="float">
            <text:p>0.0578301358624822,</text:p>
          </table:table-cell>
        </table:table-row>
        <table:table-row table:style-name="ro1">
          <table:table-cell office:value-type="float" office:value="0.0579617774299912" calcext:value-type="float">
            <text:p>0.0579617774299912,</text:p>
          </table:table-cell>
        </table:table-row>
        <table:table-row table:style-name="ro1">
          <table:table-cell office:value-type="float" office:value="0.0589595345435479" calcext:value-type="float">
            <text:p>0.0589595345435479,</text:p>
          </table:table-cell>
        </table:table-row>
        <table:table-row table:style-name="ro1">
          <table:table-cell office:value-type="float" office:value="0.059456935170843" calcext:value-type="float">
            <text:p>0.059456935170843,</text:p>
          </table:table-cell>
        </table:table-row>
        <table:table-row table:style-name="ro1">
          <table:table-cell office:value-type="float" office:value="0.0595116028639842" calcext:value-type="float">
            <text:p>0.0595116028639842,</text:p>
          </table:table-cell>
        </table:table-row>
        <table:table-row table:style-name="ro1">
          <table:table-cell office:value-type="float" office:value="0.059650353792442" calcext:value-type="float">
            <text:p>0.059650353792442,</text:p>
          </table:table-cell>
        </table:table-row>
        <table:table-row table:style-name="ro1">
          <table:table-cell office:value-type="float" office:value="0.0599890079793974" calcext:value-type="float">
            <text:p>0.0599890079793974,</text:p>
          </table:table-cell>
        </table:table-row>
        <table:table-row table:style-name="ro1">
          <table:table-cell office:value-type="float" office:value="0.0604547501197494" calcext:value-type="float">
            <text:p>0.0604547501197494,</text:p>
          </table:table-cell>
        </table:table-row>
        <table:table-row table:style-name="ro1">
          <table:table-cell office:value-type="float" office:value="0.0615982014720018" calcext:value-type="float">
            <text:p>0.0615982014720018,</text:p>
          </table:table-cell>
        </table:table-row>
        <table:table-row table:style-name="ro1">
          <table:table-cell office:value-type="float" office:value="0.0623171595550165" calcext:value-type="float">
            <text:p>0.0623171595550165,</text:p>
          </table:table-cell>
        </table:table-row>
        <table:table-row table:style-name="ro1">
          <table:table-cell office:value-type="float" office:value="0.0625177691408974" calcext:value-type="float">
            <text:p>0.0625177691408974,</text:p>
          </table:table-cell>
        </table:table-row>
        <table:table-row table:style-name="ro1">
          <table:table-cell office:value-type="float" office:value="0.0635171627076536" calcext:value-type="float">
            <text:p>0.0635171627076536,</text:p>
          </table:table-cell>
        </table:table-row>
        <table:table-row table:style-name="ro1">
          <table:table-cell office:value-type="float" office:value="0.0636166507528069" calcext:value-type="float">
            <text:p>0.0636166507528069,</text:p>
          </table:table-cell>
        </table:table-row>
        <table:table-row table:style-name="ro1">
          <table:table-cell office:value-type="float" office:value="0.063737226365137" calcext:value-type="float">
            <text:p>0.063737226365137,</text:p>
          </table:table-cell>
        </table:table-row>
        <table:table-row table:style-name="ro1">
          <table:table-cell office:value-type="float" office:value="0.0639879285103584" calcext:value-type="float">
            <text:p>0.0639879285103584,</text:p>
          </table:table-cell>
        </table:table-row>
        <table:table-row table:style-name="ro1">
          <table:table-cell office:value-type="float" office:value="0.0641512464818739" calcext:value-type="float">
            <text:p>0.0641512464818739,</text:p>
          </table:table-cell>
        </table:table-row>
        <table:table-row table:style-name="ro1">
          <table:table-cell office:value-type="float" office:value="0.0641674972103035" calcext:value-type="float">
            <text:p>0.0641674972103035,</text:p>
          </table:table-cell>
        </table:table-row>
        <table:table-row table:style-name="ro1">
          <table:table-cell office:value-type="float" office:value="0.0649573567721884" calcext:value-type="float">
            <text:p>0.0649573567721884,</text:p>
          </table:table-cell>
        </table:table-row>
        <table:table-row table:style-name="ro1">
          <table:table-cell office:value-type="float" office:value="0.0663811683066706" calcext:value-type="float">
            <text:p>0.0663811683066706,</text:p>
          </table:table-cell>
        </table:table-row>
        <table:table-row table:style-name="ro1">
          <table:table-cell office:value-type="float" office:value="0.0667480973319234" calcext:value-type="float">
            <text:p>0.0667480973319234,</text:p>
          </table:table-cell>
        </table:table-row>
        <table:table-row table:style-name="ro1">
          <table:table-cell office:value-type="float" office:value="0.0667594572229691" calcext:value-type="float">
            <text:p>0.0667594572229691,</text:p>
          </table:table-cell>
        </table:table-row>
        <table:table-row table:style-name="ro1">
          <table:table-cell office:value-type="float" office:value="0.0673127590686917" calcext:value-type="float">
            <text:p>0.0673127590686917,</text:p>
          </table:table-cell>
        </table:table-row>
        <table:table-row table:style-name="ro1">
          <table:table-cell office:value-type="float" office:value="0.0674793739168633" calcext:value-type="float">
            <text:p>0.0674793739168633,</text:p>
          </table:table-cell>
        </table:table-row>
        <table:table-row table:style-name="ro1">
          <table:table-cell office:value-type="float" office:value="0.067602381494023" calcext:value-type="float">
            <text:p>0.067602381494023,</text:p>
          </table:table-cell>
        </table:table-row>
        <table:table-row table:style-name="ro1">
          <table:table-cell office:value-type="float" office:value="0.0676391926135667" calcext:value-type="float">
            <text:p>0.0676391926135667,</text:p>
          </table:table-cell>
        </table:table-row>
        <table:table-row table:style-name="ro1">
          <table:table-cell office:value-type="float" office:value="0.068171087818758" calcext:value-type="float">
            <text:p>0.068171087818758,</text:p>
          </table:table-cell>
        </table:table-row>
        <table:table-row table:style-name="ro1">
          <table:table-cell office:value-type="float" office:value="0.068602942073559" calcext:value-type="float">
            <text:p>0.068602942073559,</text:p>
          </table:table-cell>
        </table:table-row>
        <table:table-row table:style-name="ro1">
          <table:table-cell office:value-type="float" office:value="0.0687169287499057" calcext:value-type="float">
            <text:p>0.0687169287499057,</text:p>
          </table:table-cell>
        </table:table-row>
        <table:table-row table:style-name="ro1">
          <table:table-cell office:value-type="float" office:value="0.0687865488513628" calcext:value-type="float">
            <text:p>0.0687865488513628,</text:p>
          </table:table-cell>
        </table:table-row>
        <table:table-row table:style-name="ro1">
          <table:table-cell office:value-type="float" office:value="0.0688075829320578" calcext:value-type="float">
            <text:p>0.0688075829320578,</text:p>
          </table:table-cell>
        </table:table-row>
        <table:table-row table:style-name="ro1">
          <table:table-cell office:value-type="float" office:value="0.068884739636621" calcext:value-type="float">
            <text:p>0.068884739636621,</text:p>
          </table:table-cell>
        </table:table-row>
        <table:table-row table:style-name="ro1">
          <table:table-cell office:value-type="float" office:value="0.0689375994292885" calcext:value-type="float">
            <text:p>0.0689375994292885,</text:p>
          </table:table-cell>
        </table:table-row>
        <table:table-row table:style-name="ro1">
          <table:table-cell office:value-type="float" office:value="0.0701157526797003" calcext:value-type="float">
            <text:p>0.0701157526797003,</text:p>
          </table:table-cell>
        </table:table-row>
        <table:table-row table:style-name="ro1">
          <table:table-cell office:value-type="float" office:value="0.070204091272168" calcext:value-type="float">
            <text:p>0.070204091272168,</text:p>
          </table:table-cell>
        </table:table-row>
        <table:table-row table:style-name="ro1">
          <table:table-cell office:value-type="float" office:value="0.0707639967600926" calcext:value-type="float">
            <text:p>0.0707639967600926,</text:p>
          </table:table-cell>
        </table:table-row>
        <table:table-row table:style-name="ro1">
          <table:table-cell office:value-type="float" office:value="0.0713102117347431" calcext:value-type="float">
            <text:p>0.0713102117347431,</text:p>
          </table:table-cell>
        </table:table-row>
        <table:table-row table:style-name="ro1">
          <table:table-cell office:value-type="float" office:value="0.0716574162725303" calcext:value-type="float">
            <text:p>0.0716574162725303,</text:p>
          </table:table-cell>
        </table:table-row>
        <table:table-row table:style-name="ro1">
          <table:table-cell office:value-type="float" office:value="0.0735870463226673" calcext:value-type="float">
            <text:p>0.0735870463226673,</text:p>
          </table:table-cell>
        </table:table-row>
        <table:table-row table:style-name="ro1">
          <table:table-cell office:value-type="float" office:value="0.0740788131145198" calcext:value-type="float">
            <text:p>0.0740788131145198,</text:p>
          </table:table-cell>
        </table:table-row>
        <table:table-row table:style-name="ro1">
          <table:table-cell office:value-type="float" office:value="0.0743288757211458" calcext:value-type="float">
            <text:p>0.0743288757211458,</text:p>
          </table:table-cell>
        </table:table-row>
        <table:table-row table:style-name="ro1">
          <table:table-cell office:value-type="float" office:value="0.0746623155865533" calcext:value-type="float">
            <text:p>0.0746623155865533,</text:p>
          </table:table-cell>
        </table:table-row>
        <table:table-row table:style-name="ro1">
          <table:table-cell office:value-type="float" office:value="0.0747475053821223" calcext:value-type="float">
            <text:p>0.0747475053821223,</text:p>
          </table:table-cell>
        </table:table-row>
        <table:table-row table:style-name="ro1">
          <table:table-cell office:value-type="float" office:value="0.0748785895562776" calcext:value-type="float">
            <text:p>0.0748785895562776,</text:p>
          </table:table-cell>
        </table:table-row>
        <table:table-row table:style-name="ro1">
          <table:table-cell office:value-type="float" office:value="0.0752013774395355" calcext:value-type="float">
            <text:p>0.0752013774395355,</text:p>
          </table:table-cell>
        </table:table-row>
        <table:table-row table:style-name="ro1">
          <table:table-cell office:value-type="float" office:value="0.0753461461894167" calcext:value-type="float">
            <text:p>0.0753461461894167,</text:p>
          </table:table-cell>
        </table:table-row>
        <table:table-row table:style-name="ro1">
          <table:table-cell office:value-type="float" office:value="0.07596392585143" calcext:value-type="float">
            <text:p>0.07596392585143,</text:p>
          </table:table-cell>
        </table:table-row>
        <table:table-row table:style-name="ro1">
          <table:table-cell office:value-type="float" office:value="0.0760992829647744" calcext:value-type="float">
            <text:p>0.0760992829647744,</text:p>
          </table:table-cell>
        </table:table-row>
        <table:table-row table:style-name="ro1">
          <table:table-cell office:value-type="float" office:value="0.0761296888029017" calcext:value-type="float">
            <text:p>0.0761296888029017,</text:p>
          </table:table-cell>
        </table:table-row>
        <table:table-row table:style-name="ro1">
          <table:table-cell office:value-type="float" office:value="0.0763570061584096" calcext:value-type="float">
            <text:p>0.0763570061584096,</text:p>
          </table:table-cell>
        </table:table-row>
        <table:table-row table:style-name="ro1">
          <table:table-cell office:value-type="float" office:value="0.0763843628658823" calcext:value-type="float">
            <text:p>0.0763843628658823,</text:p>
          </table:table-cell>
        </table:table-row>
        <table:table-row table:style-name="ro1">
          <table:table-cell office:value-type="float" office:value="0.0764351216219295" calcext:value-type="float">
            <text:p>0.0764351216219295,</text:p>
          </table:table-cell>
        </table:table-row>
        <table:table-row table:style-name="ro1">
          <table:table-cell office:value-type="float" office:value="0.0765314935694672" calcext:value-type="float">
            <text:p>0.0765314935694672,</text:p>
          </table:table-cell>
        </table:table-row>
        <table:table-row table:style-name="ro1">
          <table:table-cell office:value-type="float" office:value="0.076570915662586" calcext:value-type="float">
            <text:p>0.076570915662586,</text:p>
          </table:table-cell>
        </table:table-row>
        <table:table-row table:style-name="ro1">
          <table:table-cell office:value-type="float" office:value="0.0767328830061986" calcext:value-type="float">
            <text:p>0.0767328830061986,</text:p>
          </table:table-cell>
        </table:table-row>
        <table:table-row table:style-name="ro1">
          <table:table-cell office:value-type="float" office:value="0.076884469852474" calcext:value-type="float">
            <text:p>0.076884469852474,</text:p>
          </table:table-cell>
        </table:table-row>
        <table:table-row table:style-name="ro1">
          <table:table-cell office:value-type="float" office:value="0.0775787303415054" calcext:value-type="float">
            <text:p>0.0775787303415054,</text:p>
          </table:table-cell>
        </table:table-row>
        <table:table-row table:style-name="ro1">
          <table:table-cell office:value-type="float" office:value="0.0775898399787378" calcext:value-type="float">
            <text:p>0.0775898399787378,</text:p>
          </table:table-cell>
        </table:table-row>
        <table:table-row table:style-name="ro1">
          <table:table-cell office:value-type="float" office:value="0.0782523101905408" calcext:value-type="float">
            <text:p>0.0782523101905408,</text:p>
          </table:table-cell>
        </table:table-row>
        <table:table-row table:style-name="ro1">
          <table:table-cell office:value-type="float" office:value="0.0782992851126707" calcext:value-type="float">
            <text:p>0.0782992851126707,</text:p>
          </table:table-cell>
        </table:table-row>
        <table:table-row table:style-name="ro1">
          <table:table-cell office:value-type="float" office:value="0.0783174637860284" calcext:value-type="float">
            <text:p>0.0783174637860284,</text:p>
          </table:table-cell>
        </table:table-row>
        <table:table-row table:style-name="ro1">
          <table:table-cell office:value-type="float" office:value="0.0784407753993355" calcext:value-type="float">
            <text:p>0.0784407753993355,</text:p>
          </table:table-cell>
        </table:table-row>
        <table:table-row table:style-name="ro1">
          <table:table-cell office:value-type="float" office:value="0.0784753455867104" calcext:value-type="float">
            <text:p>0.0784753455867104,</text:p>
          </table:table-cell>
        </table:table-row>
        <table:table-row table:style-name="ro1">
          <table:table-cell office:value-type="float" office:value="0.0786738438294909" calcext:value-type="float">
            <text:p>0.0786738438294909,</text:p>
          </table:table-cell>
        </table:table-row>
        <table:table-row table:style-name="ro1">
          <table:table-cell office:value-type="float" office:value="0.0789209640078648" calcext:value-type="float">
            <text:p>0.0789209640078648,</text:p>
          </table:table-cell>
        </table:table-row>
        <table:table-row table:style-name="ro1">
          <table:table-cell office:value-type="float" office:value="0.0793083513431325" calcext:value-type="float">
            <text:p>0.0793083513431325,</text:p>
          </table:table-cell>
        </table:table-row>
        <table:table-row table:style-name="ro1">
          <table:table-cell office:value-type="float" office:value="0.0793828647324668" calcext:value-type="float">
            <text:p>0.0793828647324668,</text:p>
          </table:table-cell>
        </table:table-row>
        <table:table-row table:style-name="ro1">
          <table:table-cell office:value-type="float" office:value="0.0796551681500146" calcext:value-type="float">
            <text:p>0.0796551681500146,</text:p>
          </table:table-cell>
        </table:table-row>
        <table:table-row table:style-name="ro1">
          <table:table-cell office:value-type="float" office:value="0.080089919289299" calcext:value-type="float">
            <text:p>0.080089919289299,</text:p>
          </table:table-cell>
        </table:table-row>
        <table:table-row table:style-name="ro1">
          <table:table-cell office:value-type="float" office:value="0.0803448356854686" calcext:value-type="float">
            <text:p>0.0803448356854686,</text:p>
          </table:table-cell>
        </table:table-row>
        <table:table-row table:style-name="ro1">
          <table:table-cell office:value-type="float" office:value="0.0807932778645082" calcext:value-type="float">
            <text:p>0.0807932778645082,</text:p>
          </table:table-cell>
        </table:table-row>
        <table:table-row table:style-name="ro1">
          <table:table-cell office:value-type="float" office:value="0.0809367840397757" calcext:value-type="float">
            <text:p>0.0809367840397757,</text:p>
          </table:table-cell>
        </table:table-row>
        <table:table-row table:style-name="ro1">
          <table:table-cell office:value-type="float" office:value="0.0825198000909566" calcext:value-type="float">
            <text:p>0.0825198000909566,</text:p>
          </table:table-cell>
        </table:table-row>
        <table:table-row table:style-name="ro1">
          <table:table-cell office:value-type="float" office:value="0.0830304427608208" calcext:value-type="float">
            <text:p>0.0830304427608208,</text:p>
          </table:table-cell>
        </table:table-row>
        <table:table-row table:style-name="ro1">
          <table:table-cell office:value-type="float" office:value="0.0842689437431865" calcext:value-type="float">
            <text:p>0.0842689437431865,</text:p>
          </table:table-cell>
        </table:table-row>
        <table:table-row table:style-name="ro1">
          <table:table-cell office:value-type="float" office:value="0.0843313573585647" calcext:value-type="float">
            <text:p>0.0843313573585647,</text:p>
          </table:table-cell>
        </table:table-row>
        <table:table-row table:style-name="ro1">
          <table:table-cell office:value-type="float" office:value="0.0850762123295645" calcext:value-type="float">
            <text:p>0.0850762123295645,</text:p>
          </table:table-cell>
        </table:table-row>
        <table:table-row table:style-name="ro1">
          <table:table-cell office:value-type="float" office:value="0.0864131514657895" calcext:value-type="float">
            <text:p>0.0864131514657895,</text:p>
          </table:table-cell>
        </table:table-row>
        <table:table-row table:style-name="ro1">
          <table:table-cell office:value-type="float" office:value="0.0868050576276858" calcext:value-type="float">
            <text:p>0.0868050576276858,</text:p>
          </table:table-cell>
        </table:table-row>
        <table:table-row table:style-name="ro1">
          <table:table-cell office:value-type="float" office:value="0.0868795003543355" calcext:value-type="float">
            <text:p>0.0868795003543355,</text:p>
          </table:table-cell>
        </table:table-row>
        <table:table-row table:style-name="ro1">
          <table:table-cell office:value-type="float" office:value="0.087337194126329" calcext:value-type="float">
            <text:p>0.087337194126329,</text:p>
          </table:table-cell>
        </table:table-row>
        <table:table-row table:style-name="ro1">
          <table:table-cell office:value-type="float" office:value="0.0873781493698678" calcext:value-type="float">
            <text:p>0.0873781493698678,</text:p>
          </table:table-cell>
        </table:table-row>
        <table:table-row table:style-name="ro1">
          <table:table-cell office:value-type="float" office:value="0.0879310526512844" calcext:value-type="float">
            <text:p>0.0879310526512844,</text:p>
          </table:table-cell>
        </table:table-row>
        <table:table-row table:style-name="ro1">
          <table:table-cell office:value-type="float" office:value="0.088037934098617" calcext:value-type="float">
            <text:p>0.088037934098617,</text:p>
          </table:table-cell>
        </table:table-row>
        <table:table-row table:style-name="ro1">
          <table:table-cell office:value-type="float" office:value="0.0883933315271079" calcext:value-type="float">
            <text:p>0.0883933315271079,</text:p>
          </table:table-cell>
        </table:table-row>
        <table:table-row table:style-name="ro1">
          <table:table-cell office:value-type="float" office:value="0.0885845383799033" calcext:value-type="float">
            <text:p>0.0885845383799033,</text:p>
          </table:table-cell>
        </table:table-row>
        <table:table-row table:style-name="ro1">
          <table:table-cell office:value-type="float" office:value="0.0889814570093206" calcext:value-type="float">
            <text:p>0.0889814570093206,</text:p>
          </table:table-cell>
        </table:table-row>
        <table:table-row table:style-name="ro1">
          <table:table-cell office:value-type="float" office:value="0.0890123366749984" calcext:value-type="float">
            <text:p>0.0890123366749984,</text:p>
          </table:table-cell>
        </table:table-row>
        <table:table-row table:style-name="ro1">
          <table:table-cell office:value-type="float" office:value="0.0905878685559225" calcext:value-type="float">
            <text:p>0.0905878685559225,</text:p>
          </table:table-cell>
        </table:table-row>
        <table:table-row table:style-name="ro1">
          <table:table-cell office:value-type="float" office:value="0.0922703606133535" calcext:value-type="float">
            <text:p>0.0922703606133535,</text:p>
          </table:table-cell>
        </table:table-row>
        <table:table-row table:style-name="ro1">
          <table:table-cell office:value-type="float" office:value="0.0922794309791186" calcext:value-type="float">
            <text:p>0.0922794309791186,</text:p>
          </table:table-cell>
        </table:table-row>
        <table:table-row table:style-name="ro1">
          <table:table-cell office:value-type="float" office:value="0.0925900151546966" calcext:value-type="float">
            <text:p>0.0925900151546966,</text:p>
          </table:table-cell>
        </table:table-row>
        <table:table-row table:style-name="ro1">
          <table:table-cell office:value-type="float" office:value="0.0926586323153078" calcext:value-type="float">
            <text:p>0.0926586323153078,</text:p>
          </table:table-cell>
        </table:table-row>
        <table:table-row table:style-name="ro1">
          <table:table-cell office:value-type="float" office:value="0.0927157525901112" calcext:value-type="float">
            <text:p>0.0927157525901112,</text:p>
          </table:table-cell>
        </table:table-row>
        <table:table-row table:style-name="ro1">
          <table:table-cell office:value-type="float" office:value="0.0933741344835415" calcext:value-type="float">
            <text:p>0.0933741344835415,</text:p>
          </table:table-cell>
        </table:table-row>
        <table:table-row table:style-name="ro1">
          <table:table-cell office:value-type="float" office:value="0.0936354243704729" calcext:value-type="float">
            <text:p>0.0936354243704729,</text:p>
          </table:table-cell>
        </table:table-row>
        <table:table-row table:style-name="ro1">
          <table:table-cell office:value-type="float" office:value="0.0937473222681451" calcext:value-type="float">
            <text:p>0.0937473222681451,</text:p>
          </table:table-cell>
        </table:table-row>
        <table:table-row table:style-name="ro1">
          <table:table-cell office:value-type="float" office:value="0.0944197659628232" calcext:value-type="float">
            <text:p>0.0944197659628232,</text:p>
          </table:table-cell>
        </table:table-row>
        <table:table-row table:style-name="ro1">
          <table:table-cell office:value-type="float" office:value="0.0946860556390572" calcext:value-type="float">
            <text:p>0.0946860556390572,</text:p>
          </table:table-cell>
        </table:table-row>
        <table:table-row table:style-name="ro1">
          <table:table-cell office:value-type="float" office:value="0.0951953887012369" calcext:value-type="float">
            <text:p>0.0951953887012369,</text:p>
          </table:table-cell>
        </table:table-row>
        <table:table-row table:style-name="ro1">
          <table:table-cell office:value-type="float" office:value="0.0956813427249914" calcext:value-type="float">
            <text:p>0.0956813427249914,</text:p>
          </table:table-cell>
        </table:table-row>
        <table:table-row table:style-name="ro1">
          <table:table-cell office:value-type="float" office:value="0.0957262728122732" calcext:value-type="float">
            <text:p>0.0957262728122732,</text:p>
          </table:table-cell>
        </table:table-row>
        <table:table-row table:style-name="ro1">
          <table:table-cell office:value-type="float" office:value="0.0961502758484167" calcext:value-type="float">
            <text:p>0.0961502758484167,</text:p>
          </table:table-cell>
        </table:table-row>
        <table:table-row table:style-name="ro1">
          <table:table-cell office:value-type="float" office:value="0.0963246556766029" calcext:value-type="float">
            <text:p>0.0963246556766029,</text:p>
          </table:table-cell>
        </table:table-row>
        <table:table-row table:style-name="ro1">
          <table:table-cell office:value-type="float" office:value="0.0963667284537717" calcext:value-type="float">
            <text:p>0.0963667284537717,</text:p>
          </table:table-cell>
        </table:table-row>
        <table:table-row table:style-name="ro1">
          <table:table-cell office:value-type="float" office:value="0.0964749326342851" calcext:value-type="float">
            <text:p>0.0964749326342851,</text:p>
          </table:table-cell>
        </table:table-row>
        <table:table-row table:style-name="ro1">
          <table:table-cell office:value-type="float" office:value="0.0964874430007079" calcext:value-type="float">
            <text:p>0.0964874430007079,</text:p>
          </table:table-cell>
        </table:table-row>
        <table:table-row table:style-name="ro1">
          <table:table-cell office:value-type="float" office:value="0.0965208385615135" calcext:value-type="float">
            <text:p>0.0965208385615135,</text:p>
          </table:table-cell>
        </table:table-row>
        <table:table-row table:style-name="ro1">
          <table:table-cell office:value-type="float" office:value="0.0966304482243574" calcext:value-type="float">
            <text:p>0.0966304482243574,</text:p>
          </table:table-cell>
        </table:table-row>
        <table:table-row table:style-name="ro1">
          <table:table-cell office:value-type="float" office:value="0.0976337191470789" calcext:value-type="float">
            <text:p>0.0976337191470789,</text:p>
          </table:table-cell>
        </table:table-row>
        <table:table-row table:style-name="ro1">
          <table:table-cell office:value-type="float" office:value="0.0984484627666582" calcext:value-type="float">
            <text:p>0.0984484627666582,</text:p>
          </table:table-cell>
        </table:table-row>
        <table:table-row table:style-name="ro1">
          <table:table-cell office:value-type="float" office:value="0.0986243035048551" calcext:value-type="float">
            <text:p>0.0986243035048551,</text:p>
          </table:table-cell>
        </table:table-row>
        <table:table-row table:style-name="ro1">
          <table:table-cell office:value-type="float" office:value="0.0986324177633957" calcext:value-type="float">
            <text:p>0.0986324177633957,</text:p>
          </table:table-cell>
        </table:table-row>
        <table:table-row table:style-name="ro1">
          <table:table-cell office:value-type="float" office:value="0.0991132550265084" calcext:value-type="float">
            <text:p>0.0991132550265084,</text:p>
          </table:table-cell>
        </table:table-row>
        <table:table-row table:style-name="ro1">
          <table:table-cell office:value-type="float" office:value="0.0993505317581534" calcext:value-type="float">
            <text:p>0.0993505317581534,</text:p>
          </table:table-cell>
        </table:table-row>
        <table:table-row table:style-name="ro1">
          <table:table-cell office:value-type="float" office:value="0.0995126372617517" calcext:value-type="float">
            <text:p>0.0995126372617517,</text:p>
          </table:table-cell>
        </table:table-row>
        <table:table-row table:style-name="ro1">
          <table:table-cell office:value-type="float" office:value="0.0996011567013122" calcext:value-type="float">
            <text:p>0.0996011567013122,</text:p>
          </table:table-cell>
        </table:table-row>
        <table:table-row table:style-name="ro1">
          <table:table-cell office:value-type="float" office:value="0.0998050077856139" calcext:value-type="float">
            <text:p>0.0998050077856139,</text:p>
          </table:table-cell>
        </table:table-row>
        <table:table-row table:style-name="ro1">
          <table:table-cell office:value-type="float" office:value="0.0998172283752563" calcext:value-type="float">
            <text:p>0.0998172283752563,</text:p>
          </table:table-cell>
        </table:table-row>
        <table:table-row table:style-name="ro1">
          <table:table-cell office:value-type="float" office:value="0.10053586456563" calcext:value-type="float">
            <text:p>0.10053586456563,</text:p>
          </table:table-cell>
        </table:table-row>
        <table:table-row table:style-name="ro1">
          <table:table-cell office:value-type="float" office:value="0.10187091682905" calcext:value-type="float">
            <text:p>0.10187091682905,</text:p>
          </table:table-cell>
        </table:table-row>
        <table:table-row table:style-name="ro1">
          <table:table-cell office:value-type="float" office:value="0.101940134630487" calcext:value-type="float">
            <text:p>0.101940134630487,</text:p>
          </table:table-cell>
        </table:table-row>
        <table:table-row table:style-name="ro1">
          <table:table-cell office:value-type="float" office:value="0.102171127735144" calcext:value-type="float">
            <text:p>0.102171127735144,</text:p>
          </table:table-cell>
        </table:table-row>
        <table:table-row table:style-name="ro1">
          <table:table-cell office:value-type="float" office:value="0.102770568090924" calcext:value-type="float">
            <text:p>0.102770568090924,</text:p>
          </table:table-cell>
        </table:table-row>
        <table:table-row table:style-name="ro1">
          <table:table-cell office:value-type="float" office:value="0.102903433287262" calcext:value-type="float">
            <text:p>0.102903433287262,</text:p>
          </table:table-cell>
        </table:table-row>
        <table:table-row table:style-name="ro1">
          <table:table-cell office:value-type="float" office:value="0.102921260600861" calcext:value-type="float">
            <text:p>0.102921260600861,</text:p>
          </table:table-cell>
        </table:table-row>
        <table:table-row table:style-name="ro1">
          <table:table-cell office:value-type="float" office:value="0.103316025315574" calcext:value-type="float">
            <text:p>0.103316025315574,</text:p>
          </table:table-cell>
        </table:table-row>
        <table:table-row table:style-name="ro1">
          <table:table-cell office:value-type="float" office:value="0.103553267375602" calcext:value-type="float">
            <text:p>0.103553267375602,</text:p>
          </table:table-cell>
        </table:table-row>
        <table:table-row table:style-name="ro1">
          <table:table-cell office:value-type="float" office:value="0.103568406261259" calcext:value-type="float">
            <text:p>0.103568406261259,</text:p>
          </table:table-cell>
        </table:table-row>
        <table:table-row table:style-name="ro1">
          <table:table-cell office:value-type="float" office:value="0.103912246085218" calcext:value-type="float">
            <text:p>0.103912246085218,</text:p>
          </table:table-cell>
        </table:table-row>
        <table:table-row table:style-name="ro1">
          <table:table-cell office:value-type="float" office:value="0.104007916148055" calcext:value-type="float">
            <text:p>0.104007916148055,</text:p>
          </table:table-cell>
        </table:table-row>
        <table:table-row table:style-name="ro1">
          <table:table-cell office:value-type="float" office:value="0.104336224752188" calcext:value-type="float">
            <text:p>0.104336224752188,</text:p>
          </table:table-cell>
        </table:table-row>
        <table:table-row table:style-name="ro1">
          <table:table-cell office:value-type="float" office:value="0.104338273497677" calcext:value-type="float">
            <text:p>0.104338273497677,</text:p>
          </table:table-cell>
        </table:table-row>
        <table:table-row table:style-name="ro1">
          <table:table-cell office:value-type="float" office:value="0.10494086643599" calcext:value-type="float">
            <text:p>0.10494086643599,</text:p>
          </table:table-cell>
        </table:table-row>
        <table:table-row table:style-name="ro1">
          <table:table-cell office:value-type="float" office:value="0.106117067823632" calcext:value-type="float">
            <text:p>0.106117067823632,</text:p>
          </table:table-cell>
        </table:table-row>
        <table:table-row table:style-name="ro1">
          <table:table-cell office:value-type="float" office:value="0.106241890759993" calcext:value-type="float">
            <text:p>0.106241890759993,</text:p>
          </table:table-cell>
        </table:table-row>
        <table:table-row table:style-name="ro1">
          <table:table-cell office:value-type="float" office:value="0.107116060577659" calcext:value-type="float">
            <text:p>0.107116060577659,</text:p>
          </table:table-cell>
        </table:table-row>
        <table:table-row table:style-name="ro1">
          <table:table-cell office:value-type="float" office:value="0.10799642114228" calcext:value-type="float">
            <text:p>0.10799642114228,</text:p>
          </table:table-cell>
        </table:table-row>
        <table:table-row table:style-name="ro1">
          <table:table-cell office:value-type="float" office:value="0.108108288039155" calcext:value-type="float">
            <text:p>0.108108288039155,</text:p>
          </table:table-cell>
        </table:table-row>
        <table:table-row table:style-name="ro1">
          <table:table-cell office:value-type="float" office:value="0.108707652047406" calcext:value-type="float">
            <text:p>0.108707652047406,</text:p>
          </table:table-cell>
        </table:table-row>
        <table:table-row table:style-name="ro1">
          <table:table-cell office:value-type="float" office:value="0.108709603175932" calcext:value-type="float">
            <text:p>0.108709603175932,</text:p>
          </table:table-cell>
        </table:table-row>
        <table:table-row table:style-name="ro1">
          <table:table-cell office:value-type="float" office:value="0.108736709115767" calcext:value-type="float">
            <text:p>0.108736709115767,</text:p>
          </table:table-cell>
        </table:table-row>
        <table:table-row table:style-name="ro1">
          <table:table-cell office:value-type="float" office:value="0.109040485238032" calcext:value-type="float">
            <text:p>0.109040485238032,</text:p>
          </table:table-cell>
        </table:table-row>
        <table:table-row table:style-name="ro1">
          <table:table-cell office:value-type="float" office:value="0.109572007562777" calcext:value-type="float">
            <text:p>0.109572007562777,</text:p>
          </table:table-cell>
        </table:table-row>
        <table:table-row table:style-name="ro1">
          <table:table-cell office:value-type="float" office:value="0.110025641140408" calcext:value-type="float">
            <text:p>0.110025641140408,</text:p>
          </table:table-cell>
        </table:table-row>
        <table:table-row table:style-name="ro1">
          <table:table-cell office:value-type="float" office:value="0.110075751140259" calcext:value-type="float">
            <text:p>0.110075751140259,</text:p>
          </table:table-cell>
        </table:table-row>
        <table:table-row table:style-name="ro1">
          <table:table-cell office:value-type="float" office:value="0.110187816517282" calcext:value-type="float">
            <text:p>0.110187816517282,</text:p>
          </table:table-cell>
        </table:table-row>
        <table:table-row table:style-name="ro1">
          <table:table-cell office:value-type="float" office:value="0.110533111712035" calcext:value-type="float">
            <text:p>0.110533111712035,</text:p>
          </table:table-cell>
        </table:table-row>
        <table:table-row table:style-name="ro1">
          <table:table-cell office:value-type="float" office:value="0.111432825912243" calcext:value-type="float">
            <text:p>0.111432825912243,</text:p>
          </table:table-cell>
        </table:table-row>
        <table:table-row table:style-name="ro1">
          <table:table-cell office:value-type="float" office:value="0.111439626086236" calcext:value-type="float">
            <text:p>0.111439626086236,</text:p>
          </table:table-cell>
        </table:table-row>
        <table:table-row table:style-name="ro1">
          <table:table-cell office:value-type="float" office:value="0.11154879731023" calcext:value-type="float">
            <text:p>0.11154879731023,</text:p>
          </table:table-cell>
        </table:table-row>
        <table:table-row table:style-name="ro1">
          <table:table-cell office:value-type="float" office:value="0.113190042744447" calcext:value-type="float">
            <text:p>0.113190042744447,</text:p>
          </table:table-cell>
        </table:table-row>
        <table:table-row table:style-name="ro1">
          <table:table-cell office:value-type="float" office:value="0.114113298003833" calcext:value-type="float">
            <text:p>0.114113298003833,</text:p>
          </table:table-cell>
        </table:table-row>
        <table:table-row table:style-name="ro1">
          <table:table-cell office:value-type="float" office:value="0.114425675784293" calcext:value-type="float">
            <text:p>0.114425675784293,</text:p>
          </table:table-cell>
        </table:table-row>
        <table:table-row table:style-name="ro1">
          <table:table-cell office:value-type="float" office:value="0.114917999686797" calcext:value-type="float">
            <text:p>0.114917999686797,</text:p>
          </table:table-cell>
        </table:table-row>
        <table:table-row table:style-name="ro1">
          <table:table-cell office:value-type="float" office:value="0.115474949699603" calcext:value-type="float">
            <text:p>0.115474949699603,</text:p>
          </table:table-cell>
        </table:table-row>
        <table:table-row table:style-name="ro1">
          <table:table-cell office:value-type="float" office:value="0.11581429234548" calcext:value-type="float">
            <text:p>0.11581429234548,</text:p>
          </table:table-cell>
        </table:table-row>
        <table:table-row table:style-name="ro1">
          <table:table-cell office:value-type="float" office:value="0.116676443528374" calcext:value-type="float">
            <text:p>0.116676443528374,</text:p>
          </table:table-cell>
        </table:table-row>
        <table:table-row table:style-name="ro1">
          <table:table-cell office:value-type="float" office:value="0.11733675022453" calcext:value-type="float">
            <text:p>0.11733675022453,</text:p>
          </table:table-cell>
        </table:table-row>
        <table:table-row table:style-name="ro1">
          <table:table-cell office:value-type="float" office:value="0.117639960649272" calcext:value-type="float">
            <text:p>0.117639960649272,</text:p>
          </table:table-cell>
        </table:table-row>
        <table:table-row table:style-name="ro1">
          <table:table-cell office:value-type="float" office:value="0.117794846987644" calcext:value-type="float">
            <text:p>0.117794846987644,</text:p>
          </table:table-cell>
        </table:table-row>
        <table:table-row table:style-name="ro1">
          <table:table-cell office:value-type="float" office:value="0.118412815442901" calcext:value-type="float">
            <text:p>0.118412815442901,</text:p>
          </table:table-cell>
        </table:table-row>
        <table:table-row table:style-name="ro1">
          <table:table-cell office:value-type="float" office:value="0.118440183955957" calcext:value-type="float">
            <text:p>0.118440183955957,</text:p>
          </table:table-cell>
        </table:table-row>
        <table:table-row table:style-name="ro1">
          <table:table-cell office:value-type="float" office:value="0.118826229036362" calcext:value-type="float">
            <text:p>0.118826229036362,</text:p>
          </table:table-cell>
        </table:table-row>
        <table:table-row table:style-name="ro1">
          <table:table-cell office:value-type="float" office:value="0.119037715283445" calcext:value-type="float">
            <text:p>0.119037715283445,</text:p>
          </table:table-cell>
        </table:table-row>
        <table:table-row table:style-name="ro1">
          <table:table-cell office:value-type="float" office:value="0.119239173449714" calcext:value-type="float">
            <text:p>0.119239173449714,</text:p>
          </table:table-cell>
        </table:table-row>
        <table:table-row table:style-name="ro1">
          <table:table-cell office:value-type="float" office:value="0.119487045271103" calcext:value-type="float">
            <text:p>0.119487045271103,</text:p>
          </table:table-cell>
        </table:table-row>
        <table:table-row table:style-name="ro1">
          <table:table-cell office:value-type="float" office:value="0.119504247177376" calcext:value-type="float">
            <text:p>0.119504247177376,</text:p>
          </table:table-cell>
        </table:table-row>
        <table:table-row table:style-name="ro1">
          <table:table-cell office:value-type="float" office:value="0.119701358473985" calcext:value-type="float">
            <text:p>0.119701358473985,</text:p>
          </table:table-cell>
        </table:table-row>
        <table:table-row table:style-name="ro1">
          <table:table-cell office:value-type="float" office:value="0.119868555122884" calcext:value-type="float">
            <text:p>0.119868555122884,</text:p>
          </table:table-cell>
        </table:table-row>
        <table:table-row table:style-name="ro1">
          <table:table-cell office:value-type="float" office:value="0.119965545270007" calcext:value-type="float">
            <text:p>0.119965545270007,</text:p>
          </table:table-cell>
        </table:table-row>
        <table:table-row table:style-name="ro1">
          <table:table-cell office:value-type="float" office:value="0.120758036375785" calcext:value-type="float">
            <text:p>0.120758036375785,</text:p>
          </table:table-cell>
        </table:table-row>
        <table:table-row table:style-name="ro1">
          <table:table-cell office:value-type="float" office:value="0.121203397694298" calcext:value-type="float">
            <text:p>0.121203397694298,</text:p>
          </table:table-cell>
        </table:table-row>
        <table:table-row table:style-name="ro1">
          <table:table-cell office:value-type="float" office:value="0.12294837156269" calcext:value-type="float">
            <text:p>0.12294837156269,</text:p>
          </table:table-cell>
        </table:table-row>
        <table:table-row table:style-name="ro1">
          <table:table-cell office:value-type="float" office:value="0.123144706248519" calcext:value-type="float">
            <text:p>0.123144706248519,</text:p>
          </table:table-cell>
        </table:table-row>
        <table:table-row table:style-name="ro1">
          <table:table-cell office:value-type="float" office:value="0.123492178928792" calcext:value-type="float">
            <text:p>0.123492178928792,</text:p>
          </table:table-cell>
        </table:table-row>
        <table:table-row table:style-name="ro1">
          <table:table-cell office:value-type="float" office:value="0.123883176015971" calcext:value-type="float">
            <text:p>0.123883176015971,</text:p>
          </table:table-cell>
        </table:table-row>
        <table:table-row table:style-name="ro1">
          <table:table-cell office:value-type="float" office:value="0.12407575845204" calcext:value-type="float">
            <text:p>0.12407575845204,</text:p>
          </table:table-cell>
        </table:table-row>
        <table:table-row table:style-name="ro1">
          <table:table-cell office:value-type="float" office:value="0.124558030465991" calcext:value-type="float">
            <text:p>0.124558030465991,</text:p>
          </table:table-cell>
        </table:table-row>
        <table:table-row table:style-name="ro1">
          <table:table-cell office:value-type="float" office:value="0.124961651262381" calcext:value-type="float">
            <text:p>0.124961651262381,</text:p>
          </table:table-cell>
        </table:table-row>
        <table:table-row table:style-name="ro1">
          <table:table-cell office:value-type="float" office:value="0.1257609524093" calcext:value-type="float">
            <text:p>0.1257609524093,</text:p>
          </table:table-cell>
        </table:table-row>
        <table:table-row table:style-name="ro1">
          <table:table-cell office:value-type="float" office:value="0.126020161276807" calcext:value-type="float">
            <text:p>0.126020161276807,</text:p>
          </table:table-cell>
        </table:table-row>
        <table:table-row table:style-name="ro1">
          <table:table-cell office:value-type="float" office:value="0.127284874825122" calcext:value-type="float">
            <text:p>0.127284874825122,</text:p>
          </table:table-cell>
        </table:table-row>
        <table:table-row table:style-name="ro1">
          <table:table-cell office:value-type="float" office:value="0.127617618229081" calcext:value-type="float">
            <text:p>0.127617618229081,</text:p>
          </table:table-cell>
        </table:table-row>
        <table:table-row table:style-name="ro1">
          <table:table-cell office:value-type="float" office:value="0.12797032377347" calcext:value-type="float">
            <text:p>0.12797032377347,</text:p>
          </table:table-cell>
        </table:table-row>
        <table:table-row table:style-name="ro1">
          <table:table-cell office:value-type="float" office:value="0.129113737336004" calcext:value-type="float">
            <text:p>0.129113737336004,</text:p>
          </table:table-cell>
        </table:table-row>
        <table:table-row table:style-name="ro1">
          <table:table-cell office:value-type="float" office:value="0.129831373654428" calcext:value-type="float">
            <text:p>0.129831373654428,</text:p>
          </table:table-cell>
        </table:table-row>
        <table:table-row table:style-name="ro1">
          <table:table-cell office:value-type="float" office:value="0.129978542634124" calcext:value-type="float">
            <text:p>0.129978542634124,</text:p>
          </table:table-cell>
        </table:table-row>
        <table:table-row table:style-name="ro1">
          <table:table-cell office:value-type="float" office:value="0.130891117569929" calcext:value-type="float">
            <text:p>0.130891117569929,</text:p>
          </table:table-cell>
        </table:table-row>
        <table:table-row table:style-name="ro1">
          <table:table-cell office:value-type="float" office:value="0.131497179370679" calcext:value-type="float">
            <text:p>0.131497179370679,</text:p>
          </table:table-cell>
        </table:table-row>
        <table:table-row table:style-name="ro1">
          <table:table-cell office:value-type="float" office:value="0.131903928427903" calcext:value-type="float">
            <text:p>0.131903928427903,</text:p>
          </table:table-cell>
        </table:table-row>
        <table:table-row table:style-name="ro1">
          <table:table-cell office:value-type="float" office:value="0.132202445569316" calcext:value-type="float">
            <text:p>0.132202445569316,</text:p>
          </table:table-cell>
        </table:table-row>
        <table:table-row table:style-name="ro1">
          <table:table-cell office:value-type="float" office:value="0.132348955193478" calcext:value-type="float">
            <text:p>0.132348955193478,</text:p>
          </table:table-cell>
        </table:table-row>
        <table:table-row table:style-name="ro1">
          <table:table-cell office:value-type="float" office:value="0.13308019767031" calcext:value-type="float">
            <text:p>0.13308019767031,</text:p>
          </table:table-cell>
        </table:table-row>
        <table:table-row table:style-name="ro1">
          <table:table-cell office:value-type="float" office:value="0.133116236457567" calcext:value-type="float">
            <text:p>0.133116236457567,</text:p>
          </table:table-cell>
        </table:table-row>
        <table:table-row table:style-name="ro1">
          <table:table-cell office:value-type="float" office:value="0.133270552601812" calcext:value-type="float">
            <text:p>0.133270552601812,</text:p>
          </table:table-cell>
        </table:table-row>
        <table:table-row table:style-name="ro1">
          <table:table-cell office:value-type="float" office:value="0.133313007169726" calcext:value-type="float">
            <text:p>0.133313007169726,</text:p>
          </table:table-cell>
        </table:table-row>
        <table:table-row table:style-name="ro1">
          <table:table-cell office:value-type="float" office:value="0.13342611853314" calcext:value-type="float">
            <text:p>0.13342611853314,</text:p>
          </table:table-cell>
        </table:table-row>
        <table:table-row table:style-name="ro1">
          <table:table-cell office:value-type="float" office:value="0.134568911114119" calcext:value-type="float">
            <text:p>0.134568911114119,</text:p>
          </table:table-cell>
        </table:table-row>
        <table:table-row table:style-name="ro1">
          <table:table-cell office:value-type="float" office:value="0.135868189367487" calcext:value-type="float">
            <text:p>0.135868189367487,</text:p>
          </table:table-cell>
        </table:table-row>
        <table:table-row table:style-name="ro1">
          <table:table-cell office:value-type="float" office:value="0.136193041326713" calcext:value-type="float">
            <text:p>0.136193041326713,</text:p>
          </table:table-cell>
        </table:table-row>
        <table:table-row table:style-name="ro1">
          <table:table-cell office:value-type="float" office:value="0.137160760475576" calcext:value-type="float">
            <text:p>0.137160760475576,</text:p>
          </table:table-cell>
        </table:table-row>
        <table:table-row table:style-name="ro1">
          <table:table-cell office:value-type="float" office:value="0.137461495388567" calcext:value-type="float">
            <text:p>0.137461495388567,</text:p>
          </table:table-cell>
        </table:table-row>
        <table:table-row table:style-name="ro1">
          <table:table-cell office:value-type="float" office:value="0.137999468533869" calcext:value-type="float">
            <text:p>0.137999468533869,</text:p>
          </table:table-cell>
        </table:table-row>
        <table:table-row table:style-name="ro1">
          <table:table-cell office:value-type="float" office:value="0.140442756075907" calcext:value-type="float">
            <text:p>0.140442756075907,</text:p>
          </table:table-cell>
        </table:table-row>
        <table:table-row table:style-name="ro1">
          <table:table-cell office:value-type="float" office:value="0.140511483378289" calcext:value-type="float">
            <text:p>0.140511483378289,</text:p>
          </table:table-cell>
        </table:table-row>
        <table:table-row table:style-name="ro1">
          <table:table-cell office:value-type="float" office:value="0.141723290211253" calcext:value-type="float">
            <text:p>0.141723290211253,</text:p>
          </table:table-cell>
        </table:table-row>
        <table:table-row table:style-name="ro1">
          <table:table-cell office:value-type="float" office:value="0.142456313516517" calcext:value-type="float">
            <text:p>0.142456313516517,</text:p>
          </table:table-cell>
        </table:table-row>
        <table:table-row table:style-name="ro1">
          <table:table-cell office:value-type="float" office:value="0.142876037654354" calcext:value-type="float">
            <text:p>0.142876037654354,</text:p>
          </table:table-cell>
        </table:table-row>
        <table:table-row table:style-name="ro1">
          <table:table-cell office:value-type="float" office:value="0.144042825952204" calcext:value-type="float">
            <text:p>0.144042825952204,</text:p>
          </table:table-cell>
        </table:table-row>
        <table:table-row table:style-name="ro1">
          <table:table-cell office:value-type="float" office:value="0.145275908293079" calcext:value-type="float">
            <text:p>0.145275908293079,</text:p>
          </table:table-cell>
        </table:table-row>
        <table:table-row table:style-name="ro1">
          <table:table-cell office:value-type="float" office:value="0.145413924738769" calcext:value-type="float">
            <text:p>0.145413924738769,</text:p>
          </table:table-cell>
        </table:table-row>
        <table:table-row table:style-name="ro1">
          <table:table-cell office:value-type="float" office:value="0.146332218465761" calcext:value-type="float">
            <text:p>0.146332218465761,</text:p>
          </table:table-cell>
        </table:table-row>
        <table:table-row table:style-name="ro1">
          <table:table-cell office:value-type="float" office:value="0.147775083606008" calcext:value-type="float">
            <text:p>0.147775083606008,</text:p>
          </table:table-cell>
        </table:table-row>
        <table:table-row table:style-name="ro1">
          <table:table-cell office:value-type="float" office:value="0.14817375617687" calcext:value-type="float">
            <text:p>0.14817375617687,</text:p>
          </table:table-cell>
        </table:table-row>
        <table:table-row table:style-name="ro1">
          <table:table-cell office:value-type="float" office:value="0.148839614051588" calcext:value-type="float">
            <text:p>0.148839614051588,</text:p>
          </table:table-cell>
        </table:table-row>
        <table:table-row table:style-name="ro1">
          <table:table-cell office:value-type="float" office:value="0.149089577880766" calcext:value-type="float">
            <text:p>0.149089577880766,</text:p>
          </table:table-cell>
        </table:table-row>
        <table:table-row table:style-name="ro1">
          <table:table-cell office:value-type="float" office:value="0.150283527246708" calcext:value-type="float">
            <text:p>0.150283527246708,</text:p>
          </table:table-cell>
        </table:table-row>
        <table:table-row table:style-name="ro1">
          <table:table-cell office:value-type="float" office:value="0.150585594076058" calcext:value-type="float">
            <text:p>0.150585594076058,</text:p>
          </table:table-cell>
        </table:table-row>
        <table:table-row table:style-name="ro1">
          <table:table-cell office:value-type="float" office:value="0.150987528612463" calcext:value-type="float">
            <text:p>0.150987528612463,</text:p>
          </table:table-cell>
        </table:table-row>
        <table:table-row table:style-name="ro1">
          <table:table-cell office:value-type="float" office:value="0.151428922757124" calcext:value-type="float">
            <text:p>0.151428922757124,</text:p>
          </table:table-cell>
        </table:table-row>
        <table:table-row table:style-name="ro1">
          <table:table-cell office:value-type="float" office:value="0.151453366204586" calcext:value-type="float">
            <text:p>0.151453366204586,</text:p>
          </table:table-cell>
        </table:table-row>
        <table:table-row table:style-name="ro1">
          <table:table-cell office:value-type="float" office:value="0.151658005023085" calcext:value-type="float">
            <text:p>0.151658005023085,</text:p>
          </table:table-cell>
        </table:table-row>
        <table:table-row table:style-name="ro1">
          <table:table-cell office:value-type="float" office:value="0.15281362214135" calcext:value-type="float">
            <text:p>0.15281362214135,</text:p>
          </table:table-cell>
        </table:table-row>
        <table:table-row table:style-name="ro1">
          <table:table-cell office:value-type="float" office:value="0.153675889908662" calcext:value-type="float">
            <text:p>0.153675889908662,</text:p>
          </table:table-cell>
        </table:table-row>
        <table:table-row table:style-name="ro1">
          <table:table-cell office:value-type="float" office:value="0.155035365387319" calcext:value-type="float">
            <text:p>0.155035365387319,</text:p>
          </table:table-cell>
        </table:table-row>
        <table:table-row table:style-name="ro1">
          <table:table-cell office:value-type="float" office:value="0.15550128881284" calcext:value-type="float">
            <text:p>0.15550128881284,</text:p>
          </table:table-cell>
        </table:table-row>
        <table:table-row table:style-name="ro1">
          <table:table-cell office:value-type="float" office:value="0.155582790223985" calcext:value-type="float">
            <text:p>0.155582790223985,</text:p>
          </table:table-cell>
        </table:table-row>
        <table:table-row table:style-name="ro1">
          <table:table-cell office:value-type="float" office:value="0.156498855716181" calcext:value-type="float">
            <text:p>0.156498855716181,</text:p>
          </table:table-cell>
        </table:table-row>
        <table:table-row table:style-name="ro1">
          <table:table-cell office:value-type="float" office:value="0.158172955912943" calcext:value-type="float">
            <text:p>0.158172955912943,</text:p>
          </table:table-cell>
        </table:table-row>
        <table:table-row table:style-name="ro1">
          <table:table-cell office:value-type="float" office:value="0.160112807334016" calcext:value-type="float">
            <text:p>0.160112807334016,</text:p>
          </table:table-cell>
        </table:table-row>
        <table:table-row table:style-name="ro1">
          <table:table-cell office:value-type="float" office:value="0.161103833324541" calcext:value-type="float">
            <text:p>0.161103833324541,</text:p>
          </table:table-cell>
        </table:table-row>
        <table:table-row table:style-name="ro1">
          <table:table-cell office:value-type="float" office:value="0.161758417492863" calcext:value-type="float">
            <text:p>0.161758417492863,</text:p>
          </table:table-cell>
        </table:table-row>
        <table:table-row table:style-name="ro1">
          <table:table-cell office:value-type="float" office:value="0.162201971471627" calcext:value-type="float">
            <text:p>0.162201971471627,</text:p>
          </table:table-cell>
        </table:table-row>
        <table:table-row table:style-name="ro1">
          <table:table-cell office:value-type="float" office:value="0.162723754768659" calcext:value-type="float">
            <text:p>0.162723754768659,</text:p>
          </table:table-cell>
        </table:table-row>
        <table:table-row table:style-name="ro1">
          <table:table-cell office:value-type="float" office:value="0.164020959766216" calcext:value-type="float">
            <text:p>0.164020959766216,</text:p>
          </table:table-cell>
        </table:table-row>
        <table:table-row table:style-name="ro1">
          <table:table-cell office:value-type="float" office:value="0.165184732617183" calcext:value-type="float">
            <text:p>0.165184732617183,</text:p>
          </table:table-cell>
        </table:table-row>
        <table:table-row table:style-name="ro1">
          <table:table-cell office:value-type="float" office:value="0.166070632325477" calcext:value-type="float">
            <text:p>0.166070632325477,</text:p>
          </table:table-cell>
        </table:table-row>
        <table:table-row table:style-name="ro1">
          <table:table-cell office:value-type="float" office:value="0.166384226458476" calcext:value-type="float">
            <text:p>0.166384226458476,</text:p>
          </table:table-cell>
        </table:table-row>
        <table:table-row table:style-name="ro1">
          <table:table-cell office:value-type="float" office:value="0.166410533659138" calcext:value-type="float">
            <text:p>0.166410533659138,</text:p>
          </table:table-cell>
        </table:table-row>
        <table:table-row table:style-name="ro1">
          <table:table-cell office:value-type="float" office:value="0.167355883020575" calcext:value-type="float">
            <text:p>0.167355883020575,</text:p>
          </table:table-cell>
        </table:table-row>
        <table:table-row table:style-name="ro1">
          <table:table-cell office:value-type="float" office:value="0.16896476765174" calcext:value-type="float">
            <text:p>0.16896476765174,</text:p>
          </table:table-cell>
        </table:table-row>
        <table:table-row table:style-name="ro1">
          <table:table-cell office:value-type="float" office:value="0.169074902354924" calcext:value-type="float">
            <text:p>0.169074902354924,</text:p>
          </table:table-cell>
        </table:table-row>
        <table:table-row table:style-name="ro1">
          <table:table-cell office:value-type="float" office:value="0.16946395431757" calcext:value-type="float">
            <text:p>0.16946395431757,</text:p>
          </table:table-cell>
        </table:table-row>
        <table:table-row table:style-name="ro1">
          <table:table-cell office:value-type="float" office:value="0.169631673020039" calcext:value-type="float">
            <text:p>0.169631673020039,</text:p>
          </table:table-cell>
        </table:table-row>
        <table:table-row table:style-name="ro1">
          <table:table-cell office:value-type="float" office:value="0.17038395790224" calcext:value-type="float">
            <text:p>0.17038395790224,</text:p>
          </table:table-cell>
        </table:table-row>
        <table:table-row table:style-name="ro1">
          <table:table-cell office:value-type="float" office:value="0.171318823090911" calcext:value-type="float">
            <text:p>0.171318823090911,</text:p>
          </table:table-cell>
        </table:table-row>
        <table:table-row table:style-name="ro1">
          <table:table-cell office:value-type="float" office:value="0.172511654383514" calcext:value-type="float">
            <text:p>0.172511654383514,</text:p>
          </table:table-cell>
        </table:table-row>
        <table:table-row table:style-name="ro1">
          <table:table-cell office:value-type="float" office:value="0.175072631257032" calcext:value-type="float">
            <text:p>0.175072631257032,</text:p>
          </table:table-cell>
        </table:table-row>
        <table:table-row table:style-name="ro1">
          <table:table-cell office:value-type="float" office:value="0.176795361731204" calcext:value-type="float">
            <text:p>0.176795361731204,</text:p>
          </table:table-cell>
        </table:table-row>
        <table:table-row table:style-name="ro1">
          <table:table-cell office:value-type="float" office:value="0.178305295340593" calcext:value-type="float">
            <text:p>0.178305295340593,</text:p>
          </table:table-cell>
        </table:table-row>
        <table:table-row table:style-name="ro1">
          <table:table-cell office:value-type="float" office:value="0.180426475488602" calcext:value-type="float">
            <text:p>0.180426475488602,</text:p>
          </table:table-cell>
        </table:table-row>
        <table:table-row table:style-name="ro1">
          <table:table-cell office:value-type="float" office:value="0.180556746421883" calcext:value-type="float">
            <text:p>0.180556746421883,</text:p>
          </table:table-cell>
        </table:table-row>
        <table:table-row table:style-name="ro1">
          <table:table-cell office:value-type="float" office:value="0.180757400998215" calcext:value-type="float">
            <text:p>0.180757400998215,</text:p>
          </table:table-cell>
        </table:table-row>
        <table:table-row table:style-name="ro1">
          <table:table-cell office:value-type="float" office:value="0.181690366416785" calcext:value-type="float">
            <text:p>0.181690366416785,</text:p>
          </table:table-cell>
        </table:table-row>
        <table:table-row table:style-name="ro1">
          <table:table-cell office:value-type="float" office:value="0.181840183871143" calcext:value-type="float">
            <text:p>0.181840183871143,</text:p>
          </table:table-cell>
        </table:table-row>
        <table:table-row table:style-name="ro1">
          <table:table-cell office:value-type="float" office:value="0.18276186418813" calcext:value-type="float">
            <text:p>0.18276186418813,</text:p>
          </table:table-cell>
        </table:table-row>
        <table:table-row table:style-name="ro1">
          <table:table-cell office:value-type="float" office:value="0.184352835413955" calcext:value-type="float">
            <text:p>0.184352835413955,</text:p>
          </table:table-cell>
        </table:table-row>
        <table:table-row table:style-name="ro1">
          <table:table-cell office:value-type="float" office:value="0.184531715578991" calcext:value-type="float">
            <text:p>0.184531715578991,</text:p>
          </table:table-cell>
        </table:table-row>
        <table:table-row table:style-name="ro1">
          <table:table-cell office:value-type="float" office:value="0.186250344645926" calcext:value-type="float">
            <text:p>0.186250344645926,</text:p>
          </table:table-cell>
        </table:table-row>
        <table:table-row table:style-name="ro1">
          <table:table-cell office:value-type="float" office:value="0.187290592161791" calcext:value-type="float">
            <text:p>0.187290592161791,</text:p>
          </table:table-cell>
        </table:table-row>
        <table:table-row table:style-name="ro1">
          <table:table-cell office:value-type="float" office:value="0.187431207064628" calcext:value-type="float">
            <text:p>0.187431207064628,</text:p>
          </table:table-cell>
        </table:table-row>
        <table:table-row table:style-name="ro1">
          <table:table-cell office:value-type="float" office:value="0.187918023410041" calcext:value-type="float">
            <text:p>0.187918023410041,</text:p>
          </table:table-cell>
        </table:table-row>
        <table:table-row table:style-name="ro1">
          <table:table-cell office:value-type="float" office:value="0.189412066218604" calcext:value-type="float">
            <text:p>0.189412066218604,</text:p>
          </table:table-cell>
        </table:table-row>
        <table:table-row table:style-name="ro1">
          <table:table-cell office:value-type="float" office:value="0.189461232276069" calcext:value-type="float">
            <text:p>0.189461232276069,</text:p>
          </table:table-cell>
        </table:table-row>
        <table:table-row table:style-name="ro1">
          <table:table-cell office:value-type="float" office:value="0.189616081849393" calcext:value-type="float">
            <text:p>0.189616081849393,</text:p>
          </table:table-cell>
        </table:table-row>
        <table:table-row table:style-name="ro1">
          <table:table-cell office:value-type="float" office:value="0.19067788011538" calcext:value-type="float">
            <text:p>0.19067788011538,</text:p>
          </table:table-cell>
        </table:table-row>
        <table:table-row table:style-name="ro1">
          <table:table-cell office:value-type="float" office:value="0.192161383655956" calcext:value-type="float">
            <text:p>0.192161383655956,</text:p>
          </table:table-cell>
        </table:table-row>
        <table:table-row table:style-name="ro1">
          <table:table-cell office:value-type="float" office:value="0.193129445370199" calcext:value-type="float">
            <text:p>0.193129445370199,</text:p>
          </table:table-cell>
        </table:table-row>
        <table:table-row table:style-name="ro1">
          <table:table-cell office:value-type="float" office:value="0.19360189180023" calcext:value-type="float">
            <text:p>0.19360189180023,</text:p>
          </table:table-cell>
        </table:table-row>
        <table:table-row table:style-name="ro1">
          <table:table-cell office:value-type="float" office:value="0.194931403900609" calcext:value-type="float">
            <text:p>0.194931403900609,</text:p>
          </table:table-cell>
        </table:table-row>
        <table:table-row table:style-name="ro1">
          <table:table-cell office:value-type="float" office:value="0.195533770038527" calcext:value-type="float">
            <text:p>0.195533770038527,</text:p>
          </table:table-cell>
        </table:table-row>
        <table:table-row table:style-name="ro1">
          <table:table-cell office:value-type="float" office:value="0.196896104837792" calcext:value-type="float">
            <text:p>0.196896104837792,</text:p>
          </table:table-cell>
        </table:table-row>
        <table:table-row table:style-name="ro1">
          <table:table-cell office:value-type="float" office:value="0.197958195590253" calcext:value-type="float">
            <text:p>0.197958195590253,</text:p>
          </table:table-cell>
        </table:table-row>
        <table:table-row table:style-name="ro1">
          <table:table-cell office:value-type="float" office:value="0.199166547943643" calcext:value-type="float">
            <text:p>0.199166547943643,</text:p>
          </table:table-cell>
        </table:table-row>
        <table:table-row table:style-name="ro1">
          <table:table-cell office:value-type="float" office:value="0.200878225665861" calcext:value-type="float">
            <text:p>0.200878225665861,</text:p>
          </table:table-cell>
        </table:table-row>
        <table:table-row table:style-name="ro1">
          <table:table-cell office:value-type="float" office:value="0.20516250928591" calcext:value-type="float">
            <text:p>0.20516250928591,</text:p>
          </table:table-cell>
        </table:table-row>
        <table:table-row table:style-name="ro1">
          <table:table-cell office:value-type="float" office:value="0.207041644063586" calcext:value-type="float">
            <text:p>0.207041644063586,</text:p>
          </table:table-cell>
        </table:table-row>
        <table:table-row table:style-name="ro1">
          <table:table-cell office:value-type="float" office:value="0.207776180113139" calcext:value-type="float">
            <text:p>0.207776180113139,</text:p>
          </table:table-cell>
        </table:table-row>
        <table:table-row table:style-name="ro1">
          <table:table-cell office:value-type="float" office:value="0.208119885820319" calcext:value-type="float">
            <text:p>0.208119885820319,</text:p>
          </table:table-cell>
        </table:table-row>
        <table:table-row table:style-name="ro1">
          <table:table-cell office:value-type="float" office:value="0.210283032527339" calcext:value-type="float">
            <text:p>0.210283032527339,</text:p>
          </table:table-cell>
        </table:table-row>
        <table:table-row table:style-name="ro1">
          <table:table-cell office:value-type="float" office:value="0.211332071898789" calcext:value-type="float">
            <text:p>0.211332071898789,</text:p>
          </table:table-cell>
        </table:table-row>
        <table:table-row table:style-name="ro1">
          <table:table-cell office:value-type="float" office:value="0.215581693417919" calcext:value-type="float">
            <text:p>0.215581693417919,</text:p>
          </table:table-cell>
        </table:table-row>
        <table:table-row table:style-name="ro1">
          <table:table-cell office:value-type="float" office:value="0.218658641644103" calcext:value-type="float">
            <text:p>0.218658641644103,</text:p>
          </table:table-cell>
        </table:table-row>
        <table:table-row table:style-name="ro1">
          <table:table-cell office:value-type="float" office:value="0.219954006969392" calcext:value-type="float">
            <text:p>0.219954006969392,</text:p>
          </table:table-cell>
        </table:table-row>
        <table:table-row table:style-name="ro1">
          <table:table-cell office:value-type="float" office:value="0.220052927268983" calcext:value-type="float">
            <text:p>0.220052927268983,</text:p>
          </table:table-cell>
        </table:table-row>
        <table:table-row table:style-name="ro1">
          <table:table-cell office:value-type="float" office:value="0.223344183761394" calcext:value-type="float">
            <text:p>0.223344183761394,</text:p>
          </table:table-cell>
        </table:table-row>
        <table:table-row table:style-name="ro1">
          <table:table-cell office:value-type="float" office:value="0.223820443729479" calcext:value-type="float">
            <text:p>0.223820443729479,</text:p>
          </table:table-cell>
        </table:table-row>
        <table:table-row table:style-name="ro1">
          <table:table-cell office:value-type="float" office:value="0.228391058648048" calcext:value-type="float">
            <text:p>0.228391058648048,</text:p>
          </table:table-cell>
        </table:table-row>
        <table:table-row table:style-name="ro1">
          <table:table-cell office:value-type="float" office:value="0.231413150455144" calcext:value-type="float">
            <text:p>0.231413150455144,</text:p>
          </table:table-cell>
        </table:table-row>
        <table:table-row table:style-name="ro1">
          <table:table-cell office:value-type="float" office:value="0.232184525646275" calcext:value-type="float">
            <text:p>0.232184525646275,</text:p>
          </table:table-cell>
        </table:table-row>
        <table:table-row table:style-name="ro1">
          <table:table-cell office:value-type="float" office:value="0.232757012086537" calcext:value-type="float">
            <text:p>0.232757012086537,</text:p>
          </table:table-cell>
        </table:table-row>
        <table:table-row table:style-name="ro1">
          <table:table-cell office:value-type="float" office:value="0.233803352225208" calcext:value-type="float">
            <text:p>0.233803352225208,</text:p>
          </table:table-cell>
        </table:table-row>
        <table:table-row table:style-name="ro1">
          <table:table-cell office:value-type="float" office:value="0.239765258297187" calcext:value-type="float">
            <text:p>0.239765258297187,</text:p>
          </table:table-cell>
        </table:table-row>
        <table:table-row table:style-name="ro1">
          <table:table-cell office:value-type="float" office:value="0.242120780409976" calcext:value-type="float">
            <text:p>0.242120780409976,</text:p>
          </table:table-cell>
        </table:table-row>
        <table:table-row table:style-name="ro1">
          <table:table-cell office:value-type="float" office:value="0.244087774086221" calcext:value-type="float">
            <text:p>0.244087774086221,</text:p>
          </table:table-cell>
        </table:table-row>
        <table:table-row table:style-name="ro1">
          <table:table-cell office:value-type="float" office:value="0.244353052706607" calcext:value-type="float">
            <text:p>0.244353052706607,</text:p>
          </table:table-cell>
        </table:table-row>
        <table:table-row table:style-name="ro1">
          <table:table-cell office:value-type="float" office:value="0.245493938254726" calcext:value-type="float">
            <text:p>0.245493938254726,</text:p>
          </table:table-cell>
        </table:table-row>
        <table:table-row table:style-name="ro1">
          <table:table-cell office:value-type="float" office:value="0.247288958255081" calcext:value-type="float">
            <text:p>0.247288958255081,</text:p>
          </table:table-cell>
        </table:table-row>
        <table:table-row table:style-name="ro1">
          <table:table-cell office:value-type="float" office:value="0.248222626594947" calcext:value-type="float">
            <text:p>0.248222626594947,</text:p>
          </table:table-cell>
        </table:table-row>
        <table:table-row table:style-name="ro1">
          <table:table-cell office:value-type="float" office:value="0.249065145121392" calcext:value-type="float">
            <text:p>0.249065145121392,</text:p>
          </table:table-cell>
        </table:table-row>
        <table:table-row table:style-name="ro1">
          <table:table-cell office:value-type="float" office:value="0.251952586843132" calcext:value-type="float">
            <text:p>0.251952586843132,</text:p>
          </table:table-cell>
        </table:table-row>
        <table:table-row table:style-name="ro1">
          <table:table-cell office:value-type="float" office:value="0.251983470448458" calcext:value-type="float">
            <text:p>0.251983470448458,</text:p>
          </table:table-cell>
        </table:table-row>
        <table:table-row table:style-name="ro1">
          <table:table-cell office:value-type="float" office:value="0.254912135422449" calcext:value-type="float">
            <text:p>0.254912135422449,</text:p>
          </table:table-cell>
        </table:table-row>
        <table:table-row table:style-name="ro1">
          <table:table-cell office:value-type="float" office:value="0.255403463884698" calcext:value-type="float">
            <text:p>0.255403463884698,</text:p>
          </table:table-cell>
        </table:table-row>
        <table:table-row table:style-name="ro1">
          <table:table-cell office:value-type="float" office:value="0.25586723474472" calcext:value-type="float">
            <text:p>0.25586723474472,</text:p>
          </table:table-cell>
        </table:table-row>
        <table:table-row table:style-name="ro1">
          <table:table-cell office:value-type="float" office:value="0.259313044510976" calcext:value-type="float">
            <text:p>0.259313044510976,</text:p>
          </table:table-cell>
        </table:table-row>
        <table:table-row table:style-name="ro1">
          <table:table-cell office:value-type="float" office:value="0.260144568448446" calcext:value-type="float">
            <text:p>0.260144568448446,</text:p>
          </table:table-cell>
        </table:table-row>
        <table:table-row table:style-name="ro1">
          <table:table-cell office:value-type="float" office:value="0.263514582546409" calcext:value-type="float">
            <text:p>0.263514582546409,</text:p>
          </table:table-cell>
        </table:table-row>
        <table:table-row table:style-name="ro1">
          <table:table-cell office:value-type="float" office:value="0.26370194026438" calcext:value-type="float">
            <text:p>0.26370194026438,</text:p>
          </table:table-cell>
        </table:table-row>
        <table:table-row table:style-name="ro1">
          <table:table-cell office:value-type="float" office:value="0.264139058450583" calcext:value-type="float">
            <text:p>0.264139058450583,</text:p>
          </table:table-cell>
        </table:table-row>
        <table:table-row table:style-name="ro1">
          <table:table-cell office:value-type="float" office:value="0.26419646326429" calcext:value-type="float">
            <text:p>0.26419646326429,</text:p>
          </table:table-cell>
        </table:table-row>
        <table:table-row table:style-name="ro1">
          <table:table-cell office:value-type="float" office:value="0.264631071505055" calcext:value-type="float">
            <text:p>0.264631071505055,</text:p>
          </table:table-cell>
        </table:table-row>
        <table:table-row table:style-name="ro1">
          <table:table-cell office:value-type="float" office:value="0.267638240615371" calcext:value-type="float">
            <text:p>0.267638240615371,</text:p>
          </table:table-cell>
        </table:table-row>
        <table:table-row table:style-name="ro1">
          <table:table-cell office:value-type="float" office:value="0.269773256183967" calcext:value-type="float">
            <text:p>0.269773256183967,</text:p>
          </table:table-cell>
        </table:table-row>
        <table:table-row table:style-name="ro1">
          <table:table-cell office:value-type="float" office:value="0.270031774088375" calcext:value-type="float">
            <text:p>0.270031774088375,</text:p>
          </table:table-cell>
        </table:table-row>
        <table:table-row table:style-name="ro1">
          <table:table-cell office:value-type="float" office:value="0.271331110804098" calcext:value-type="float">
            <text:p>0.271331110804098,</text:p>
          </table:table-cell>
        </table:table-row>
        <table:table-row table:style-name="ro1">
          <table:table-cell office:value-type="float" office:value="0.273157090298644" calcext:value-type="float">
            <text:p>0.273157090298644,</text:p>
          </table:table-cell>
        </table:table-row>
        <table:table-row table:style-name="ro1">
          <table:table-cell office:value-type="float" office:value="0.274188109098188" calcext:value-type="float">
            <text:p>0.274188109098188,</text:p>
          </table:table-cell>
        </table:table-row>
        <table:table-row table:style-name="ro1">
          <table:table-cell office:value-type="float" office:value="0.27424489901243" calcext:value-type="float">
            <text:p>0.27424489901243,</text:p>
          </table:table-cell>
        </table:table-row>
        <table:table-row table:style-name="ro1">
          <table:table-cell office:value-type="float" office:value="0.274483466468816" calcext:value-type="float">
            <text:p>0.274483466468816,</text:p>
          </table:table-cell>
        </table:table-row>
        <table:table-row table:style-name="ro1">
          <table:table-cell office:value-type="float" office:value="0.277119287781522" calcext:value-type="float">
            <text:p>0.277119287781522,</text:p>
          </table:table-cell>
        </table:table-row>
        <table:table-row table:style-name="ro1">
          <table:table-cell office:value-type="float" office:value="0.277514909184529" calcext:value-type="float">
            <text:p>0.277514909184529,</text:p>
          </table:table-cell>
        </table:table-row>
        <table:table-row table:style-name="ro1">
          <table:table-cell office:value-type="float" office:value="0.278488532350325" calcext:value-type="float">
            <text:p>0.278488532350325,</text:p>
          </table:table-cell>
        </table:table-row>
        <table:table-row table:style-name="ro1">
          <table:table-cell office:value-type="float" office:value="0.280290171892719" calcext:value-type="float">
            <text:p>0.280290171892719,</text:p>
          </table:table-cell>
        </table:table-row>
        <table:table-row table:style-name="ro1">
          <table:table-cell office:value-type="float" office:value="0.28057504355588" calcext:value-type="float">
            <text:p>0.28057504355588,</text:p>
          </table:table-cell>
        </table:table-row>
        <table:table-row table:style-name="ro1">
          <table:table-cell office:value-type="float" office:value="0.281010796084309" calcext:value-type="float">
            <text:p>0.281010796084309,</text:p>
          </table:table-cell>
        </table:table-row>
        <table:table-row table:style-name="ro1">
          <table:table-cell office:value-type="float" office:value="0.281503472080904" calcext:value-type="float">
            <text:p>0.281503472080904,</text:p>
          </table:table-cell>
        </table:table-row>
        <table:table-row table:style-name="ro1">
          <table:table-cell office:value-type="float" office:value="0.282432184536789" calcext:value-type="float">
            <text:p>0.282432184536789,</text:p>
          </table:table-cell>
        </table:table-row>
        <table:table-row table:style-name="ro1">
          <table:table-cell office:value-type="float" office:value="0.283639603237207" calcext:value-type="float">
            <text:p>0.283639603237207,</text:p>
          </table:table-cell>
        </table:table-row>
        <table:table-row table:style-name="ro1">
          <table:table-cell office:value-type="float" office:value="0.284718945281557" calcext:value-type="float">
            <text:p>0.284718945281557,</text:p>
          </table:table-cell>
        </table:table-row>
        <table:table-row table:style-name="ro1">
          <table:table-cell office:value-type="float" office:value="0.285911236837739" calcext:value-type="float">
            <text:p>0.285911236837739,</text:p>
          </table:table-cell>
        </table:table-row>
        <table:table-row table:style-name="ro1">
          <table:table-cell office:value-type="float" office:value="0.287576012515367" calcext:value-type="float">
            <text:p>0.287576012515367,</text:p>
          </table:table-cell>
        </table:table-row>
        <table:table-row table:style-name="ro1">
          <table:table-cell office:value-type="float" office:value="0.287586543350038" calcext:value-type="float">
            <text:p>0.287586543350038,</text:p>
          </table:table-cell>
        </table:table-row>
        <table:table-row table:style-name="ro1">
          <table:table-cell office:value-type="float" office:value="0.28983577155345" calcext:value-type="float">
            <text:p>0.28983577155345,</text:p>
          </table:table-cell>
        </table:table-row>
        <table:table-row table:style-name="ro1">
          <table:table-cell office:value-type="float" office:value="0.290073882563511" calcext:value-type="float">
            <text:p>0.290073882563511,</text:p>
          </table:table-cell>
        </table:table-row>
        <table:table-row table:style-name="ro1">
          <table:table-cell office:value-type="float" office:value="0.291544587334349" calcext:value-type="float">
            <text:p>0.291544587334349,</text:p>
          </table:table-cell>
        </table:table-row>
        <table:table-row table:style-name="ro1">
          <table:table-cell office:value-type="float" office:value="0.29169216581002" calcext:value-type="float">
            <text:p>0.29169216581002,</text:p>
          </table:table-cell>
        </table:table-row>
        <table:table-row table:style-name="ro1">
          <table:table-cell office:value-type="float" office:value="0.291765828347073" calcext:value-type="float">
            <text:p>0.291765828347073,</text:p>
          </table:table-cell>
        </table:table-row>
        <table:table-row table:style-name="ro1">
          <table:table-cell office:value-type="float" office:value="0.293309892043592" calcext:value-type="float">
            <text:p>0.293309892043592,</text:p>
          </table:table-cell>
        </table:table-row>
        <table:table-row table:style-name="ro1">
          <table:table-cell office:value-type="float" office:value="0.294089604131793" calcext:value-type="float">
            <text:p>0.294089604131793,</text:p>
          </table:table-cell>
        </table:table-row>
        <table:table-row table:style-name="ro1">
          <table:table-cell office:value-type="float" office:value="0.297557596864553" calcext:value-type="float">
            <text:p>0.297557596864553,</text:p>
          </table:table-cell>
        </table:table-row>
        <table:table-row table:style-name="ro1">
          <table:table-cell office:value-type="float" office:value="0.299580994159854" calcext:value-type="float">
            <text:p>0.299580994159854,</text:p>
          </table:table-cell>
        </table:table-row>
        <table:table-row table:style-name="ro1">
          <table:table-cell office:value-type="float" office:value="0.302626899676564" calcext:value-type="float">
            <text:p>0.302626899676564,</text:p>
          </table:table-cell>
        </table:table-row>
        <table:table-row table:style-name="ro1">
          <table:table-cell office:value-type="float" office:value="0.302795685251938" calcext:value-type="float">
            <text:p>0.302795685251938,</text:p>
          </table:table-cell>
        </table:table-row>
        <table:table-row table:style-name="ro1">
          <table:table-cell office:value-type="float" office:value="0.302934140144555" calcext:value-type="float">
            <text:p>0.302934140144555,</text:p>
          </table:table-cell>
        </table:table-row>
        <table:table-row table:style-name="ro1">
          <table:table-cell office:value-type="float" office:value="0.303541912310728" calcext:value-type="float">
            <text:p>0.303541912310728,</text:p>
          </table:table-cell>
        </table:table-row>
        <table:table-row table:style-name="ro1">
          <table:table-cell office:value-type="float" office:value="0.303581965925863" calcext:value-type="float">
            <text:p>0.303581965925863,</text:p>
          </table:table-cell>
        </table:table-row>
        <table:table-row table:style-name="ro1">
          <table:table-cell office:value-type="float" office:value="0.3039313432873" calcext:value-type="float">
            <text:p>0.3039313432873,</text:p>
          </table:table-cell>
        </table:table-row>
        <table:table-row table:style-name="ro1">
          <table:table-cell office:value-type="float" office:value="0.305166841316935" calcext:value-type="float">
            <text:p>0.305166841316935,</text:p>
          </table:table-cell>
        </table:table-row>
        <table:table-row table:style-name="ro1">
          <table:table-cell office:value-type="float" office:value="0.305595006669397" calcext:value-type="float">
            <text:p>0.305595006669397,</text:p>
          </table:table-cell>
        </table:table-row>
        <table:table-row table:style-name="ro1">
          <table:table-cell office:value-type="float" office:value="0.306486958670642" calcext:value-type="float">
            <text:p>0.306486958670642,</text:p>
          </table:table-cell>
        </table:table-row>
        <table:table-row table:style-name="ro1">
          <table:table-cell office:value-type="float" office:value="0.313458145127781" calcext:value-type="float">
            <text:p>0.313458145127781,</text:p>
          </table:table-cell>
        </table:table-row>
        <table:table-row table:style-name="ro1">
          <table:table-cell office:value-type="float" office:value="0.317887769743672" calcext:value-type="float">
            <text:p>0.317887769743672,</text:p>
          </table:table-cell>
        </table:table-row>
        <table:table-row table:style-name="ro1">
          <table:table-cell office:value-type="float" office:value="0.318357190731033" calcext:value-type="float">
            <text:p>0.318357190731033,</text:p>
          </table:table-cell>
        </table:table-row>
        <table:table-row table:style-name="ro1">
          <table:table-cell office:value-type="float" office:value="0.326607374136469" calcext:value-type="float">
            <text:p>0.326607374136469,</text:p>
          </table:table-cell>
        </table:table-row>
        <table:table-row table:style-name="ro1">
          <table:table-cell office:value-type="float" office:value="0.329284148390796" calcext:value-type="float">
            <text:p>0.329284148390796,</text:p>
          </table:table-cell>
        </table:table-row>
        <table:table-row table:style-name="ro1">
          <table:table-cell office:value-type="float" office:value="0.337346589261678" calcext:value-type="float">
            <text:p>0.337346589261678,</text:p>
          </table:table-cell>
        </table:table-row>
        <table:table-row table:style-name="ro1">
          <table:table-cell office:value-type="float" office:value="0.338986076270484" calcext:value-type="float">
            <text:p>0.338986076270484,</text:p>
          </table:table-cell>
        </table:table-row>
        <table:table-row table:style-name="ro1">
          <table:table-cell office:value-type="float" office:value="0.349108775034348" calcext:value-type="float">
            <text:p>0.349108775034348,</text:p>
          </table:table-cell>
        </table:table-row>
        <table:table-row table:style-name="ro1">
          <table:table-cell office:value-type="float" office:value="0.352053480606922" calcext:value-type="float">
            <text:p>0.352053480606922,</text:p>
          </table:table-cell>
        </table:table-row>
        <table:table-row table:style-name="ro1">
          <table:table-cell office:value-type="float" office:value="0.366259928131534" calcext:value-type="float">
            <text:p>0.366259928131534,</text:p>
          </table:table-cell>
        </table:table-row>
        <table:table-row table:style-name="ro1">
          <table:table-cell office:value-type="float" office:value="0.369594648398324" calcext:value-type="float">
            <text:p>0.369594648398324,</text:p>
          </table:table-cell>
        </table:table-row>
        <table:table-row table:style-name="ro1">
          <table:table-cell office:value-type="float" office:value="0.372243359962563" calcext:value-type="float">
            <text:p>0.372243359962563,</text:p>
          </table:table-cell>
        </table:table-row>
        <table:table-row table:style-name="ro1">
          <table:table-cell office:value-type="float" office:value="0.38543541437686" calcext:value-type="float">
            <text:p>0.38543541437686,</text:p>
          </table:table-cell>
        </table:table-row>
        <table:table-row table:style-name="ro1">
          <table:table-cell office:value-type="float" office:value="0.411392167708371" calcext:value-type="float">
            <text:p>0.411392167708371,</text:p>
          </table:table-cell>
        </table:table-row>
        <table:table-row table:style-name="ro1">
          <table:table-cell office:value-type="float" office:value="0.449836339450695" calcext:value-type="float">
            <text:p>0.449836339450695,</text:p>
          </table:table-cell>
        </table:table-row>
        <table:table-row table:style-name="ro1">
          <table:table-cell office:value-type="float" office:value="0.452262558700847" calcext:value-type="float">
            <text:p>0.452262558700847,</text:p>
          </table:table-cell>
        </table:table-row>
        <table:table-row table:style-name="ro1">
          <table:table-cell office:value-type="float" office:value="0.471299668582743" calcext:value-type="float">
            <text:p>0.471299668582743,</text:p>
          </table:table-cell>
        </table:table-row>
        <table:table-row table:style-name="ro1">
          <table:table-cell office:value-type="float" office:value="0.480385240575432" calcext:value-type="float">
            <text:p>0.480385240575432,</text:p>
          </table:table-cell>
        </table:table-row>
        <table:table-row table:style-name="ro1">
          <table:table-cell office:value-type="float" office:value="0.495746400844483" calcext:value-type="float">
            <text:p>0.495746400844483,</text:p>
          </table:table-cell>
        </table:table-row>
        <table:table-row table:style-name="ro1">
          <table:table-cell office:value-type="float" office:value="0.502507102131893" calcext:value-type="float">
            <text:p>0.502507102131893,</text:p>
          </table:table-cell>
        </table:table-row>
        <table:table-row table:style-name="ro1">
          <table:table-cell office:value-type="float" office:value="0.510077017025119" calcext:value-type="float">
            <text:p>0.510077017025119,</text:p>
          </table:table-cell>
        </table:table-row>
        <table:table-row table:style-name="ro1">
          <table:table-cell office:value-type="float" office:value="0.516853142310918" calcext:value-type="float">
            <text:p>0.516853142310918,</text:p>
          </table:table-cell>
        </table:table-row>
        <table:table-row table:style-name="ro1">
          <table:table-cell office:value-type="float" office:value="0.559054225956661" calcext:value-type="float">
            <text:p>0.559054225956661,</text:p>
          </table:table-cell>
        </table:table-row>
        <table:table-row table:style-name="ro1">
          <table:table-cell office:value-type="float" office:value="0.576882634377882" calcext:value-type="float">
            <text:p>0.576882634377882,</text:p>
          </table:table-cell>
        </table:table-row>
        <table:table-row table:style-name="ro1" table:number-rows-repeated="1048082">
          <table:table-cell/>
        </table:table-row>
        <table:table-row table:style-name="ro1">
          <table:table-cell/>
        </table:table-row>
      </table:table>
      <table:table table:name="cheating from 7m" table:style-name="ta1">
        <table:table-column table:style-name="co1" table:default-cell-style-name="Default"/>
        <table:table-row table:style-name="ro1">
          <table:table-cell office:value-type="float" office:value="0.000759940169237083" calcext:value-type="float">
            <text:p>0.0007599402</text:p>
          </table:table-cell>
        </table:table-row>
        <table:table-row table:style-name="ro1">
          <table:table-cell office:value-type="float" office:value="0.00875567405524969" calcext:value-type="float">
            <text:p>0.0087556741</text:p>
          </table:table-cell>
        </table:table-row>
        <table:table-row table:style-name="ro1">
          <table:table-cell office:value-type="float" office:value="0.010111527436365" calcext:value-type="float">
            <text:p>0.0101115274</text:p>
          </table:table-cell>
        </table:table-row>
        <table:table-row table:style-name="ro1">
          <table:table-cell office:value-type="float" office:value="0.0109654554044614" calcext:value-type="float">
            <text:p>0.0109654554</text:p>
          </table:table-cell>
        </table:table-row>
        <table:table-row table:style-name="ro1">
          <table:table-cell office:value-type="float" office:value="0.0110887454502606" calcext:value-type="float">
            <text:p>0.0110887455</text:p>
          </table:table-cell>
        </table:table-row>
        <table:table-row table:style-name="ro1">
          <table:table-cell office:value-type="float" office:value="0.0119261342778643" calcext:value-type="float">
            <text:p>0.0119261343</text:p>
          </table:table-cell>
        </table:table-row>
        <table:table-row table:style-name="ro1">
          <table:table-cell office:value-type="float" office:value="0.0124836670656414" calcext:value-type="float">
            <text:p>0.0124836671</text:p>
          </table:table-cell>
        </table:table-row>
        <table:table-row table:style-name="ro1">
          <table:table-cell office:value-type="float" office:value="0.0129264289669262" calcext:value-type="float">
            <text:p>0.012926429</text:p>
          </table:table-cell>
        </table:table-row>
        <table:table-row table:style-name="ro1">
          <table:table-cell office:value-type="float" office:value="0.0131811226052569" calcext:value-type="float">
            <text:p>0.0131811226</text:p>
          </table:table-cell>
        </table:table-row>
        <table:table-row table:style-name="ro1">
          <table:table-cell office:value-type="float" office:value="0.0140609141984793" calcext:value-type="float">
            <text:p>0.0140609142</text:p>
          </table:table-cell>
        </table:table-row>
        <table:table-row table:style-name="ro1">
          <table:table-cell office:value-type="float" office:value="0.0152717022933313" calcext:value-type="float">
            <text:p>0.0152717023</text:p>
          </table:table-cell>
        </table:table-row>
        <table:table-row table:style-name="ro1">
          <table:table-cell office:value-type="float" office:value="0.0161791543005574" calcext:value-type="float">
            <text:p>0.0161791543</text:p>
          </table:table-cell>
        </table:table-row>
        <table:table-row table:style-name="ro1">
          <table:table-cell office:value-type="float" office:value="0.0161813865358074" calcext:value-type="float">
            <text:p>0.0161813865</text:p>
          </table:table-cell>
        </table:table-row>
        <table:table-row table:style-name="ro1">
          <table:table-cell office:value-type="float" office:value="0.0165432150069567" calcext:value-type="float">
            <text:p>0.016543215</text:p>
          </table:table-cell>
        </table:table-row>
        <table:table-row table:style-name="ro1">
          <table:table-cell office:value-type="float" office:value="0.0168079477006611" calcext:value-type="float">
            <text:p>0.0168079477</text:p>
          </table:table-cell>
        </table:table-row>
        <table:table-row table:style-name="ro1">
          <table:table-cell office:value-type="float" office:value="0.0168865414789821" calcext:value-type="float">
            <text:p>0.0168865415</text:p>
          </table:table-cell>
        </table:table-row>
        <table:table-row table:style-name="ro1">
          <table:table-cell office:value-type="float" office:value="0.0174599929098651" calcext:value-type="float">
            <text:p>0.0174599929</text:p>
          </table:table-cell>
        </table:table-row>
        <table:table-row table:style-name="ro1">
          <table:table-cell office:value-type="float" office:value="0.0175393042069683" calcext:value-type="float">
            <text:p>0.0175393042</text:p>
          </table:table-cell>
        </table:table-row>
        <table:table-row table:style-name="ro1">
          <table:table-cell office:value-type="float" office:value="0.0180666199808766" calcext:value-type="float">
            <text:p>0.01806662</text:p>
          </table:table-cell>
        </table:table-row>
        <table:table-row table:style-name="ro1">
          <table:table-cell office:value-type="float" office:value="0.0186318007680875" calcext:value-type="float">
            <text:p>0.0186318008</text:p>
          </table:table-cell>
        </table:table-row>
        <table:table-row table:style-name="ro1">
          <table:table-cell office:value-type="float" office:value="0.0187550886585175" calcext:value-type="float">
            <text:p>0.0187550887</text:p>
          </table:table-cell>
        </table:table-row>
        <table:table-row table:style-name="ro1">
          <table:table-cell office:value-type="float" office:value="0.0190027528741066" calcext:value-type="float">
            <text:p>0.0190027529</text:p>
          </table:table-cell>
        </table:table-row>
        <table:table-row table:style-name="ro1">
          <table:table-cell office:value-type="float" office:value="0.0192906189428044" calcext:value-type="float">
            <text:p>0.0192906189</text:p>
          </table:table-cell>
        </table:table-row>
        <table:table-row table:style-name="ro1">
          <table:table-cell office:value-type="float" office:value="0.0193466295051437" calcext:value-type="float">
            <text:p>0.0193466295</text:p>
          </table:table-cell>
        </table:table-row>
        <table:table-row table:style-name="ro1">
          <table:table-cell office:value-type="float" office:value="0.0196480517174713" calcext:value-type="float">
            <text:p>0.0196480517</text:p>
          </table:table-cell>
        </table:table-row>
        <table:table-row table:style-name="ro1">
          <table:table-cell office:value-type="float" office:value="0.0203058874700091" calcext:value-type="float">
            <text:p>0.0203058875</text:p>
          </table:table-cell>
        </table:table-row>
        <table:table-row table:style-name="ro1">
          <table:table-cell office:value-type="float" office:value="0.0210321054869755" calcext:value-type="float">
            <text:p>0.0210321055</text:p>
          </table:table-cell>
        </table:table-row>
        <table:table-row table:style-name="ro1">
          <table:table-cell office:value-type="float" office:value="0.0224278792369947" calcext:value-type="float">
            <text:p>0.0224278792</text:p>
          </table:table-cell>
        </table:table-row>
        <table:table-row table:style-name="ro1">
          <table:table-cell office:value-type="float" office:value="0.0225997725363314" calcext:value-type="float">
            <text:p>0.0225997725</text:p>
          </table:table-cell>
        </table:table-row>
        <table:table-row table:style-name="ro1">
          <table:table-cell office:value-type="float" office:value="0.023252065007684" calcext:value-type="float">
            <text:p>0.023252065</text:p>
          </table:table-cell>
        </table:table-row>
        <table:table-row table:style-name="ro1">
          <table:table-cell office:value-type="float" office:value="0.0252313476385702" calcext:value-type="float">
            <text:p>0.0252313476</text:p>
          </table:table-cell>
        </table:table-row>
        <table:table-row table:style-name="ro1">
          <table:table-cell office:value-type="float" office:value="0.0254544010023583" calcext:value-type="float">
            <text:p>0.025454401</text:p>
          </table:table-cell>
        </table:table-row>
        <table:table-row table:style-name="ro1">
          <table:table-cell office:value-type="float" office:value="0.0257669212296818" calcext:value-type="float">
            <text:p>0.0257669212</text:p>
          </table:table-cell>
        </table:table-row>
        <table:table-row table:style-name="ro1">
          <table:table-cell office:value-type="float" office:value="0.0258718914843303" calcext:value-type="float">
            <text:p>0.0258718915</text:p>
          </table:table-cell>
        </table:table-row>
        <table:table-row table:style-name="ro1">
          <table:table-cell office:value-type="float" office:value="0.026277355522657" calcext:value-type="float">
            <text:p>0.0262773555</text:p>
          </table:table-cell>
        </table:table-row>
        <table:table-row table:style-name="ro1">
          <table:table-cell office:value-type="float" office:value="0.0263303367940004" calcext:value-type="float">
            <text:p>0.0263303368</text:p>
          </table:table-cell>
        </table:table-row>
        <table:table-row table:style-name="ro1">
          <table:table-cell office:value-type="float" office:value="0.026966012467069" calcext:value-type="float">
            <text:p>0.0269660125</text:p>
          </table:table-cell>
        </table:table-row>
        <table:table-row table:style-name="ro1">
          <table:table-cell office:value-type="float" office:value="0.0271906246428078" calcext:value-type="float">
            <text:p>0.0271906246</text:p>
          </table:table-cell>
        </table:table-row>
        <table:table-row table:style-name="ro1">
          <table:table-cell office:value-type="float" office:value="0.0275907018864885" calcext:value-type="float">
            <text:p>0.0275907019</text:p>
          </table:table-cell>
        </table:table-row>
        <table:table-row table:style-name="ro1">
          <table:table-cell office:value-type="float" office:value="0.027769230336121" calcext:value-type="float">
            <text:p>0.0277692303</text:p>
          </table:table-cell>
        </table:table-row>
        <table:table-row table:style-name="ro1">
          <table:table-cell office:value-type="float" office:value="0.0279030521963541" calcext:value-type="float">
            <text:p>0.0279030522</text:p>
          </table:table-cell>
        </table:table-row>
        <table:table-row table:style-name="ro1">
          <table:table-cell office:value-type="float" office:value="0.0282220596505667" calcext:value-type="float">
            <text:p>0.0282220597</text:p>
          </table:table-cell>
        </table:table-row>
        <table:table-row table:style-name="ro1">
          <table:table-cell office:value-type="float" office:value="0.0292575313621324" calcext:value-type="float">
            <text:p>0.0292575314</text:p>
          </table:table-cell>
        </table:table-row>
        <table:table-row table:style-name="ro1">
          <table:table-cell office:value-type="float" office:value="0.0294037725600127" calcext:value-type="float">
            <text:p>0.0294037726</text:p>
          </table:table-cell>
        </table:table-row>
        <table:table-row table:style-name="ro1">
          <table:table-cell office:value-type="float" office:value="0.029724693427573" calcext:value-type="float">
            <text:p>0.0297246934</text:p>
          </table:table-cell>
        </table:table-row>
        <table:table-row table:style-name="ro1">
          <table:table-cell office:value-type="float" office:value="0.0301200930060563" calcext:value-type="float">
            <text:p>0.030120093</text:p>
          </table:table-cell>
        </table:table-row>
        <table:table-row table:style-name="ro1">
          <table:table-cell office:value-type="float" office:value="0.0301685751757308" calcext:value-type="float">
            <text:p>0.0301685752</text:p>
          </table:table-cell>
        </table:table-row>
        <table:table-row table:style-name="ro1">
          <table:table-cell office:value-type="float" office:value="0.0305480736444608" calcext:value-type="float">
            <text:p>0.0305480736</text:p>
          </table:table-cell>
        </table:table-row>
        <table:table-row table:style-name="ro1">
          <table:table-cell office:value-type="float" office:value="0.0313976744476196" calcext:value-type="float">
            <text:p>0.0313976744</text:p>
          </table:table-cell>
        </table:table-row>
        <table:table-row table:style-name="ro1">
          <table:table-cell office:value-type="float" office:value="0.0316001932549614" calcext:value-type="float">
            <text:p>0.0316001933</text:p>
          </table:table-cell>
        </table:table-row>
        <table:table-row table:style-name="ro1">
          <table:table-cell office:value-type="float" office:value="0.0317684078596336" calcext:value-type="float">
            <text:p>0.0317684079</text:p>
          </table:table-cell>
        </table:table-row>
        <table:table-row table:style-name="ro1">
          <table:table-cell office:value-type="float" office:value="0.032114514260968" calcext:value-type="float">
            <text:p>0.0321145143</text:p>
          </table:table-cell>
        </table:table-row>
        <table:table-row table:style-name="ro1">
          <table:table-cell office:value-type="float" office:value="0.0326811044055919" calcext:value-type="float">
            <text:p>0.0326811044</text:p>
          </table:table-cell>
        </table:table-row>
        <table:table-row table:style-name="ro1">
          <table:table-cell office:value-type="float" office:value="0.0330666007395308" calcext:value-type="float">
            <text:p>0.0330666007</text:p>
          </table:table-cell>
        </table:table-row>
        <table:table-row table:style-name="ro1">
          <table:table-cell office:value-type="float" office:value="0.0331949459416059" calcext:value-type="float">
            <text:p>0.0331949459</text:p>
          </table:table-cell>
        </table:table-row>
        <table:table-row table:style-name="ro1">
          <table:table-cell office:value-type="float" office:value="0.0335991156748339" calcext:value-type="float">
            <text:p>0.0335991157</text:p>
          </table:table-cell>
        </table:table-row>
        <table:table-row table:style-name="ro1">
          <table:table-cell office:value-type="float" office:value="0.0339565298130928" calcext:value-type="float">
            <text:p>0.0339565298</text:p>
          </table:table-cell>
        </table:table-row>
        <table:table-row table:style-name="ro1">
          <table:table-cell office:value-type="float" office:value="0.0341136027703826" calcext:value-type="float">
            <text:p>0.0341136028</text:p>
          </table:table-cell>
        </table:table-row>
        <table:table-row table:style-name="ro1">
          <table:table-cell office:value-type="float" office:value="0.0342858688586745" calcext:value-type="float">
            <text:p>0.0342858689</text:p>
          </table:table-cell>
        </table:table-row>
        <table:table-row table:style-name="ro1">
          <table:table-cell office:value-type="float" office:value="0.0343177681027829" calcext:value-type="float">
            <text:p>0.0343177681</text:p>
          </table:table-cell>
        </table:table-row>
        <table:table-row table:style-name="ro1">
          <table:table-cell office:value-type="float" office:value="0.0344115524523403" calcext:value-type="float">
            <text:p>0.0344115525</text:p>
          </table:table-cell>
        </table:table-row>
        <table:table-row table:style-name="ro1">
          <table:table-cell office:value-type="float" office:value="0.0347003574938842" calcext:value-type="float">
            <text:p>0.0347003575</text:p>
          </table:table-cell>
        </table:table-row>
        <table:table-row table:style-name="ro1">
          <table:table-cell office:value-type="float" office:value="0.0350375133878611" calcext:value-type="float">
            <text:p>0.0350375134</text:p>
          </table:table-cell>
        </table:table-row>
        <table:table-row table:style-name="ro1">
          <table:table-cell office:value-type="float" office:value="0.0366891244505929" calcext:value-type="float">
            <text:p>0.0366891245</text:p>
          </table:table-cell>
        </table:table-row>
        <table:table-row table:style-name="ro1">
          <table:table-cell office:value-type="float" office:value="0.0368843985732159" calcext:value-type="float">
            <text:p>0.0368843986</text:p>
          </table:table-cell>
        </table:table-row>
        <table:table-row table:style-name="ro1">
          <table:table-cell office:value-type="float" office:value="0.0373049455897156" calcext:value-type="float">
            <text:p>0.0373049456</text:p>
          </table:table-cell>
        </table:table-row>
        <table:table-row table:style-name="ro1">
          <table:table-cell office:value-type="float" office:value="0.0373162207053746" calcext:value-type="float">
            <text:p>0.0373162207</text:p>
          </table:table-cell>
        </table:table-row>
        <table:table-row table:style-name="ro1">
          <table:table-cell office:value-type="float" office:value="0.0374766906080559" calcext:value-type="float">
            <text:p>0.0374766906</text:p>
          </table:table-cell>
        </table:table-row>
        <table:table-row table:style-name="ro1">
          <table:table-cell office:value-type="float" office:value="0.0374991676256542" calcext:value-type="float">
            <text:p>0.0374991676</text:p>
          </table:table-cell>
        </table:table-row>
        <table:table-row table:style-name="ro1">
          <table:table-cell office:value-type="float" office:value="0.0376648163349369" calcext:value-type="float">
            <text:p>0.0376648163</text:p>
          </table:table-cell>
        </table:table-row>
        <table:table-row table:style-name="ro1">
          <table:table-cell office:value-type="float" office:value="0.0389896940362977" calcext:value-type="float">
            <text:p>0.038989694</text:p>
          </table:table-cell>
        </table:table-row>
        <table:table-row table:style-name="ro1">
          <table:table-cell office:value-type="float" office:value="0.0393341158042393" calcext:value-type="float">
            <text:p>0.0393341158</text:p>
          </table:table-cell>
        </table:table-row>
        <table:table-row table:style-name="ro1">
          <table:table-cell office:value-type="float" office:value="0.0404331175645201" calcext:value-type="float">
            <text:p>0.0404331176</text:p>
          </table:table-cell>
        </table:table-row>
        <table:table-row table:style-name="ro1">
          <table:table-cell office:value-type="float" office:value="0.0424648887956902" calcext:value-type="float">
            <text:p>0.0424648888</text:p>
          </table:table-cell>
        </table:table-row>
        <table:table-row table:style-name="ro1">
          <table:table-cell office:value-type="float" office:value="0.0427887178986541" calcext:value-type="float">
            <text:p>0.0427887179</text:p>
          </table:table-cell>
        </table:table-row>
        <table:table-row table:style-name="ro1">
          <table:table-cell office:value-type="float" office:value="0.0431172161218729" calcext:value-type="float">
            <text:p>0.0431172161</text:p>
          </table:table-cell>
        </table:table-row>
        <table:table-row table:style-name="ro1">
          <table:table-cell office:value-type="float" office:value="0.0432838493997689" calcext:value-type="float">
            <text:p>0.0432838494</text:p>
          </table:table-cell>
        </table:table-row>
        <table:table-row table:style-name="ro1">
          <table:table-cell office:value-type="float" office:value="0.0441392230315252" calcext:value-type="float">
            <text:p>0.044139223</text:p>
          </table:table-cell>
        </table:table-row>
        <table:table-row table:style-name="ro1">
          <table:table-cell office:value-type="float" office:value="0.0445620829941618" calcext:value-type="float">
            <text:p>0.044562083</text:p>
          </table:table-cell>
        </table:table-row>
        <table:table-row table:style-name="ro1">
          <table:table-cell office:value-type="float" office:value="0.0445917318253919" calcext:value-type="float">
            <text:p>0.0445917318</text:p>
          </table:table-cell>
        </table:table-row>
        <table:table-row table:style-name="ro1">
          <table:table-cell office:value-type="float" office:value="0.0450427105578122" calcext:value-type="float">
            <text:p>0.0450427106</text:p>
          </table:table-cell>
        </table:table-row>
        <table:table-row table:style-name="ro1">
          <table:table-cell office:value-type="float" office:value="0.0453045989121748" calcext:value-type="float">
            <text:p>0.0453045989</text:p>
          </table:table-cell>
        </table:table-row>
        <table:table-row table:style-name="ro1">
          <table:table-cell office:value-type="float" office:value="0.0453827104619808" calcext:value-type="float">
            <text:p>0.0453827105</text:p>
          </table:table-cell>
        </table:table-row>
        <table:table-row table:style-name="ro1">
          <table:table-cell office:value-type="float" office:value="0.0454361444692086" calcext:value-type="float">
            <text:p>0.0454361445</text:p>
          </table:table-cell>
        </table:table-row>
        <table:table-row table:style-name="ro1">
          <table:table-cell office:value-type="float" office:value="0.0454586665618884" calcext:value-type="float">
            <text:p>0.0454586666</text:p>
          </table:table-cell>
        </table:table-row>
        <table:table-row table:style-name="ro1">
          <table:table-cell office:value-type="float" office:value="0.0457261538963572" calcext:value-type="float">
            <text:p>0.0457261539</text:p>
          </table:table-cell>
        </table:table-row>
        <table:table-row table:style-name="ro1">
          <table:table-cell office:value-type="float" office:value="0.0459904179806436" calcext:value-type="float">
            <text:p>0.045990418</text:p>
          </table:table-cell>
        </table:table-row>
        <table:table-row table:style-name="ro1">
          <table:table-cell office:value-type="float" office:value="0.0463625342416751" calcext:value-type="float">
            <text:p>0.0463625342</text:p>
          </table:table-cell>
        </table:table-row>
        <table:table-row table:style-name="ro1">
          <table:table-cell office:value-type="float" office:value="0.0470880890051539" calcext:value-type="float">
            <text:p>0.047088089</text:p>
          </table:table-cell>
        </table:table-row>
        <table:table-row table:style-name="ro1">
          <table:table-cell office:value-type="float" office:value="0.0483460042740713" calcext:value-type="float">
            <text:p>0.0483460043</text:p>
          </table:table-cell>
        </table:table-row>
        <table:table-row table:style-name="ro1">
          <table:table-cell office:value-type="float" office:value="0.0484558263665136" calcext:value-type="float">
            <text:p>0.0484558264</text:p>
          </table:table-cell>
        </table:table-row>
        <table:table-row table:style-name="ro1">
          <table:table-cell office:value-type="float" office:value="0.0486148926863717" calcext:value-type="float">
            <text:p>0.0486148927</text:p>
          </table:table-cell>
        </table:table-row>
        <table:table-row table:style-name="ro1">
          <table:table-cell office:value-type="float" office:value="0.04979552884393" calcext:value-type="float">
            <text:p>0.0497955288</text:p>
          </table:table-cell>
        </table:table-row>
        <table:table-row table:style-name="ro1">
          <table:table-cell office:value-type="float" office:value="0.04988043659516" calcext:value-type="float">
            <text:p>0.0498804366</text:p>
          </table:table-cell>
        </table:table-row>
        <table:table-row table:style-name="ro1">
          <table:table-cell office:value-type="float" office:value="0.0499608012125652" calcext:value-type="float">
            <text:p>0.0499608012</text:p>
          </table:table-cell>
        </table:table-row>
        <table:table-row table:style-name="ro1">
          <table:table-cell office:value-type="float" office:value="0.0503472847778053" calcext:value-type="float">
            <text:p>0.0503472848</text:p>
          </table:table-cell>
        </table:table-row>
        <table:table-row table:style-name="ro1">
          <table:table-cell office:value-type="float" office:value="0.0504117864383069" calcext:value-type="float">
            <text:p>0.0504117864</text:p>
          </table:table-cell>
        </table:table-row>
        <table:table-row table:style-name="ro1">
          <table:table-cell office:value-type="float" office:value="0.0504194198267705" calcext:value-type="float">
            <text:p>0.0504194198</text:p>
          </table:table-cell>
        </table:table-row>
        <table:table-row table:style-name="ro1">
          <table:table-cell office:value-type="float" office:value="0.0509023655269925" calcext:value-type="float">
            <text:p>0.0509023655</text:p>
          </table:table-cell>
        </table:table-row>
        <table:table-row table:style-name="ro1">
          <table:table-cell office:value-type="float" office:value="0.0510636262009268" calcext:value-type="float">
            <text:p>0.0510636262</text:p>
          </table:table-cell>
        </table:table-row>
        <table:table-row table:style-name="ro1">
          <table:table-cell office:value-type="float" office:value="0.051265916444736" calcext:value-type="float">
            <text:p>0.0512659164</text:p>
          </table:table-cell>
        </table:table-row>
        <table:table-row table:style-name="ro1">
          <table:table-cell office:value-type="float" office:value="0.0515821037902775" calcext:value-type="float">
            <text:p>0.0515821038</text:p>
          </table:table-cell>
        </table:table-row>
        <table:table-row table:style-name="ro1">
          <table:table-cell office:value-type="float" office:value="0.0521559342272226" calcext:value-type="float">
            <text:p>0.0521559342</text:p>
          </table:table-cell>
        </table:table-row>
        <table:table-row table:style-name="ro1">
          <table:table-cell office:value-type="float" office:value="0.0521774379470319" calcext:value-type="float">
            <text:p>0.0521774379</text:p>
          </table:table-cell>
        </table:table-row>
        <table:table-row table:style-name="ro1">
          <table:table-cell office:value-type="float" office:value="0.0521845857843051" calcext:value-type="float">
            <text:p>0.0521845858</text:p>
          </table:table-cell>
        </table:table-row>
        <table:table-row table:style-name="ro1">
          <table:table-cell office:value-type="float" office:value="0.0527009229241582" calcext:value-type="float">
            <text:p>0.0527009229</text:p>
          </table:table-cell>
        </table:table-row>
        <table:table-row table:style-name="ro1">
          <table:table-cell office:value-type="float" office:value="0.053766099607353" calcext:value-type="float">
            <text:p>0.0537660996</text:p>
          </table:table-cell>
        </table:table-row>
        <table:table-row table:style-name="ro1">
          <table:table-cell office:value-type="float" office:value="0.0542209219249301" calcext:value-type="float">
            <text:p>0.0542209219</text:p>
          </table:table-cell>
        </table:table-row>
        <table:table-row table:style-name="ro1">
          <table:table-cell office:value-type="float" office:value="0.0542500499470577" calcext:value-type="float">
            <text:p>0.0542500499</text:p>
          </table:table-cell>
        </table:table-row>
        <table:table-row table:style-name="ro1">
          <table:table-cell office:value-type="float" office:value="0.0542549809697857" calcext:value-type="float">
            <text:p>0.054254981</text:p>
          </table:table-cell>
        </table:table-row>
        <table:table-row table:style-name="ro1">
          <table:table-cell office:value-type="float" office:value="0.0551868669393585" calcext:value-type="float">
            <text:p>0.0551868669</text:p>
          </table:table-cell>
        </table:table-row>
        <table:table-row table:style-name="ro1">
          <table:table-cell office:value-type="float" office:value="0.0551906808179492" calcext:value-type="float">
            <text:p>0.0551906808</text:p>
          </table:table-cell>
        </table:table-row>
        <table:table-row table:style-name="ro1">
          <table:table-cell office:value-type="float" office:value="0.0554002363779205" calcext:value-type="float">
            <text:p>0.0554002364</text:p>
          </table:table-cell>
        </table:table-row>
        <table:table-row table:style-name="ro1">
          <table:table-cell office:value-type="float" office:value="0.055832516936718" calcext:value-type="float">
            <text:p>0.0558325169</text:p>
          </table:table-cell>
        </table:table-row>
        <table:table-row table:style-name="ro1">
          <table:table-cell office:value-type="float" office:value="0.0559436131301006" calcext:value-type="float">
            <text:p>0.0559436131</text:p>
          </table:table-cell>
        </table:table-row>
        <table:table-row table:style-name="ro1">
          <table:table-cell office:value-type="float" office:value="0.0569345817549039" calcext:value-type="float">
            <text:p>0.0569345818</text:p>
          </table:table-cell>
        </table:table-row>
        <table:table-row table:style-name="ro1">
          <table:table-cell office:value-type="float" office:value="0.0572223156323837" calcext:value-type="float">
            <text:p>0.0572223156</text:p>
          </table:table-cell>
        </table:table-row>
        <table:table-row table:style-name="ro1">
          <table:table-cell office:value-type="float" office:value="0.0573257092563839" calcext:value-type="float">
            <text:p>0.0573257093</text:p>
          </table:table-cell>
        </table:table-row>
        <table:table-row table:style-name="ro1">
          <table:table-cell office:value-type="float" office:value="0.058063376542874" calcext:value-type="float">
            <text:p>0.0580633765</text:p>
          </table:table-cell>
        </table:table-row>
        <table:table-row table:style-name="ro1">
          <table:table-cell office:value-type="float" office:value="0.0585735601942972" calcext:value-type="float">
            <text:p>0.0585735602</text:p>
          </table:table-cell>
        </table:table-row>
        <table:table-row table:style-name="ro1">
          <table:table-cell office:value-type="float" office:value="0.058583144180373" calcext:value-type="float">
            <text:p>0.0585831442</text:p>
          </table:table-cell>
        </table:table-row>
        <table:table-row table:style-name="ro1">
          <table:table-cell office:value-type="float" office:value="0.0586420188399117" calcext:value-type="float">
            <text:p>0.0586420188</text:p>
          </table:table-cell>
        </table:table-row>
        <table:table-row table:style-name="ro1">
          <table:table-cell office:value-type="float" office:value="0.0591335464275744" calcext:value-type="float">
            <text:p>0.0591335464</text:p>
          </table:table-cell>
        </table:table-row>
        <table:table-row table:style-name="ro1">
          <table:table-cell office:value-type="float" office:value="0.0591810630743428" calcext:value-type="float">
            <text:p>0.0591810631</text:p>
          </table:table-cell>
        </table:table-row>
        <table:table-row table:style-name="ro1">
          <table:table-cell office:value-type="float" office:value="0.0595776453125918" calcext:value-type="float">
            <text:p>0.0595776453</text:p>
          </table:table-cell>
        </table:table-row>
        <table:table-row table:style-name="ro1">
          <table:table-cell office:value-type="float" office:value="0.0595914713872681" calcext:value-type="float">
            <text:p>0.0595914714</text:p>
          </table:table-cell>
        </table:table-row>
        <table:table-row table:style-name="ro1">
          <table:table-cell office:value-type="float" office:value="0.0603563440565225" calcext:value-type="float">
            <text:p>0.0603563441</text:p>
          </table:table-cell>
        </table:table-row>
        <table:table-row table:style-name="ro1">
          <table:table-cell office:value-type="float" office:value="0.0607086670359891" calcext:value-type="float">
            <text:p>0.060708667</text:p>
          </table:table-cell>
        </table:table-row>
        <table:table-row table:style-name="ro1">
          <table:table-cell office:value-type="float" office:value="0.0613381961088333" calcext:value-type="float">
            <text:p>0.0613381961</text:p>
          </table:table-cell>
        </table:table-row>
        <table:table-row table:style-name="ro1">
          <table:table-cell office:value-type="float" office:value="0.0621488027812145" calcext:value-type="float">
            <text:p>0.0621488028</text:p>
          </table:table-cell>
        </table:table-row>
        <table:table-row table:style-name="ro1">
          <table:table-cell office:value-type="float" office:value="0.0623350540953727" calcext:value-type="float">
            <text:p>0.0623350541</text:p>
          </table:table-cell>
        </table:table-row>
        <table:table-row table:style-name="ro1">
          <table:table-cell office:value-type="float" office:value="0.0624270557062889" calcext:value-type="float">
            <text:p>0.0624270557</text:p>
          </table:table-cell>
        </table:table-row>
        <table:table-row table:style-name="ro1">
          <table:table-cell office:value-type="float" office:value="0.0626477279678994" calcext:value-type="float">
            <text:p>0.062647728</text:p>
          </table:table-cell>
        </table:table-row>
        <table:table-row table:style-name="ro1">
          <table:table-cell office:value-type="float" office:value="0.0627369503132425" calcext:value-type="float">
            <text:p>0.0627369503</text:p>
          </table:table-cell>
        </table:table-row>
        <table:table-row table:style-name="ro1">
          <table:table-cell office:value-type="float" office:value="0.0629262460956248" calcext:value-type="float">
            <text:p>0.0629262461</text:p>
          </table:table-cell>
        </table:table-row>
        <table:table-row table:style-name="ro1">
          <table:table-cell office:value-type="float" office:value="0.0634873449347317" calcext:value-type="float">
            <text:p>0.0634873449</text:p>
          </table:table-cell>
        </table:table-row>
        <table:table-row table:style-name="ro1">
          <table:table-cell office:value-type="float" office:value="0.0635428806140048" calcext:value-type="float">
            <text:p>0.0635428806</text:p>
          </table:table-cell>
        </table:table-row>
        <table:table-row table:style-name="ro1">
          <table:table-cell office:value-type="float" office:value="0.0635721906726161" calcext:value-type="float">
            <text:p>0.0635721907</text:p>
          </table:table-cell>
        </table:table-row>
        <table:table-row table:style-name="ro1">
          <table:table-cell office:value-type="float" office:value="0.0638519455057729" calcext:value-type="float">
            <text:p>0.0638519455</text:p>
          </table:table-cell>
        </table:table-row>
        <table:table-row table:style-name="ro1">
          <table:table-cell office:value-type="float" office:value="0.0644404934878295" calcext:value-type="float">
            <text:p>0.0644404935</text:p>
          </table:table-cell>
        </table:table-row>
        <table:table-row table:style-name="ro1">
          <table:table-cell office:value-type="float" office:value="0.0649447720876317" calcext:value-type="float">
            <text:p>0.0649447721</text:p>
          </table:table-cell>
        </table:table-row>
        <table:table-row table:style-name="ro1">
          <table:table-cell office:value-type="float" office:value="0.0650959039263643" calcext:value-type="float">
            <text:p>0.0650959039</text:p>
          </table:table-cell>
        </table:table-row>
        <table:table-row table:style-name="ro1">
          <table:table-cell office:value-type="float" office:value="0.0654922845987116" calcext:value-type="float">
            <text:p>0.0654922846</text:p>
          </table:table-cell>
        </table:table-row>
        <table:table-row table:style-name="ro1">
          <table:table-cell office:value-type="float" office:value="0.0656122639045886" calcext:value-type="float">
            <text:p>0.0656122639</text:p>
          </table:table-cell>
        </table:table-row>
        <table:table-row table:style-name="ro1">
          <table:table-cell office:value-type="float" office:value="0.0656522845091523" calcext:value-type="float">
            <text:p>0.0656522845</text:p>
          </table:table-cell>
        </table:table-row>
        <table:table-row table:style-name="ro1">
          <table:table-cell office:value-type="float" office:value="0.0657580340297326" calcext:value-type="float">
            <text:p>0.065758034</text:p>
          </table:table-cell>
        </table:table-row>
        <table:table-row table:style-name="ro1">
          <table:table-cell office:value-type="float" office:value="0.0657647400025851" calcext:value-type="float">
            <text:p>0.06576474</text:p>
          </table:table-cell>
        </table:table-row>
        <table:table-row table:style-name="ro1">
          <table:table-cell office:value-type="float" office:value="0.0660961177479091" calcext:value-type="float">
            <text:p>0.0660961177</text:p>
          </table:table-cell>
        </table:table-row>
        <table:table-row table:style-name="ro1">
          <table:table-cell office:value-type="float" office:value="0.0661219380768863" calcext:value-type="float">
            <text:p>0.0661219381</text:p>
          </table:table-cell>
        </table:table-row>
        <table:table-row table:style-name="ro1">
          <table:table-cell office:value-type="float" office:value="0.0664053974772561" calcext:value-type="float">
            <text:p>0.0664053975</text:p>
          </table:table-cell>
        </table:table-row>
        <table:table-row table:style-name="ro1">
          <table:table-cell office:value-type="float" office:value="0.0664436853061812" calcext:value-type="float">
            <text:p>0.0664436853</text:p>
          </table:table-cell>
        </table:table-row>
        <table:table-row table:style-name="ro1">
          <table:table-cell office:value-type="float" office:value="0.0667007192841762" calcext:value-type="float">
            <text:p>0.0667007193</text:p>
          </table:table-cell>
        </table:table-row>
        <table:table-row table:style-name="ro1">
          <table:table-cell office:value-type="float" office:value="0.0669305431445455" calcext:value-type="float">
            <text:p>0.0669305431</text:p>
          </table:table-cell>
        </table:table-row>
        <table:table-row table:style-name="ro1">
          <table:table-cell office:value-type="float" office:value="0.0674864144968712" calcext:value-type="float">
            <text:p>0.0674864145</text:p>
          </table:table-cell>
        </table:table-row>
        <table:table-row table:style-name="ro1">
          <table:table-cell office:value-type="float" office:value="0.0681939737764292" calcext:value-type="float">
            <text:p>0.0681939738</text:p>
          </table:table-cell>
        </table:table-row>
        <table:table-row table:style-name="ro1">
          <table:table-cell office:value-type="float" office:value="0.0683895337318496" calcext:value-type="float">
            <text:p>0.0683895337</text:p>
          </table:table-cell>
        </table:table-row>
        <table:table-row table:style-name="ro1">
          <table:table-cell office:value-type="float" office:value="0.068814968490365" calcext:value-type="float">
            <text:p>0.0688149685</text:p>
          </table:table-cell>
        </table:table-row>
        <table:table-row table:style-name="ro1">
          <table:table-cell office:value-type="float" office:value="0.0688400028169056" calcext:value-type="float">
            <text:p>0.0688400028</text:p>
          </table:table-cell>
        </table:table-row>
        <table:table-row table:style-name="ro1">
          <table:table-cell office:value-type="float" office:value="0.0689491314846258" calcext:value-type="float">
            <text:p>0.0689491315</text:p>
          </table:table-cell>
        </table:table-row>
        <table:table-row table:style-name="ro1">
          <table:table-cell office:value-type="float" office:value="0.0696559524343243" calcext:value-type="float">
            <text:p>0.0696559524</text:p>
          </table:table-cell>
        </table:table-row>
        <table:table-row table:style-name="ro1">
          <table:table-cell office:value-type="float" office:value="0.0696625517843152" calcext:value-type="float">
            <text:p>0.0696625518</text:p>
          </table:table-cell>
        </table:table-row>
        <table:table-row table:style-name="ro1">
          <table:table-cell office:value-type="float" office:value="0.0697503056899063" calcext:value-type="float">
            <text:p>0.0697503057</text:p>
          </table:table-cell>
        </table:table-row>
        <table:table-row table:style-name="ro1">
          <table:table-cell office:value-type="float" office:value="0.0699837155682115" calcext:value-type="float">
            <text:p>0.0699837156</text:p>
          </table:table-cell>
        </table:table-row>
        <table:table-row table:style-name="ro1">
          <table:table-cell office:value-type="float" office:value="0.0700205407744114" calcext:value-type="float">
            <text:p>0.0700205408</text:p>
          </table:table-cell>
        </table:table-row>
        <table:table-row table:style-name="ro1">
          <table:table-cell office:value-type="float" office:value="0.0714844453160168" calcext:value-type="float">
            <text:p>0.0714844453</text:p>
          </table:table-cell>
        </table:table-row>
        <table:table-row table:style-name="ro1">
          <table:table-cell office:value-type="float" office:value="0.0722441987134115" calcext:value-type="float">
            <text:p>0.0722441987</text:p>
          </table:table-cell>
        </table:table-row>
        <table:table-row table:style-name="ro1">
          <table:table-cell office:value-type="float" office:value="0.0723791478341163" calcext:value-type="float">
            <text:p>0.0723791478</text:p>
          </table:table-cell>
        </table:table-row>
        <table:table-row table:style-name="ro1">
          <table:table-cell office:value-type="float" office:value="0.0724998242238684" calcext:value-type="float">
            <text:p>0.0724998242</text:p>
          </table:table-cell>
        </table:table-row>
        <table:table-row table:style-name="ro1">
          <table:table-cell office:value-type="float" office:value="0.0725098973906047" calcext:value-type="float">
            <text:p>0.0725098974</text:p>
          </table:table-cell>
        </table:table-row>
        <table:table-row table:style-name="ro1">
          <table:table-cell office:value-type="float" office:value="0.0731943825422921" calcext:value-type="float">
            <text:p>0.0731943825</text:p>
          </table:table-cell>
        </table:table-row>
        <table:table-row table:style-name="ro1">
          <table:table-cell office:value-type="float" office:value="0.073305474294898" calcext:value-type="float">
            <text:p>0.0733054743</text:p>
          </table:table-cell>
        </table:table-row>
        <table:table-row table:style-name="ro1">
          <table:table-cell office:value-type="float" office:value="0.0740641293026823" calcext:value-type="float">
            <text:p>0.0740641293</text:p>
          </table:table-cell>
        </table:table-row>
        <table:table-row table:style-name="ro1">
          <table:table-cell office:value-type="float" office:value="0.0741024901593335" calcext:value-type="float">
            <text:p>0.0741024902</text:p>
          </table:table-cell>
        </table:table-row>
        <table:table-row table:style-name="ro1">
          <table:table-cell office:value-type="float" office:value="0.0749083584599397" calcext:value-type="float">
            <text:p>0.0749083585</text:p>
          </table:table-cell>
        </table:table-row>
        <table:table-row table:style-name="ro1">
          <table:table-cell office:value-type="float" office:value="0.0749240519550831" calcext:value-type="float">
            <text:p>0.074924052</text:p>
          </table:table-cell>
        </table:table-row>
        <table:table-row table:style-name="ro1">
          <table:table-cell office:value-type="float" office:value="0.0749401977848674" calcext:value-type="float">
            <text:p>0.0749401978</text:p>
          </table:table-cell>
        </table:table-row>
        <table:table-row table:style-name="ro1">
          <table:table-cell office:value-type="float" office:value="0.0751316566776872" calcext:value-type="float">
            <text:p>0.0751316567</text:p>
          </table:table-cell>
        </table:table-row>
        <table:table-row table:style-name="ro1">
          <table:table-cell office:value-type="float" office:value="0.07540983939335" calcext:value-type="float">
            <text:p>0.0754098394</text:p>
          </table:table-cell>
        </table:table-row>
        <table:table-row table:style-name="ro1">
          <table:table-cell office:value-type="float" office:value="0.0754194301840716" calcext:value-type="float">
            <text:p>0.0754194302</text:p>
          </table:table-cell>
        </table:table-row>
        <table:table-row table:style-name="ro1">
          <table:table-cell office:value-type="float" office:value="0.075484320729986" calcext:value-type="float">
            <text:p>0.0754843207</text:p>
          </table:table-cell>
        </table:table-row>
        <table:table-row table:style-name="ro1">
          <table:table-cell office:value-type="float" office:value="0.0755496108227849" calcext:value-type="float">
            <text:p>0.0755496108</text:p>
          </table:table-cell>
        </table:table-row>
        <table:table-row table:style-name="ro1">
          <table:table-cell office:value-type="float" office:value="0.0757926461155023" calcext:value-type="float">
            <text:p>0.0757926461</text:p>
          </table:table-cell>
        </table:table-row>
        <table:table-row table:style-name="ro1">
          <table:table-cell office:value-type="float" office:value="0.0758416106159654" calcext:value-type="float">
            <text:p>0.0758416106</text:p>
          </table:table-cell>
        </table:table-row>
        <table:table-row table:style-name="ro1">
          <table:table-cell office:value-type="float" office:value="0.0759028904307435" calcext:value-type="float">
            <text:p>0.0759028904</text:p>
          </table:table-cell>
        </table:table-row>
        <table:table-row table:style-name="ro1">
          <table:table-cell office:value-type="float" office:value="0.0762310807508726" calcext:value-type="float">
            <text:p>0.0762310808</text:p>
          </table:table-cell>
        </table:table-row>
        <table:table-row table:style-name="ro1">
          <table:table-cell office:value-type="float" office:value="0.0768040183467988" calcext:value-type="float">
            <text:p>0.0768040183</text:p>
          </table:table-cell>
        </table:table-row>
        <table:table-row table:style-name="ro1">
          <table:table-cell office:value-type="float" office:value="0.0771960572656294" calcext:value-type="float">
            <text:p>0.0771960573</text:p>
          </table:table-cell>
        </table:table-row>
        <table:table-row table:style-name="ro1">
          <table:table-cell office:value-type="float" office:value="0.0777137106987702" calcext:value-type="float">
            <text:p>0.0777137107</text:p>
          </table:table-cell>
        </table:table-row>
        <table:table-row table:style-name="ro1">
          <table:table-cell office:value-type="float" office:value="0.0782133180924838" calcext:value-type="float">
            <text:p>0.0782133181</text:p>
          </table:table-cell>
        </table:table-row>
        <table:table-row table:style-name="ro1">
          <table:table-cell office:value-type="float" office:value="0.0793486570215318" calcext:value-type="float">
            <text:p>0.079348657</text:p>
          </table:table-cell>
        </table:table-row>
        <table:table-row table:style-name="ro1">
          <table:table-cell office:value-type="float" office:value="0.079529397141096" calcext:value-type="float">
            <text:p>0.0795293971</text:p>
          </table:table-cell>
        </table:table-row>
        <table:table-row table:style-name="ro1">
          <table:table-cell office:value-type="float" office:value="0.0795324434277589" calcext:value-type="float">
            <text:p>0.0795324434</text:p>
          </table:table-cell>
        </table:table-row>
        <table:table-row table:style-name="ro1">
          <table:table-cell office:value-type="float" office:value="0.0795617504596713" calcext:value-type="float">
            <text:p>0.0795617505</text:p>
          </table:table-cell>
        </table:table-row>
        <table:table-row table:style-name="ro1">
          <table:table-cell office:value-type="float" office:value="0.0801300323484267" calcext:value-type="float">
            <text:p>0.0801300323</text:p>
          </table:table-cell>
        </table:table-row>
        <table:table-row table:style-name="ro1">
          <table:table-cell office:value-type="float" office:value="0.0801548901585303" calcext:value-type="float">
            <text:p>0.0801548902</text:p>
          </table:table-cell>
        </table:table-row>
        <table:table-row table:style-name="ro1">
          <table:table-cell office:value-type="float" office:value="0.0802495092130418" calcext:value-type="float">
            <text:p>0.0802495092</text:p>
          </table:table-cell>
        </table:table-row>
        <table:table-row table:style-name="ro1">
          <table:table-cell office:value-type="float" office:value="0.0804412502561647" calcext:value-type="float">
            <text:p>0.0804412503</text:p>
          </table:table-cell>
        </table:table-row>
        <table:table-row table:style-name="ro1">
          <table:table-cell office:value-type="float" office:value="0.0809719593192604" calcext:value-type="float">
            <text:p>0.0809719593</text:p>
          </table:table-cell>
        </table:table-row>
        <table:table-row table:style-name="ro1">
          <table:table-cell office:value-type="float" office:value="0.0813982946648473" calcext:value-type="float">
            <text:p>0.0813982947</text:p>
          </table:table-cell>
        </table:table-row>
        <table:table-row table:style-name="ro1">
          <table:table-cell office:value-type="float" office:value="0.0817389313250772" calcext:value-type="float">
            <text:p>0.0817389313</text:p>
          </table:table-cell>
        </table:table-row>
        <table:table-row table:style-name="ro1">
          <table:table-cell office:value-type="float" office:value="0.0818774948009882" calcext:value-type="float">
            <text:p>0.0818774948</text:p>
          </table:table-cell>
        </table:table-row>
        <table:table-row table:style-name="ro1">
          <table:table-cell office:value-type="float" office:value="0.0822981669881173" calcext:value-type="float">
            <text:p>0.082298167</text:p>
          </table:table-cell>
        </table:table-row>
        <table:table-row table:style-name="ro1">
          <table:table-cell office:value-type="float" office:value="0.0830318306877676" calcext:value-type="float">
            <text:p>0.0830318307</text:p>
          </table:table-cell>
        </table:table-row>
        <table:table-row table:style-name="ro1">
          <table:table-cell office:value-type="float" office:value="0.0840849013789846" calcext:value-type="float">
            <text:p>0.0840849014</text:p>
          </table:table-cell>
        </table:table-row>
        <table:table-row table:style-name="ro1">
          <table:table-cell office:value-type="float" office:value="0.0847939972143408" calcext:value-type="float">
            <text:p>0.0847939972</text:p>
          </table:table-cell>
        </table:table-row>
        <table:table-row table:style-name="ro1">
          <table:table-cell office:value-type="float" office:value="0.084797401046508" calcext:value-type="float">
            <text:p>0.084797401</text:p>
          </table:table-cell>
        </table:table-row>
        <table:table-row table:style-name="ro1">
          <table:table-cell office:value-type="float" office:value="0.0848229424279978" calcext:value-type="float">
            <text:p>0.0848229424</text:p>
          </table:table-cell>
        </table:table-row>
        <table:table-row table:style-name="ro1">
          <table:table-cell office:value-type="float" office:value="0.0856090415809519" calcext:value-type="float">
            <text:p>0.0856090416</text:p>
          </table:table-cell>
        </table:table-row>
        <table:table-row table:style-name="ro1">
          <table:table-cell office:value-type="float" office:value="0.0860481844594485" calcext:value-type="float">
            <text:p>0.0860481845</text:p>
          </table:table-cell>
        </table:table-row>
        <table:table-row table:style-name="ro1">
          <table:table-cell office:value-type="float" office:value="0.0861086398166045" calcext:value-type="float">
            <text:p>0.0861086398</text:p>
          </table:table-cell>
        </table:table-row>
        <table:table-row table:style-name="ro1">
          <table:table-cell office:value-type="float" office:value="0.0862930101354298" calcext:value-type="float">
            <text:p>0.0862930101</text:p>
          </table:table-cell>
        </table:table-row>
        <table:table-row table:style-name="ro1">
          <table:table-cell office:value-type="float" office:value="0.0868093658878788" calcext:value-type="float">
            <text:p>0.0868093659</text:p>
          </table:table-cell>
        </table:table-row>
        <table:table-row table:style-name="ro1">
          <table:table-cell office:value-type="float" office:value="0.0868542052692956" calcext:value-type="float">
            <text:p>0.0868542053</text:p>
          </table:table-cell>
        </table:table-row>
        <table:table-row table:style-name="ro1">
          <table:table-cell office:value-type="float" office:value="0.0870613317709257" calcext:value-type="float">
            <text:p>0.0870613318</text:p>
          </table:table-cell>
        </table:table-row>
        <table:table-row table:style-name="ro1">
          <table:table-cell office:value-type="float" office:value="0.0870970723774711" calcext:value-type="float">
            <text:p>0.0870970724</text:p>
          </table:table-cell>
        </table:table-row>
        <table:table-row table:style-name="ro1">
          <table:table-cell office:value-type="float" office:value="0.0872088408550109" calcext:value-type="float">
            <text:p>0.0872088409</text:p>
          </table:table-cell>
        </table:table-row>
        <table:table-row table:style-name="ro1">
          <table:table-cell office:value-type="float" office:value="0.0874145693603179" calcext:value-type="float">
            <text:p>0.0874145694</text:p>
          </table:table-cell>
        </table:table-row>
        <table:table-row table:style-name="ro1">
          <table:table-cell office:value-type="float" office:value="0.0874225870322398" calcext:value-type="float">
            <text:p>0.087422587</text:p>
          </table:table-cell>
        </table:table-row>
        <table:table-row table:style-name="ro1">
          <table:table-cell office:value-type="float" office:value="0.0877628860064928" calcext:value-type="float">
            <text:p>0.087762886</text:p>
          </table:table-cell>
        </table:table-row>
        <table:table-row table:style-name="ro1">
          <table:table-cell office:value-type="float" office:value="0.0884854935310386" calcext:value-type="float">
            <text:p>0.0884854935</text:p>
          </table:table-cell>
        </table:table-row>
        <table:table-row table:style-name="ro1">
          <table:table-cell office:value-type="float" office:value="0.0889135247377393" calcext:value-type="float">
            <text:p>0.0889135247</text:p>
          </table:table-cell>
        </table:table-row>
        <table:table-row table:style-name="ro1">
          <table:table-cell office:value-type="float" office:value="0.0889989233464039" calcext:value-type="float">
            <text:p>0.0889989233</text:p>
          </table:table-cell>
        </table:table-row>
        <table:table-row table:style-name="ro1">
          <table:table-cell office:value-type="float" office:value="0.0893717466431721" calcext:value-type="float">
            <text:p>0.0893717466</text:p>
          </table:table-cell>
        </table:table-row>
        <table:table-row table:style-name="ro1">
          <table:table-cell office:value-type="float" office:value="0.0896175927425169" calcext:value-type="float">
            <text:p>0.0896175927</text:p>
          </table:table-cell>
        </table:table-row>
        <table:table-row table:style-name="ro1">
          <table:table-cell office:value-type="float" office:value="0.0897182444582256" calcext:value-type="float">
            <text:p>0.0897182445</text:p>
          </table:table-cell>
        </table:table-row>
        <table:table-row table:style-name="ro1">
          <table:table-cell office:value-type="float" office:value="0.0900866387169419" calcext:value-type="float">
            <text:p>0.0900866387</text:p>
          </table:table-cell>
        </table:table-row>
        <table:table-row table:style-name="ro1">
          <table:table-cell office:value-type="float" office:value="0.0905618158787114" calcext:value-type="float">
            <text:p>0.0905618159</text:p>
          </table:table-cell>
        </table:table-row>
        <table:table-row table:style-name="ro1">
          <table:table-cell office:value-type="float" office:value="0.0914861732456007" calcext:value-type="float">
            <text:p>0.0914861732</text:p>
          </table:table-cell>
        </table:table-row>
        <table:table-row table:style-name="ro1">
          <table:table-cell office:value-type="float" office:value="0.0916373548576388" calcext:value-type="float">
            <text:p>0.0916373549</text:p>
          </table:table-cell>
        </table:table-row>
        <table:table-row table:style-name="ro1">
          <table:table-cell office:value-type="float" office:value="0.0918523851957254" calcext:value-type="float">
            <text:p>0.0918523852</text:p>
          </table:table-cell>
        </table:table-row>
        <table:table-row table:style-name="ro1">
          <table:table-cell office:value-type="float" office:value="0.0919997527021188" calcext:value-type="float">
            <text:p>0.0919997527</text:p>
          </table:table-cell>
        </table:table-row>
        <table:table-row table:style-name="ro1">
          <table:table-cell office:value-type="float" office:value="0.0922700899502971" calcext:value-type="float">
            <text:p>0.09227009</text:p>
          </table:table-cell>
        </table:table-row>
        <table:table-row table:style-name="ro1">
          <table:table-cell office:value-type="float" office:value="0.092893883359535" calcext:value-type="float">
            <text:p>0.0928938834</text:p>
          </table:table-cell>
        </table:table-row>
        <table:table-row table:style-name="ro1">
          <table:table-cell office:value-type="float" office:value="0.0933504835760601" calcext:value-type="float">
            <text:p>0.0933504836</text:p>
          </table:table-cell>
        </table:table-row>
        <table:table-row table:style-name="ro1">
          <table:table-cell office:value-type="float" office:value="0.0945783521979226" calcext:value-type="float">
            <text:p>0.0945783522</text:p>
          </table:table-cell>
        </table:table-row>
        <table:table-row table:style-name="ro1">
          <table:table-cell office:value-type="float" office:value="0.0947283784500197" calcext:value-type="float">
            <text:p>0.0947283785</text:p>
          </table:table-cell>
        </table:table-row>
        <table:table-row table:style-name="ro1">
          <table:table-cell office:value-type="float" office:value="0.0947735383717241" calcext:value-type="float">
            <text:p>0.0947735384</text:p>
          </table:table-cell>
        </table:table-row>
        <table:table-row table:style-name="ro1">
          <table:table-cell office:value-type="float" office:value="0.0966248731257124" calcext:value-type="float">
            <text:p>0.0966248731</text:p>
          </table:table-cell>
        </table:table-row>
        <table:table-row table:style-name="ro1">
          <table:table-cell office:value-type="float" office:value="0.0971506992569093" calcext:value-type="float">
            <text:p>0.0971506993</text:p>
          </table:table-cell>
        </table:table-row>
        <table:table-row table:style-name="ro1">
          <table:table-cell office:value-type="float" office:value="0.097260549720195" calcext:value-type="float">
            <text:p>0.0972605497</text:p>
          </table:table-cell>
        </table:table-row>
        <table:table-row table:style-name="ro1">
          <table:table-cell office:value-type="float" office:value="0.0972824684013052" calcext:value-type="float">
            <text:p>0.0972824684</text:p>
          </table:table-cell>
        </table:table-row>
        <table:table-row table:style-name="ro1">
          <table:table-cell office:value-type="float" office:value="0.0973923660094745" calcext:value-type="float">
            <text:p>0.097392366</text:p>
          </table:table-cell>
        </table:table-row>
        <table:table-row table:style-name="ro1">
          <table:table-cell office:value-type="float" office:value="0.0975578001061628" calcext:value-type="float">
            <text:p>0.0975578001</text:p>
          </table:table-cell>
        </table:table-row>
        <table:table-row table:style-name="ro1">
          <table:table-cell office:value-type="float" office:value="0.0978115460684226" calcext:value-type="float">
            <text:p>0.0978115461</text:p>
          </table:table-cell>
        </table:table-row>
        <table:table-row table:style-name="ro1">
          <table:table-cell office:value-type="float" office:value="0.0985642237262941" calcext:value-type="float">
            <text:p>0.0985642237</text:p>
          </table:table-cell>
        </table:table-row>
        <table:table-row table:style-name="ro1">
          <table:table-cell office:value-type="float" office:value="0.0985691303514802" calcext:value-type="float">
            <text:p>0.0985691304</text:p>
          </table:table-cell>
        </table:table-row>
        <table:table-row table:style-name="ro1">
          <table:table-cell office:value-type="float" office:value="0.0991350576679473" calcext:value-type="float">
            <text:p>0.0991350577</text:p>
          </table:table-cell>
        </table:table-row>
        <table:table-row table:style-name="ro1">
          <table:table-cell office:value-type="float" office:value="0.0997507198339775" calcext:value-type="float">
            <text:p>0.0997507198</text:p>
          </table:table-cell>
        </table:table-row>
        <table:table-row table:style-name="ro1">
          <table:table-cell office:value-type="float" office:value="0.100840802330726" calcext:value-type="float">
            <text:p>0.1008408023</text:p>
          </table:table-cell>
        </table:table-row>
        <table:table-row table:style-name="ro1">
          <table:table-cell office:value-type="float" office:value="0.101770399808556" calcext:value-type="float">
            <text:p>0.1017703998</text:p>
          </table:table-cell>
        </table:table-row>
        <table:table-row table:style-name="ro1">
          <table:table-cell office:value-type="float" office:value="0.101791870249803" calcext:value-type="float">
            <text:p>0.1017918702</text:p>
          </table:table-cell>
        </table:table-row>
        <table:table-row table:style-name="ro1">
          <table:table-cell office:value-type="float" office:value="0.102146298434409" calcext:value-type="float">
            <text:p>0.1021462984</text:p>
          </table:table-cell>
        </table:table-row>
        <table:table-row table:style-name="ro1">
          <table:table-cell office:value-type="float" office:value="0.103652300515789" calcext:value-type="float">
            <text:p>0.1036523005</text:p>
          </table:table-cell>
        </table:table-row>
        <table:table-row table:style-name="ro1">
          <table:table-cell office:value-type="float" office:value="0.103908914477211" calcext:value-type="float">
            <text:p>0.1039089145</text:p>
          </table:table-cell>
        </table:table-row>
        <table:table-row table:style-name="ro1">
          <table:table-cell office:value-type="float" office:value="0.1042113018854" calcext:value-type="float">
            <text:p>0.1042113019</text:p>
          </table:table-cell>
        </table:table-row>
        <table:table-row table:style-name="ro1">
          <table:table-cell office:value-type="float" office:value="0.105033695556918" calcext:value-type="float">
            <text:p>0.1050336956</text:p>
          </table:table-cell>
        </table:table-row>
        <table:table-row table:style-name="ro1">
          <table:table-cell office:value-type="float" office:value="0.106480157197524" calcext:value-type="float">
            <text:p>0.1064801572</text:p>
          </table:table-cell>
        </table:table-row>
        <table:table-row table:style-name="ro1">
          <table:table-cell office:value-type="float" office:value="0.108117346032506" calcext:value-type="float">
            <text:p>0.108117346</text:p>
          </table:table-cell>
        </table:table-row>
        <table:table-row table:style-name="ro1">
          <table:table-cell office:value-type="float" office:value="0.108469441854178" calcext:value-type="float">
            <text:p>0.1084694419</text:p>
          </table:table-cell>
        </table:table-row>
        <table:table-row table:style-name="ro1">
          <table:table-cell office:value-type="float" office:value="0.108854799005371" calcext:value-type="float">
            <text:p>0.108854799</text:p>
          </table:table-cell>
        </table:table-row>
        <table:table-row table:style-name="ro1">
          <table:table-cell office:value-type="float" office:value="0.108866621628998" calcext:value-type="float">
            <text:p>0.1088666216</text:p>
          </table:table-cell>
        </table:table-row>
        <table:table-row table:style-name="ro1">
          <table:table-cell office:value-type="float" office:value="0.109187261069525" calcext:value-type="float">
            <text:p>0.1091872611</text:p>
          </table:table-cell>
        </table:table-row>
        <table:table-row table:style-name="ro1">
          <table:table-cell office:value-type="float" office:value="0.109194618077675" calcext:value-type="float">
            <text:p>0.1091946181</text:p>
          </table:table-cell>
        </table:table-row>
        <table:table-row table:style-name="ro1">
          <table:table-cell office:value-type="float" office:value="0.110918476611968" calcext:value-type="float">
            <text:p>0.1109184766</text:p>
          </table:table-cell>
        </table:table-row>
        <table:table-row table:style-name="ro1">
          <table:table-cell office:value-type="float" office:value="0.111416049342408" calcext:value-type="float">
            <text:p>0.1114160493</text:p>
          </table:table-cell>
        </table:table-row>
        <table:table-row table:style-name="ro1">
          <table:table-cell office:value-type="float" office:value="0.111418760165387" calcext:value-type="float">
            <text:p>0.1114187602</text:p>
          </table:table-cell>
        </table:table-row>
        <table:table-row table:style-name="ro1">
          <table:table-cell office:value-type="float" office:value="0.112542831487161" calcext:value-type="float">
            <text:p>0.1125428315</text:p>
          </table:table-cell>
        </table:table-row>
        <table:table-row table:style-name="ro1">
          <table:table-cell office:value-type="float" office:value="0.11349642298538" calcext:value-type="float">
            <text:p>0.113496423</text:p>
          </table:table-cell>
        </table:table-row>
        <table:table-row table:style-name="ro1">
          <table:table-cell office:value-type="float" office:value="0.113799391991041" calcext:value-type="float">
            <text:p>0.113799392</text:p>
          </table:table-cell>
        </table:table-row>
        <table:table-row table:style-name="ro1">
          <table:table-cell office:value-type="float" office:value="0.114058185731087" calcext:value-type="float">
            <text:p>0.1140581857</text:p>
          </table:table-cell>
        </table:table-row>
        <table:table-row table:style-name="ro1">
          <table:table-cell office:value-type="float" office:value="0.114205756066186" calcext:value-type="float">
            <text:p>0.1142057561</text:p>
          </table:table-cell>
        </table:table-row>
        <table:table-row table:style-name="ro1">
          <table:table-cell office:value-type="float" office:value="0.114636241100525" calcext:value-type="float">
            <text:p>0.1146362411</text:p>
          </table:table-cell>
        </table:table-row>
        <table:table-row table:style-name="ro1">
          <table:table-cell office:value-type="float" office:value="0.114912186913552" calcext:value-type="float">
            <text:p>0.1149121869</text:p>
          </table:table-cell>
        </table:table-row>
        <table:table-row table:style-name="ro1">
          <table:table-cell office:value-type="float" office:value="0.115227198058001" calcext:value-type="float">
            <text:p>0.1152271981</text:p>
          </table:table-cell>
        </table:table-row>
        <table:table-row table:style-name="ro1">
          <table:table-cell office:value-type="float" office:value="0.115761748255503" calcext:value-type="float">
            <text:p>0.1157617483</text:p>
          </table:table-cell>
        </table:table-row>
        <table:table-row table:style-name="ro1">
          <table:table-cell office:value-type="float" office:value="0.115814866543786" calcext:value-type="float">
            <text:p>0.1158148665</text:p>
          </table:table-cell>
        </table:table-row>
        <table:table-row table:style-name="ro1">
          <table:table-cell office:value-type="float" office:value="0.11603843172078" calcext:value-type="float">
            <text:p>0.1160384317</text:p>
          </table:table-cell>
        </table:table-row>
        <table:table-row table:style-name="ro1">
          <table:table-cell office:value-type="float" office:value="0.116376627396626" calcext:value-type="float">
            <text:p>0.1163766274</text:p>
          </table:table-cell>
        </table:table-row>
        <table:table-row table:style-name="ro1">
          <table:table-cell office:value-type="float" office:value="0.116570280329435" calcext:value-type="float">
            <text:p>0.1165702803</text:p>
          </table:table-cell>
        </table:table-row>
        <table:table-row table:style-name="ro1">
          <table:table-cell office:value-type="float" office:value="0.11668419425475" calcext:value-type="float">
            <text:p>0.1166841943</text:p>
          </table:table-cell>
        </table:table-row>
        <table:table-row table:style-name="ro1">
          <table:table-cell office:value-type="float" office:value="0.117152265233944" calcext:value-type="float">
            <text:p>0.1171522652</text:p>
          </table:table-cell>
        </table:table-row>
        <table:table-row table:style-name="ro1">
          <table:table-cell office:value-type="float" office:value="0.117618495968346" calcext:value-type="float">
            <text:p>0.117618496</text:p>
          </table:table-cell>
        </table:table-row>
        <table:table-row table:style-name="ro1">
          <table:table-cell office:value-type="float" office:value="0.117638296944023" calcext:value-type="float">
            <text:p>0.1176382969</text:p>
          </table:table-cell>
        </table:table-row>
        <table:table-row table:style-name="ro1">
          <table:table-cell office:value-type="float" office:value="0.117937252825397" calcext:value-type="float">
            <text:p>0.1179372528</text:p>
          </table:table-cell>
        </table:table-row>
        <table:table-row table:style-name="ro1">
          <table:table-cell office:value-type="float" office:value="0.118459231864181" calcext:value-type="float">
            <text:p>0.1184592319</text:p>
          </table:table-cell>
        </table:table-row>
        <table:table-row table:style-name="ro1">
          <table:table-cell office:value-type="float" office:value="0.118726589845082" calcext:value-type="float">
            <text:p>0.1187265898</text:p>
          </table:table-cell>
        </table:table-row>
        <table:table-row table:style-name="ro1">
          <table:table-cell office:value-type="float" office:value="0.119989031569476" calcext:value-type="float">
            <text:p>0.1199890316</text:p>
          </table:table-cell>
        </table:table-row>
        <table:table-row table:style-name="ro1">
          <table:table-cell office:value-type="float" office:value="0.120633994520079" calcext:value-type="float">
            <text:p>0.1206339945</text:p>
          </table:table-cell>
        </table:table-row>
        <table:table-row table:style-name="ro1">
          <table:table-cell office:value-type="float" office:value="0.121171500660724" calcext:value-type="float">
            <text:p>0.1211715007</text:p>
          </table:table-cell>
        </table:table-row>
        <table:table-row table:style-name="ro1">
          <table:table-cell office:value-type="float" office:value="0.121236502851128" calcext:value-type="float">
            <text:p>0.1212365029</text:p>
          </table:table-cell>
        </table:table-row>
        <table:table-row table:style-name="ro1">
          <table:table-cell office:value-type="float" office:value="0.121772040672177" calcext:value-type="float">
            <text:p>0.1217720407</text:p>
          </table:table-cell>
        </table:table-row>
        <table:table-row table:style-name="ro1">
          <table:table-cell office:value-type="float" office:value="0.121826733445047" calcext:value-type="float">
            <text:p>0.1218267334</text:p>
          </table:table-cell>
        </table:table-row>
        <table:table-row table:style-name="ro1">
          <table:table-cell office:value-type="float" office:value="0.122341011303249" calcext:value-type="float">
            <text:p>0.1223410113</text:p>
          </table:table-cell>
        </table:table-row>
        <table:table-row table:style-name="ro1">
          <table:table-cell office:value-type="float" office:value="0.122680498762833" calcext:value-type="float">
            <text:p>0.1226804988</text:p>
          </table:table-cell>
        </table:table-row>
        <table:table-row table:style-name="ro1">
          <table:table-cell office:value-type="float" office:value="0.12331819025631" calcext:value-type="float">
            <text:p>0.1233181903</text:p>
          </table:table-cell>
        </table:table-row>
        <table:table-row table:style-name="ro1">
          <table:table-cell office:value-type="float" office:value="0.12432812831574" calcext:value-type="float">
            <text:p>0.1243281283</text:p>
          </table:table-cell>
        </table:table-row>
        <table:table-row table:style-name="ro1">
          <table:table-cell office:value-type="float" office:value="0.124623066957223" calcext:value-type="float">
            <text:p>0.124623067</text:p>
          </table:table-cell>
        </table:table-row>
        <table:table-row table:style-name="ro1">
          <table:table-cell office:value-type="float" office:value="0.125123632135074" calcext:value-type="float">
            <text:p>0.1251236321</text:p>
          </table:table-cell>
        </table:table-row>
        <table:table-row table:style-name="ro1">
          <table:table-cell office:value-type="float" office:value="0.125879296088094" calcext:value-type="float">
            <text:p>0.1258792961</text:p>
          </table:table-cell>
        </table:table-row>
        <table:table-row table:style-name="ro1">
          <table:table-cell office:value-type="float" office:value="0.12695860046084" calcext:value-type="float">
            <text:p>0.1269586005</text:p>
          </table:table-cell>
        </table:table-row>
        <table:table-row table:style-name="ro1">
          <table:table-cell office:value-type="float" office:value="0.12710933238246" calcext:value-type="float">
            <text:p>0.1271093324</text:p>
          </table:table-cell>
        </table:table-row>
        <table:table-row table:style-name="ro1">
          <table:table-cell office:value-type="float" office:value="0.127617592765432" calcext:value-type="float">
            <text:p>0.1276175928</text:p>
          </table:table-cell>
        </table:table-row>
        <table:table-row table:style-name="ro1">
          <table:table-cell office:value-type="float" office:value="0.128899366536359" calcext:value-type="float">
            <text:p>0.1288993665</text:p>
          </table:table-cell>
        </table:table-row>
        <table:table-row table:style-name="ro1">
          <table:table-cell office:value-type="float" office:value="0.129828820985232" calcext:value-type="float">
            <text:p>0.129828821</text:p>
          </table:table-cell>
        </table:table-row>
        <table:table-row table:style-name="ro1">
          <table:table-cell office:value-type="float" office:value="0.129956616125462" calcext:value-type="float">
            <text:p>0.1299566161</text:p>
          </table:table-cell>
        </table:table-row>
        <table:table-row table:style-name="ro1">
          <table:table-cell office:value-type="float" office:value="0.130311952059312" calcext:value-type="float">
            <text:p>0.1303119521</text:p>
          </table:table-cell>
        </table:table-row>
        <table:table-row table:style-name="ro1">
          <table:table-cell office:value-type="float" office:value="0.130336093731689" calcext:value-type="float">
            <text:p>0.1303360937</text:p>
          </table:table-cell>
        </table:table-row>
        <table:table-row table:style-name="ro1">
          <table:table-cell office:value-type="float" office:value="0.130717317892817" calcext:value-type="float">
            <text:p>0.1307173179</text:p>
          </table:table-cell>
        </table:table-row>
        <table:table-row table:style-name="ro1">
          <table:table-cell office:value-type="float" office:value="0.13083723313339" calcext:value-type="float">
            <text:p>0.1308372331</text:p>
          </table:table-cell>
        </table:table-row>
        <table:table-row table:style-name="ro1">
          <table:table-cell office:value-type="float" office:value="0.130868302355527" calcext:value-type="float">
            <text:p>0.1308683024</text:p>
          </table:table-cell>
        </table:table-row>
        <table:table-row table:style-name="ro1">
          <table:table-cell office:value-type="float" office:value="0.131631124550413" calcext:value-type="float">
            <text:p>0.1316311246</text:p>
          </table:table-cell>
        </table:table-row>
        <table:table-row table:style-name="ro1">
          <table:table-cell office:value-type="float" office:value="0.131670441622607" calcext:value-type="float">
            <text:p>0.1316704416</text:p>
          </table:table-cell>
        </table:table-row>
        <table:table-row table:style-name="ro1">
          <table:table-cell office:value-type="float" office:value="0.13201258486931" calcext:value-type="float">
            <text:p>0.1320125849</text:p>
          </table:table-cell>
        </table:table-row>
        <table:table-row table:style-name="ro1">
          <table:table-cell office:value-type="float" office:value="0.132540896657138" calcext:value-type="float">
            <text:p>0.1325408967</text:p>
          </table:table-cell>
        </table:table-row>
        <table:table-row table:style-name="ro1">
          <table:table-cell office:value-type="float" office:value="0.132707645162435" calcext:value-type="float">
            <text:p>0.1327076452</text:p>
          </table:table-cell>
        </table:table-row>
        <table:table-row table:style-name="ro1">
          <table:table-cell office:value-type="float" office:value="0.133468104529095" calcext:value-type="float">
            <text:p>0.1334681045</text:p>
          </table:table-cell>
        </table:table-row>
        <table:table-row table:style-name="ro1">
          <table:table-cell office:value-type="float" office:value="0.134194599597368" calcext:value-type="float">
            <text:p>0.1341945996</text:p>
          </table:table-cell>
        </table:table-row>
        <table:table-row table:style-name="ro1">
          <table:table-cell office:value-type="float" office:value="0.134342401101719" calcext:value-type="float">
            <text:p>0.1343424011</text:p>
          </table:table-cell>
        </table:table-row>
        <table:table-row table:style-name="ro1">
          <table:table-cell office:value-type="float" office:value="0.135392843609434" calcext:value-type="float">
            <text:p>0.1353928436</text:p>
          </table:table-cell>
        </table:table-row>
        <table:table-row table:style-name="ro1">
          <table:table-cell office:value-type="float" office:value="0.135459750373919" calcext:value-type="float">
            <text:p>0.1354597504</text:p>
          </table:table-cell>
        </table:table-row>
        <table:table-row table:style-name="ro1">
          <table:table-cell office:value-type="float" office:value="0.136276116543748" calcext:value-type="float">
            <text:p>0.1362761165</text:p>
          </table:table-cell>
        </table:table-row>
        <table:table-row table:style-name="ro1">
          <table:table-cell office:value-type="float" office:value="0.137116210002697" calcext:value-type="float">
            <text:p>0.13711621</text:p>
          </table:table-cell>
        </table:table-row>
        <table:table-row table:style-name="ro1">
          <table:table-cell office:value-type="float" office:value="0.13749520947008" calcext:value-type="float">
            <text:p>0.1374952095</text:p>
          </table:table-cell>
        </table:table-row>
        <table:table-row table:style-name="ro1">
          <table:table-cell office:value-type="float" office:value="0.13836620534545" calcext:value-type="float">
            <text:p>0.1383662053</text:p>
          </table:table-cell>
        </table:table-row>
        <table:table-row table:style-name="ro1">
          <table:table-cell office:value-type="float" office:value="0.138887745983256" calcext:value-type="float">
            <text:p>0.138887746</text:p>
          </table:table-cell>
        </table:table-row>
        <table:table-row table:style-name="ro1">
          <table:table-cell office:value-type="float" office:value="0.138899246470814" calcext:value-type="float">
            <text:p>0.1388992465</text:p>
          </table:table-cell>
        </table:table-row>
        <table:table-row table:style-name="ro1">
          <table:table-cell office:value-type="float" office:value="0.13940781091617" calcext:value-type="float">
            <text:p>0.1394078109</text:p>
          </table:table-cell>
        </table:table-row>
        <table:table-row table:style-name="ro1">
          <table:table-cell office:value-type="float" office:value="0.14069892745856" calcext:value-type="float">
            <text:p>0.1406989275</text:p>
          </table:table-cell>
        </table:table-row>
        <table:table-row table:style-name="ro1">
          <table:table-cell office:value-type="float" office:value="0.141336841920348" calcext:value-type="float">
            <text:p>0.1413368419</text:p>
          </table:table-cell>
        </table:table-row>
        <table:table-row table:style-name="ro1">
          <table:table-cell office:value-type="float" office:value="0.1439327327176" calcext:value-type="float">
            <text:p>0.1439327327</text:p>
          </table:table-cell>
        </table:table-row>
        <table:table-row table:style-name="ro1">
          <table:table-cell office:value-type="float" office:value="0.144075420470191" calcext:value-type="float">
            <text:p>0.1440754205</text:p>
          </table:table-cell>
        </table:table-row>
        <table:table-row table:style-name="ro1">
          <table:table-cell office:value-type="float" office:value="0.144417636508729" calcext:value-type="float">
            <text:p>0.1444176365</text:p>
          </table:table-cell>
        </table:table-row>
        <table:table-row table:style-name="ro1">
          <table:table-cell office:value-type="float" office:value="0.145081615830867" calcext:value-type="float">
            <text:p>0.1450816158</text:p>
          </table:table-cell>
        </table:table-row>
        <table:table-row table:style-name="ro1">
          <table:table-cell office:value-type="float" office:value="0.14722407276424" calcext:value-type="float">
            <text:p>0.1472240728</text:p>
          </table:table-cell>
        </table:table-row>
        <table:table-row table:style-name="ro1">
          <table:table-cell office:value-type="float" office:value="0.147557030971654" calcext:value-type="float">
            <text:p>0.147557031</text:p>
          </table:table-cell>
        </table:table-row>
        <table:table-row table:style-name="ro1">
          <table:table-cell office:value-type="float" office:value="0.148060481303878" calcext:value-type="float">
            <text:p>0.1480604813</text:p>
          </table:table-cell>
        </table:table-row>
        <table:table-row table:style-name="ro1">
          <table:table-cell office:value-type="float" office:value="0.14811775167594" calcext:value-type="float">
            <text:p>0.1481177517</text:p>
          </table:table-cell>
        </table:table-row>
        <table:table-row table:style-name="ro1">
          <table:table-cell office:value-type="float" office:value="0.149657915873291" calcext:value-type="float">
            <text:p>0.1496579159</text:p>
          </table:table-cell>
        </table:table-row>
        <table:table-row table:style-name="ro1">
          <table:table-cell office:value-type="float" office:value="0.1501666514537" calcext:value-type="float">
            <text:p>0.1501666515</text:p>
          </table:table-cell>
        </table:table-row>
        <table:table-row table:style-name="ro1">
          <table:table-cell office:value-type="float" office:value="0.150518361699419" calcext:value-type="float">
            <text:p>0.1505183617</text:p>
          </table:table-cell>
        </table:table-row>
        <table:table-row table:style-name="ro1">
          <table:table-cell office:value-type="float" office:value="0.151166137547163" calcext:value-type="float">
            <text:p>0.1511661375</text:p>
          </table:table-cell>
        </table:table-row>
        <table:table-row table:style-name="ro1">
          <table:table-cell office:value-type="float" office:value="0.151832636785132" calcext:value-type="float">
            <text:p>0.1518326368</text:p>
          </table:table-cell>
        </table:table-row>
        <table:table-row table:style-name="ro1">
          <table:table-cell office:value-type="float" office:value="0.151898252463001" calcext:value-type="float">
            <text:p>0.1518982525</text:p>
          </table:table-cell>
        </table:table-row>
        <table:table-row table:style-name="ro1">
          <table:table-cell office:value-type="float" office:value="0.15273509788492" calcext:value-type="float">
            <text:p>0.1527350979</text:p>
          </table:table-cell>
        </table:table-row>
        <table:table-row table:style-name="ro1">
          <table:table-cell office:value-type="float" office:value="0.152970502458896" calcext:value-type="float">
            <text:p>0.1529705025</text:p>
          </table:table-cell>
        </table:table-row>
        <table:table-row table:style-name="ro1">
          <table:table-cell office:value-type="float" office:value="0.15459801244317" calcext:value-type="float">
            <text:p>0.1545980124</text:p>
          </table:table-cell>
        </table:table-row>
        <table:table-row table:style-name="ro1">
          <table:table-cell office:value-type="float" office:value="0.155338486370571" calcext:value-type="float">
            <text:p>0.1553384864</text:p>
          </table:table-cell>
        </table:table-row>
        <table:table-row table:style-name="ro1">
          <table:table-cell office:value-type="float" office:value="0.155412604846994" calcext:value-type="float">
            <text:p>0.1554126048</text:p>
          </table:table-cell>
        </table:table-row>
        <table:table-row table:style-name="ro1">
          <table:table-cell office:value-type="float" office:value="0.155713600200125" calcext:value-type="float">
            <text:p>0.1557136002</text:p>
          </table:table-cell>
        </table:table-row>
        <table:table-row table:style-name="ro1">
          <table:table-cell office:value-type="float" office:value="0.156572566900284" calcext:value-type="float">
            <text:p>0.1565725669</text:p>
          </table:table-cell>
        </table:table-row>
        <table:table-row table:style-name="ro1">
          <table:table-cell office:value-type="float" office:value="0.156740961888477" calcext:value-type="float">
            <text:p>0.1567409619</text:p>
          </table:table-cell>
        </table:table-row>
        <table:table-row table:style-name="ro1">
          <table:table-cell office:value-type="float" office:value="0.157060481283358" calcext:value-type="float">
            <text:p>0.1570604813</text:p>
          </table:table-cell>
        </table:table-row>
        <table:table-row table:style-name="ro1">
          <table:table-cell office:value-type="float" office:value="0.157784110496131" calcext:value-type="float">
            <text:p>0.1577841105</text:p>
          </table:table-cell>
        </table:table-row>
        <table:table-row table:style-name="ro1">
          <table:table-cell office:value-type="float" office:value="0.15876334083643" calcext:value-type="float">
            <text:p>0.1587633408</text:p>
          </table:table-cell>
        </table:table-row>
        <table:table-row table:style-name="ro1">
          <table:table-cell office:value-type="float" office:value="0.159385562633831" calcext:value-type="float">
            <text:p>0.1593855626</text:p>
          </table:table-cell>
        </table:table-row>
        <table:table-row table:style-name="ro1">
          <table:table-cell office:value-type="float" office:value="0.159402415161534" calcext:value-type="float">
            <text:p>0.1594024152</text:p>
          </table:table-cell>
        </table:table-row>
        <table:table-row table:style-name="ro1">
          <table:table-cell office:value-type="float" office:value="0.160015281095713" calcext:value-type="float">
            <text:p>0.1600152811</text:p>
          </table:table-cell>
        </table:table-row>
        <table:table-row table:style-name="ro1">
          <table:table-cell office:value-type="float" office:value="0.161366411138193" calcext:value-type="float">
            <text:p>0.1613664111</text:p>
          </table:table-cell>
        </table:table-row>
        <table:table-row table:style-name="ro1">
          <table:table-cell office:value-type="float" office:value="0.161593013702674" calcext:value-type="float">
            <text:p>0.1615930137</text:p>
          </table:table-cell>
        </table:table-row>
        <table:table-row table:style-name="ro1">
          <table:table-cell office:value-type="float" office:value="0.162886321095144" calcext:value-type="float">
            <text:p>0.1628863211</text:p>
          </table:table-cell>
        </table:table-row>
        <table:table-row table:style-name="ro1">
          <table:table-cell office:value-type="float" office:value="0.163039744848694" calcext:value-type="float">
            <text:p>0.1630397448</text:p>
          </table:table-cell>
        </table:table-row>
        <table:table-row table:style-name="ro1">
          <table:table-cell office:value-type="float" office:value="0.166170630221556" calcext:value-type="float">
            <text:p>0.1661706302</text:p>
          </table:table-cell>
        </table:table-row>
        <table:table-row table:style-name="ro1">
          <table:table-cell office:value-type="float" office:value="0.166221904021393" calcext:value-type="float">
            <text:p>0.166221904</text:p>
          </table:table-cell>
        </table:table-row>
        <table:table-row table:style-name="ro1">
          <table:table-cell office:value-type="float" office:value="0.167210391086519" calcext:value-type="float">
            <text:p>0.1672103911</text:p>
          </table:table-cell>
        </table:table-row>
        <table:table-row table:style-name="ro1">
          <table:table-cell office:value-type="float" office:value="0.16956385278653" calcext:value-type="float">
            <text:p>0.1695638528</text:p>
          </table:table-cell>
        </table:table-row>
        <table:table-row table:style-name="ro1">
          <table:table-cell office:value-type="float" office:value="0.171290378309292" calcext:value-type="float">
            <text:p>0.1712903783</text:p>
          </table:table-cell>
        </table:table-row>
        <table:table-row table:style-name="ro1">
          <table:table-cell office:value-type="float" office:value="0.171976167795922" calcext:value-type="float">
            <text:p>0.1719761678</text:p>
          </table:table-cell>
        </table:table-row>
        <table:table-row table:style-name="ro1">
          <table:table-cell office:value-type="float" office:value="0.174852835703554" calcext:value-type="float">
            <text:p>0.1748528357</text:p>
          </table:table-cell>
        </table:table-row>
        <table:table-row table:style-name="ro1">
          <table:table-cell office:value-type="float" office:value="0.175181542856686" calcext:value-type="float">
            <text:p>0.1751815429</text:p>
          </table:table-cell>
        </table:table-row>
        <table:table-row table:style-name="ro1">
          <table:table-cell office:value-type="float" office:value="0.175303296421445" calcext:value-type="float">
            <text:p>0.1753032964</text:p>
          </table:table-cell>
        </table:table-row>
        <table:table-row table:style-name="ro1">
          <table:table-cell office:value-type="float" office:value="0.175610744296231" calcext:value-type="float">
            <text:p>0.1756107443</text:p>
          </table:table-cell>
        </table:table-row>
        <table:table-row table:style-name="ro1">
          <table:table-cell office:value-type="float" office:value="0.175883203423748" calcext:value-type="float">
            <text:p>0.1758832034</text:p>
          </table:table-cell>
        </table:table-row>
        <table:table-row table:style-name="ro1">
          <table:table-cell office:value-type="float" office:value="0.176151510054563" calcext:value-type="float">
            <text:p>0.1761515101</text:p>
          </table:table-cell>
        </table:table-row>
        <table:table-row table:style-name="ro1">
          <table:table-cell office:value-type="float" office:value="0.177355290025849" calcext:value-type="float">
            <text:p>0.17735529</text:p>
          </table:table-cell>
        </table:table-row>
        <table:table-row table:style-name="ro1">
          <table:table-cell office:value-type="float" office:value="0.177379689337958" calcext:value-type="float">
            <text:p>0.1773796893</text:p>
          </table:table-cell>
        </table:table-row>
        <table:table-row table:style-name="ro1">
          <table:table-cell office:value-type="float" office:value="0.177820058063833" calcext:value-type="float">
            <text:p>0.1778200581</text:p>
          </table:table-cell>
        </table:table-row>
        <table:table-row table:style-name="ro1">
          <table:table-cell office:value-type="float" office:value="0.179429645587952" calcext:value-type="float">
            <text:p>0.1794296456</text:p>
          </table:table-cell>
        </table:table-row>
        <table:table-row table:style-name="ro1">
          <table:table-cell office:value-type="float" office:value="0.179490222496073" calcext:value-type="float">
            <text:p>0.1794902225</text:p>
          </table:table-cell>
        </table:table-row>
        <table:table-row table:style-name="ro1">
          <table:table-cell office:value-type="float" office:value="0.179848390403778" calcext:value-type="float">
            <text:p>0.1798483904</text:p>
          </table:table-cell>
        </table:table-row>
        <table:table-row table:style-name="ro1">
          <table:table-cell office:value-type="float" office:value="0.182008651634478" calcext:value-type="float">
            <text:p>0.1820086516</text:p>
          </table:table-cell>
        </table:table-row>
        <table:table-row table:style-name="ro1">
          <table:table-cell office:value-type="float" office:value="0.18327887518665" calcext:value-type="float">
            <text:p>0.1832788752</text:p>
          </table:table-cell>
        </table:table-row>
        <table:table-row table:style-name="ro1">
          <table:table-cell office:value-type="float" office:value="0.183387221104381" calcext:value-type="float">
            <text:p>0.1833872211</text:p>
          </table:table-cell>
        </table:table-row>
        <table:table-row table:style-name="ro1">
          <table:table-cell office:value-type="float" office:value="0.183790639228141" calcext:value-type="float">
            <text:p>0.1837906392</text:p>
          </table:table-cell>
        </table:table-row>
        <table:table-row table:style-name="ro1">
          <table:table-cell office:value-type="float" office:value="0.185265468436375" calcext:value-type="float">
            <text:p>0.1852654684</text:p>
          </table:table-cell>
        </table:table-row>
        <table:table-row table:style-name="ro1">
          <table:table-cell office:value-type="float" office:value="0.187998409238954" calcext:value-type="float">
            <text:p>0.1879984092</text:p>
          </table:table-cell>
        </table:table-row>
        <table:table-row table:style-name="ro1">
          <table:table-cell office:value-type="float" office:value="0.188226593834013" calcext:value-type="float">
            <text:p>0.1882265938</text:p>
          </table:table-cell>
        </table:table-row>
        <table:table-row table:style-name="ro1">
          <table:table-cell office:value-type="float" office:value="0.191321960246436" calcext:value-type="float">
            <text:p>0.1913219602</text:p>
          </table:table-cell>
        </table:table-row>
        <table:table-row table:style-name="ro1">
          <table:table-cell office:value-type="float" office:value="0.192604604705418" calcext:value-type="float">
            <text:p>0.1926046047</text:p>
          </table:table-cell>
        </table:table-row>
        <table:table-row table:style-name="ro1">
          <table:table-cell office:value-type="float" office:value="0.192858773561184" calcext:value-type="float">
            <text:p>0.1928587736</text:p>
          </table:table-cell>
        </table:table-row>
        <table:table-row table:style-name="ro1">
          <table:table-cell office:value-type="float" office:value="0.19540002130511" calcext:value-type="float">
            <text:p>0.1954000213</text:p>
          </table:table-cell>
        </table:table-row>
        <table:table-row table:style-name="ro1">
          <table:table-cell office:value-type="float" office:value="0.195628052032681" calcext:value-type="float">
            <text:p>0.195628052</text:p>
          </table:table-cell>
        </table:table-row>
        <table:table-row table:style-name="ro1">
          <table:table-cell office:value-type="float" office:value="0.198981432718206" calcext:value-type="float">
            <text:p>0.1989814327</text:p>
          </table:table-cell>
        </table:table-row>
        <table:table-row table:style-name="ro1">
          <table:table-cell office:value-type="float" office:value="0.200072664180402" calcext:value-type="float">
            <text:p>0.2000726642</text:p>
          </table:table-cell>
        </table:table-row>
        <table:table-row table:style-name="ro1">
          <table:table-cell office:value-type="float" office:value="0.201361883858313" calcext:value-type="float">
            <text:p>0.2013618839</text:p>
          </table:table-cell>
        </table:table-row>
        <table:table-row table:style-name="ro1">
          <table:table-cell office:value-type="float" office:value="0.202137915135303" calcext:value-type="float">
            <text:p>0.2021379151</text:p>
          </table:table-cell>
        </table:table-row>
        <table:table-row table:style-name="ro1">
          <table:table-cell office:value-type="float" office:value="0.203094532907269" calcext:value-type="float">
            <text:p>0.2030945329</text:p>
          </table:table-cell>
        </table:table-row>
        <table:table-row table:style-name="ro1">
          <table:table-cell office:value-type="float" office:value="0.204002016445504" calcext:value-type="float">
            <text:p>0.2040020164</text:p>
          </table:table-cell>
        </table:table-row>
        <table:table-row table:style-name="ro1">
          <table:table-cell office:value-type="float" office:value="0.20463903861315" calcext:value-type="float">
            <text:p>0.2046390386</text:p>
          </table:table-cell>
        </table:table-row>
        <table:table-row table:style-name="ro1">
          <table:table-cell office:value-type="float" office:value="0.204923331913713" calcext:value-type="float">
            <text:p>0.2049233319</text:p>
          </table:table-cell>
        </table:table-row>
        <table:table-row table:style-name="ro1">
          <table:table-cell office:value-type="float" office:value="0.207986240458027" calcext:value-type="float">
            <text:p>0.2079862405</text:p>
          </table:table-cell>
        </table:table-row>
        <table:table-row table:style-name="ro1">
          <table:table-cell office:value-type="float" office:value="0.208098106136578" calcext:value-type="float">
            <text:p>0.2080981061</text:p>
          </table:table-cell>
        </table:table-row>
        <table:table-row table:style-name="ro1">
          <table:table-cell office:value-type="float" office:value="0.211408805058966" calcext:value-type="float">
            <text:p>0.2114088051</text:p>
          </table:table-cell>
        </table:table-row>
        <table:table-row table:style-name="ro1">
          <table:table-cell office:value-type="float" office:value="0.212091449105829" calcext:value-type="float">
            <text:p>0.2120914491</text:p>
          </table:table-cell>
        </table:table-row>
        <table:table-row table:style-name="ro1">
          <table:table-cell office:value-type="float" office:value="0.212785619796465" calcext:value-type="float">
            <text:p>0.2127856198</text:p>
          </table:table-cell>
        </table:table-row>
        <table:table-row table:style-name="ro1">
          <table:table-cell office:value-type="float" office:value="0.213791600716542" calcext:value-type="float">
            <text:p>0.2137916007</text:p>
          </table:table-cell>
        </table:table-row>
        <table:table-row table:style-name="ro1">
          <table:table-cell office:value-type="float" office:value="0.21513857687494" calcext:value-type="float">
            <text:p>0.2151385769</text:p>
          </table:table-cell>
        </table:table-row>
        <table:table-row table:style-name="ro1">
          <table:table-cell office:value-type="float" office:value="0.216767380287841" calcext:value-type="float">
            <text:p>0.2167673803</text:p>
          </table:table-cell>
        </table:table-row>
        <table:table-row table:style-name="ro1">
          <table:table-cell office:value-type="float" office:value="0.220962025169085" calcext:value-type="float">
            <text:p>0.2209620252</text:p>
          </table:table-cell>
        </table:table-row>
        <table:table-row table:style-name="ro1">
          <table:table-cell office:value-type="float" office:value="0.222003279239837" calcext:value-type="float">
            <text:p>0.2220032792</text:p>
          </table:table-cell>
        </table:table-row>
        <table:table-row table:style-name="ro1">
          <table:table-cell office:value-type="float" office:value="0.222130700143328" calcext:value-type="float">
            <text:p>0.2221307001</text:p>
          </table:table-cell>
        </table:table-row>
        <table:table-row table:style-name="ro1">
          <table:table-cell office:value-type="float" office:value="0.222982591810883" calcext:value-type="float">
            <text:p>0.2229825918</text:p>
          </table:table-cell>
        </table:table-row>
        <table:table-row table:style-name="ro1">
          <table:table-cell office:value-type="float" office:value="0.224172702091581" calcext:value-type="float">
            <text:p>0.2241727021</text:p>
          </table:table-cell>
        </table:table-row>
        <table:table-row table:style-name="ro1">
          <table:table-cell office:value-type="float" office:value="0.224547691467594" calcext:value-type="float">
            <text:p>0.2245476915</text:p>
          </table:table-cell>
        </table:table-row>
        <table:table-row table:style-name="ro1">
          <table:table-cell office:value-type="float" office:value="0.225224794482708" calcext:value-type="float">
            <text:p>0.2252247945</text:p>
          </table:table-cell>
        </table:table-row>
        <table:table-row table:style-name="ro1">
          <table:table-cell office:value-type="float" office:value="0.225551862290816" calcext:value-type="float">
            <text:p>0.2255518623</text:p>
          </table:table-cell>
        </table:table-row>
        <table:table-row table:style-name="ro1">
          <table:table-cell office:value-type="float" office:value="0.227147339077431" calcext:value-type="float">
            <text:p>0.2271473391</text:p>
          </table:table-cell>
        </table:table-row>
        <table:table-row table:style-name="ro1">
          <table:table-cell office:value-type="float" office:value="0.227533634160215" calcext:value-type="float">
            <text:p>0.2275336342</text:p>
          </table:table-cell>
        </table:table-row>
        <table:table-row table:style-name="ro1">
          <table:table-cell office:value-type="float" office:value="0.228342372512476" calcext:value-type="float">
            <text:p>0.2283423725</text:p>
          </table:table-cell>
        </table:table-row>
        <table:table-row table:style-name="ro1">
          <table:table-cell office:value-type="float" office:value="0.229559103029455" calcext:value-type="float">
            <text:p>0.229559103</text:p>
          </table:table-cell>
        </table:table-row>
        <table:table-row table:style-name="ro1">
          <table:table-cell office:value-type="float" office:value="0.231102346466701" calcext:value-type="float">
            <text:p>0.2311023465</text:p>
          </table:table-cell>
        </table:table-row>
        <table:table-row table:style-name="ro1">
          <table:table-cell office:value-type="float" office:value="0.231310130222981" calcext:value-type="float">
            <text:p>0.2313101302</text:p>
          </table:table-cell>
        </table:table-row>
        <table:table-row table:style-name="ro1">
          <table:table-cell office:value-type="float" office:value="0.233518122478857" calcext:value-type="float">
            <text:p>0.2335181225</text:p>
          </table:table-cell>
        </table:table-row>
        <table:table-row table:style-name="ro1">
          <table:table-cell office:value-type="float" office:value="0.234007225915978" calcext:value-type="float">
            <text:p>0.2340072259</text:p>
          </table:table-cell>
        </table:table-row>
        <table:table-row table:style-name="ro1">
          <table:table-cell office:value-type="float" office:value="0.234255896662434" calcext:value-type="float">
            <text:p>0.2342558967</text:p>
          </table:table-cell>
        </table:table-row>
        <table:table-row table:style-name="ro1">
          <table:table-cell office:value-type="float" office:value="0.234907792366226" calcext:value-type="float">
            <text:p>0.2349077924</text:p>
          </table:table-cell>
        </table:table-row>
        <table:table-row table:style-name="ro1">
          <table:table-cell office:value-type="float" office:value="0.236190791202526" calcext:value-type="float">
            <text:p>0.2361907912</text:p>
          </table:table-cell>
        </table:table-row>
        <table:table-row table:style-name="ro1">
          <table:table-cell office:value-type="float" office:value="0.237581558191193" calcext:value-type="float">
            <text:p>0.2375815582</text:p>
          </table:table-cell>
        </table:table-row>
        <table:table-row table:style-name="ro1">
          <table:table-cell office:value-type="float" office:value="0.239310465299205" calcext:value-type="float">
            <text:p>0.2393104653</text:p>
          </table:table-cell>
        </table:table-row>
        <table:table-row table:style-name="ro1">
          <table:table-cell office:value-type="float" office:value="0.239334216006082" calcext:value-type="float">
            <text:p>0.239334216</text:p>
          </table:table-cell>
        </table:table-row>
        <table:table-row table:style-name="ro1">
          <table:table-cell office:value-type="float" office:value="0.24073141750903" calcext:value-type="float">
            <text:p>0.2407314175</text:p>
          </table:table-cell>
        </table:table-row>
        <table:table-row table:style-name="ro1">
          <table:table-cell office:value-type="float" office:value="0.242688120097876" calcext:value-type="float">
            <text:p>0.2426881201</text:p>
          </table:table-cell>
        </table:table-row>
        <table:table-row table:style-name="ro1">
          <table:table-cell office:value-type="float" office:value="0.246659699218386" calcext:value-type="float">
            <text:p>0.2466596992</text:p>
          </table:table-cell>
        </table:table-row>
        <table:table-row table:style-name="ro1">
          <table:table-cell office:value-type="float" office:value="0.247373780507205" calcext:value-type="float">
            <text:p>0.2473737805</text:p>
          </table:table-cell>
        </table:table-row>
        <table:table-row table:style-name="ro1">
          <table:table-cell office:value-type="float" office:value="0.250719905375831" calcext:value-type="float">
            <text:p>0.2507199054</text:p>
          </table:table-cell>
        </table:table-row>
        <table:table-row table:style-name="ro1">
          <table:table-cell office:value-type="float" office:value="0.253239994147343" calcext:value-type="float">
            <text:p>0.2532399941</text:p>
          </table:table-cell>
        </table:table-row>
        <table:table-row table:style-name="ro1">
          <table:table-cell office:value-type="float" office:value="0.256088749768857" calcext:value-type="float">
            <text:p>0.2560887498</text:p>
          </table:table-cell>
        </table:table-row>
        <table:table-row table:style-name="ro1">
          <table:table-cell office:value-type="float" office:value="0.256680442698247" calcext:value-type="float">
            <text:p>0.2566804427</text:p>
          </table:table-cell>
        </table:table-row>
        <table:table-row table:style-name="ro1">
          <table:table-cell office:value-type="float" office:value="0.256712234840339" calcext:value-type="float">
            <text:p>0.2567122348</text:p>
          </table:table-cell>
        </table:table-row>
        <table:table-row table:style-name="ro1">
          <table:table-cell office:value-type="float" office:value="0.257221133313195" calcext:value-type="float">
            <text:p>0.2572211333</text:p>
          </table:table-cell>
        </table:table-row>
        <table:table-row table:style-name="ro1">
          <table:table-cell office:value-type="float" office:value="0.258919290130235" calcext:value-type="float">
            <text:p>0.2589192901</text:p>
          </table:table-cell>
        </table:table-row>
        <table:table-row table:style-name="ro1">
          <table:table-cell office:value-type="float" office:value="0.262667597044093" calcext:value-type="float">
            <text:p>0.262667597</text:p>
          </table:table-cell>
        </table:table-row>
        <table:table-row table:style-name="ro1">
          <table:table-cell office:value-type="float" office:value="0.263131466900299" calcext:value-type="float">
            <text:p>0.2631314669</text:p>
          </table:table-cell>
        </table:table-row>
        <table:table-row table:style-name="ro1">
          <table:table-cell office:value-type="float" office:value="0.265321575315349" calcext:value-type="float">
            <text:p>0.2653215753</text:p>
          </table:table-cell>
        </table:table-row>
        <table:table-row table:style-name="ro1">
          <table:table-cell office:value-type="float" office:value="0.268080447286252" calcext:value-type="float">
            <text:p>0.2680804473</text:p>
          </table:table-cell>
        </table:table-row>
        <table:table-row table:style-name="ro1">
          <table:table-cell office:value-type="float" office:value="0.269660585973401" calcext:value-type="float">
            <text:p>0.269660586</text:p>
          </table:table-cell>
        </table:table-row>
        <table:table-row table:style-name="ro1">
          <table:table-cell office:value-type="float" office:value="0.271097733268082" calcext:value-type="float">
            <text:p>0.2710977333</text:p>
          </table:table-cell>
        </table:table-row>
        <table:table-row table:style-name="ro1">
          <table:table-cell office:value-type="float" office:value="0.27290403016198" calcext:value-type="float">
            <text:p>0.2729040302</text:p>
          </table:table-cell>
        </table:table-row>
        <table:table-row table:style-name="ro1">
          <table:table-cell office:value-type="float" office:value="0.273657759463815" calcext:value-type="float">
            <text:p>0.2736577595</text:p>
          </table:table-cell>
        </table:table-row>
        <table:table-row table:style-name="ro1">
          <table:table-cell office:value-type="float" office:value="0.27627668233726" calcext:value-type="float">
            <text:p>0.2762766823</text:p>
          </table:table-cell>
        </table:table-row>
        <table:table-row table:style-name="ro1">
          <table:table-cell office:value-type="float" office:value="0.27729070700973" calcext:value-type="float">
            <text:p>0.277290707</text:p>
          </table:table-cell>
        </table:table-row>
        <table:table-row table:style-name="ro1">
          <table:table-cell office:value-type="float" office:value="0.277311969400094" calcext:value-type="float">
            <text:p>0.2773119694</text:p>
          </table:table-cell>
        </table:table-row>
        <table:table-row table:style-name="ro1">
          <table:table-cell office:value-type="float" office:value="0.277773243112156" calcext:value-type="float">
            <text:p>0.2777732431</text:p>
          </table:table-cell>
        </table:table-row>
        <table:table-row table:style-name="ro1">
          <table:table-cell office:value-type="float" office:value="0.277884040863885" calcext:value-type="float">
            <text:p>0.2778840409</text:p>
          </table:table-cell>
        </table:table-row>
        <table:table-row table:style-name="ro1">
          <table:table-cell office:value-type="float" office:value="0.279859772268809" calcext:value-type="float">
            <text:p>0.2798597723</text:p>
          </table:table-cell>
        </table:table-row>
        <table:table-row table:style-name="ro1">
          <table:table-cell office:value-type="float" office:value="0.28030514707031" calcext:value-type="float">
            <text:p>0.2803051471</text:p>
          </table:table-cell>
        </table:table-row>
        <table:table-row table:style-name="ro1">
          <table:table-cell office:value-type="float" office:value="0.281383624455565" calcext:value-type="float">
            <text:p>0.2813836245</text:p>
          </table:table-cell>
        </table:table-row>
        <table:table-row table:style-name="ro1">
          <table:table-cell office:value-type="float" office:value="0.285124018153828" calcext:value-type="float">
            <text:p>0.2851240182</text:p>
          </table:table-cell>
        </table:table-row>
        <table:table-row table:style-name="ro1">
          <table:table-cell office:value-type="float" office:value="0.288178537636741" calcext:value-type="float">
            <text:p>0.2881785376</text:p>
          </table:table-cell>
        </table:table-row>
        <table:table-row table:style-name="ro1">
          <table:table-cell office:value-type="float" office:value="0.289402927432052" calcext:value-type="float">
            <text:p>0.2894029274</text:p>
          </table:table-cell>
        </table:table-row>
        <table:table-row table:style-name="ro1">
          <table:table-cell office:value-type="float" office:value="0.290440119503472" calcext:value-type="float">
            <text:p>0.2904401195</text:p>
          </table:table-cell>
        </table:table-row>
        <table:table-row table:style-name="ro1">
          <table:table-cell office:value-type="float" office:value="0.290817159103165" calcext:value-type="float">
            <text:p>0.2908171591</text:p>
          </table:table-cell>
        </table:table-row>
        <table:table-row table:style-name="ro1">
          <table:table-cell office:value-type="float" office:value="0.291160879217935" calcext:value-type="float">
            <text:p>0.2911608792</text:p>
          </table:table-cell>
        </table:table-row>
        <table:table-row table:style-name="ro1">
          <table:table-cell office:value-type="float" office:value="0.292803263067469" calcext:value-type="float">
            <text:p>0.2928032631</text:p>
          </table:table-cell>
        </table:table-row>
        <table:table-row table:style-name="ro1">
          <table:table-cell office:value-type="float" office:value="0.294874235015383" calcext:value-type="float">
            <text:p>0.294874235</text:p>
          </table:table-cell>
        </table:table-row>
        <table:table-row table:style-name="ro1">
          <table:table-cell office:value-type="float" office:value="0.29559831175912" calcext:value-type="float">
            <text:p>0.2955983118</text:p>
          </table:table-cell>
        </table:table-row>
        <table:table-row table:style-name="ro1">
          <table:table-cell office:value-type="float" office:value="0.295661532018769" calcext:value-type="float">
            <text:p>0.295661532</text:p>
          </table:table-cell>
        </table:table-row>
        <table:table-row table:style-name="ro1">
          <table:table-cell office:value-type="float" office:value="0.296252791021079" calcext:value-type="float">
            <text:p>0.296252791</text:p>
          </table:table-cell>
        </table:table-row>
        <table:table-row table:style-name="ro1">
          <table:table-cell office:value-type="float" office:value="0.297723752427625" calcext:value-type="float">
            <text:p>0.2977237524</text:p>
          </table:table-cell>
        </table:table-row>
        <table:table-row table:style-name="ro1">
          <table:table-cell office:value-type="float" office:value="0.299349032363674" calcext:value-type="float">
            <text:p>0.2993490324</text:p>
          </table:table-cell>
        </table:table-row>
        <table:table-row table:style-name="ro1">
          <table:table-cell office:value-type="float" office:value="0.300076084922836" calcext:value-type="float">
            <text:p>0.3000760849</text:p>
          </table:table-cell>
        </table:table-row>
        <table:table-row table:style-name="ro1">
          <table:table-cell office:value-type="float" office:value="0.30347465852639" calcext:value-type="float">
            <text:p>0.3034746585</text:p>
          </table:table-cell>
        </table:table-row>
        <table:table-row table:style-name="ro1">
          <table:table-cell office:value-type="float" office:value="0.30462654727228" calcext:value-type="float">
            <text:p>0.3046265473</text:p>
          </table:table-cell>
        </table:table-row>
        <table:table-row table:style-name="ro1">
          <table:table-cell office:value-type="float" office:value="0.304767659746235" calcext:value-type="float">
            <text:p>0.3047676597</text:p>
          </table:table-cell>
        </table:table-row>
        <table:table-row table:style-name="ro1">
          <table:table-cell office:value-type="float" office:value="0.307548300761171" calcext:value-type="float">
            <text:p>0.3075483008</text:p>
          </table:table-cell>
        </table:table-row>
        <table:table-row table:style-name="ro1">
          <table:table-cell office:value-type="float" office:value="0.308462991286618" calcext:value-type="float">
            <text:p>0.3084629913</text:p>
          </table:table-cell>
        </table:table-row>
        <table:table-row table:style-name="ro1">
          <table:table-cell office:value-type="float" office:value="0.309277052374668" calcext:value-type="float">
            <text:p>0.3092770524</text:p>
          </table:table-cell>
        </table:table-row>
        <table:table-row table:style-name="ro1">
          <table:table-cell office:value-type="float" office:value="0.315087942864434" calcext:value-type="float">
            <text:p>0.3150879429</text:p>
          </table:table-cell>
        </table:table-row>
        <table:table-row table:style-name="ro1">
          <table:table-cell office:value-type="float" office:value="0.316544526561229" calcext:value-type="float">
            <text:p>0.3165445266</text:p>
          </table:table-cell>
        </table:table-row>
        <table:table-row table:style-name="ro1">
          <table:table-cell office:value-type="float" office:value="0.317700744354408" calcext:value-type="float">
            <text:p>0.3177007444</text:p>
          </table:table-cell>
        </table:table-row>
        <table:table-row table:style-name="ro1">
          <table:table-cell office:value-type="float" office:value="0.319454192782791" calcext:value-type="float">
            <text:p>0.3194541928</text:p>
          </table:table-cell>
        </table:table-row>
        <table:table-row table:style-name="ro1">
          <table:table-cell office:value-type="float" office:value="0.327753958060928" calcext:value-type="float">
            <text:p>0.3277539581</text:p>
          </table:table-cell>
        </table:table-row>
        <table:table-row table:style-name="ro1">
          <table:table-cell office:value-type="float" office:value="0.32841119636541" calcext:value-type="float">
            <text:p>0.3284111964</text:p>
          </table:table-cell>
        </table:table-row>
        <table:table-row table:style-name="ro1">
          <table:table-cell office:value-type="float" office:value="0.332802853346994" calcext:value-type="float">
            <text:p>0.3328028533</text:p>
          </table:table-cell>
        </table:table-row>
        <table:table-row table:style-name="ro1">
          <table:table-cell office:value-type="float" office:value="0.341149865649406" calcext:value-type="float">
            <text:p>0.3411498656</text:p>
          </table:table-cell>
        </table:table-row>
        <table:table-row table:style-name="ro1">
          <table:table-cell office:value-type="float" office:value="0.365741025232582" calcext:value-type="float">
            <text:p>0.3657410252</text:p>
          </table:table-cell>
        </table:table-row>
        <table:table-row table:style-name="ro1">
          <table:table-cell office:value-type="float" office:value="0.386916836661655" calcext:value-type="float">
            <text:p>0.3869168367</text:p>
          </table:table-cell>
        </table:table-row>
        <table:table-row table:style-name="ro1">
          <table:table-cell office:value-type="float" office:value="0.393212143948789" calcext:value-type="float">
            <text:p>0.3932121439</text:p>
          </table:table-cell>
        </table:table-row>
        <table:table-row table:style-name="ro1">
          <table:table-cell office:value-type="float" office:value="0.395205606120568" calcext:value-type="float">
            <text:p>0.3952056061</text:p>
          </table:table-cell>
        </table:table-row>
        <table:table-row table:style-name="ro1">
          <table:table-cell office:value-type="float" office:value="0.413594741783951" calcext:value-type="float">
            <text:p>0.4135947418</text:p>
          </table:table-cell>
        </table:table-row>
        <table:table-row table:style-name="ro1">
          <table:table-cell office:value-type="float" office:value="0.416032600950285" calcext:value-type="float">
            <text:p>0.416032601</text:p>
          </table:table-cell>
        </table:table-row>
        <table:table-row table:style-name="ro1">
          <table:table-cell office:value-type="float" office:value="0.423460891382801" calcext:value-type="float">
            <text:p>0.4234608914</text:p>
          </table:table-cell>
        </table:table-row>
        <table:table-row table:style-name="ro1">
          <table:table-cell office:value-type="float" office:value="0.444382563142618" calcext:value-type="float">
            <text:p>0.4443825631</text:p>
          </table:table-cell>
        </table:table-row>
        <table:table-row table:style-name="ro1">
          <table:table-cell office:value-type="float" office:value="0.463924244939378" calcext:value-type="float">
            <text:p>0.4639242449</text:p>
          </table:table-cell>
        </table:table-row>
        <table:table-row table:style-name="ro1">
          <table:table-cell office:value-type="float" office:value="0.468456126749386" calcext:value-type="float">
            <text:p>0.4684561267</text:p>
          </table:table-cell>
        </table:table-row>
        <table:table-row table:style-name="ro1">
          <table:table-cell office:value-type="float" office:value="0.476645580491999" calcext:value-type="float">
            <text:p>0.4766455805</text:p>
          </table:table-cell>
        </table:table-row>
        <table:table-row table:style-name="ro1">
          <table:table-cell office:value-type="float" office:value="0.476931040745674" calcext:value-type="float">
            <text:p>0.4769310407</text:p>
          </table:table-cell>
        </table:table-row>
        <table:table-row table:style-name="ro1">
          <table:table-cell office:value-type="float" office:value="0.492715569191144" calcext:value-type="float">
            <text:p>0.4927155692</text:p>
          </table:table-cell>
        </table:table-row>
        <table:table-row table:style-name="ro1">
          <table:table-cell office:value-type="float" office:value="0.512167230817626" calcext:value-type="float">
            <text:p>0.5121672308</text:p>
          </table:table-cell>
        </table:table-row>
        <table:table-row table:style-name="ro1">
          <table:table-cell office:value-type="float" office:value="0.55072768258178" calcext:value-type="float">
            <text:p>0.5507276826</text:p>
          </table:table-cell>
        </table:table-row>
        <table:table-row table:style-name="ro1">
          <table:table-cell office:value-type="float" office:value="0.641399580606805" calcext:value-type="float">
            <text:p>0.6413995806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table:formula="of:=AVERAGE([.A1:.A500])" office:value-type="float" office:value="0.131393696190462" calcext:value-type="float">
            <text:p>0.1313936962</text:p>
          </table:table-cell>
        </table:table-row>
        <table:table-row table:style-name="ro1">
          <table:table-cell table:formula="of:=STDEV([.A1:.A500])" office:value-type="float" office:value="0.100550382177213" calcext:value-type="float">
            <text:p>0.1005503822</text:p>
          </table:table-cell>
        </table:table-row>
      </table:table>
      <table:table table:name="no cheating from 7m" table:style-name="ta1">
        <table:table-column table:style-name="co1" table:default-cell-style-name="Default"/>
        <table:table-row table:style-name="ro1">
          <table:table-cell office:value-type="float" office:value="0.000759940169237083" calcext:value-type="float">
            <text:p>0.0007599402</text:p>
          </table:table-cell>
        </table:table-row>
        <table:table-row table:style-name="ro1">
          <table:table-cell office:value-type="float" office:value="0.00900888500594554" calcext:value-type="float">
            <text:p>0.009008885</text:p>
          </table:table-cell>
        </table:table-row>
        <table:table-row table:style-name="ro1">
          <table:table-cell office:value-type="float" office:value="0.010193750930485" calcext:value-type="float">
            <text:p>0.0101937509</text:p>
          </table:table-cell>
        </table:table-row>
        <table:table-row table:style-name="ro1">
          <table:table-cell office:value-type="float" office:value="0.0117918290646379" calcext:value-type="float">
            <text:p>0.0117918291</text:p>
          </table:table-cell>
        </table:table-row>
        <table:table-row table:style-name="ro1">
          <table:table-cell office:value-type="float" office:value="0.0124836670656414" calcext:value-type="float">
            <text:p>0.0124836671</text:p>
          </table:table-cell>
        </table:table-row>
        <table:table-row table:style-name="ro1">
          <table:table-cell office:value-type="float" office:value="0.0133615892594108" calcext:value-type="float">
            <text:p>0.0133615893</text:p>
          </table:table-cell>
        </table:table-row>
        <table:table-row table:style-name="ro1">
          <table:table-cell office:value-type="float" office:value="0.0149427924891654" calcext:value-type="float">
            <text:p>0.0149427925</text:p>
          </table:table-cell>
        </table:table-row>
        <table:table-row table:style-name="ro1">
          <table:table-cell office:value-type="float" office:value="0.01543784034161" calcext:value-type="float">
            <text:p>0.0154378403</text:p>
          </table:table-cell>
        </table:table-row>
        <table:table-row table:style-name="ro1">
          <table:table-cell office:value-type="float" office:value="0.0161184341924336" calcext:value-type="float">
            <text:p>0.0161184342</text:p>
          </table:table-cell>
        </table:table-row>
        <table:table-row table:style-name="ro1">
          <table:table-cell office:value-type="float" office:value="0.0161791543005574" calcext:value-type="float">
            <text:p>0.0161791543</text:p>
          </table:table-cell>
        </table:table-row>
        <table:table-row table:style-name="ro1">
          <table:table-cell office:value-type="float" office:value="0.0168079477006611" calcext:value-type="float">
            <text:p>0.0168079477</text:p>
          </table:table-cell>
        </table:table-row>
        <table:table-row table:style-name="ro1">
          <table:table-cell office:value-type="float" office:value="0.0168865414789821" calcext:value-type="float">
            <text:p>0.0168865415</text:p>
          </table:table-cell>
        </table:table-row>
        <table:table-row table:style-name="ro1">
          <table:table-cell office:value-type="float" office:value="0.0187550886585175" calcext:value-type="float">
            <text:p>0.0187550887</text:p>
          </table:table-cell>
        </table:table-row>
        <table:table-row table:style-name="ro1">
          <table:table-cell office:value-type="float" office:value="0.0188654697226465" calcext:value-type="float">
            <text:p>0.0188654697</text:p>
          </table:table-cell>
        </table:table-row>
        <table:table-row table:style-name="ro1">
          <table:table-cell office:value-type="float" office:value="0.0190027528741066" calcext:value-type="float">
            <text:p>0.0190027529</text:p>
          </table:table-cell>
        </table:table-row>
        <table:table-row table:style-name="ro1">
          <table:table-cell office:value-type="float" office:value="0.0190491666287951" calcext:value-type="float">
            <text:p>0.0190491666</text:p>
          </table:table-cell>
        </table:table-row>
        <table:table-row table:style-name="ro1">
          <table:table-cell office:value-type="float" office:value="0.0193466295051437" calcext:value-type="float">
            <text:p>0.0193466295</text:p>
          </table:table-cell>
        </table:table-row>
        <table:table-row table:style-name="ro1">
          <table:table-cell office:value-type="float" office:value="0.0196480517174713" calcext:value-type="float">
            <text:p>0.0196480517</text:p>
          </table:table-cell>
        </table:table-row>
        <table:table-row table:style-name="ro1">
          <table:table-cell office:value-type="float" office:value="0.0200671599014601" calcext:value-type="float">
            <text:p>0.0200671599</text:p>
          </table:table-cell>
        </table:table-row>
        <table:table-row table:style-name="ro1">
          <table:table-cell office:value-type="float" office:value="0.0203058874700091" calcext:value-type="float">
            <text:p>0.0203058875</text:p>
          </table:table-cell>
        </table:table-row>
        <table:table-row table:style-name="ro1">
          <table:table-cell office:value-type="float" office:value="0.02033095836107" calcext:value-type="float">
            <text:p>0.0203309584</text:p>
          </table:table-cell>
        </table:table-row>
        <table:table-row table:style-name="ro1">
          <table:table-cell office:value-type="float" office:value="0.0210321054869755" calcext:value-type="float">
            <text:p>0.0210321055</text:p>
          </table:table-cell>
        </table:table-row>
        <table:table-row table:style-name="ro1">
          <table:table-cell office:value-type="float" office:value="0.0225997725363314" calcext:value-type="float">
            <text:p>0.0225997725</text:p>
          </table:table-cell>
        </table:table-row>
        <table:table-row table:style-name="ro1">
          <table:table-cell office:value-type="float" office:value="0.0227003028001249" calcext:value-type="float">
            <text:p>0.0227003028</text:p>
          </table:table-cell>
        </table:table-row>
        <table:table-row table:style-name="ro1">
          <table:table-cell office:value-type="float" office:value="0.0235950201579538" calcext:value-type="float">
            <text:p>0.0235950202</text:p>
          </table:table-cell>
        </table:table-row>
        <table:table-row table:style-name="ro1">
          <table:table-cell office:value-type="float" office:value="0.0241138832123689" calcext:value-type="float">
            <text:p>0.0241138832</text:p>
          </table:table-cell>
        </table:table-row>
        <table:table-row table:style-name="ro1">
          <table:table-cell office:value-type="float" office:value="0.0252313476385702" calcext:value-type="float">
            <text:p>0.0252313476</text:p>
          </table:table-cell>
        </table:table-row>
        <table:table-row table:style-name="ro1">
          <table:table-cell office:value-type="float" office:value="0.0257669212296818" calcext:value-type="float">
            <text:p>0.0257669212</text:p>
          </table:table-cell>
        </table:table-row>
        <table:table-row table:style-name="ro1">
          <table:table-cell office:value-type="float" office:value="0.0258718914843303" calcext:value-type="float">
            <text:p>0.0258718915</text:p>
          </table:table-cell>
        </table:table-row>
        <table:table-row table:style-name="ro1">
          <table:table-cell office:value-type="float" office:value="0.026277355522657" calcext:value-type="float">
            <text:p>0.0262773555</text:p>
          </table:table-cell>
        </table:table-row>
        <table:table-row table:style-name="ro1">
          <table:table-cell office:value-type="float" office:value="0.0263303367940004" calcext:value-type="float">
            <text:p>0.0263303368</text:p>
          </table:table-cell>
        </table:table-row>
        <table:table-row table:style-name="ro1">
          <table:table-cell office:value-type="float" office:value="0.0264555688556634" calcext:value-type="float">
            <text:p>0.0264555689</text:p>
          </table:table-cell>
        </table:table-row>
        <table:table-row table:style-name="ro1">
          <table:table-cell office:value-type="float" office:value="0.0265884234352942" calcext:value-type="float">
            <text:p>0.0265884234</text:p>
          </table:table-cell>
        </table:table-row>
        <table:table-row table:style-name="ro1">
          <table:table-cell office:value-type="float" office:value="0.0272878155643497" calcext:value-type="float">
            <text:p>0.0272878156</text:p>
          </table:table-cell>
        </table:table-row>
        <table:table-row table:style-name="ro1">
          <table:table-cell office:value-type="float" office:value="0.0275659613486479" calcext:value-type="float">
            <text:p>0.0275659613</text:p>
          </table:table-cell>
        </table:table-row>
        <table:table-row table:style-name="ro1">
          <table:table-cell office:value-type="float" office:value="0.0275907018864885" calcext:value-type="float">
            <text:p>0.0275907019</text:p>
          </table:table-cell>
        </table:table-row>
        <table:table-row table:style-name="ro1">
          <table:table-cell office:value-type="float" office:value="0.027769230336121" calcext:value-type="float">
            <text:p>0.0277692303</text:p>
          </table:table-cell>
        </table:table-row>
        <table:table-row table:style-name="ro1">
          <table:table-cell office:value-type="float" office:value="0.0279030521963541" calcext:value-type="float">
            <text:p>0.0279030522</text:p>
          </table:table-cell>
        </table:table-row>
        <table:table-row table:style-name="ro1">
          <table:table-cell office:value-type="float" office:value="0.0294037725600127" calcext:value-type="float">
            <text:p>0.0294037726</text:p>
          </table:table-cell>
        </table:table-row>
        <table:table-row table:style-name="ro1">
          <table:table-cell office:value-type="float" office:value="0.0296515271579345" calcext:value-type="float">
            <text:p>0.0296515272</text:p>
          </table:table-cell>
        </table:table-row>
        <table:table-row table:style-name="ro1">
          <table:table-cell office:value-type="float" office:value="0.029724693427573" calcext:value-type="float">
            <text:p>0.0297246934</text:p>
          </table:table-cell>
        </table:table-row>
        <table:table-row table:style-name="ro1">
          <table:table-cell office:value-type="float" office:value="0.0301200930060563" calcext:value-type="float">
            <text:p>0.030120093</text:p>
          </table:table-cell>
        </table:table-row>
        <table:table-row table:style-name="ro1">
          <table:table-cell office:value-type="float" office:value="0.0310285422092882" calcext:value-type="float">
            <text:p>0.0310285422</text:p>
          </table:table-cell>
        </table:table-row>
        <table:table-row table:style-name="ro1">
          <table:table-cell office:value-type="float" office:value="0.0314631050565328" calcext:value-type="float">
            <text:p>0.0314631051</text:p>
          </table:table-cell>
        </table:table-row>
        <table:table-row table:style-name="ro1">
          <table:table-cell office:value-type="float" office:value="0.0316435610591803" calcext:value-type="float">
            <text:p>0.0316435611</text:p>
          </table:table-cell>
        </table:table-row>
        <table:table-row table:style-name="ro1">
          <table:table-cell office:value-type="float" office:value="0.0326811044055919" calcext:value-type="float">
            <text:p>0.0326811044</text:p>
          </table:table-cell>
        </table:table-row>
        <table:table-row table:style-name="ro1">
          <table:table-cell office:value-type="float" office:value="0.0335877871890577" calcext:value-type="float">
            <text:p>0.0335877872</text:p>
          </table:table-cell>
        </table:table-row>
        <table:table-row table:style-name="ro1">
          <table:table-cell office:value-type="float" office:value="0.0335991156748339" calcext:value-type="float">
            <text:p>0.0335991157</text:p>
          </table:table-cell>
        </table:table-row>
        <table:table-row table:style-name="ro1">
          <table:table-cell office:value-type="float" office:value="0.0339565298130928" calcext:value-type="float">
            <text:p>0.0339565298</text:p>
          </table:table-cell>
        </table:table-row>
        <table:table-row table:style-name="ro1">
          <table:table-cell office:value-type="float" office:value="0.0342858688586745" calcext:value-type="float">
            <text:p>0.0342858689</text:p>
          </table:table-cell>
        </table:table-row>
        <table:table-row table:style-name="ro1">
          <table:table-cell office:value-type="float" office:value="0.0344115524523403" calcext:value-type="float">
            <text:p>0.0344115525</text:p>
          </table:table-cell>
        </table:table-row>
        <table:table-row table:style-name="ro1">
          <table:table-cell office:value-type="float" office:value="0.0352903225625667" calcext:value-type="float">
            <text:p>0.0352903226</text:p>
          </table:table-cell>
        </table:table-row>
        <table:table-row table:style-name="ro1">
          <table:table-cell office:value-type="float" office:value="0.0365762280038862" calcext:value-type="float">
            <text:p>0.036576228</text:p>
          </table:table-cell>
        </table:table-row>
        <table:table-row table:style-name="ro1">
          <table:table-cell office:value-type="float" office:value="0.0366457593982705" calcext:value-type="float">
            <text:p>0.0366457594</text:p>
          </table:table-cell>
        </table:table-row>
        <table:table-row table:style-name="ro1">
          <table:table-cell office:value-type="float" office:value="0.0369319305483717" calcext:value-type="float">
            <text:p>0.0369319305</text:p>
          </table:table-cell>
        </table:table-row>
        <table:table-row table:style-name="ro1">
          <table:table-cell office:value-type="float" office:value="0.0373049455897156" calcext:value-type="float">
            <text:p>0.0373049456</text:p>
          </table:table-cell>
        </table:table-row>
        <table:table-row table:style-name="ro1">
          <table:table-cell office:value-type="float" office:value="0.0373162207053746" calcext:value-type="float">
            <text:p>0.0373162207</text:p>
          </table:table-cell>
        </table:table-row>
        <table:table-row table:style-name="ro1">
          <table:table-cell office:value-type="float" office:value="0.0374991676256542" calcext:value-type="float">
            <text:p>0.0374991676</text:p>
          </table:table-cell>
        </table:table-row>
        <table:table-row table:style-name="ro1">
          <table:table-cell office:value-type="float" office:value="0.0376648163349369" calcext:value-type="float">
            <text:p>0.0376648163</text:p>
          </table:table-cell>
        </table:table-row>
        <table:table-row table:style-name="ro1">
          <table:table-cell office:value-type="float" office:value="0.0380758497543798" calcext:value-type="float">
            <text:p>0.0380758498</text:p>
          </table:table-cell>
        </table:table-row>
        <table:table-row table:style-name="ro1">
          <table:table-cell office:value-type="float" office:value="0.0386112546219586" calcext:value-type="float">
            <text:p>0.0386112546</text:p>
          </table:table-cell>
        </table:table-row>
        <table:table-row table:style-name="ro1">
          <table:table-cell office:value-type="float" office:value="0.0387085095152262" calcext:value-type="float">
            <text:p>0.0387085095</text:p>
          </table:table-cell>
        </table:table-row>
        <table:table-row table:style-name="ro1">
          <table:table-cell office:value-type="float" office:value="0.0391489399107048" calcext:value-type="float">
            <text:p>0.0391489399</text:p>
          </table:table-cell>
        </table:table-row>
        <table:table-row table:style-name="ro1">
          <table:table-cell office:value-type="float" office:value="0.0392444190635821" calcext:value-type="float">
            <text:p>0.0392444191</text:p>
          </table:table-cell>
        </table:table-row>
        <table:table-row table:style-name="ro1">
          <table:table-cell office:value-type="float" office:value="0.0393341158042393" calcext:value-type="float">
            <text:p>0.0393341158</text:p>
          </table:table-cell>
        </table:table-row>
        <table:table-row table:style-name="ro1">
          <table:table-cell office:value-type="float" office:value="0.0400905116131867" calcext:value-type="float">
            <text:p>0.0400905116</text:p>
          </table:table-cell>
        </table:table-row>
        <table:table-row table:style-name="ro1">
          <table:table-cell office:value-type="float" office:value="0.040091748719675" calcext:value-type="float">
            <text:p>0.0400917487</text:p>
          </table:table-cell>
        </table:table-row>
        <table:table-row table:style-name="ro1">
          <table:table-cell office:value-type="float" office:value="0.0404331175645201" calcext:value-type="float">
            <text:p>0.0404331176</text:p>
          </table:table-cell>
        </table:table-row>
        <table:table-row table:style-name="ro1">
          <table:table-cell office:value-type="float" office:value="0.0411898923939802" calcext:value-type="float">
            <text:p>0.0411898924</text:p>
          </table:table-cell>
        </table:table-row>
        <table:table-row table:style-name="ro1">
          <table:table-cell office:value-type="float" office:value="0.0426486357810152" calcext:value-type="float">
            <text:p>0.0426486358</text:p>
          </table:table-cell>
        </table:table-row>
        <table:table-row table:style-name="ro1">
          <table:table-cell office:value-type="float" office:value="0.0427887178986541" calcext:value-type="float">
            <text:p>0.0427887179</text:p>
          </table:table-cell>
        </table:table-row>
        <table:table-row table:style-name="ro1">
          <table:table-cell office:value-type="float" office:value="0.0437696143488697" calcext:value-type="float">
            <text:p>0.0437696143</text:p>
          </table:table-cell>
        </table:table-row>
        <table:table-row table:style-name="ro1">
          <table:table-cell office:value-type="float" office:value="0.0445620829941618" calcext:value-type="float">
            <text:p>0.044562083</text:p>
          </table:table-cell>
        </table:table-row>
        <table:table-row table:style-name="ro1">
          <table:table-cell office:value-type="float" office:value="0.0450427105578122" calcext:value-type="float">
            <text:p>0.0450427106</text:p>
          </table:table-cell>
        </table:table-row>
        <table:table-row table:style-name="ro1">
          <table:table-cell office:value-type="float" office:value="0.0451168285147752" calcext:value-type="float">
            <text:p>0.0451168285</text:p>
          </table:table-cell>
        </table:table-row>
        <table:table-row table:style-name="ro1">
          <table:table-cell office:value-type="float" office:value="0.0453827104619808" calcext:value-type="float">
            <text:p>0.0453827105</text:p>
          </table:table-cell>
        </table:table-row>
        <table:table-row table:style-name="ro1">
          <table:table-cell office:value-type="float" office:value="0.0454497535597298" calcext:value-type="float">
            <text:p>0.0454497536</text:p>
          </table:table-cell>
        </table:table-row>
        <table:table-row table:style-name="ro1">
          <table:table-cell office:value-type="float" office:value="0.0454586665618884" calcext:value-type="float">
            <text:p>0.0454586666</text:p>
          </table:table-cell>
        </table:table-row>
        <table:table-row table:style-name="ro1">
          <table:table-cell office:value-type="float" office:value="0.0459667052417689" calcext:value-type="float">
            <text:p>0.0459667052</text:p>
          </table:table-cell>
        </table:table-row>
        <table:table-row table:style-name="ro1">
          <table:table-cell office:value-type="float" office:value="0.0463625342416751" calcext:value-type="float">
            <text:p>0.0463625342</text:p>
          </table:table-cell>
        </table:table-row>
        <table:table-row table:style-name="ro1">
          <table:table-cell office:value-type="float" office:value="0.0467087504887065" calcext:value-type="float">
            <text:p>0.0467087505</text:p>
          </table:table-cell>
        </table:table-row>
        <table:table-row table:style-name="ro1">
          <table:table-cell office:value-type="float" office:value="0.0470880890051539" calcext:value-type="float">
            <text:p>0.047088089</text:p>
          </table:table-cell>
        </table:table-row>
        <table:table-row table:style-name="ro1">
          <table:table-cell office:value-type="float" office:value="0.0474650234597629" calcext:value-type="float">
            <text:p>0.0474650235</text:p>
          </table:table-cell>
        </table:table-row>
        <table:table-row table:style-name="ro1">
          <table:table-cell office:value-type="float" office:value="0.0474944166258595" calcext:value-type="float">
            <text:p>0.0474944166</text:p>
          </table:table-cell>
        </table:table-row>
        <table:table-row table:style-name="ro1">
          <table:table-cell office:value-type="float" office:value="0.0476705963524537" calcext:value-type="float">
            <text:p>0.0476705964</text:p>
          </table:table-cell>
        </table:table-row>
        <table:table-row table:style-name="ro1">
          <table:table-cell office:value-type="float" office:value="0.0481778336471184" calcext:value-type="float">
            <text:p>0.0481778336</text:p>
          </table:table-cell>
        </table:table-row>
        <table:table-row table:style-name="ro1">
          <table:table-cell office:value-type="float" office:value="0.0483460042740713" calcext:value-type="float">
            <text:p>0.0483460043</text:p>
          </table:table-cell>
        </table:table-row>
        <table:table-row table:style-name="ro1">
          <table:table-cell office:value-type="float" office:value="0.0484558263665136" calcext:value-type="float">
            <text:p>0.0484558264</text:p>
          </table:table-cell>
        </table:table-row>
        <table:table-row table:style-name="ro1">
          <table:table-cell office:value-type="float" office:value="0.0489256618072975" calcext:value-type="float">
            <text:p>0.0489256618</text:p>
          </table:table-cell>
        </table:table-row>
        <table:table-row table:style-name="ro1">
          <table:table-cell office:value-type="float" office:value="0.0490129266394401" calcext:value-type="float">
            <text:p>0.0490129266</text:p>
          </table:table-cell>
        </table:table-row>
        <table:table-row table:style-name="ro1">
          <table:table-cell office:value-type="float" office:value="0.0495794791183446" calcext:value-type="float">
            <text:p>0.0495794791</text:p>
          </table:table-cell>
        </table:table-row>
        <table:table-row table:style-name="ro1">
          <table:table-cell office:value-type="float" office:value="0.0497952429753035" calcext:value-type="float">
            <text:p>0.049795243</text:p>
          </table:table-cell>
        </table:table-row>
        <table:table-row table:style-name="ro1">
          <table:table-cell office:value-type="float" office:value="0.0498660489073277" calcext:value-type="float">
            <text:p>0.0498660489</text:p>
          </table:table-cell>
        </table:table-row>
        <table:table-row table:style-name="ro1">
          <table:table-cell office:value-type="float" office:value="0.04988043659516" calcext:value-type="float">
            <text:p>0.0498804366</text:p>
          </table:table-cell>
        </table:table-row>
        <table:table-row table:style-name="ro1">
          <table:table-cell office:value-type="float" office:value="0.0504505940801003" calcext:value-type="float">
            <text:p>0.0504505941</text:p>
          </table:table-cell>
        </table:table-row>
        <table:table-row table:style-name="ro1">
          <table:table-cell office:value-type="float" office:value="0.0509392627453487" calcext:value-type="float">
            <text:p>0.0509392627</text:p>
          </table:table-cell>
        </table:table-row>
        <table:table-row table:style-name="ro1">
          <table:table-cell office:value-type="float" office:value="0.0511527735231354" calcext:value-type="float">
            <text:p>0.0511527735</text:p>
          </table:table-cell>
        </table:table-row>
        <table:table-row table:style-name="ro1">
          <table:table-cell office:value-type="float" office:value="0.0515240425736074" calcext:value-type="float">
            <text:p>0.0515240426</text:p>
          </table:table-cell>
        </table:table-row>
        <table:table-row table:style-name="ro1">
          <table:table-cell office:value-type="float" office:value="0.0515821037902775" calcext:value-type="float">
            <text:p>0.0515821038</text:p>
          </table:table-cell>
        </table:table-row>
        <table:table-row table:style-name="ro1">
          <table:table-cell office:value-type="float" office:value="0.0521774379470319" calcext:value-type="float">
            <text:p>0.0521774379</text:p>
          </table:table-cell>
        </table:table-row>
        <table:table-row table:style-name="ro1">
          <table:table-cell office:value-type="float" office:value="0.0521845857843051" calcext:value-type="float">
            <text:p>0.0521845858</text:p>
          </table:table-cell>
        </table:table-row>
        <table:table-row table:style-name="ro1">
          <table:table-cell office:value-type="float" office:value="0.0524078520125659" calcext:value-type="float">
            <text:p>0.052407852</text:p>
          </table:table-cell>
        </table:table-row>
        <table:table-row table:style-name="ro1">
          <table:table-cell office:value-type="float" office:value="0.0533596606983888" calcext:value-type="float">
            <text:p>0.0533596607</text:p>
          </table:table-cell>
        </table:table-row>
        <table:table-row table:style-name="ro1">
          <table:table-cell office:value-type="float" office:value="0.053766099607353" calcext:value-type="float">
            <text:p>0.0537660996</text:p>
          </table:table-cell>
        </table:table-row>
        <table:table-row table:style-name="ro1">
          <table:table-cell office:value-type="float" office:value="0.0542500499470577" calcext:value-type="float">
            <text:p>0.0542500499</text:p>
          </table:table-cell>
        </table:table-row>
        <table:table-row table:style-name="ro1">
          <table:table-cell office:value-type="float" office:value="0.0542549809697857" calcext:value-type="float">
            <text:p>0.054254981</text:p>
          </table:table-cell>
        </table:table-row>
        <table:table-row table:style-name="ro1">
          <table:table-cell office:value-type="float" office:value="0.0545859533502569" calcext:value-type="float">
            <text:p>0.0545859534</text:p>
          </table:table-cell>
        </table:table-row>
        <table:table-row table:style-name="ro1">
          <table:table-cell office:value-type="float" office:value="0.0551868669393585" calcext:value-type="float">
            <text:p>0.0551868669</text:p>
          </table:table-cell>
        </table:table-row>
        <table:table-row table:style-name="ro1">
          <table:table-cell office:value-type="float" office:value="0.0567333931488534" calcext:value-type="float">
            <text:p>0.0567333931</text:p>
          </table:table-cell>
        </table:table-row>
        <table:table-row table:style-name="ro1">
          <table:table-cell office:value-type="float" office:value="0.0569345817549039" calcext:value-type="float">
            <text:p>0.0569345818</text:p>
          </table:table-cell>
        </table:table-row>
        <table:table-row table:style-name="ro1">
          <table:table-cell office:value-type="float" office:value="0.0569763855564176" calcext:value-type="float">
            <text:p>0.0569763856</text:p>
          </table:table-cell>
        </table:table-row>
        <table:table-row table:style-name="ro1">
          <table:table-cell office:value-type="float" office:value="0.0572665033116415" calcext:value-type="float">
            <text:p>0.0572665033</text:p>
          </table:table-cell>
        </table:table-row>
        <table:table-row table:style-name="ro1">
          <table:table-cell office:value-type="float" office:value="0.0573257092563839" calcext:value-type="float">
            <text:p>0.0573257093</text:p>
          </table:table-cell>
        </table:table-row>
        <table:table-row table:style-name="ro1">
          <table:table-cell office:value-type="float" office:value="0.058063376542874" calcext:value-type="float">
            <text:p>0.0580633765</text:p>
          </table:table-cell>
        </table:table-row>
        <table:table-row table:style-name="ro1">
          <table:table-cell office:value-type="float" office:value="0.0585735601942972" calcext:value-type="float">
            <text:p>0.0585735602</text:p>
          </table:table-cell>
        </table:table-row>
        <table:table-row table:style-name="ro1">
          <table:table-cell office:value-type="float" office:value="0.0586420188399117" calcext:value-type="float">
            <text:p>0.0586420188</text:p>
          </table:table-cell>
        </table:table-row>
        <table:table-row table:style-name="ro1">
          <table:table-cell office:value-type="float" office:value="0.0591335464275744" calcext:value-type="float">
            <text:p>0.0591335464</text:p>
          </table:table-cell>
        </table:table-row>
        <table:table-row table:style-name="ro1">
          <table:table-cell office:value-type="float" office:value="0.0591810630743428" calcext:value-type="float">
            <text:p>0.0591810631</text:p>
          </table:table-cell>
        </table:table-row>
        <table:table-row table:style-name="ro1">
          <table:table-cell office:value-type="float" office:value="0.0595776453125918" calcext:value-type="float">
            <text:p>0.0595776453</text:p>
          </table:table-cell>
        </table:table-row>
        <table:table-row table:style-name="ro1">
          <table:table-cell office:value-type="float" office:value="0.0595914713872681" calcext:value-type="float">
            <text:p>0.0595914714</text:p>
          </table:table-cell>
        </table:table-row>
        <table:table-row table:style-name="ro1">
          <table:table-cell office:value-type="float" office:value="0.0596133818813538" calcext:value-type="float">
            <text:p>0.0596133819</text:p>
          </table:table-cell>
        </table:table-row>
        <table:table-row table:style-name="ro1">
          <table:table-cell office:value-type="float" office:value="0.0605791568297853" calcext:value-type="float">
            <text:p>0.0605791568</text:p>
          </table:table-cell>
        </table:table-row>
        <table:table-row table:style-name="ro1">
          <table:table-cell office:value-type="float" office:value="0.0607086670359891" calcext:value-type="float">
            <text:p>0.060708667</text:p>
          </table:table-cell>
        </table:table-row>
        <table:table-row table:style-name="ro1">
          <table:table-cell office:value-type="float" office:value="0.0609954176873551" calcext:value-type="float">
            <text:p>0.0609954177</text:p>
          </table:table-cell>
        </table:table-row>
        <table:table-row table:style-name="ro1">
          <table:table-cell office:value-type="float" office:value="0.0617582020147012" calcext:value-type="float">
            <text:p>0.061758202</text:p>
          </table:table-cell>
        </table:table-row>
        <table:table-row table:style-name="ro1">
          <table:table-cell office:value-type="float" office:value="0.0621488027812145" calcext:value-type="float">
            <text:p>0.0621488028</text:p>
          </table:table-cell>
        </table:table-row>
        <table:table-row table:style-name="ro1">
          <table:table-cell office:value-type="float" office:value="0.0623350540953727" calcext:value-type="float">
            <text:p>0.0623350541</text:p>
          </table:table-cell>
        </table:table-row>
        <table:table-row table:style-name="ro1">
          <table:table-cell office:value-type="float" office:value="0.0624301230444058" calcext:value-type="float">
            <text:p>0.062430123</text:p>
          </table:table-cell>
        </table:table-row>
        <table:table-row table:style-name="ro1">
          <table:table-cell office:value-type="float" office:value="0.0628517634496895" calcext:value-type="float">
            <text:p>0.0628517634</text:p>
          </table:table-cell>
        </table:table-row>
        <table:table-row table:style-name="ro1">
          <table:table-cell office:value-type="float" office:value="0.0629262460956248" calcext:value-type="float">
            <text:p>0.0629262461</text:p>
          </table:table-cell>
        </table:table-row>
        <table:table-row table:style-name="ro1">
          <table:table-cell office:value-type="float" office:value="0.0635428806140048" calcext:value-type="float">
            <text:p>0.0635428806</text:p>
          </table:table-cell>
        </table:table-row>
        <table:table-row table:style-name="ro1">
          <table:table-cell office:value-type="float" office:value="0.0638224665912901" calcext:value-type="float">
            <text:p>0.0638224666</text:p>
          </table:table-cell>
        </table:table-row>
        <table:table-row table:style-name="ro1">
          <table:table-cell office:value-type="float" office:value="0.0638519455057729" calcext:value-type="float">
            <text:p>0.0638519455</text:p>
          </table:table-cell>
        </table:table-row>
        <table:table-row table:style-name="ro1">
          <table:table-cell office:value-type="float" office:value="0.0640289472344335" calcext:value-type="float">
            <text:p>0.0640289472</text:p>
          </table:table-cell>
        </table:table-row>
        <table:table-row table:style-name="ro1">
          <table:table-cell office:value-type="float" office:value="0.0641968350933109" calcext:value-type="float">
            <text:p>0.0641968351</text:p>
          </table:table-cell>
        </table:table-row>
        <table:table-row table:style-name="ro1">
          <table:table-cell office:value-type="float" office:value="0.0644404934878295" calcext:value-type="float">
            <text:p>0.0644404935</text:p>
          </table:table-cell>
        </table:table-row>
        <table:table-row table:style-name="ro1">
          <table:table-cell office:value-type="float" office:value="0.0649447720876317" calcext:value-type="float">
            <text:p>0.0649447721</text:p>
          </table:table-cell>
        </table:table-row>
        <table:table-row table:style-name="ro1">
          <table:table-cell office:value-type="float" office:value="0.0650959039263643" calcext:value-type="float">
            <text:p>0.0650959039</text:p>
          </table:table-cell>
        </table:table-row>
        <table:table-row table:style-name="ro1">
          <table:table-cell office:value-type="float" office:value="0.0657580340297326" calcext:value-type="float">
            <text:p>0.065758034</text:p>
          </table:table-cell>
        </table:table-row>
        <table:table-row table:style-name="ro1">
          <table:table-cell office:value-type="float" office:value="0.0660961177479091" calcext:value-type="float">
            <text:p>0.0660961177</text:p>
          </table:table-cell>
        </table:table-row>
        <table:table-row table:style-name="ro1">
          <table:table-cell office:value-type="float" office:value="0.0661219380768863" calcext:value-type="float">
            <text:p>0.0661219381</text:p>
          </table:table-cell>
        </table:table-row>
        <table:table-row table:style-name="ro1">
          <table:table-cell office:value-type="float" office:value="0.0669305431445455" calcext:value-type="float">
            <text:p>0.0669305431</text:p>
          </table:table-cell>
        </table:table-row>
        <table:table-row table:style-name="ro1">
          <table:table-cell office:value-type="float" office:value="0.067004103732895" calcext:value-type="float">
            <text:p>0.0670041037</text:p>
          </table:table-cell>
        </table:table-row>
        <table:table-row table:style-name="ro1">
          <table:table-cell office:value-type="float" office:value="0.0674864144968712" calcext:value-type="float">
            <text:p>0.0674864145</text:p>
          </table:table-cell>
        </table:table-row>
        <table:table-row table:style-name="ro1">
          <table:table-cell office:value-type="float" office:value="0.0678802340803575" calcext:value-type="float">
            <text:p>0.0678802341</text:p>
          </table:table-cell>
        </table:table-row>
        <table:table-row table:style-name="ro1">
          <table:table-cell office:value-type="float" office:value="0.0682532085125498" calcext:value-type="float">
            <text:p>0.0682532085</text:p>
          </table:table-cell>
        </table:table-row>
        <table:table-row table:style-name="ro1">
          <table:table-cell office:value-type="float" office:value="0.0683895337318496" calcext:value-type="float">
            <text:p>0.0683895337</text:p>
          </table:table-cell>
        </table:table-row>
        <table:table-row table:style-name="ro1">
          <table:table-cell office:value-type="float" office:value="0.0688400028169056" calcext:value-type="float">
            <text:p>0.0688400028</text:p>
          </table:table-cell>
        </table:table-row>
        <table:table-row table:style-name="ro1">
          <table:table-cell office:value-type="float" office:value="0.0691613539141756" calcext:value-type="float">
            <text:p>0.0691613539</text:p>
          </table:table-cell>
        </table:table-row>
        <table:table-row table:style-name="ro1">
          <table:table-cell office:value-type="float" office:value="0.0696559524343243" calcext:value-type="float">
            <text:p>0.0696559524</text:p>
          </table:table-cell>
        </table:table-row>
        <table:table-row table:style-name="ro1">
          <table:table-cell office:value-type="float" office:value="0.0697503056899063" calcext:value-type="float">
            <text:p>0.0697503057</text:p>
          </table:table-cell>
        </table:table-row>
        <table:table-row table:style-name="ro1">
          <table:table-cell office:value-type="float" office:value="0.0699520307388291" calcext:value-type="float">
            <text:p>0.0699520307</text:p>
          </table:table-cell>
        </table:table-row>
        <table:table-row table:style-name="ro1">
          <table:table-cell office:value-type="float" office:value="0.0700205407744114" calcext:value-type="float">
            <text:p>0.0700205408</text:p>
          </table:table-cell>
        </table:table-row>
        <table:table-row table:style-name="ro1">
          <table:table-cell office:value-type="float" office:value="0.0706917191017098" calcext:value-type="float">
            <text:p>0.0706917191</text:p>
          </table:table-cell>
        </table:table-row>
        <table:table-row table:style-name="ro1">
          <table:table-cell office:value-type="float" office:value="0.0709799698691249" calcext:value-type="float">
            <text:p>0.0709799699</text:p>
          </table:table-cell>
        </table:table-row>
        <table:table-row table:style-name="ro1">
          <table:table-cell office:value-type="float" office:value="0.0710259251709378" calcext:value-type="float">
            <text:p>0.0710259252</text:p>
          </table:table-cell>
        </table:table-row>
        <table:table-row table:style-name="ro1">
          <table:table-cell office:value-type="float" office:value="0.0723791478341163" calcext:value-type="float">
            <text:p>0.0723791478</text:p>
          </table:table-cell>
        </table:table-row>
        <table:table-row table:style-name="ro1">
          <table:table-cell office:value-type="float" office:value="0.0725098973906047" calcext:value-type="float">
            <text:p>0.0725098974</text:p>
          </table:table-cell>
        </table:table-row>
        <table:table-row table:style-name="ro1">
          <table:table-cell office:value-type="float" office:value="0.0729850689236855" calcext:value-type="float">
            <text:p>0.0729850689</text:p>
          </table:table-cell>
        </table:table-row>
        <table:table-row table:style-name="ro1">
          <table:table-cell office:value-type="float" office:value="0.073305474294898" calcext:value-type="float">
            <text:p>0.0733054743</text:p>
          </table:table-cell>
        </table:table-row>
        <table:table-row table:style-name="ro1">
          <table:table-cell office:value-type="float" office:value="0.0734166459151364" calcext:value-type="float">
            <text:p>0.0734166459</text:p>
          </table:table-cell>
        </table:table-row>
        <table:table-row table:style-name="ro1">
          <table:table-cell office:value-type="float" office:value="0.0741024901593335" calcext:value-type="float">
            <text:p>0.0741024902</text:p>
          </table:table-cell>
        </table:table-row>
        <table:table-row table:style-name="ro1">
          <table:table-cell office:value-type="float" office:value="0.0749083584599397" calcext:value-type="float">
            <text:p>0.0749083585</text:p>
          </table:table-cell>
        </table:table-row>
        <table:table-row table:style-name="ro1">
          <table:table-cell office:value-type="float" office:value="0.0749240519550831" calcext:value-type="float">
            <text:p>0.074924052</text:p>
          </table:table-cell>
        </table:table-row>
        <table:table-row table:style-name="ro1">
          <table:table-cell office:value-type="float" office:value="0.0749401977848674" calcext:value-type="float">
            <text:p>0.0749401978</text:p>
          </table:table-cell>
        </table:table-row>
        <table:table-row table:style-name="ro1">
          <table:table-cell office:value-type="float" office:value="0.0750373048772524" calcext:value-type="float">
            <text:p>0.0750373049</text:p>
          </table:table-cell>
        </table:table-row>
        <table:table-row table:style-name="ro1">
          <table:table-cell office:value-type="float" office:value="0.0750638298790651" calcext:value-type="float">
            <text:p>0.0750638299</text:p>
          </table:table-cell>
        </table:table-row>
        <table:table-row table:style-name="ro1">
          <table:table-cell office:value-type="float" office:value="0.0754194301840716" calcext:value-type="float">
            <text:p>0.0754194302</text:p>
          </table:table-cell>
        </table:table-row>
        <table:table-row table:style-name="ro1">
          <table:table-cell office:value-type="float" office:value="0.075484320729986" calcext:value-type="float">
            <text:p>0.0754843207</text:p>
          </table:table-cell>
        </table:table-row>
        <table:table-row table:style-name="ro1">
          <table:table-cell office:value-type="float" office:value="0.0757447544817325" calcext:value-type="float">
            <text:p>0.0757447545</text:p>
          </table:table-cell>
        </table:table-row>
        <table:table-row table:style-name="ro1">
          <table:table-cell office:value-type="float" office:value="0.0757666312690208" calcext:value-type="float">
            <text:p>0.0757666313</text:p>
          </table:table-cell>
        </table:table-row>
        <table:table-row table:style-name="ro1">
          <table:table-cell office:value-type="float" office:value="0.0757926461155023" calcext:value-type="float">
            <text:p>0.0757926461</text:p>
          </table:table-cell>
        </table:table-row>
        <table:table-row table:style-name="ro1">
          <table:table-cell office:value-type="float" office:value="0.0758416106159654" calcext:value-type="float">
            <text:p>0.0758416106</text:p>
          </table:table-cell>
        </table:table-row>
        <table:table-row table:style-name="ro1">
          <table:table-cell office:value-type="float" office:value="0.0759028904307435" calcext:value-type="float">
            <text:p>0.0759028904</text:p>
          </table:table-cell>
        </table:table-row>
        <table:table-row table:style-name="ro1">
          <table:table-cell office:value-type="float" office:value="0.0760128637482538" calcext:value-type="float">
            <text:p>0.0760128637</text:p>
          </table:table-cell>
        </table:table-row>
        <table:table-row table:style-name="ro1">
          <table:table-cell office:value-type="float" office:value="0.0762310807508726" calcext:value-type="float">
            <text:p>0.0762310808</text:p>
          </table:table-cell>
        </table:table-row>
        <table:table-row table:style-name="ro1">
          <table:table-cell office:value-type="float" office:value="0.076531122588932" calcext:value-type="float">
            <text:p>0.0765311226</text:p>
          </table:table-cell>
        </table:table-row>
        <table:table-row table:style-name="ro1">
          <table:table-cell office:value-type="float" office:value="0.0773417341240101" calcext:value-type="float">
            <text:p>0.0773417341</text:p>
          </table:table-cell>
        </table:table-row>
        <table:table-row table:style-name="ro1">
          <table:table-cell office:value-type="float" office:value="0.0777378099757797" calcext:value-type="float">
            <text:p>0.07773781</text:p>
          </table:table-cell>
        </table:table-row>
        <table:table-row table:style-name="ro1">
          <table:table-cell office:value-type="float" office:value="0.0777424202597477" calcext:value-type="float">
            <text:p>0.0777424203</text:p>
          </table:table-cell>
        </table:table-row>
        <table:table-row table:style-name="ro1">
          <table:table-cell office:value-type="float" office:value="0.0780032452224777" calcext:value-type="float">
            <text:p>0.0780032452</text:p>
          </table:table-cell>
        </table:table-row>
        <table:table-row table:style-name="ro1">
          <table:table-cell office:value-type="float" office:value="0.0782188252960303" calcext:value-type="float">
            <text:p>0.0782188253</text:p>
          </table:table-cell>
        </table:table-row>
        <table:table-row table:style-name="ro1">
          <table:table-cell office:value-type="float" office:value="0.0784753124316584" calcext:value-type="float">
            <text:p>0.0784753124</text:p>
          </table:table-cell>
        </table:table-row>
        <table:table-row table:style-name="ro1">
          <table:table-cell office:value-type="float" office:value="0.0793486570215318" calcext:value-type="float">
            <text:p>0.079348657</text:p>
          </table:table-cell>
        </table:table-row>
        <table:table-row table:style-name="ro1">
          <table:table-cell office:value-type="float" office:value="0.0800149297116892" calcext:value-type="float">
            <text:p>0.0800149297</text:p>
          </table:table-cell>
        </table:table-row>
        <table:table-row table:style-name="ro1">
          <table:table-cell office:value-type="float" office:value="0.0801300323484267" calcext:value-type="float">
            <text:p>0.0801300323</text:p>
          </table:table-cell>
        </table:table-row>
        <table:table-row table:style-name="ro1">
          <table:table-cell office:value-type="float" office:value="0.0806463305113159" calcext:value-type="float">
            <text:p>0.0806463305</text:p>
          </table:table-cell>
        </table:table-row>
        <table:table-row table:style-name="ro1">
          <table:table-cell office:value-type="float" office:value="0.0808125161647766" calcext:value-type="float">
            <text:p>0.0808125162</text:p>
          </table:table-cell>
        </table:table-row>
        <table:table-row table:style-name="ro1">
          <table:table-cell office:value-type="float" office:value="0.0808484566071322" calcext:value-type="float">
            <text:p>0.0808484566</text:p>
          </table:table-cell>
        </table:table-row>
        <table:table-row table:style-name="ro1">
          <table:table-cell office:value-type="float" office:value="0.0809719593192604" calcext:value-type="float">
            <text:p>0.0809719593</text:p>
          </table:table-cell>
        </table:table-row>
        <table:table-row table:style-name="ro1">
          <table:table-cell office:value-type="float" office:value="0.0813500982180138" calcext:value-type="float">
            <text:p>0.0813500982</text:p>
          </table:table-cell>
        </table:table-row>
        <table:table-row table:style-name="ro1">
          <table:table-cell office:value-type="float" office:value="0.0817676985089832" calcext:value-type="float">
            <text:p>0.0817676985</text:p>
          </table:table-cell>
        </table:table-row>
        <table:table-row table:style-name="ro1">
          <table:table-cell office:value-type="float" office:value="0.0818774948009882" calcext:value-type="float">
            <text:p>0.0818774948</text:p>
          </table:table-cell>
        </table:table-row>
        <table:table-row table:style-name="ro1">
          <table:table-cell office:value-type="float" office:value="0.0826930626642763" calcext:value-type="float">
            <text:p>0.0826930627</text:p>
          </table:table-cell>
        </table:table-row>
        <table:table-row table:style-name="ro1">
          <table:table-cell office:value-type="float" office:value="0.0834231434737376" calcext:value-type="float">
            <text:p>0.0834231435</text:p>
          </table:table-cell>
        </table:table-row>
        <table:table-row table:style-name="ro1">
          <table:table-cell office:value-type="float" office:value="0.0839369493795239" calcext:value-type="float">
            <text:p>0.0839369494</text:p>
          </table:table-cell>
        </table:table-row>
        <table:table-row table:style-name="ro1">
          <table:table-cell office:value-type="float" office:value="0.0840849013789846" calcext:value-type="float">
            <text:p>0.0840849014</text:p>
          </table:table-cell>
        </table:table-row>
        <table:table-row table:style-name="ro1">
          <table:table-cell office:value-type="float" office:value="0.0847939972143408" calcext:value-type="float">
            <text:p>0.0847939972</text:p>
          </table:table-cell>
        </table:table-row>
        <table:table-row table:style-name="ro1">
          <table:table-cell office:value-type="float" office:value="0.0858791341508436" calcext:value-type="float">
            <text:p>0.0858791342</text:p>
          </table:table-cell>
        </table:table-row>
        <table:table-row table:style-name="ro1">
          <table:table-cell office:value-type="float" office:value="0.0862930101354298" calcext:value-type="float">
            <text:p>0.0862930101</text:p>
          </table:table-cell>
        </table:table-row>
        <table:table-row table:style-name="ro1">
          <table:table-cell office:value-type="float" office:value="0.0865874873125971" calcext:value-type="float">
            <text:p>0.0865874873</text:p>
          </table:table-cell>
        </table:table-row>
        <table:table-row table:style-name="ro1">
          <table:table-cell office:value-type="float" office:value="0.0868093658878788" calcext:value-type="float">
            <text:p>0.0868093659</text:p>
          </table:table-cell>
        </table:table-row>
        <table:table-row table:style-name="ro1">
          <table:table-cell office:value-type="float" office:value="0.0869710420223857" calcext:value-type="float">
            <text:p>0.086971042</text:p>
          </table:table-cell>
        </table:table-row>
        <table:table-row table:style-name="ro1">
          <table:table-cell office:value-type="float" office:value="0.0870613317709257" calcext:value-type="float">
            <text:p>0.0870613318</text:p>
          </table:table-cell>
        </table:table-row>
        <table:table-row table:style-name="ro1">
          <table:table-cell office:value-type="float" office:value="0.0870970723774711" calcext:value-type="float">
            <text:p>0.0870970724</text:p>
          </table:table-cell>
        </table:table-row>
        <table:table-row table:style-name="ro1">
          <table:table-cell office:value-type="float" office:value="0.0872088408550109" calcext:value-type="float">
            <text:p>0.0872088409</text:p>
          </table:table-cell>
        </table:table-row>
        <table:table-row table:style-name="ro1">
          <table:table-cell office:value-type="float" office:value="0.0874145693603179" calcext:value-type="float">
            <text:p>0.0874145694</text:p>
          </table:table-cell>
        </table:table-row>
        <table:table-row table:style-name="ro1">
          <table:table-cell office:value-type="float" office:value="0.0874225870322398" calcext:value-type="float">
            <text:p>0.087422587</text:p>
          </table:table-cell>
        </table:table-row>
        <table:table-row table:style-name="ro1">
          <table:table-cell office:value-type="float" office:value="0.0876451035647108" calcext:value-type="float">
            <text:p>0.0876451036</text:p>
          </table:table-cell>
        </table:table-row>
        <table:table-row table:style-name="ro1">
          <table:table-cell office:value-type="float" office:value="0.0877628860064928" calcext:value-type="float">
            <text:p>0.087762886</text:p>
          </table:table-cell>
        </table:table-row>
        <table:table-row table:style-name="ro1">
          <table:table-cell office:value-type="float" office:value="0.0882254119277537" calcext:value-type="float">
            <text:p>0.0882254119</text:p>
          </table:table-cell>
        </table:table-row>
        <table:table-row table:style-name="ro1">
          <table:table-cell office:value-type="float" office:value="0.0884854935310386" calcext:value-type="float">
            <text:p>0.0884854935</text:p>
          </table:table-cell>
        </table:table-row>
        <table:table-row table:style-name="ro1">
          <table:table-cell office:value-type="float" office:value="0.0897182444582256" calcext:value-type="float">
            <text:p>0.0897182445</text:p>
          </table:table-cell>
        </table:table-row>
        <table:table-row table:style-name="ro1">
          <table:table-cell office:value-type="float" office:value="0.0900866387169419" calcext:value-type="float">
            <text:p>0.0900866387</text:p>
          </table:table-cell>
        </table:table-row>
        <table:table-row table:style-name="ro1">
          <table:table-cell office:value-type="float" office:value="0.09022728463707" calcext:value-type="float">
            <text:p>0.0902272846</text:p>
          </table:table-cell>
        </table:table-row>
        <table:table-row table:style-name="ro1">
          <table:table-cell office:value-type="float" office:value="0.0912818300429308" calcext:value-type="float">
            <text:p>0.09128183</text:p>
          </table:table-cell>
        </table:table-row>
        <table:table-row table:style-name="ro1">
          <table:table-cell office:value-type="float" office:value="0.0916373548576388" calcext:value-type="float">
            <text:p>0.0916373549</text:p>
          </table:table-cell>
        </table:table-row>
        <table:table-row table:style-name="ro1">
          <table:table-cell office:value-type="float" office:value="0.0919997527021188" calcext:value-type="float">
            <text:p>0.0919997527</text:p>
          </table:table-cell>
        </table:table-row>
        <table:table-row table:style-name="ro1">
          <table:table-cell office:value-type="float" office:value="0.0922700899502971" calcext:value-type="float">
            <text:p>0.09227009</text:p>
          </table:table-cell>
        </table:table-row>
        <table:table-row table:style-name="ro1">
          <table:table-cell office:value-type="float" office:value="0.0928768640494582" calcext:value-type="float">
            <text:p>0.092876864</text:p>
          </table:table-cell>
        </table:table-row>
        <table:table-row table:style-name="ro1">
          <table:table-cell office:value-type="float" office:value="0.092893883359535" calcext:value-type="float">
            <text:p>0.0928938834</text:p>
          </table:table-cell>
        </table:table-row>
        <table:table-row table:style-name="ro1">
          <table:table-cell office:value-type="float" office:value="0.0933504835760601" calcext:value-type="float">
            <text:p>0.0933504836</text:p>
          </table:table-cell>
        </table:table-row>
        <table:table-row table:style-name="ro1">
          <table:table-cell office:value-type="float" office:value="0.0939510208762684" calcext:value-type="float">
            <text:p>0.0939510209</text:p>
          </table:table-cell>
        </table:table-row>
        <table:table-row table:style-name="ro1">
          <table:table-cell office:value-type="float" office:value="0.0942742992816115" calcext:value-type="float">
            <text:p>0.0942742993</text:p>
          </table:table-cell>
        </table:table-row>
        <table:table-row table:style-name="ro1">
          <table:table-cell office:value-type="float" office:value="0.0947283784500197" calcext:value-type="float">
            <text:p>0.0947283785</text:p>
          </table:table-cell>
        </table:table-row>
        <table:table-row table:style-name="ro1">
          <table:table-cell office:value-type="float" office:value="0.0947730742536734" calcext:value-type="float">
            <text:p>0.0947730743</text:p>
          </table:table-cell>
        </table:table-row>
        <table:table-row table:style-name="ro1">
          <table:table-cell office:value-type="float" office:value="0.0947735383717241" calcext:value-type="float">
            <text:p>0.0947735384</text:p>
          </table:table-cell>
        </table:table-row>
        <table:table-row table:style-name="ro1">
          <table:table-cell office:value-type="float" office:value="0.0960538702146252" calcext:value-type="float">
            <text:p>0.0960538702</text:p>
          </table:table-cell>
        </table:table-row>
        <table:table-row table:style-name="ro1">
          <table:table-cell office:value-type="float" office:value="0.0960972955821671" calcext:value-type="float">
            <text:p>0.0960972956</text:p>
          </table:table-cell>
        </table:table-row>
        <table:table-row table:style-name="ro1">
          <table:table-cell office:value-type="float" office:value="0.0961627731819892" calcext:value-type="float">
            <text:p>0.0961627732</text:p>
          </table:table-cell>
        </table:table-row>
        <table:table-row table:style-name="ro1">
          <table:table-cell office:value-type="float" office:value="0.0966248731257124" calcext:value-type="float">
            <text:p>0.0966248731</text:p>
          </table:table-cell>
        </table:table-row>
        <table:table-row table:style-name="ro1">
          <table:table-cell office:value-type="float" office:value="0.0972824684013052" calcext:value-type="float">
            <text:p>0.0972824684</text:p>
          </table:table-cell>
        </table:table-row>
        <table:table-row table:style-name="ro1">
          <table:table-cell office:value-type="float" office:value="0.0973923660094745" calcext:value-type="float">
            <text:p>0.097392366</text:p>
          </table:table-cell>
        </table:table-row>
        <table:table-row table:style-name="ro1">
          <table:table-cell office:value-type="float" office:value="0.0975578001061628" calcext:value-type="float">
            <text:p>0.0975578001</text:p>
          </table:table-cell>
        </table:table-row>
        <table:table-row table:style-name="ro1">
          <table:table-cell office:value-type="float" office:value="0.0979719694714909" calcext:value-type="float">
            <text:p>0.0979719695</text:p>
          </table:table-cell>
        </table:table-row>
        <table:table-row table:style-name="ro1">
          <table:table-cell office:value-type="float" office:value="0.0981932203700442" calcext:value-type="float">
            <text:p>0.0981932204</text:p>
          </table:table-cell>
        </table:table-row>
        <table:table-row table:style-name="ro1">
          <table:table-cell office:value-type="float" office:value="0.0983550788662413" calcext:value-type="float">
            <text:p>0.0983550789</text:p>
          </table:table-cell>
        </table:table-row>
        <table:table-row table:style-name="ro1">
          <table:table-cell office:value-type="float" office:value="0.0985691303514802" calcext:value-type="float">
            <text:p>0.0985691304</text:p>
          </table:table-cell>
        </table:table-row>
        <table:table-row table:style-name="ro1">
          <table:table-cell office:value-type="float" office:value="0.0993174038933553" calcext:value-type="float">
            <text:p>0.0993174039</text:p>
          </table:table-cell>
        </table:table-row>
        <table:table-row table:style-name="ro1">
          <table:table-cell office:value-type="float" office:value="0.0997507198339775" calcext:value-type="float">
            <text:p>0.0997507198</text:p>
          </table:table-cell>
        </table:table-row>
        <table:table-row table:style-name="ro1">
          <table:table-cell office:value-type="float" office:value="0.10111954410343" calcext:value-type="float">
            <text:p>0.1011195441</text:p>
          </table:table-cell>
        </table:table-row>
        <table:table-row table:style-name="ro1">
          <table:table-cell office:value-type="float" office:value="0.101684036662224" calcext:value-type="float">
            <text:p>0.1016840367</text:p>
          </table:table-cell>
        </table:table-row>
        <table:table-row table:style-name="ro1">
          <table:table-cell office:value-type="float" office:value="0.101770399808556" calcext:value-type="float">
            <text:p>0.1017703998</text:p>
          </table:table-cell>
        </table:table-row>
        <table:table-row table:style-name="ro1">
          <table:table-cell office:value-type="float" office:value="0.102146298434409" calcext:value-type="float">
            <text:p>0.1021462984</text:p>
          </table:table-cell>
        </table:table-row>
        <table:table-row table:style-name="ro1">
          <table:table-cell office:value-type="float" office:value="0.10273668956712" calcext:value-type="float">
            <text:p>0.1027366896</text:p>
          </table:table-cell>
        </table:table-row>
        <table:table-row table:style-name="ro1">
          <table:table-cell office:value-type="float" office:value="0.10285745786919" calcext:value-type="float">
            <text:p>0.1028574579</text:p>
          </table:table-cell>
        </table:table-row>
        <table:table-row table:style-name="ro1">
          <table:table-cell office:value-type="float" office:value="0.1042113018854" calcext:value-type="float">
            <text:p>0.1042113019</text:p>
          </table:table-cell>
        </table:table-row>
        <table:table-row table:style-name="ro1">
          <table:table-cell office:value-type="float" office:value="0.106272843508322" calcext:value-type="float">
            <text:p>0.1062728435</text:p>
          </table:table-cell>
        </table:table-row>
        <table:table-row table:style-name="ro1">
          <table:table-cell office:value-type="float" office:value="0.106618842183588" calcext:value-type="float">
            <text:p>0.1066188422</text:p>
          </table:table-cell>
        </table:table-row>
        <table:table-row table:style-name="ro1">
          <table:table-cell office:value-type="float" office:value="0.108117346032506" calcext:value-type="float">
            <text:p>0.108117346</text:p>
          </table:table-cell>
        </table:table-row>
        <table:table-row table:style-name="ro1">
          <table:table-cell office:value-type="float" office:value="0.108469441854178" calcext:value-type="float">
            <text:p>0.1084694419</text:p>
          </table:table-cell>
        </table:table-row>
        <table:table-row table:style-name="ro1">
          <table:table-cell office:value-type="float" office:value="0.108866621628998" calcext:value-type="float">
            <text:p>0.1088666216</text:p>
          </table:table-cell>
        </table:table-row>
        <table:table-row table:style-name="ro1">
          <table:table-cell office:value-type="float" office:value="0.109085328778509" calcext:value-type="float">
            <text:p>0.1090853288</text:p>
          </table:table-cell>
        </table:table-row>
        <table:table-row table:style-name="ro1">
          <table:table-cell office:value-type="float" office:value="0.10985625473376" calcext:value-type="float">
            <text:p>0.1098562547</text:p>
          </table:table-cell>
        </table:table-row>
        <table:table-row table:style-name="ro1">
          <table:table-cell office:value-type="float" office:value="0.109922998318117" calcext:value-type="float">
            <text:p>0.1099229983</text:p>
          </table:table-cell>
        </table:table-row>
        <table:table-row table:style-name="ro1">
          <table:table-cell office:value-type="float" office:value="0.110918476611968" calcext:value-type="float">
            <text:p>0.1109184766</text:p>
          </table:table-cell>
        </table:table-row>
        <table:table-row table:style-name="ro1">
          <table:table-cell office:value-type="float" office:value="0.111000442059224" calcext:value-type="float">
            <text:p>0.1110004421</text:p>
          </table:table-cell>
        </table:table-row>
        <table:table-row table:style-name="ro1">
          <table:table-cell office:value-type="float" office:value="0.111416049342408" calcext:value-type="float">
            <text:p>0.1114160493</text:p>
          </table:table-cell>
        </table:table-row>
        <table:table-row table:style-name="ro1">
          <table:table-cell office:value-type="float" office:value="0.112542831487161" calcext:value-type="float">
            <text:p>0.1125428315</text:p>
          </table:table-cell>
        </table:table-row>
        <table:table-row table:style-name="ro1">
          <table:table-cell office:value-type="float" office:value="0.113325849908543" calcext:value-type="float">
            <text:p>0.1133258499</text:p>
          </table:table-cell>
        </table:table-row>
        <table:table-row table:style-name="ro1">
          <table:table-cell office:value-type="float" office:value="0.11349642298538" calcext:value-type="float">
            <text:p>0.113496423</text:p>
          </table:table-cell>
        </table:table-row>
        <table:table-row table:style-name="ro1">
          <table:table-cell office:value-type="float" office:value="0.113799391991041" calcext:value-type="float">
            <text:p>0.113799392</text:p>
          </table:table-cell>
        </table:table-row>
        <table:table-row table:style-name="ro1">
          <table:table-cell office:value-type="float" office:value="0.114058185731087" calcext:value-type="float">
            <text:p>0.1140581857</text:p>
          </table:table-cell>
        </table:table-row>
        <table:table-row table:style-name="ro1">
          <table:table-cell office:value-type="float" office:value="0.114205756066186" calcext:value-type="float">
            <text:p>0.1142057561</text:p>
          </table:table-cell>
        </table:table-row>
        <table:table-row table:style-name="ro1">
          <table:table-cell office:value-type="float" office:value="0.114636241100525" calcext:value-type="float">
            <text:p>0.1146362411</text:p>
          </table:table-cell>
        </table:table-row>
        <table:table-row table:style-name="ro1">
          <table:table-cell office:value-type="float" office:value="0.115393986566588" calcext:value-type="float">
            <text:p>0.1153939866</text:p>
          </table:table-cell>
        </table:table-row>
        <table:table-row table:style-name="ro1">
          <table:table-cell office:value-type="float" office:value="0.115814866543786" calcext:value-type="float">
            <text:p>0.1158148665</text:p>
          </table:table-cell>
        </table:table-row>
        <table:table-row table:style-name="ro1">
          <table:table-cell office:value-type="float" office:value="0.115983559520618" calcext:value-type="float">
            <text:p>0.1159835595</text:p>
          </table:table-cell>
        </table:table-row>
        <table:table-row table:style-name="ro1">
          <table:table-cell office:value-type="float" office:value="0.11603843172078" calcext:value-type="float">
            <text:p>0.1160384317</text:p>
          </table:table-cell>
        </table:table-row>
        <table:table-row table:style-name="ro1">
          <table:table-cell office:value-type="float" office:value="0.116570280329435" calcext:value-type="float">
            <text:p>0.1165702803</text:p>
          </table:table-cell>
        </table:table-row>
        <table:table-row table:style-name="ro1">
          <table:table-cell office:value-type="float" office:value="0.116619906062292" calcext:value-type="float">
            <text:p>0.1166199061</text:p>
          </table:table-cell>
        </table:table-row>
        <table:table-row table:style-name="ro1">
          <table:table-cell office:value-type="float" office:value="0.11668419425475" calcext:value-type="float">
            <text:p>0.1166841943</text:p>
          </table:table-cell>
        </table:table-row>
        <table:table-row table:style-name="ro1">
          <table:table-cell office:value-type="float" office:value="0.117118227311934" calcext:value-type="float">
            <text:p>0.1171182273</text:p>
          </table:table-cell>
        </table:table-row>
        <table:table-row table:style-name="ro1">
          <table:table-cell office:value-type="float" office:value="0.117618495968346" calcext:value-type="float">
            <text:p>0.117618496</text:p>
          </table:table-cell>
        </table:table-row>
        <table:table-row table:style-name="ro1">
          <table:table-cell office:value-type="float" office:value="0.117686498558252" calcext:value-type="float">
            <text:p>0.1176864986</text:p>
          </table:table-cell>
        </table:table-row>
        <table:table-row table:style-name="ro1">
          <table:table-cell office:value-type="float" office:value="0.117937252825397" calcext:value-type="float">
            <text:p>0.1179372528</text:p>
          </table:table-cell>
        </table:table-row>
        <table:table-row table:style-name="ro1">
          <table:table-cell office:value-type="float" office:value="0.118068927538548" calcext:value-type="float">
            <text:p>0.1180689275</text:p>
          </table:table-cell>
        </table:table-row>
        <table:table-row table:style-name="ro1">
          <table:table-cell office:value-type="float" office:value="0.118459231864181" calcext:value-type="float">
            <text:p>0.1184592319</text:p>
          </table:table-cell>
        </table:table-row>
        <table:table-row table:style-name="ro1">
          <table:table-cell office:value-type="float" office:value="0.118726589845082" calcext:value-type="float">
            <text:p>0.1187265898</text:p>
          </table:table-cell>
        </table:table-row>
        <table:table-row table:style-name="ro1">
          <table:table-cell office:value-type="float" office:value="0.119193177156971" calcext:value-type="float">
            <text:p>0.1191931772</text:p>
          </table:table-cell>
        </table:table-row>
        <table:table-row table:style-name="ro1">
          <table:table-cell office:value-type="float" office:value="0.121044989248018" calcext:value-type="float">
            <text:p>0.1210449892</text:p>
          </table:table-cell>
        </table:table-row>
        <table:table-row table:style-name="ro1">
          <table:table-cell office:value-type="float" office:value="0.121171500660724" calcext:value-type="float">
            <text:p>0.1211715007</text:p>
          </table:table-cell>
        </table:table-row>
        <table:table-row table:style-name="ro1">
          <table:table-cell office:value-type="float" office:value="0.121772040672177" calcext:value-type="float">
            <text:p>0.1217720407</text:p>
          </table:table-cell>
        </table:table-row>
        <table:table-row table:style-name="ro1">
          <table:table-cell office:value-type="float" office:value="0.122341011303249" calcext:value-type="float">
            <text:p>0.1223410113</text:p>
          </table:table-cell>
        </table:table-row>
        <table:table-row table:style-name="ro1">
          <table:table-cell office:value-type="float" office:value="0.122680498762833" calcext:value-type="float">
            <text:p>0.1226804988</text:p>
          </table:table-cell>
        </table:table-row>
        <table:table-row table:style-name="ro1">
          <table:table-cell office:value-type="float" office:value="0.123206456926575" calcext:value-type="float">
            <text:p>0.1232064569</text:p>
          </table:table-cell>
        </table:table-row>
        <table:table-row table:style-name="ro1">
          <table:table-cell office:value-type="float" office:value="0.123883654776389" calcext:value-type="float">
            <text:p>0.1238836548</text:p>
          </table:table-cell>
        </table:table-row>
        <table:table-row table:style-name="ro1">
          <table:table-cell office:value-type="float" office:value="0.12432812831574" calcext:value-type="float">
            <text:p>0.1243281283</text:p>
          </table:table-cell>
        </table:table-row>
        <table:table-row table:style-name="ro1">
          <table:table-cell office:value-type="float" office:value="0.124427974596184" calcext:value-type="float">
            <text:p>0.1244279746</text:p>
          </table:table-cell>
        </table:table-row>
        <table:table-row table:style-name="ro1">
          <table:table-cell office:value-type="float" office:value="0.124623066957223" calcext:value-type="float">
            <text:p>0.124623067</text:p>
          </table:table-cell>
        </table:table-row>
        <table:table-row table:style-name="ro1">
          <table:table-cell office:value-type="float" office:value="0.125123632135074" calcext:value-type="float">
            <text:p>0.1251236321</text:p>
          </table:table-cell>
        </table:table-row>
        <table:table-row table:style-name="ro1">
          <table:table-cell office:value-type="float" office:value="0.125879296088094" calcext:value-type="float">
            <text:p>0.1258792961</text:p>
          </table:table-cell>
        </table:table-row>
        <table:table-row table:style-name="ro1">
          <table:table-cell office:value-type="float" office:value="0.126294030544294" calcext:value-type="float">
            <text:p>0.1262940305</text:p>
          </table:table-cell>
        </table:table-row>
        <table:table-row table:style-name="ro1">
          <table:table-cell office:value-type="float" office:value="0.12695860046084" calcext:value-type="float">
            <text:p>0.1269586005</text:p>
          </table:table-cell>
        </table:table-row>
        <table:table-row table:style-name="ro1">
          <table:table-cell office:value-type="float" office:value="0.127617592765432" calcext:value-type="float">
            <text:p>0.1276175928</text:p>
          </table:table-cell>
        </table:table-row>
        <table:table-row table:style-name="ro1">
          <table:table-cell office:value-type="float" office:value="0.127734710054446" calcext:value-type="float">
            <text:p>0.1277347101</text:p>
          </table:table-cell>
        </table:table-row>
        <table:table-row table:style-name="ro1">
          <table:table-cell office:value-type="float" office:value="0.128374908524505" calcext:value-type="float">
            <text:p>0.1283749085</text:p>
          </table:table-cell>
        </table:table-row>
        <table:table-row table:style-name="ro1">
          <table:table-cell office:value-type="float" office:value="0.128899366536359" calcext:value-type="float">
            <text:p>0.1288993665</text:p>
          </table:table-cell>
        </table:table-row>
        <table:table-row table:style-name="ro1">
          <table:table-cell office:value-type="float" office:value="0.128974380683813" calcext:value-type="float">
            <text:p>0.1289743807</text:p>
          </table:table-cell>
        </table:table-row>
        <table:table-row table:style-name="ro1">
          <table:table-cell office:value-type="float" office:value="0.129828820985232" calcext:value-type="float">
            <text:p>0.129828821</text:p>
          </table:table-cell>
        </table:table-row>
        <table:table-row table:style-name="ro1">
          <table:table-cell office:value-type="float" office:value="0.129956616125462" calcext:value-type="float">
            <text:p>0.1299566161</text:p>
          </table:table-cell>
        </table:table-row>
        <table:table-row table:style-name="ro1">
          <table:table-cell office:value-type="float" office:value="0.130336093731689" calcext:value-type="float">
            <text:p>0.1303360937</text:p>
          </table:table-cell>
        </table:table-row>
        <table:table-row table:style-name="ro1">
          <table:table-cell office:value-type="float" office:value="0.13049961771129" calcext:value-type="float">
            <text:p>0.1304996177</text:p>
          </table:table-cell>
        </table:table-row>
        <table:table-row table:style-name="ro1">
          <table:table-cell office:value-type="float" office:value="0.131210537486384" calcext:value-type="float">
            <text:p>0.1312105375</text:p>
          </table:table-cell>
        </table:table-row>
        <table:table-row table:style-name="ro1">
          <table:table-cell office:value-type="float" office:value="0.131655924773835" calcext:value-type="float">
            <text:p>0.1316559248</text:p>
          </table:table-cell>
        </table:table-row>
        <table:table-row table:style-name="ro1">
          <table:table-cell office:value-type="float" office:value="0.13201258486931" calcext:value-type="float">
            <text:p>0.1320125849</text:p>
          </table:table-cell>
        </table:table-row>
        <table:table-row table:style-name="ro1">
          <table:table-cell office:value-type="float" office:value="0.132540896657138" calcext:value-type="float">
            <text:p>0.1325408967</text:p>
          </table:table-cell>
        </table:table-row>
        <table:table-row table:style-name="ro1">
          <table:table-cell office:value-type="float" office:value="0.132707645162435" calcext:value-type="float">
            <text:p>0.1327076452</text:p>
          </table:table-cell>
        </table:table-row>
        <table:table-row table:style-name="ro1">
          <table:table-cell office:value-type="float" office:value="0.132822629606162" calcext:value-type="float">
            <text:p>0.1328226296</text:p>
          </table:table-cell>
        </table:table-row>
        <table:table-row table:style-name="ro1">
          <table:table-cell office:value-type="float" office:value="0.133468104529095" calcext:value-type="float">
            <text:p>0.1334681045</text:p>
          </table:table-cell>
        </table:table-row>
        <table:table-row table:style-name="ro1">
          <table:table-cell office:value-type="float" office:value="0.133950184956593" calcext:value-type="float">
            <text:p>0.133950185</text:p>
          </table:table-cell>
        </table:table-row>
        <table:table-row table:style-name="ro1">
          <table:table-cell office:value-type="float" office:value="0.134194599597368" calcext:value-type="float">
            <text:p>0.1341945996</text:p>
          </table:table-cell>
        </table:table-row>
        <table:table-row table:style-name="ro1">
          <table:table-cell office:value-type="float" office:value="0.13537936826661" calcext:value-type="float">
            <text:p>0.1353793683</text:p>
          </table:table-cell>
        </table:table-row>
        <table:table-row table:style-name="ro1">
          <table:table-cell office:value-type="float" office:value="0.135394190895282" calcext:value-type="float">
            <text:p>0.1353941909</text:p>
          </table:table-cell>
        </table:table-row>
        <table:table-row table:style-name="ro1">
          <table:table-cell office:value-type="float" office:value="0.136276116543748" calcext:value-type="float">
            <text:p>0.1362761165</text:p>
          </table:table-cell>
        </table:table-row>
        <table:table-row table:style-name="ro1">
          <table:table-cell office:value-type="float" office:value="0.137116210002697" calcext:value-type="float">
            <text:p>0.13711621</text:p>
          </table:table-cell>
        </table:table-row>
        <table:table-row table:style-name="ro1">
          <table:table-cell office:value-type="float" office:value="0.13749520947008" calcext:value-type="float">
            <text:p>0.1374952095</text:p>
          </table:table-cell>
        </table:table-row>
        <table:table-row table:style-name="ro1">
          <table:table-cell office:value-type="float" office:value="0.138768211881875" calcext:value-type="float">
            <text:p>0.1387682119</text:p>
          </table:table-cell>
        </table:table-row>
        <table:table-row table:style-name="ro1">
          <table:table-cell office:value-type="float" office:value="0.138887745983256" calcext:value-type="float">
            <text:p>0.138887746</text:p>
          </table:table-cell>
        </table:table-row>
        <table:table-row table:style-name="ro1">
          <table:table-cell office:value-type="float" office:value="0.138899246470814" calcext:value-type="float">
            <text:p>0.1388992465</text:p>
          </table:table-cell>
        </table:table-row>
        <table:table-row table:style-name="ro1">
          <table:table-cell office:value-type="float" office:value="0.138976305309839" calcext:value-type="float">
            <text:p>0.1389763053</text:p>
          </table:table-cell>
        </table:table-row>
        <table:table-row table:style-name="ro1">
          <table:table-cell office:value-type="float" office:value="0.139325252784861" calcext:value-type="float">
            <text:p>0.1393252528</text:p>
          </table:table-cell>
        </table:table-row>
        <table:table-row table:style-name="ro1">
          <table:table-cell office:value-type="float" office:value="0.13940781091617" calcext:value-type="float">
            <text:p>0.1394078109</text:p>
          </table:table-cell>
        </table:table-row>
        <table:table-row table:style-name="ro1">
          <table:table-cell office:value-type="float" office:value="0.14069892745856" calcext:value-type="float">
            <text:p>0.1406989275</text:p>
          </table:table-cell>
        </table:table-row>
        <table:table-row table:style-name="ro1">
          <table:table-cell office:value-type="float" office:value="0.141336841920348" calcext:value-type="float">
            <text:p>0.1413368419</text:p>
          </table:table-cell>
        </table:table-row>
        <table:table-row table:style-name="ro1">
          <table:table-cell office:value-type="float" office:value="0.142658675356975" calcext:value-type="float">
            <text:p>0.1426586754</text:p>
          </table:table-cell>
        </table:table-row>
        <table:table-row table:style-name="ro1">
          <table:table-cell office:value-type="float" office:value="0.144075420470191" calcext:value-type="float">
            <text:p>0.1440754205</text:p>
          </table:table-cell>
        </table:table-row>
        <table:table-row table:style-name="ro1">
          <table:table-cell office:value-type="float" office:value="0.145051400399829" calcext:value-type="float">
            <text:p>0.1450514004</text:p>
          </table:table-cell>
        </table:table-row>
        <table:table-row table:style-name="ro1">
          <table:table-cell office:value-type="float" office:value="0.145081615830867" calcext:value-type="float">
            <text:p>0.1450816158</text:p>
          </table:table-cell>
        </table:table-row>
        <table:table-row table:style-name="ro1">
          <table:table-cell office:value-type="float" office:value="0.14722407276424" calcext:value-type="float">
            <text:p>0.1472240728</text:p>
          </table:table-cell>
        </table:table-row>
        <table:table-row table:style-name="ro1">
          <table:table-cell office:value-type="float" office:value="0.147501348320098" calcext:value-type="float">
            <text:p>0.1475013483</text:p>
          </table:table-cell>
        </table:table-row>
        <table:table-row table:style-name="ro1">
          <table:table-cell office:value-type="float" office:value="0.147557030971654" calcext:value-type="float">
            <text:p>0.147557031</text:p>
          </table:table-cell>
        </table:table-row>
        <table:table-row table:style-name="ro1">
          <table:table-cell office:value-type="float" office:value="0.148060481303878" calcext:value-type="float">
            <text:p>0.1480604813</text:p>
          </table:table-cell>
        </table:table-row>
        <table:table-row table:style-name="ro1">
          <table:table-cell office:value-type="float" office:value="0.148711121075653" calcext:value-type="float">
            <text:p>0.1487111211</text:p>
          </table:table-cell>
        </table:table-row>
        <table:table-row table:style-name="ro1">
          <table:table-cell office:value-type="float" office:value="0.149657915873291" calcext:value-type="float">
            <text:p>0.1496579159</text:p>
          </table:table-cell>
        </table:table-row>
        <table:table-row table:style-name="ro1">
          <table:table-cell office:value-type="float" office:value="0.1501666514537" calcext:value-type="float">
            <text:p>0.1501666515</text:p>
          </table:table-cell>
        </table:table-row>
        <table:table-row table:style-name="ro1">
          <table:table-cell office:value-type="float" office:value="0.150518361699419" calcext:value-type="float">
            <text:p>0.1505183617</text:p>
          </table:table-cell>
        </table:table-row>
        <table:table-row table:style-name="ro1">
          <table:table-cell office:value-type="float" office:value="0.151166137547163" calcext:value-type="float">
            <text:p>0.1511661375</text:p>
          </table:table-cell>
        </table:table-row>
        <table:table-row table:style-name="ro1">
          <table:table-cell office:value-type="float" office:value="0.151297308858025" calcext:value-type="float">
            <text:p>0.1512973089</text:p>
          </table:table-cell>
        </table:table-row>
        <table:table-row table:style-name="ro1">
          <table:table-cell office:value-type="float" office:value="0.151716092392862" calcext:value-type="float">
            <text:p>0.1517160924</text:p>
          </table:table-cell>
        </table:table-row>
        <table:table-row table:style-name="ro1">
          <table:table-cell office:value-type="float" office:value="0.151832636785132" calcext:value-type="float">
            <text:p>0.1518326368</text:p>
          </table:table-cell>
        </table:table-row>
        <table:table-row table:style-name="ro1">
          <table:table-cell office:value-type="float" office:value="0.15273509788492" calcext:value-type="float">
            <text:p>0.1527350979</text:p>
          </table:table-cell>
        </table:table-row>
        <table:table-row table:style-name="ro1">
          <table:table-cell office:value-type="float" office:value="0.153849502936092" calcext:value-type="float">
            <text:p>0.1538495029</text:p>
          </table:table-cell>
        </table:table-row>
        <table:table-row table:style-name="ro1">
          <table:table-cell office:value-type="float" office:value="0.156125113769034" calcext:value-type="float">
            <text:p>0.1561251138</text:p>
          </table:table-cell>
        </table:table-row>
        <table:table-row table:style-name="ro1">
          <table:table-cell office:value-type="float" office:value="0.156464914559091" calcext:value-type="float">
            <text:p>0.1564649146</text:p>
          </table:table-cell>
        </table:table-row>
        <table:table-row table:style-name="ro1">
          <table:table-cell office:value-type="float" office:value="0.156572566900284" calcext:value-type="float">
            <text:p>0.1565725669</text:p>
          </table:table-cell>
        </table:table-row>
        <table:table-row table:style-name="ro1">
          <table:table-cell office:value-type="float" office:value="0.157060481283358" calcext:value-type="float">
            <text:p>0.1570604813</text:p>
          </table:table-cell>
        </table:table-row>
        <table:table-row table:style-name="ro1">
          <table:table-cell office:value-type="float" office:value="0.159385562633831" calcext:value-type="float">
            <text:p>0.1593855626</text:p>
          </table:table-cell>
        </table:table-row>
        <table:table-row table:style-name="ro1">
          <table:table-cell office:value-type="float" office:value="0.159402415161534" calcext:value-type="float">
            <text:p>0.1594024152</text:p>
          </table:table-cell>
        </table:table-row>
        <table:table-row table:style-name="ro1">
          <table:table-cell office:value-type="float" office:value="0.160269617352249" calcext:value-type="float">
            <text:p>0.1602696174</text:p>
          </table:table-cell>
        </table:table-row>
        <table:table-row table:style-name="ro1">
          <table:table-cell office:value-type="float" office:value="0.161366411138193" calcext:value-type="float">
            <text:p>0.1613664111</text:p>
          </table:table-cell>
        </table:table-row>
        <table:table-row table:style-name="ro1">
          <table:table-cell office:value-type="float" office:value="0.161593013702674" calcext:value-type="float">
            <text:p>0.1615930137</text:p>
          </table:table-cell>
        </table:table-row>
        <table:table-row table:style-name="ro1">
          <table:table-cell office:value-type="float" office:value="0.163039744848694" calcext:value-type="float">
            <text:p>0.1630397448</text:p>
          </table:table-cell>
        </table:table-row>
        <table:table-row table:style-name="ro1">
          <table:table-cell office:value-type="float" office:value="0.163917555999955" calcext:value-type="float">
            <text:p>0.163917556</text:p>
          </table:table-cell>
        </table:table-row>
        <table:table-row table:style-name="ro1">
          <table:table-cell office:value-type="float" office:value="0.168225958647339" calcext:value-type="float">
            <text:p>0.1682259586</text:p>
          </table:table-cell>
        </table:table-row>
        <table:table-row table:style-name="ro1">
          <table:table-cell office:value-type="float" office:value="0.16956385278653" calcext:value-type="float">
            <text:p>0.1695638528</text:p>
          </table:table-cell>
        </table:table-row>
        <table:table-row table:style-name="ro1">
          <table:table-cell office:value-type="float" office:value="0.170118678683462" calcext:value-type="float">
            <text:p>0.1701186787</text:p>
          </table:table-cell>
        </table:table-row>
        <table:table-row table:style-name="ro1">
          <table:table-cell office:value-type="float" office:value="0.171034277781628" calcext:value-type="float">
            <text:p>0.1710342778</text:p>
          </table:table-cell>
        </table:table-row>
        <table:table-row table:style-name="ro1">
          <table:table-cell office:value-type="float" office:value="0.171894625319808" calcext:value-type="float">
            <text:p>0.1718946253</text:p>
          </table:table-cell>
        </table:table-row>
        <table:table-row table:style-name="ro1">
          <table:table-cell office:value-type="float" office:value="0.171976167795922" calcext:value-type="float">
            <text:p>0.1719761678</text:p>
          </table:table-cell>
        </table:table-row>
        <table:table-row table:style-name="ro1">
          <table:table-cell office:value-type="float" office:value="0.175181542856686" calcext:value-type="float">
            <text:p>0.1751815429</text:p>
          </table:table-cell>
        </table:table-row>
        <table:table-row table:style-name="ro1">
          <table:table-cell office:value-type="float" office:value="0.175303296421445" calcext:value-type="float">
            <text:p>0.1753032964</text:p>
          </table:table-cell>
        </table:table-row>
        <table:table-row table:style-name="ro1">
          <table:table-cell office:value-type="float" office:value="0.175379479311486" calcext:value-type="float">
            <text:p>0.1753794793</text:p>
          </table:table-cell>
        </table:table-row>
        <table:table-row table:style-name="ro1">
          <table:table-cell office:value-type="float" office:value="0.175501567790253" calcext:value-type="float">
            <text:p>0.1755015678</text:p>
          </table:table-cell>
        </table:table-row>
        <table:table-row table:style-name="ro1">
          <table:table-cell office:value-type="float" office:value="0.176151510054563" calcext:value-type="float">
            <text:p>0.1761515101</text:p>
          </table:table-cell>
        </table:table-row>
        <table:table-row table:style-name="ro1">
          <table:table-cell office:value-type="float" office:value="0.176971087296698" calcext:value-type="float">
            <text:p>0.1769710873</text:p>
          </table:table-cell>
        </table:table-row>
        <table:table-row table:style-name="ro1">
          <table:table-cell office:value-type="float" office:value="0.177355290025849" calcext:value-type="float">
            <text:p>0.17735529</text:p>
          </table:table-cell>
        </table:table-row>
        <table:table-row table:style-name="ro1">
          <table:table-cell office:value-type="float" office:value="0.177531193545972" calcext:value-type="float">
            <text:p>0.1775311935</text:p>
          </table:table-cell>
        </table:table-row>
        <table:table-row table:style-name="ro1">
          <table:table-cell office:value-type="float" office:value="0.177820058063833" calcext:value-type="float">
            <text:p>0.1778200581</text:p>
          </table:table-cell>
        </table:table-row>
        <table:table-row table:style-name="ro1">
          <table:table-cell office:value-type="float" office:value="0.179829017313198" calcext:value-type="float">
            <text:p>0.1798290173</text:p>
          </table:table-cell>
        </table:table-row>
        <table:table-row table:style-name="ro1">
          <table:table-cell office:value-type="float" office:value="0.179848390403778" calcext:value-type="float">
            <text:p>0.1798483904</text:p>
          </table:table-cell>
        </table:table-row>
        <table:table-row table:style-name="ro1">
          <table:table-cell office:value-type="float" office:value="0.182008651634478" calcext:value-type="float">
            <text:p>0.1820086516</text:p>
          </table:table-cell>
        </table:table-row>
        <table:table-row table:style-name="ro1">
          <table:table-cell office:value-type="float" office:value="0.18327887518665" calcext:value-type="float">
            <text:p>0.1832788752</text:p>
          </table:table-cell>
        </table:table-row>
        <table:table-row table:style-name="ro1">
          <table:table-cell office:value-type="float" office:value="0.183387221104381" calcext:value-type="float">
            <text:p>0.1833872211</text:p>
          </table:table-cell>
        </table:table-row>
        <table:table-row table:style-name="ro1">
          <table:table-cell office:value-type="float" office:value="0.183790639228141" calcext:value-type="float">
            <text:p>0.1837906392</text:p>
          </table:table-cell>
        </table:table-row>
        <table:table-row table:style-name="ro1">
          <table:table-cell office:value-type="float" office:value="0.183854589772183" calcext:value-type="float">
            <text:p>0.1838545898</text:p>
          </table:table-cell>
        </table:table-row>
        <table:table-row table:style-name="ro1">
          <table:table-cell office:value-type="float" office:value="0.185265468436375" calcext:value-type="float">
            <text:p>0.1852654684</text:p>
          </table:table-cell>
        </table:table-row>
        <table:table-row table:style-name="ro1">
          <table:table-cell office:value-type="float" office:value="0.187998409238954" calcext:value-type="float">
            <text:p>0.1879984092</text:p>
          </table:table-cell>
        </table:table-row>
        <table:table-row table:style-name="ro1">
          <table:table-cell office:value-type="float" office:value="0.188226593834013" calcext:value-type="float">
            <text:p>0.1882265938</text:p>
          </table:table-cell>
        </table:table-row>
        <table:table-row table:style-name="ro1">
          <table:table-cell office:value-type="float" office:value="0.188581533898011" calcext:value-type="float">
            <text:p>0.1885815339</text:p>
          </table:table-cell>
        </table:table-row>
        <table:table-row table:style-name="ro1">
          <table:table-cell office:value-type="float" office:value="0.190139740310906" calcext:value-type="float">
            <text:p>0.1901397403</text:p>
          </table:table-cell>
        </table:table-row>
        <table:table-row table:style-name="ro1">
          <table:table-cell office:value-type="float" office:value="0.191906238119044" calcext:value-type="float">
            <text:p>0.1919062381</text:p>
          </table:table-cell>
        </table:table-row>
        <table:table-row table:style-name="ro1">
          <table:table-cell office:value-type="float" office:value="0.19254984568529" calcext:value-type="float">
            <text:p>0.1925498457</text:p>
          </table:table-cell>
        </table:table-row>
        <table:table-row table:style-name="ro1">
          <table:table-cell office:value-type="float" office:value="0.192621530901747" calcext:value-type="float">
            <text:p>0.1926215309</text:p>
          </table:table-cell>
        </table:table-row>
        <table:table-row table:style-name="ro1">
          <table:table-cell office:value-type="float" office:value="0.19540002130511" calcext:value-type="float">
            <text:p>0.1954000213</text:p>
          </table:table-cell>
        </table:table-row>
        <table:table-row table:style-name="ro1">
          <table:table-cell office:value-type="float" office:value="0.195628052032681" calcext:value-type="float">
            <text:p>0.195628052</text:p>
          </table:table-cell>
        </table:table-row>
        <table:table-row table:style-name="ro1">
          <table:table-cell office:value-type="float" office:value="0.195681303257507" calcext:value-type="float">
            <text:p>0.1956813033</text:p>
          </table:table-cell>
        </table:table-row>
        <table:table-row table:style-name="ro1">
          <table:table-cell office:value-type="float" office:value="0.198981432718206" calcext:value-type="float">
            <text:p>0.1989814327</text:p>
          </table:table-cell>
        </table:table-row>
        <table:table-row table:style-name="ro1">
          <table:table-cell office:value-type="float" office:value="0.200072664180402" calcext:value-type="float">
            <text:p>0.2000726642</text:p>
          </table:table-cell>
        </table:table-row>
        <table:table-row table:style-name="ro1">
          <table:table-cell office:value-type="float" office:value="0.200543342945805" calcext:value-type="float">
            <text:p>0.2005433429</text:p>
          </table:table-cell>
        </table:table-row>
        <table:table-row table:style-name="ro1">
          <table:table-cell office:value-type="float" office:value="0.202597237201632" calcext:value-type="float">
            <text:p>0.2025972372</text:p>
          </table:table-cell>
        </table:table-row>
        <table:table-row table:style-name="ro1">
          <table:table-cell office:value-type="float" office:value="0.203094532907269" calcext:value-type="float">
            <text:p>0.2030945329</text:p>
          </table:table-cell>
        </table:table-row>
        <table:table-row table:style-name="ro1">
          <table:table-cell office:value-type="float" office:value="0.20345977287004" calcext:value-type="float">
            <text:p>0.2034597729</text:p>
          </table:table-cell>
        </table:table-row>
        <table:table-row table:style-name="ro1">
          <table:table-cell office:value-type="float" office:value="0.20463903861315" calcext:value-type="float">
            <text:p>0.2046390386</text:p>
          </table:table-cell>
        </table:table-row>
        <table:table-row table:style-name="ro1">
          <table:table-cell office:value-type="float" office:value="0.204923331913713" calcext:value-type="float">
            <text:p>0.2049233319</text:p>
          </table:table-cell>
        </table:table-row>
        <table:table-row table:style-name="ro1">
          <table:table-cell office:value-type="float" office:value="0.20591604858903" calcext:value-type="float">
            <text:p>0.2059160486</text:p>
          </table:table-cell>
        </table:table-row>
        <table:table-row table:style-name="ro1">
          <table:table-cell office:value-type="float" office:value="0.207897151049048" calcext:value-type="float">
            <text:p>0.207897151</text:p>
          </table:table-cell>
        </table:table-row>
        <table:table-row table:style-name="ro1">
          <table:table-cell office:value-type="float" office:value="0.207986240458027" calcext:value-type="float">
            <text:p>0.2079862405</text:p>
          </table:table-cell>
        </table:table-row>
        <table:table-row table:style-name="ro1">
          <table:table-cell office:value-type="float" office:value="0.208098106136578" calcext:value-type="float">
            <text:p>0.2080981061</text:p>
          </table:table-cell>
        </table:table-row>
        <table:table-row table:style-name="ro1">
          <table:table-cell office:value-type="float" office:value="0.212091449105829" calcext:value-type="float">
            <text:p>0.2120914491</text:p>
          </table:table-cell>
        </table:table-row>
        <table:table-row table:style-name="ro1">
          <table:table-cell office:value-type="float" office:value="0.219534074636201" calcext:value-type="float">
            <text:p>0.2195340746</text:p>
          </table:table-cell>
        </table:table-row>
        <table:table-row table:style-name="ro1">
          <table:table-cell office:value-type="float" office:value="0.219601962822757" calcext:value-type="float">
            <text:p>0.2196019628</text:p>
          </table:table-cell>
        </table:table-row>
        <table:table-row table:style-name="ro1">
          <table:table-cell office:value-type="float" office:value="0.220962025169085" calcext:value-type="float">
            <text:p>0.2209620252</text:p>
          </table:table-cell>
        </table:table-row>
        <table:table-row table:style-name="ro1">
          <table:table-cell office:value-type="float" office:value="0.222130700143328" calcext:value-type="float">
            <text:p>0.2221307001</text:p>
          </table:table-cell>
        </table:table-row>
        <table:table-row table:style-name="ro1">
          <table:table-cell office:value-type="float" office:value="0.222982591810883" calcext:value-type="float">
            <text:p>0.2229825918</text:p>
          </table:table-cell>
        </table:table-row>
        <table:table-row table:style-name="ro1">
          <table:table-cell office:value-type="float" office:value="0.224538228580018" calcext:value-type="float">
            <text:p>0.2245382286</text:p>
          </table:table-cell>
        </table:table-row>
        <table:table-row table:style-name="ro1">
          <table:table-cell office:value-type="float" office:value="0.225042830870477" calcext:value-type="float">
            <text:p>0.2250428309</text:p>
          </table:table-cell>
        </table:table-row>
        <table:table-row table:style-name="ro1">
          <table:table-cell office:value-type="float" office:value="0.225853991062355" calcext:value-type="float">
            <text:p>0.2258539911</text:p>
          </table:table-cell>
        </table:table-row>
        <table:table-row table:style-name="ro1">
          <table:table-cell office:value-type="float" office:value="0.227147339077431" calcext:value-type="float">
            <text:p>0.2271473391</text:p>
          </table:table-cell>
        </table:table-row>
        <table:table-row table:style-name="ro1">
          <table:table-cell office:value-type="float" office:value="0.227533634160215" calcext:value-type="float">
            <text:p>0.2275336342</text:p>
          </table:table-cell>
        </table:table-row>
        <table:table-row table:style-name="ro1">
          <table:table-cell office:value-type="float" office:value="0.228342372512476" calcext:value-type="float">
            <text:p>0.2283423725</text:p>
          </table:table-cell>
        </table:table-row>
        <table:table-row table:style-name="ro1">
          <table:table-cell office:value-type="float" office:value="0.229026554708414" calcext:value-type="float">
            <text:p>0.2290265547</text:p>
          </table:table-cell>
        </table:table-row>
        <table:table-row table:style-name="ro1">
          <table:table-cell office:value-type="float" office:value="0.229559103029455" calcext:value-type="float">
            <text:p>0.229559103</text:p>
          </table:table-cell>
        </table:table-row>
        <table:table-row table:style-name="ro1">
          <table:table-cell office:value-type="float" office:value="0.231696096967724" calcext:value-type="float">
            <text:p>0.231696097</text:p>
          </table:table-cell>
        </table:table-row>
        <table:table-row table:style-name="ro1">
          <table:table-cell office:value-type="float" office:value="0.232527466242614" calcext:value-type="float">
            <text:p>0.2325274662</text:p>
          </table:table-cell>
        </table:table-row>
        <table:table-row table:style-name="ro1">
          <table:table-cell office:value-type="float" office:value="0.234007225915978" calcext:value-type="float">
            <text:p>0.2340072259</text:p>
          </table:table-cell>
        </table:table-row>
        <table:table-row table:style-name="ro1">
          <table:table-cell office:value-type="float" office:value="0.234255896662434" calcext:value-type="float">
            <text:p>0.2342558967</text:p>
          </table:table-cell>
        </table:table-row>
        <table:table-row table:style-name="ro1">
          <table:table-cell office:value-type="float" office:value="0.234765633586651" calcext:value-type="float">
            <text:p>0.2347656336</text:p>
          </table:table-cell>
        </table:table-row>
        <table:table-row table:style-name="ro1">
          <table:table-cell office:value-type="float" office:value="0.234907792366226" calcext:value-type="float">
            <text:p>0.2349077924</text:p>
          </table:table-cell>
        </table:table-row>
        <table:table-row table:style-name="ro1">
          <table:table-cell office:value-type="float" office:value="0.236092196813358" calcext:value-type="float">
            <text:p>0.2360921968</text:p>
          </table:table-cell>
        </table:table-row>
        <table:table-row table:style-name="ro1">
          <table:table-cell office:value-type="float" office:value="0.237155413614438" calcext:value-type="float">
            <text:p>0.2371554136</text:p>
          </table:table-cell>
        </table:table-row>
        <table:table-row table:style-name="ro1">
          <table:table-cell office:value-type="float" office:value="0.237581558191193" calcext:value-type="float">
            <text:p>0.2375815582</text:p>
          </table:table-cell>
        </table:table-row>
        <table:table-row table:style-name="ro1">
          <table:table-cell office:value-type="float" office:value="0.239334216006082" calcext:value-type="float">
            <text:p>0.239334216</text:p>
          </table:table-cell>
        </table:table-row>
        <table:table-row table:style-name="ro1">
          <table:table-cell office:value-type="float" office:value="0.24073141750903" calcext:value-type="float">
            <text:p>0.2407314175</text:p>
          </table:table-cell>
        </table:table-row>
        <table:table-row table:style-name="ro1">
          <table:table-cell office:value-type="float" office:value="0.242688120097876" calcext:value-type="float">
            <text:p>0.2426881201</text:p>
          </table:table-cell>
        </table:table-row>
        <table:table-row table:style-name="ro1">
          <table:table-cell office:value-type="float" office:value="0.244771754175748" calcext:value-type="float">
            <text:p>0.2447717542</text:p>
          </table:table-cell>
        </table:table-row>
        <table:table-row table:style-name="ro1">
          <table:table-cell office:value-type="float" office:value="0.244999000837174" calcext:value-type="float">
            <text:p>0.2449990008</text:p>
          </table:table-cell>
        </table:table-row>
        <table:table-row table:style-name="ro1">
          <table:table-cell office:value-type="float" office:value="0.245600612963752" calcext:value-type="float">
            <text:p>0.245600613</text:p>
          </table:table-cell>
        </table:table-row>
        <table:table-row table:style-name="ro1">
          <table:table-cell office:value-type="float" office:value="0.246659699218386" calcext:value-type="float">
            <text:p>0.2466596992</text:p>
          </table:table-cell>
        </table:table-row>
        <table:table-row table:style-name="ro1">
          <table:table-cell office:value-type="float" office:value="0.248824039650941" calcext:value-type="float">
            <text:p>0.2488240397</text:p>
          </table:table-cell>
        </table:table-row>
        <table:table-row table:style-name="ro1">
          <table:table-cell office:value-type="float" office:value="0.253239994147343" calcext:value-type="float">
            <text:p>0.2532399941</text:p>
          </table:table-cell>
        </table:table-row>
        <table:table-row table:style-name="ro1">
          <table:table-cell office:value-type="float" office:value="0.25469651967871" calcext:value-type="float">
            <text:p>0.2546965197</text:p>
          </table:table-cell>
        </table:table-row>
        <table:table-row table:style-name="ro1">
          <table:table-cell office:value-type="float" office:value="0.256680442698247" calcext:value-type="float">
            <text:p>0.2566804427</text:p>
          </table:table-cell>
        </table:table-row>
        <table:table-row table:style-name="ro1">
          <table:table-cell office:value-type="float" office:value="0.256712234840339" calcext:value-type="float">
            <text:p>0.2567122348</text:p>
          </table:table-cell>
        </table:table-row>
        <table:table-row table:style-name="ro1">
          <table:table-cell office:value-type="float" office:value="0.257221133313195" calcext:value-type="float">
            <text:p>0.2572211333</text:p>
          </table:table-cell>
        </table:table-row>
        <table:table-row table:style-name="ro1">
          <table:table-cell office:value-type="float" office:value="0.257302937050028" calcext:value-type="float">
            <text:p>0.2573029371</text:p>
          </table:table-cell>
        </table:table-row>
        <table:table-row table:style-name="ro1">
          <table:table-cell office:value-type="float" office:value="0.258745170419559" calcext:value-type="float">
            <text:p>0.2587451704</text:p>
          </table:table-cell>
        </table:table-row>
        <table:table-row table:style-name="ro1">
          <table:table-cell office:value-type="float" office:value="0.258919290130235" calcext:value-type="float">
            <text:p>0.2589192901</text:p>
          </table:table-cell>
        </table:table-row>
        <table:table-row table:style-name="ro1">
          <table:table-cell office:value-type="float" office:value="0.260465583583542" calcext:value-type="float">
            <text:p>0.2604655836</text:p>
          </table:table-cell>
        </table:table-row>
        <table:table-row table:style-name="ro1">
          <table:table-cell office:value-type="float" office:value="0.262667597044093" calcext:value-type="float">
            <text:p>0.262667597</text:p>
          </table:table-cell>
        </table:table-row>
        <table:table-row table:style-name="ro1">
          <table:table-cell office:value-type="float" office:value="0.26883732841827" calcext:value-type="float">
            <text:p>0.2688373284</text:p>
          </table:table-cell>
        </table:table-row>
        <table:table-row table:style-name="ro1">
          <table:table-cell office:value-type="float" office:value="0.269736043522659" calcext:value-type="float">
            <text:p>0.2697360435</text:p>
          </table:table-cell>
        </table:table-row>
        <table:table-row table:style-name="ro1">
          <table:table-cell office:value-type="float" office:value="0.270525244916024" calcext:value-type="float">
            <text:p>0.2705252449</text:p>
          </table:table-cell>
        </table:table-row>
        <table:table-row table:style-name="ro1">
          <table:table-cell office:value-type="float" office:value="0.270978395567081" calcext:value-type="float">
            <text:p>0.2709783956</text:p>
          </table:table-cell>
        </table:table-row>
        <table:table-row table:style-name="ro1">
          <table:table-cell office:value-type="float" office:value="0.271097733268082" calcext:value-type="float">
            <text:p>0.2710977333</text:p>
          </table:table-cell>
        </table:table-row>
        <table:table-row table:style-name="ro1">
          <table:table-cell office:value-type="float" office:value="0.273657759463815" calcext:value-type="float">
            <text:p>0.2736577595</text:p>
          </table:table-cell>
        </table:table-row>
        <table:table-row table:style-name="ro1">
          <table:table-cell office:value-type="float" office:value="0.274948106107988" calcext:value-type="float">
            <text:p>0.2749481061</text:p>
          </table:table-cell>
        </table:table-row>
        <table:table-row table:style-name="ro1">
          <table:table-cell office:value-type="float" office:value="0.27495251257621" calcext:value-type="float">
            <text:p>0.2749525126</text:p>
          </table:table-cell>
        </table:table-row>
        <table:table-row table:style-name="ro1">
          <table:table-cell office:value-type="float" office:value="0.27627668233726" calcext:value-type="float">
            <text:p>0.2762766823</text:p>
          </table:table-cell>
        </table:table-row>
        <table:table-row table:style-name="ro1">
          <table:table-cell office:value-type="float" office:value="0.277884040863885" calcext:value-type="float">
            <text:p>0.2778840409</text:p>
          </table:table-cell>
        </table:table-row>
        <table:table-row table:style-name="ro1">
          <table:table-cell office:value-type="float" office:value="0.27980342931917" calcext:value-type="float">
            <text:p>0.2798034293</text:p>
          </table:table-cell>
        </table:table-row>
        <table:table-row table:style-name="ro1">
          <table:table-cell office:value-type="float" office:value="0.279859772268809" calcext:value-type="float">
            <text:p>0.2798597723</text:p>
          </table:table-cell>
        </table:table-row>
        <table:table-row table:style-name="ro1">
          <table:table-cell office:value-type="float" office:value="0.28030514707031" calcext:value-type="float">
            <text:p>0.2803051471</text:p>
          </table:table-cell>
        </table:table-row>
        <table:table-row table:style-name="ro1">
          <table:table-cell office:value-type="float" office:value="0.281383624455565" calcext:value-type="float">
            <text:p>0.2813836245</text:p>
          </table:table-cell>
        </table:table-row>
        <table:table-row table:style-name="ro1">
          <table:table-cell office:value-type="float" office:value="0.282487785622321" calcext:value-type="float">
            <text:p>0.2824877856</text:p>
          </table:table-cell>
        </table:table-row>
        <table:table-row table:style-name="ro1">
          <table:table-cell office:value-type="float" office:value="0.283482167734164" calcext:value-type="float">
            <text:p>0.2834821677</text:p>
          </table:table-cell>
        </table:table-row>
        <table:table-row table:style-name="ro1">
          <table:table-cell office:value-type="float" office:value="0.285124018153828" calcext:value-type="float">
            <text:p>0.2851240182</text:p>
          </table:table-cell>
        </table:table-row>
        <table:table-row table:style-name="ro1">
          <table:table-cell office:value-type="float" office:value="0.285315651735472" calcext:value-type="float">
            <text:p>0.2853156517</text:p>
          </table:table-cell>
        </table:table-row>
        <table:table-row table:style-name="ro1">
          <table:table-cell office:value-type="float" office:value="0.285392221825065" calcext:value-type="float">
            <text:p>0.2853922218</text:p>
          </table:table-cell>
        </table:table-row>
        <table:table-row table:style-name="ro1">
          <table:table-cell office:value-type="float" office:value="0.288178537636741" calcext:value-type="float">
            <text:p>0.2881785376</text:p>
          </table:table-cell>
        </table:table-row>
        <table:table-row table:style-name="ro1">
          <table:table-cell office:value-type="float" office:value="0.290805931635152" calcext:value-type="float">
            <text:p>0.2908059316</text:p>
          </table:table-cell>
        </table:table-row>
        <table:table-row table:style-name="ro1">
          <table:table-cell office:value-type="float" office:value="0.291257153671678" calcext:value-type="float">
            <text:p>0.2912571537</text:p>
          </table:table-cell>
        </table:table-row>
        <table:table-row table:style-name="ro1">
          <table:table-cell office:value-type="float" office:value="0.294260798975596" calcext:value-type="float">
            <text:p>0.294260799</text:p>
          </table:table-cell>
        </table:table-row>
        <table:table-row table:style-name="ro1">
          <table:table-cell office:value-type="float" office:value="0.294874235015383" calcext:value-type="float">
            <text:p>0.294874235</text:p>
          </table:table-cell>
        </table:table-row>
        <table:table-row table:style-name="ro1">
          <table:table-cell office:value-type="float" office:value="0.29559831175912" calcext:value-type="float">
            <text:p>0.2955983118</text:p>
          </table:table-cell>
        </table:table-row>
        <table:table-row table:style-name="ro1">
          <table:table-cell office:value-type="float" office:value="0.295661532018769" calcext:value-type="float">
            <text:p>0.295661532</text:p>
          </table:table-cell>
        </table:table-row>
        <table:table-row table:style-name="ro1">
          <table:table-cell office:value-type="float" office:value="0.295772378344772" calcext:value-type="float">
            <text:p>0.2957723783</text:p>
          </table:table-cell>
        </table:table-row>
        <table:table-row table:style-name="ro1">
          <table:table-cell office:value-type="float" office:value="0.296252791021079" calcext:value-type="float">
            <text:p>0.296252791</text:p>
          </table:table-cell>
        </table:table-row>
        <table:table-row table:style-name="ro1">
          <table:table-cell office:value-type="float" office:value="0.297540289520635" calcext:value-type="float">
            <text:p>0.2975402895</text:p>
          </table:table-cell>
        </table:table-row>
        <table:table-row table:style-name="ro1">
          <table:table-cell office:value-type="float" office:value="0.297723752427625" calcext:value-type="float">
            <text:p>0.2977237524</text:p>
          </table:table-cell>
        </table:table-row>
        <table:table-row table:style-name="ro1">
          <table:table-cell office:value-type="float" office:value="0.299349032363674" calcext:value-type="float">
            <text:p>0.2993490324</text:p>
          </table:table-cell>
        </table:table-row>
        <table:table-row table:style-name="ro1">
          <table:table-cell office:value-type="float" office:value="0.300076084922836" calcext:value-type="float">
            <text:p>0.3000760849</text:p>
          </table:table-cell>
        </table:table-row>
        <table:table-row table:style-name="ro1">
          <table:table-cell office:value-type="float" office:value="0.30347465852639" calcext:value-type="float">
            <text:p>0.3034746585</text:p>
          </table:table-cell>
        </table:table-row>
        <table:table-row table:style-name="ro1">
          <table:table-cell office:value-type="float" office:value="0.307548300761171" calcext:value-type="float">
            <text:p>0.3075483008</text:p>
          </table:table-cell>
        </table:table-row>
        <table:table-row table:style-name="ro1">
          <table:table-cell office:value-type="float" office:value="0.311379619359293" calcext:value-type="float">
            <text:p>0.3113796194</text:p>
          </table:table-cell>
        </table:table-row>
        <table:table-row table:style-name="ro1">
          <table:table-cell office:value-type="float" office:value="0.312736443451644" calcext:value-type="float">
            <text:p>0.3127364435</text:p>
          </table:table-cell>
        </table:table-row>
        <table:table-row table:style-name="ro1">
          <table:table-cell office:value-type="float" office:value="0.316544526561229" calcext:value-type="float">
            <text:p>0.3165445266</text:p>
          </table:table-cell>
        </table:table-row>
        <table:table-row table:style-name="ro1">
          <table:table-cell office:value-type="float" office:value="0.318636450421392" calcext:value-type="float">
            <text:p>0.3186364504</text:p>
          </table:table-cell>
        </table:table-row>
        <table:table-row table:style-name="ro1">
          <table:table-cell office:value-type="float" office:value="0.319454192782791" calcext:value-type="float">
            <text:p>0.3194541928</text:p>
          </table:table-cell>
        </table:table-row>
        <table:table-row table:style-name="ro1">
          <table:table-cell office:value-type="float" office:value="0.320138201346651" calcext:value-type="float">
            <text:p>0.3201382013</text:p>
          </table:table-cell>
        </table:table-row>
        <table:table-row table:style-name="ro1">
          <table:table-cell office:value-type="float" office:value="0.323683079878299" calcext:value-type="float">
            <text:p>0.3236830799</text:p>
          </table:table-cell>
        </table:table-row>
        <table:table-row table:style-name="ro1">
          <table:table-cell office:value-type="float" office:value="0.328032638334346" calcext:value-type="float">
            <text:p>0.3280326383</text:p>
          </table:table-cell>
        </table:table-row>
        <table:table-row table:style-name="ro1">
          <table:table-cell office:value-type="float" office:value="0.331755581618038" calcext:value-type="float">
            <text:p>0.3317555816</text:p>
          </table:table-cell>
        </table:table-row>
        <table:table-row table:style-name="ro1">
          <table:table-cell office:value-type="float" office:value="0.342386897092615" calcext:value-type="float">
            <text:p>0.3423868971</text:p>
          </table:table-cell>
        </table:table-row>
        <table:table-row table:style-name="ro1">
          <table:table-cell office:value-type="float" office:value="0.374840258508646" calcext:value-type="float">
            <text:p>0.3748402585</text:p>
          </table:table-cell>
        </table:table-row>
        <table:table-row table:style-name="ro1">
          <table:table-cell office:value-type="float" office:value="0.38980238911515" calcext:value-type="float">
            <text:p>0.3898023891</text:p>
          </table:table-cell>
        </table:table-row>
        <table:table-row table:style-name="ro1">
          <table:table-cell office:value-type="float" office:value="0.393212143948789" calcext:value-type="float">
            <text:p>0.3932121439</text:p>
          </table:table-cell>
        </table:table-row>
        <table:table-row table:style-name="ro1">
          <table:table-cell office:value-type="float" office:value="0.416032600950285" calcext:value-type="float">
            <text:p>0.416032601</text:p>
          </table:table-cell>
        </table:table-row>
        <table:table-row table:style-name="ro1">
          <table:table-cell office:value-type="float" office:value="0.419272329776668" calcext:value-type="float">
            <text:p>0.4192723298</text:p>
          </table:table-cell>
        </table:table-row>
        <table:table-row table:style-name="ro1">
          <table:table-cell office:value-type="float" office:value="0.419580950072484" calcext:value-type="float">
            <text:p>0.4195809501</text:p>
          </table:table-cell>
        </table:table-row>
        <table:table-row table:style-name="ro1">
          <table:table-cell office:value-type="float" office:value="0.423460891382801" calcext:value-type="float">
            <text:p>0.4234608914</text:p>
          </table:table-cell>
        </table:table-row>
        <table:table-row table:style-name="ro1">
          <table:table-cell office:value-type="float" office:value="0.440098565794136" calcext:value-type="float">
            <text:p>0.4400985658</text:p>
          </table:table-cell>
        </table:table-row>
        <table:table-row table:style-name="ro1">
          <table:table-cell office:value-type="float" office:value="0.444382563142618" calcext:value-type="float">
            <text:p>0.4443825631</text:p>
          </table:table-cell>
        </table:table-row>
        <table:table-row table:style-name="ro1">
          <table:table-cell office:value-type="float" office:value="0.451856857285478" calcext:value-type="float">
            <text:p>0.4518568573</text:p>
          </table:table-cell>
        </table:table-row>
        <table:table-row table:style-name="ro1">
          <table:table-cell office:value-type="float" office:value="0.463924244939378" calcext:value-type="float">
            <text:p>0.4639242449</text:p>
          </table:table-cell>
        </table:table-row>
        <table:table-row table:style-name="ro1">
          <table:table-cell office:value-type="float" office:value="0.468456126749386" calcext:value-type="float">
            <text:p>0.4684561267</text:p>
          </table:table-cell>
        </table:table-row>
        <table:table-row table:style-name="ro1">
          <table:table-cell office:value-type="float" office:value="0.476931040745674" calcext:value-type="float">
            <text:p>0.4769310407</text:p>
          </table:table-cell>
        </table:table-row>
        <table:table-row table:style-name="ro1">
          <table:table-cell office:value-type="float" office:value="0.492715569191144" calcext:value-type="float">
            <text:p>0.4927155692</text:p>
          </table:table-cell>
        </table:table-row>
        <table:table-row table:style-name="ro1">
          <table:table-cell office:value-type="float" office:value="0.512167230817626" calcext:value-type="float">
            <text:p>0.5121672308</text:p>
          </table:table-cell>
        </table:table-row>
        <table:table-row table:style-name="ro1">
          <table:table-cell office:value-type="float" office:value="0.641399580606805" calcext:value-type="float">
            <text:p>0.6413995806</text:p>
          </table:table-cell>
        </table:table-row>
        <table:table-row table:style-name="ro1">
          <table:table-cell/>
        </table:table-row>
        <table:table-row table:style-name="ro1">
          <table:table-cell table:formula="of:=AVERAGE([.A1:.A500])" office:value-type="float" office:value="0.134338197774867" calcext:value-type="float">
            <text:p>0.1343381978</text:p>
          </table:table-cell>
        </table:table-row>
        <table:table-row table:style-name="ro1">
          <table:table-cell table:formula="of:=STDEV([.A1:.A500])" office:value-type="float" office:value="0.0997626904488582" calcext:value-type="float">
            <text:p>0.0997626904</text:p>
          </table:table-cell>
        </table:table-row>
      </table:table>
      <table:table table:name="23.1.2.4 no cheating hrl" table:style-name="ta1">
        <table:table-column table:style-name="co1" table:default-cell-style-name="Default"/>
        <table:table-row table:style-name="ro1">
          <table:table-cell/>
        </table:table-row>
      </table:table>
      <table:table table:name="23.1.2.4 cheating hrl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84880722858993" calcext:value-type="float">
            <text:p>0.028488072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73.202272045218" calcext:value-type="float">
            <text:p>373.202272045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53120732933587" calcext:value-type="float">
            <text:p>0.015312073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71.925740634289" calcext:value-type="float">
            <text:p>671.925740634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21731995848507" calcext:value-type="float">
            <text:p>0.052173199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0.76719943998" calcext:value-type="float">
            <text:p>210.7671994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78968546763337" calcext:value-type="float">
            <text:p>0.057896854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8.321322185964" calcext:value-type="float">
            <text:p>188.32132218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91055468757195" calcext:value-type="float">
            <text:p>0.019105546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44.32868158505" calcext:value-type="float">
            <text:p>544.328681585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43829499780613" calcext:value-type="float">
            <text:p>0.0443829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7.896831228295" calcext:value-type="float">
            <text:p>237.896831228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25453892706706" calcext:value-type="float">
            <text:p>0.032545389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5.724794901811" calcext:value-type="float">
            <text:p>325.724794901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81514346916578" calcext:value-type="float">
            <text:p>0.038151434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4.308294125078" calcext:value-type="float">
            <text:p>284.308294125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03428871141653" calcext:value-type="float">
            <text:p>0.030342887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55.119279053044" calcext:value-type="float">
            <text:p>355.11927905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3697430845977" calcext:value-type="float">
            <text:p>0.063697430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8.350008038882" calcext:value-type="float">
            <text:p>188.350008038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27769555843349" calcext:value-type="float">
            <text:p>0.012776955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12.368343722587" calcext:value-type="float">
            <text:p>812.368343722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63757684675847" calcext:value-type="float">
            <text:p>0.056375768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5.372417389921" calcext:value-type="float">
            <text:p>195.372417389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42717861091102" calcext:value-type="float">
            <text:p>0.054271786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5.285971078096" calcext:value-type="float">
            <text:p>205.285971078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0491477395748952" calcext:value-type="float">
            <text:p>0.00491477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52.42580426413" calcext:value-type="float">
            <text:p>2052.425804264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73599295754523" calcext:value-type="float">
            <text:p>0.047359929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3.441850273091" calcext:value-type="float">
            <text:p>233.441850273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35402770206883" calcext:value-type="float">
            <text:p>0.04354027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4.553669876616" calcext:value-type="float">
            <text:p>244.553669876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99960130061506" calcext:value-type="float">
            <text:p>0.06999601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0.38464361516" calcext:value-type="float">
            <text:p>160.384643615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87702973691018" calcext:value-type="float">
            <text:p>0.058770297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2.724234214878" calcext:value-type="float">
            <text:p>192.724234214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0849194456529" calcext:value-type="float">
            <text:p>0.100849194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4.279953790726" calcext:value-type="float">
            <text:p>114.279953790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54050483032764" calcext:value-type="float">
            <text:p>0.055405048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0.589355689139" calcext:value-type="float">
            <text:p>190.589355689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54927599118449" calcext:value-type="float">
            <text:p>0.045492759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2.631285225674" calcext:value-type="float">
            <text:p>242.631285225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431055018842" calcext:value-type="float">
            <text:p>0.144310550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7.3573045292075" calcext:value-type="float">
            <text:p>97.357304529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826717498152" calcext:value-type="float">
            <text:p>0.04826717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8.60447006931" calcext:value-type="float">
            <text:p>238.604470069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89045335743721" calcext:value-type="float">
            <text:p>0.068904533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2.755987470774" calcext:value-type="float">
            <text:p>172.755987470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15724672883044" calcext:value-type="float">
            <text:p>0.041572467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7.47852758702" calcext:value-type="float">
            <text:p>257.47852758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88319863162745" calcext:value-type="float">
            <text:p>0.018831986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46.094487559346" calcext:value-type="float">
            <text:p>546.094487559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90121008007327" calcext:value-type="float">
            <text:p>0.039012100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6.928324677368" calcext:value-type="float">
            <text:p>276.928324677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55840599395463" calcext:value-type="float">
            <text:p>0.055584059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2.558953944826" calcext:value-type="float">
            <text:p>202.558953944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38832720087989" calcext:value-type="float">
            <text:p>0.03388327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3.583235296177" calcext:value-type="float">
            <text:p>333.583235296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15081383023597" calcext:value-type="float">
            <text:p>0.021508138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82.383118335334" calcext:value-type="float">
            <text:p>482.383118335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68984146931873" calcext:value-type="float">
            <text:p>0.076898414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9.351191352203" calcext:value-type="float">
            <text:p>149.351191352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0831414451561763" calcext:value-type="float">
            <text:p>0.008314144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18.79410106918" calcext:value-type="float">
            <text:p>1218.794101069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79578648577894" calcext:value-type="float">
            <text:p>0.037957864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2.080886703007" calcext:value-type="float">
            <text:p>282.08088670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97513334409194" calcext:value-type="float">
            <text:p>0.069751333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0.985782897844" calcext:value-type="float">
            <text:p>160.985782897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98792201071329" calcext:value-type="float">
            <text:p>0.019879220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23.331303850562" calcext:value-type="float">
            <text:p>523.331303850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22701731570585" calcext:value-type="float">
            <text:p>0.052270173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2.986529089127" calcext:value-type="float">
            <text:p>212.986529089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06641719268053" calcext:value-type="float">
            <text:p>0.020664171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07.343994162092" calcext:value-type="float">
            <text:p>507.343994162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78366103210459" calcext:value-type="float">
            <text:p>0.067836610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8.540075216215" calcext:value-type="float">
            <text:p>168.540075216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10655141183536" calcext:value-type="float">
            <text:p>0.051065514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4.389448716302" calcext:value-type="float">
            <text:p>224.389448716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44166427433857" calcext:value-type="float">
            <text:p>0.084416642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6.47327605391" calcext:value-type="float">
            <text:p>146.473276053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16921736449638" calcext:value-type="float">
            <text:p>0.031692173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1.04905838806" calcext:value-type="float">
            <text:p>331.049058388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95910746364336" calcext:value-type="float">
            <text:p>0.039591074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1.815753993061" calcext:value-type="float">
            <text:p>271.815753993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5682436995687" calcext:value-type="float">
            <text:p>0.14568243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6.9659694425461" calcext:value-type="float">
            <text:p>86.965969442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11678101931201" calcext:value-type="float">
            <text:p>0.011167810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14.739070293546" calcext:value-type="float">
            <text:p>914.739070293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65429370595916" calcext:value-type="float">
            <text:p>0.036542937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2.918344520927" calcext:value-type="float">
            <text:p>292.918344520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71216685377951" calcext:value-type="float">
            <text:p>0.027121668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8.594615153854" calcext:value-type="float">
            <text:p>388.594615153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96725366976358" calcext:value-type="float">
            <text:p>0.049672536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1.732628431506" calcext:value-type="float">
            <text:p>221.732628431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30276544623931" calcext:value-type="float">
            <text:p>0.083027654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8.64552878057" calcext:value-type="float">
            <text:p>138.645528780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00972770289976" calcext:value-type="float">
            <text:p>0.07009727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2.596832861288" calcext:value-type="float">
            <text:p>172.596832861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7159262996811" calcext:value-type="float">
            <text:p>0.23715926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3.531335880169" calcext:value-type="float">
            <text:p>73.531335880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20309885886206" calcext:value-type="float">
            <text:p>0.072030988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3.065894248666" calcext:value-type="float">
            <text:p>173.065894248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82379133265232" calcext:value-type="float">
            <text:p>0.048237913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4.586529737716" calcext:value-type="float">
            <text:p>244.586529737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43158820274303" calcext:value-type="float">
            <text:p>0.02431588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38.985428139371" calcext:value-type="float">
            <text:p>438.985428139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05018171011529" calcext:value-type="float">
            <text:p>0.040501817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9.389730664351" calcext:value-type="float">
            <text:p>269.389730664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15777336562939" calcext:value-type="float">
            <text:p>0.051577733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3.897704731855" calcext:value-type="float">
            <text:p>213.897704731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1426421201168" calcext:value-type="float">
            <text:p>0.301426421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4.65085525358091" calcext:value-type="float">
            <text:p>-4.650855253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5478590879327" calcext:value-type="float">
            <text:p>0.145478590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9.1532529815741" calcext:value-type="float">
            <text:p>89.153252981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00677396208305" calcext:value-type="float">
            <text:p>0.060067739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9.029953469986" calcext:value-type="float">
            <text:p>189.0299534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47696485591109" calcext:value-type="float">
            <text:p>0.044769648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3.744407110857" calcext:value-type="float">
            <text:p>243.744407110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9620763677336" calcext:value-type="float">
            <text:p>0.029620763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51.867497342357" calcext:value-type="float">
            <text:p>351.867497342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50108174138531" calcext:value-type="float">
            <text:p>0.065010817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0.366604003416" calcext:value-type="float">
            <text:p>170.366604003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05442347249319" calcext:value-type="float">
            <text:p>0.070544234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3.327481410043" calcext:value-type="float">
            <text:p>163.3274814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02279657104732" calcext:value-type="float">
            <text:p>0.080227965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2.941027240177" calcext:value-type="float">
            <text:p>152.941027240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99617506741479" calcext:value-type="float">
            <text:p>0.069961750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0.801709051095" calcext:value-type="float">
            <text:p>170.801709051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0868874027522" calcext:value-type="float">
            <text:p>0.04086887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4.767672486543" calcext:value-type="float">
            <text:p>264.767672486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32892789996409" calcext:value-type="float">
            <text:p>0.04328927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5.785006213031" calcext:value-type="float">
            <text:p>245.78500621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67180636043041" calcext:value-type="float">
            <text:p>0.056718063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5.70419774593" calcext:value-type="float">
            <text:p>195.704197745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0362377569071" calcext:value-type="float">
            <text:p>0.130362377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6.4441383294015" calcext:value-type="float">
            <text:p>96.444138329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86796311478754" calcext:value-type="float">
            <text:p>0.038679631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4.856337850195" calcext:value-type="float">
            <text:p>294.856337850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39271449298517" calcext:value-type="float">
            <text:p>0.023927144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32.393617701255" calcext:value-type="float">
            <text:p>432.393617701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28030587168338" calcext:value-type="float">
            <text:p>0.062803058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0.981918571786" calcext:value-type="float">
            <text:p>190.981918571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39129439540731" calcext:value-type="float">
            <text:p>0.03391294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3.368711067931" calcext:value-type="float">
            <text:p>313.368711067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57051665739228" calcext:value-type="float">
            <text:p>0.075705166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0.009603843123" calcext:value-type="float">
            <text:p>150.009603843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7959488146353" calcext:value-type="float">
            <text:p>0.057959488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1.745797355376" calcext:value-type="float">
            <text:p>191.745797355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963756182363" calcext:value-type="float">
            <text:p>0.049637561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2.061496095619" calcext:value-type="float">
            <text:p>222.061496095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41306449296386" calcext:value-type="float">
            <text:p>0.044130644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6.961055894598" calcext:value-type="float">
            <text:p>256.961055894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33961887807577" calcext:value-type="float">
            <text:p>0.083396188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2.167109129748" calcext:value-type="float">
            <text:p>142.167109129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7314692429277" calcext:value-type="float">
            <text:p>0.127314692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0.850579908699" calcext:value-type="float">
            <text:p>100.850579908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52159705633148" calcext:value-type="float">
            <text:p>0.045215970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9.959203132737" calcext:value-type="float">
            <text:p>249.959203132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15837308455425" calcext:value-type="float">
            <text:p>0.041583730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4.789536235869" calcext:value-type="float">
            <text:p>264.789536235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81432350223632" calcext:value-type="float">
            <text:p>0.03814323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7.90658204837" calcext:value-type="float">
            <text:p>277.906582048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22438604666075" calcext:value-type="float">
            <text:p>0.032243860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9.870806122163" calcext:value-type="float">
            <text:p>329.870806122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3739909013859" calcext:value-type="float">
            <text:p>0.33373990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3.2205160980151" calcext:value-type="float">
            <text:p>-13.22051609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73186146268512" calcext:value-type="float">
            <text:p>0.057318614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4.770388174544" calcext:value-type="float">
            <text:p>194.770388174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045504880102" calcext:value-type="float">
            <text:p>0.100455048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5.195822376907" calcext:value-type="float">
            <text:p>115.195822376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78612391331323" calcext:value-type="float">
            <text:p>0.037861239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2.825934479374" calcext:value-type="float">
            <text:p>292.825934479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1588461993233" calcext:value-type="float">
            <text:p>0.17158846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1.051394233336" calcext:value-type="float">
            <text:p>81.051394233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87931386082153" calcext:value-type="float">
            <text:p>0.098793138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1.075369528596" calcext:value-type="float">
            <text:p>121.075369528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0534047275377425" calcext:value-type="float">
            <text:p>0.005340472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91.85611850617" calcext:value-type="float">
            <text:p>1891.856118506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79866210308943" calcext:value-type="float">
            <text:p>0.03798662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4.278725992866" calcext:value-type="float">
            <text:p>284.278725992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39902047954976" calcext:value-type="float">
            <text:p>0.013990204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31.495833874826" calcext:value-type="float">
            <text:p>731.495833874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7609055775728" calcext:value-type="float">
            <text:p>0.027609055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1.260958301247" calcext:value-type="float">
            <text:p>381.260958301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78307972339587" calcext:value-type="float">
            <text:p>0.067830797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3.253033084721" calcext:value-type="float">
            <text:p>163.253033084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82243150395145" calcext:value-type="float">
            <text:p>0.01822431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75.138173863641" calcext:value-type="float">
            <text:p>575.138173863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6780749349451" calcext:value-type="float">
            <text:p>0.046780749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5.78883714731" calcext:value-type="float">
            <text:p>235.788837147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75815402572266" calcext:value-type="float">
            <text:p>0.047581540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8.382881122039" calcext:value-type="float">
            <text:p>228.38288112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8250510913326" calcext:value-type="float">
            <text:p>0.268250510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0.0453961134853" calcext:value-type="float">
            <text:p>60.045396113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41153522393256" calcext:value-type="float">
            <text:p>0.034115352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1.209235625032" calcext:value-type="float">
            <text:p>311.20923562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2227929189214" calcext:value-type="float">
            <text:p>0.142227929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8.5683208894564" calcext:value-type="float">
            <text:p>88.568320889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76799938512717" calcext:value-type="float">
            <text:p>0.017679993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79.448407788317" calcext:value-type="float">
            <text:p>579.448407788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76655592175379" calcext:value-type="float">
            <text:p>0.067665559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2.557089711483" calcext:value-type="float">
            <text:p>162.557089711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88030688623717" calcext:value-type="float">
            <text:p>0.288030688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8.3610235964041" calcext:value-type="float">
            <text:p>68.361023596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6224338679927" calcext:value-type="float">
            <text:p>0.156224338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6.7033029630966" calcext:value-type="float">
            <text:p>86.703302963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22898146750628" calcext:value-type="float">
            <text:p>0.082289814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2.76349573407" calcext:value-type="float">
            <text:p>152.763495734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45989390211126" calcext:value-type="float">
            <text:p>0.445989390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8.44169583608305" calcext:value-type="float">
            <text:p>-8.441695836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44210743614493" calcext:value-type="float">
            <text:p>0.044421074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9.93408784995" calcext:value-type="float">
            <text:p>259.9340878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5536786773088" calcext:value-type="float">
            <text:p>0.225536786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3.6573714176558" calcext:value-type="float">
            <text:p>63.657371417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30632804941767" calcext:value-type="float">
            <text:p>0.073063280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1.918064311863" calcext:value-type="float">
            <text:p>161.918064311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94016850500556" calcext:value-type="float">
            <text:p>0.079401685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7.648804552848" calcext:value-type="float">
            <text:p>147.648804552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9406326949949" calcext:value-type="float">
            <text:p>0.059406326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6.050057937728" calcext:value-type="float">
            <text:p>186.050057937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42825642056322" calcext:value-type="float">
            <text:p>0.054282564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9.521671907729" calcext:value-type="float">
            <text:p>199.521671907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09190507112278" calcext:value-type="float">
            <text:p>0.040919050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3.141945774466" calcext:value-type="float">
            <text:p>263.141945774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90758946612313" calcext:value-type="float">
            <text:p>0.019075894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50.458611275277" calcext:value-type="float">
            <text:p>550.458611275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03447458243033" calcext:value-type="float">
            <text:p>0.020344745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15.079763701764" calcext:value-type="float">
            <text:p>515.079763701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55017781530798" calcext:value-type="float">
            <text:p>0.035501778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2.662408376686" calcext:value-type="float">
            <text:p>302.662408376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342855508954" calcext:value-type="float">
            <text:p>0.103428555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9.34220278269" calcext:value-type="float">
            <text:p>119.342202782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2933617049038" calcext:value-type="float">
            <text:p>0.13293361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1.6896497112812" calcext:value-type="float">
            <text:p>91.689649711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91288403426316" calcext:value-type="float">
            <text:p>0.089128840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5.578447979535" calcext:value-type="float">
            <text:p>135.578447979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64010763962996" calcext:value-type="float">
            <text:p>0.036401076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6.405994319662" calcext:value-type="float">
            <text:p>296.405994319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73337920322581" calcext:value-type="float">
            <text:p>0.02733379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4.126542297801" calcext:value-type="float">
            <text:p>384.126542297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13980147118254" calcext:value-type="float">
            <text:p>0.051398014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1.907449610487" calcext:value-type="float">
            <text:p>211.907449610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90649072560834" calcext:value-type="float">
            <text:p>0.039064907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3.959192694787" calcext:value-type="float">
            <text:p>283.959192694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9145578945609" calcext:value-type="float">
            <text:p>0.149145578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5.1184041481348" calcext:value-type="float">
            <text:p>85.118404148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38091549804498" calcext:value-type="float">
            <text:p>0.02380915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42.204249353734" calcext:value-type="float">
            <text:p>442.204249353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68310584649501" calcext:value-type="float">
            <text:p>0.056831058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2.836676007395" calcext:value-type="float">
            <text:p>192.836676007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04218624010577" calcext:value-type="float">
            <text:p>0.030421862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50.599310950467" calcext:value-type="float">
            <text:p>350.599310950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5327004851528" calcext:value-type="float">
            <text:p>0.125327004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1.607193152917" calcext:value-type="float">
            <text:p>101.607193152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07276975411774" calcext:value-type="float">
            <text:p>0.030727697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3.298657687942" calcext:value-type="float">
            <text:p>343.298657687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30448165471187" calcext:value-type="float">
            <text:p>0.053044816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3.975206284507" calcext:value-type="float">
            <text:p>213.975206284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5998625990068" calcext:value-type="float">
            <text:p>0.03599862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8.754852789799" calcext:value-type="float">
            <text:p>298.754852789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68156444520474" calcext:value-type="float">
            <text:p>0.066815644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3.968997795213" calcext:value-type="float">
            <text:p>173.968997795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66664445015075" calcext:value-type="float">
            <text:p>0.056666444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7.323150324126" calcext:value-type="float">
            <text:p>197.323150324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47159865826419" calcext:value-type="float">
            <text:p>0.024715986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16.64602666081" calcext:value-type="float">
            <text:p>416.646026660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93329987639668" calcext:value-type="float">
            <text:p>0.069332998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2.177943062722" calcext:value-type="float">
            <text:p>162.177943062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47710791048861" calcext:value-type="float">
            <text:p>0.084771079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9.135375951412" calcext:value-type="float">
            <text:p>139.135375951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24386590486159" calcext:value-type="float">
            <text:p>0.02243865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57.888458400779" calcext:value-type="float">
            <text:p>457.888458400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16985118906188" calcext:value-type="float">
            <text:p>0.011698511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76.122033654195" calcext:value-type="float">
            <text:p>876.122033654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12528075888697" calcext:value-type="float">
            <text:p>0.081252807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7.129658700391" calcext:value-type="float">
            <text:p>137.129658700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62963738422895" calcext:value-type="float">
            <text:p>0.086296373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1.895630687636" calcext:value-type="float">
            <text:p>141.895630687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036945171145" calcext:value-type="float">
            <text:p>0.250369451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0.6516045475299" calcext:value-type="float">
            <text:p>60.651604547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34766399550346" calcext:value-type="float">
            <text:p>0.0534766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8.125213112483" calcext:value-type="float">
            <text:p>208.125213112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2662379441043" calcext:value-type="float">
            <text:p>0.042662379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3.324170594892" calcext:value-type="float">
            <text:p>263.324170594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48894673931522" calcext:value-type="float">
            <text:p>0.084889467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9.305522806866" calcext:value-type="float">
            <text:p>139.305522806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11935684506526" calcext:value-type="float">
            <text:p>0.081193568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4.549517355525" calcext:value-type="float">
            <text:p>144.549517355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6508503324666" calcext:value-type="float">
            <text:p>0.116508503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8.562034789488" calcext:value-type="float">
            <text:p>108.562034789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04385391219808" calcext:value-type="float">
            <text:p>0.040438539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4.462458356338" calcext:value-type="float">
            <text:p>264.462458356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68831032970762" calcext:value-type="float">
            <text:p>0.036883103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4.238543201245" calcext:value-type="float">
            <text:p>314.238543201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12329758053487" calcext:value-type="float">
            <text:p>0.031232975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6.332546419641" calcext:value-type="float">
            <text:p>336.332546419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68899275205603" calcext:value-type="float">
            <text:p>0.076889927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1.144760395167" calcext:value-type="float">
            <text:p>151.144760395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08811630845485" calcext:value-type="float">
            <text:p>0.070881163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6.969269271401" calcext:value-type="float">
            <text:p>166.969269271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42700500626536" calcext:value-type="float">
            <text:p>0.044270050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4.567654968652" calcext:value-type="float">
            <text:p>244.567654968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35930979534405" calcext:value-type="float">
            <text:p>0.08359309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5.109568184238" calcext:value-type="float">
            <text:p>135.109568184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35537103760786" calcext:value-type="float">
            <text:p>0.063553710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3.682549682241" calcext:value-type="float">
            <text:p>173.682549682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18982284239589" calcext:value-type="float">
            <text:p>0.071898228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1.985835661107" calcext:value-type="float">
            <text:p>161.985835661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20829149833135" calcext:value-type="float">
            <text:p>0.05208291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3.746084084408" calcext:value-type="float">
            <text:p>213.746084084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24940348639202" calcext:value-type="float">
            <text:p>0.042494034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0.926227960771" calcext:value-type="float">
            <text:p>250.926227960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14621392755243" calcext:value-type="float">
            <text:p>0.011462139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93.243397539032" calcext:value-type="float">
            <text:p>893.24339753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30503994644349" calcext:value-type="float">
            <text:p>0.043050399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0.548853248224" calcext:value-type="float">
            <text:p>250.548853248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57185672341609" calcext:value-type="float">
            <text:p>0.045718567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9.145643767269" calcext:value-type="float">
            <text:p>239.145643767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98774172712668" calcext:value-type="float">
            <text:p>0.049877417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6.206229493833" calcext:value-type="float">
            <text:p>226.206229493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78212941833856" calcext:value-type="float">
            <text:p>0.067821294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8.958004586453" calcext:value-type="float">
            <text:p>168.958004586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40407320774594" calcext:value-type="float">
            <text:p>0.024040732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34.96184720647" calcext:value-type="float">
            <text:p>434.961847206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125348184016" calcext:value-type="float">
            <text:p>0.041253481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6.126724787012" calcext:value-type="float">
            <text:p>276.12672478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92555282034157" calcext:value-type="float">
            <text:p>0.049255528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7.394954377817" calcext:value-type="float">
            <text:p>217.394954377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1988360030071" calcext:value-type="float">
            <text:p>0.2319883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9.6014991403443" calcext:value-type="float">
            <text:p>69.601499140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7875229116009" calcext:value-type="float">
            <text:p>0.137875229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3.5165647096165" calcext:value-type="float">
            <text:p>93.516564709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88513518746026" calcext:value-type="float">
            <text:p>0.078851351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1.82001207756" calcext:value-type="float">
            <text:p>141.820012077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70947798174326" calcext:value-type="float">
            <text:p>0.037094779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8.426203185891" calcext:value-type="float">
            <text:p>288.426203185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23278698771568" calcext:value-type="float">
            <text:p>0.062327869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0.059872100046" calcext:value-type="float">
            <text:p>180.059872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39309392752063" calcext:value-type="float">
            <text:p>0.013930939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40.6973002825" calcext:value-type="float">
            <text:p>740.697300282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9292688620131" calcext:value-type="float">
            <text:p>0.229292688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6.340624306492" calcext:value-type="float">
            <text:p>86.340624306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95633439729548" calcext:value-type="float">
            <text:p>0.01956334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27.888288719943" calcext:value-type="float">
            <text:p>527.888288719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331396528801" calcext:value-type="float">
            <text:p>0.123313965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2.6157860208387" calcext:value-type="float">
            <text:p>92.615786020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37117171258361" calcext:value-type="float">
            <text:p>0.043711717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9.833489875989" calcext:value-type="float">
            <text:p>259.83348987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57286942311918" calcext:value-type="float">
            <text:p>0.015728694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51.461865719997" calcext:value-type="float">
            <text:p>651.4618657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37700477347813" calcext:value-type="float">
            <text:p>0.023770047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39.25552587375" calcext:value-type="float">
            <text:p>439.255525873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84482799970764" calcext:value-type="float">
            <text:p>0.0184482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66.694719828051" calcext:value-type="float">
            <text:p>566.694719828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58436699316671" calcext:value-type="float">
            <text:p>0.458436699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0.8934327504105" calcext:value-type="float">
            <text:p>-10.893432750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84947510122824" calcext:value-type="float">
            <text:p>0.04849475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9.357236153131" calcext:value-type="float">
            <text:p>229.357236153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6473215390072" calcext:value-type="float">
            <text:p>0.136473215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4.4602795847304" calcext:value-type="float">
            <text:p>94.460279584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82835414650485" calcext:value-type="float">
            <text:p>0.088283541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0.388858141976" calcext:value-type="float">
            <text:p>140.38885814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33701781235541" calcext:value-type="float">
            <text:p>0.063370178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0.597096108747" calcext:value-type="float">
            <text:p>170.597096108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16593445202862" calcext:value-type="float">
            <text:p>0.041659344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5.355606717288" calcext:value-type="float">
            <text:p>265.355606717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6555493915781" calcext:value-type="float">
            <text:p>0.126555493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2.131824389069" calcext:value-type="float">
            <text:p>102.131824389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488157232167" calcext:value-type="float">
            <text:p>0.054881572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9.916801990937" calcext:value-type="float">
            <text:p>199.916801990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96290396812804" calcext:value-type="float">
            <text:p>0.029629039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51.534415777432" calcext:value-type="float">
            <text:p>351.534415777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8196685234213" calcext:value-type="float">
            <text:p>0.298196685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8.4461381797708" calcext:value-type="float">
            <text:p>48.446138179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46409006369775" calcext:value-type="float">
            <text:p>0.054640900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2.86288122299" calcext:value-type="float">
            <text:p>202.86288122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55826914543" calcext:value-type="float">
            <text:p>0.025582691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16.526844628923" calcext:value-type="float">
            <text:p>416.526844628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33569572773884" calcext:value-type="float">
            <text:p>0.033356957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4.485419800228" calcext:value-type="float">
            <text:p>324.485419800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84556500626243" calcext:value-type="float">
            <text:p>0.028455650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66.772057264962" calcext:value-type="float">
            <text:p>366.77205726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8970732918441" calcext:value-type="float">
            <text:p>0.348970732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1.5574802166643" calcext:value-type="float">
            <text:p>-11.557480216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49367238036979" calcext:value-type="float">
            <text:p>0.034936723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0.959272104" calcext:value-type="float">
            <text:p>320.95927210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7978999352929" calcext:value-type="float">
            <text:p>0.087978999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3.434729154237" calcext:value-type="float">
            <text:p>133.434729154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74958038336115" calcext:value-type="float">
            <text:p>0.017495803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94.674373248638" calcext:value-type="float">
            <text:p>594.674373248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5848715961001" calcext:value-type="float">
            <text:p>0.04584871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7.621103258558" calcext:value-type="float">
            <text:p>247.621103258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9183147818355" calcext:value-type="float">
            <text:p>0.229183147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4.6827090427869" calcext:value-type="float">
            <text:p>64.682709042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82935148117747" calcext:value-type="float">
            <text:p>0.048293514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3.74403209939" calcext:value-type="float">
            <text:p>223.744032099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6107240163108" calcext:value-type="float">
            <text:p>0.056107240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3.373327861111" calcext:value-type="float">
            <text:p>193.373327861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30701136049094" calcext:value-type="float">
            <text:p>0.013070113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89.500657300718" calcext:value-type="float">
            <text:p>789.500657300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74937339709136" calcext:value-type="float">
            <text:p>0.04749373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8.825437348079" calcext:value-type="float">
            <text:p>228.825437348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49663554584712" calcext:value-type="float">
            <text:p>0.044966355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3.060286910829" calcext:value-type="float">
            <text:p>243.060286910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4037673215902" calcext:value-type="float">
            <text:p>0.044037673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4.777813105755" calcext:value-type="float">
            <text:p>244.777813105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16331760614331" calcext:value-type="float">
            <text:p>0.081633176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4.995803978877" calcext:value-type="float">
            <text:p>144.995803978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92854293001255" calcext:value-type="float">
            <text:p>0.049285429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1.409429635507" calcext:value-type="float">
            <text:p>221.409429635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54785316615148" calcext:value-type="float">
            <text:p>0.095478531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4.375009917472" calcext:value-type="float">
            <text:p>124.375009917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50430365030075" calcext:value-type="float">
            <text:p>0.045043036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9.296472978561" calcext:value-type="float">
            <text:p>249.296472978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9947753799533" calcext:value-type="float">
            <text:p>0.029947753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50.937374910811" calcext:value-type="float">
            <text:p>350.937374910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75823165093925" calcext:value-type="float">
            <text:p>0.077582316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3.010635699063" calcext:value-type="float">
            <text:p>153.010635699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38516912687237" calcext:value-type="float">
            <text:p>0.023851691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42.647404736853" calcext:value-type="float">
            <text:p>442.647404736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96429426091838" calcext:value-type="float">
            <text:p>0.099642942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7.557027484056" calcext:value-type="float">
            <text:p>137.557027484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8819032987443" calcext:value-type="float">
            <text:p>0.13881903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3.9955363894788" calcext:value-type="float">
            <text:p>93.995536389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00349404864297" calcext:value-type="float">
            <text:p>0.030034940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55.808001146243" calcext:value-type="float">
            <text:p>355.808001146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15135926277799" calcext:value-type="float">
            <text:p>0.081513592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1.954538292535" calcext:value-type="float">
            <text:p>141.954538292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62855966117504" calcext:value-type="float">
            <text:p>0.086285596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3.281619198097" calcext:value-type="float">
            <text:p>143.281619198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62028343483079" calcext:value-type="float">
            <text:p>0.086202834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4.815401535456" calcext:value-type="float">
            <text:p>134.815401535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40523018930394" calcext:value-type="float">
            <text:p>0.034052301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1.909353046076" calcext:value-type="float">
            <text:p>311.909353046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92887505091655" calcext:value-type="float">
            <text:p>0.019288750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34.574416167116" calcext:value-type="float">
            <text:p>534.574416167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4301886477971" calcext:value-type="float">
            <text:p>0.044301886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8.041177431466" calcext:value-type="float">
            <text:p>248.041177431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960514127194" calcext:value-type="float">
            <text:p>0.029605141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56.731562242887" calcext:value-type="float">
            <text:p>356.731562242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70153146459396" calcext:value-type="float">
            <text:p>0.047015314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2.430760444026" calcext:value-type="float">
            <text:p>232.43076044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77325516959381" calcext:value-type="float">
            <text:p>0.027732551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1.27009321234" calcext:value-type="float">
            <text:p>381.270093212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00122098742795" calcext:value-type="float">
            <text:p>0.090012209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2.904354716595" calcext:value-type="float">
            <text:p>132.904354716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91526665774755" calcext:value-type="float">
            <text:p>0.039152666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2.344439736547" calcext:value-type="float">
            <text:p>272.344439736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0299174508851" calcext:value-type="float">
            <text:p>0.040299174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0.602467018839" calcext:value-type="float">
            <text:p>270.602467018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14023107087258" calcext:value-type="float">
            <text:p>0.011402310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94.10925759893" calcext:value-type="float">
            <text:p>894.109257598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0167651514565" calcext:value-type="float">
            <text:p>0.240167651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7.646786458884" calcext:value-type="float">
            <text:p>67.646786458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41207443987113" calcext:value-type="float">
            <text:p>0.034120744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6.468270385328" calcext:value-type="float">
            <text:p>326.468270385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07664163835787" calcext:value-type="float">
            <text:p>0.090766416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9.723801498181" calcext:value-type="float">
            <text:p>129.723801498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6535706814797" calcext:value-type="float">
            <text:p>0.126535706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4.527921535591" calcext:value-type="float">
            <text:p>104.527921535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60456538134779" calcext:value-type="float">
            <text:p>0.026045653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06.476384259098" calcext:value-type="float">
            <text:p>406.476384259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44566310637418" calcext:value-type="float">
            <text:p>0.054456631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5.837374039397" calcext:value-type="float">
            <text:p>215.837374039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5484007721646" calcext:value-type="float">
            <text:p>0.125484007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9.5076487799095" calcext:value-type="float">
            <text:p>99.507648779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83222635988934" calcext:value-type="float">
            <text:p>0.098322263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9.195404893965" calcext:value-type="float">
            <text:p>119.19540489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03286817272575" calcext:value-type="float">
            <text:p>0.040328681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5.905868061519" calcext:value-type="float">
            <text:p>265.905868061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1484735983306" calcext:value-type="float">
            <text:p>0.08148473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4.906110329572" calcext:value-type="float">
            <text:p>144.906110329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3434749312709" calcext:value-type="float">
            <text:p>0.113434749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3.783989223822" calcext:value-type="float">
            <text:p>113.783989223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1978173583596" calcext:value-type="float">
            <text:p>0.211978173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1.5038280170249" calcext:value-type="float">
            <text:p>71.50382801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22230883212938" calcext:value-type="float">
            <text:p>0.062223088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2.018854451927" calcext:value-type="float">
            <text:p>182.018854451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7514468229253" calcext:value-type="float">
            <text:p>0.107514468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5.238683690616" calcext:value-type="float">
            <text:p>135.238683690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87019967781999" calcext:value-type="float">
            <text:p>0.048701996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0.077305631433" calcext:value-type="float">
            <text:p>230.077305631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59198830569696" calcext:value-type="float">
            <text:p>0.035919883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7.353142323618" calcext:value-type="float">
            <text:p>307.353142323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70029778223324" calcext:value-type="float">
            <text:p>0.047002977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1.20745246503" calcext:value-type="float">
            <text:p>231.20745246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014103499405" calcext:value-type="float">
            <text:p>0.10014103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7.802583808511" calcext:value-type="float">
            <text:p>127.802583808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278505278745" calcext:value-type="float">
            <text:p>0.112785052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3.902883854334" calcext:value-type="float">
            <text:p>123.902883854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74294085405722" calcext:value-type="float">
            <text:p>0.674294085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0.428373379735003" calcext:value-type="float">
            <text:p>0.428373379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08840849558545" calcext:value-type="float">
            <text:p>0.02088408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99.418000474223" calcext:value-type="float">
            <text:p>499.418000474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37115706234037" calcext:value-type="float">
            <text:p>0.043711570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8.312272360596" calcext:value-type="float">
            <text:p>248.312272360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47208281424027" calcext:value-type="float">
            <text:p>0.034720828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7.160473616439" calcext:value-type="float">
            <text:p>307.160473616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79527208336139" calcext:value-type="float">
            <text:p>0.037952720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9.333170300052" calcext:value-type="float">
            <text:p>279.333170300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21325528915106" calcext:value-type="float">
            <text:p>0.052132552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9.478872392267" calcext:value-type="float">
            <text:p>219.478872392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96616820149732" calcext:value-type="float">
            <text:p>0.07966168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6.1089018905" calcext:value-type="float">
            <text:p>146.108901890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53726770326568" calcext:value-type="float">
            <text:p>0.05537267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6.150730168508" calcext:value-type="float">
            <text:p>196.150730168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77062635185543" calcext:value-type="float">
            <text:p>0.047706263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8.59047425341" calcext:value-type="float">
            <text:p>228.590474253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08080234866981" calcext:value-type="float">
            <text:p>0.040808023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7.536839437414" calcext:value-type="float">
            <text:p>267.536839437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8176631909198" calcext:value-type="float">
            <text:p>0.308176631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0.6836910089659" calcext:value-type="float">
            <text:p>-10.68369100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9976127465341" calcext:value-type="float">
            <text:p>0.149976127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3.7237808216574" calcext:value-type="float">
            <text:p>83.723780821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22138398254523" calcext:value-type="float">
            <text:p>0.032213839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2.255443844451" calcext:value-type="float">
            <text:p>342.255443844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73157917243927" calcext:value-type="float">
            <text:p>0.017315791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06.145155217027" calcext:value-type="float">
            <text:p>606.14515521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26651716676485" calcext:value-type="float">
            <text:p>0.082665171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1.02055205258" calcext:value-type="float">
            <text:p>151.020552052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30213671279834" calcext:value-type="float">
            <text:p>0.093021367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1.810228548447" calcext:value-type="float">
            <text:p>131.810228548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99931670984555" calcext:value-type="float">
            <text:p>0.059993167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0.855963546105" calcext:value-type="float">
            <text:p>210.855963546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163317154866" calcext:value-type="float">
            <text:p>0.131633171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6.2132518049871" calcext:value-type="float">
            <text:p>96.21325180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83240548126362" calcext:value-type="float">
            <text:p>0.048324054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1.604095556496" calcext:value-type="float">
            <text:p>231.604095556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09679623908299" calcext:value-type="float">
            <text:p>0.060967962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8.682654059463" calcext:value-type="float">
            <text:p>198.682654059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7708814113487" calcext:value-type="float">
            <text:p>0.107708814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0.824331789294" calcext:value-type="float">
            <text:p>110.824331789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87453024089768" calcext:value-type="float">
            <text:p>0.068745302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1.468103623029" calcext:value-type="float">
            <text:p>171.46810362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65857049032093" calcext:value-type="float">
            <text:p>0.076585704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6.590606892153" calcext:value-type="float">
            <text:p>156.590606892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34016272681459" calcext:value-type="float">
            <text:p>0.053401627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9.068199343282" calcext:value-type="float">
            <text:p>209.068199343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68115755420373" calcext:value-type="float">
            <text:p>0.076811575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2.956480794877" calcext:value-type="float">
            <text:p>152.956480794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59096535777593" calcext:value-type="float">
            <text:p>0.075909653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2.091668079324" calcext:value-type="float">
            <text:p>152.091668079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1725874043103" calcext:value-type="float">
            <text:p>0.15172587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9.4773007105305" calcext:value-type="float">
            <text:p>89.477300710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26546391134686" calcext:value-type="float">
            <text:p>0.042654639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9.336425496637" calcext:value-type="float">
            <text:p>259.336425496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2452518996742" calcext:value-type="float">
            <text:p>0.11245251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4.521254903964" calcext:value-type="float">
            <text:p>104.52125490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13295975143058" calcext:value-type="float">
            <text:p>0.081329597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5.243555311065" calcext:value-type="float">
            <text:p>145.243555311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28559735741285" calcext:value-type="float">
            <text:p>0.032855973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8.407425183312" calcext:value-type="float">
            <text:p>328.407425183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12879742223482" calcext:value-type="float">
            <text:p>0.021287974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89.639318335665" calcext:value-type="float">
            <text:p>489.639318335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09185932346823" calcext:value-type="float">
            <text:p>0.040918593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6.688193392417" calcext:value-type="float">
            <text:p>276.688193392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82986071302693" calcext:value-type="float">
            <text:p>0.018298607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64.753587636678" calcext:value-type="float">
            <text:p>564.753587636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49417918868056" calcext:value-type="float">
            <text:p>0.044941791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3.996116668862" calcext:value-type="float">
            <text:p>233.996116668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5313666125173" calcext:value-type="float">
            <text:p>0.125313666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6.7669989206396" calcext:value-type="float">
            <text:p>96.766998920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02455697751192" calcext:value-type="float">
            <text:p>0.040245569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9.929393487934" calcext:value-type="float">
            <text:p>269.929393487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18193619361851" calcext:value-type="float">
            <text:p>0.051819361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5.694709028028" calcext:value-type="float">
            <text:p>225.69470902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07913258638614" calcext:value-type="float">
            <text:p>0.010791325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56.880302607743" calcext:value-type="float">
            <text:p>956.880302607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9803122169595" calcext:value-type="float">
            <text:p>0.259803122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5.6457817332358" calcext:value-type="float">
            <text:p>55.645781733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84763757599194" calcext:value-type="float">
            <text:p>0.078476375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0.096599385448" calcext:value-type="float">
            <text:p>140.096599385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05098131728576" calcext:value-type="float">
            <text:p>0.020509813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04.552853191601" calcext:value-type="float">
            <text:p>504.552853191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52151847580407" calcext:value-type="float">
            <text:p>0.045215184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0.634069501574" calcext:value-type="float">
            <text:p>240.634069501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78215297010332" calcext:value-type="float">
            <text:p>0.047821529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6.864549733371" calcext:value-type="float">
            <text:p>226.864549733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73570234469578" calcext:value-type="float">
            <text:p>0.057357023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1.842357483282" calcext:value-type="float">
            <text:p>191.842357483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53187573982616" calcext:value-type="float">
            <text:p>0.035318757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1.672289340184" calcext:value-type="float">
            <text:p>321.672289340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88188950456747" calcext:value-type="float">
            <text:p>0.04881889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5.443160678397" calcext:value-type="float">
            <text:p>235.443160678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34778113233392" calcext:value-type="float">
            <text:p>0.093477811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5.728189090445" calcext:value-type="float">
            <text:p>125.728189090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29535878117604" calcext:value-type="float">
            <text:p>0.022953587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53.854271585483" calcext:value-type="float">
            <text:p>453.854271585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4725502555971" calcext:value-type="float">
            <text:p>0.104725502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3.09801994331" calcext:value-type="float">
            <text:p>113.098019943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3804409474807" calcext:value-type="float">
            <text:p>0.313804409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2.3258082749464" calcext:value-type="float">
            <text:p>-12.325808274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15232304615987" calcext:value-type="float">
            <text:p>0.051523230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2.183650914102" calcext:value-type="float">
            <text:p>222.183650914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82030944108247" calcext:value-type="float">
            <text:p>0.058203094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7.052425899418" calcext:value-type="float">
            <text:p>197.052425899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12416769808633" calcext:value-type="float">
            <text:p>0.06124167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9.962530920294" calcext:value-type="float">
            <text:p>179.962530920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38116411973055" calcext:value-type="float">
            <text:p>0.013811641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45.626069601537" calcext:value-type="float">
            <text:p>745.626069601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95110485885087" calcext:value-type="float">
            <text:p>0.069511048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8.765072063945" calcext:value-type="float">
            <text:p>168.765072063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29032600438883" calcext:value-type="float">
            <text:p>0.0129032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91.191289219893" calcext:value-type="float">
            <text:p>791.191289219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9713979644216" calcext:value-type="float">
            <text:p>0.139713979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9.9157499629077" calcext:value-type="float">
            <text:p>89.915749962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768038081216" calcext:value-type="float">
            <text:p>0.237680380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8.4724360745724" calcext:value-type="float">
            <text:p>68.472436074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43857482969124" calcext:value-type="float">
            <text:p>0.054385748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5.859710682664" calcext:value-type="float">
            <text:p>205.859710682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39889876025168" calcext:value-type="float">
            <text:p>0.083988987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6.847765202816" calcext:value-type="float">
            <text:p>136.847765202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8783135086648" calcext:value-type="float">
            <text:p>0.148783135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6.4674442298825" calcext:value-type="float">
            <text:p>86.467444229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4654217167227" calcext:value-type="float">
            <text:p>0.114654217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2.905444549779" calcext:value-type="float">
            <text:p>112.905444549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3985711469744" calcext:value-type="float">
            <text:p>0.073985711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4.187209856225" calcext:value-type="float">
            <text:p>154.187209856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5368702876406" calcext:value-type="float">
            <text:p>0.035368702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9.315405472321" calcext:value-type="float">
            <text:p>309.315405472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69643658972507" calcext:value-type="float">
            <text:p>0.066964365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0.953491886554" calcext:value-type="float">
            <text:p>170.953491886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97008018139245" calcext:value-type="float">
            <text:p>0.079700801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6.965438027453" calcext:value-type="float">
            <text:p>146.965438027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59112775334325" calcext:value-type="float">
            <text:p>0.025911277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05.638582826439" calcext:value-type="float">
            <text:p>405.638582826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03125182045405" calcext:value-type="float">
            <text:p>0.050312518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3.960662427089" calcext:value-type="float">
            <text:p>213.960662427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2284604165734" calcext:value-type="float">
            <text:p>0.102284604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1.92622005768" calcext:value-type="float">
            <text:p>121.926220057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13205279539253" calcext:value-type="float">
            <text:p>0.06132052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8.499076985405" calcext:value-type="float">
            <text:p>188.499076985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86812555496785" calcext:value-type="float">
            <text:p>0.048681255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1.929274177065" calcext:value-type="float">
            <text:p>221.929274177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38802225881885" calcext:value-type="float">
            <text:p>0.083880222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5.00807567132" calcext:value-type="float">
            <text:p>145.008075671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78065650358284" calcext:value-type="float">
            <text:p>0.08780656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7.670036948526" calcext:value-type="float">
            <text:p>127.670036948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69187911573843" calcext:value-type="float">
            <text:p>0.026918791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02.536517367841" calcext:value-type="float">
            <text:p>402.536517367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67502089136307" calcext:value-type="float">
            <text:p>0.046750208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4.806707371443" calcext:value-type="float">
            <text:p>244.806707371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0524279411266" calcext:value-type="float">
            <text:p>0.130524279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2.1212749573138" calcext:value-type="float">
            <text:p>92.121274957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23014112687503" calcext:value-type="float">
            <text:p>0.062301411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9.389188237626" calcext:value-type="float">
            <text:p>179.389188237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55584768882456" calcext:value-type="float">
            <text:p>0.065558476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0.208325149675" calcext:value-type="float">
            <text:p>170.208325149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5314762221699" calcext:value-type="float">
            <text:p>0.195314762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4.8263458961971" calcext:value-type="float">
            <text:p>74.826345896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60536590190197" calcext:value-type="float">
            <text:p>0.03605365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6.829724162964" calcext:value-type="float">
            <text:p>296.82972416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10436569409345" calcext:value-type="float">
            <text:p>0.051043656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8.642775483019" calcext:value-type="float">
            <text:p>218.64277548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5017149088139" calcext:value-type="float">
            <text:p>0.035017149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0.808941951697" calcext:value-type="float">
            <text:p>310.808941951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46907697441657" calcext:value-type="float">
            <text:p>0.074690769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1.50201837308" calcext:value-type="float">
            <text:p>151.502018373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99415374297674" calcext:value-type="float">
            <text:p>0.029941537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8.423732443476" calcext:value-type="float">
            <text:p>348.423732443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00494455361156" calcext:value-type="float">
            <text:p>0.070049445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4.46940405896" calcext:value-type="float">
            <text:p>154.46940405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30620376454394" calcext:value-type="float">
            <text:p>0.093062037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1.993011141624" calcext:value-type="float">
            <text:p>131.993011141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03141840028864" calcext:value-type="float">
            <text:p>0.03031418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8.034805153767" calcext:value-type="float">
            <text:p>348.034805153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76670758338138" calcext:value-type="float">
            <text:p>0.077667075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1.388121555771" calcext:value-type="float">
            <text:p>151.388121555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24652678545268" calcext:value-type="float">
            <text:p>0.052465267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5.704304554703" calcext:value-type="float">
            <text:p>215.704304554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6472095637614" calcext:value-type="float">
            <text:p>0.196472095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7.010224269262" calcext:value-type="float">
            <text:p>77.010224269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24916776939644" calcext:value-type="float">
            <text:p>0.072491677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2.260460588746" calcext:value-type="float">
            <text:p>162.260460588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87503618914065" calcext:value-type="float">
            <text:p>0.058750361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8.598830609905" calcext:value-type="float">
            <text:p>198.598830609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67254768098058" calcext:value-type="float">
            <text:p>0.066725476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2.142467722711" calcext:value-type="float">
            <text:p>172.142467722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71017449116151" calcext:value-type="float">
            <text:p>0.027101744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93.181146516256" calcext:value-type="float">
            <text:p>393.181146516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3521630658976" calcext:value-type="float">
            <text:p>0.123521630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8.809675852805" calcext:value-type="float">
            <text:p>108.809675852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34169438256438" calcext:value-type="float">
            <text:p>0.053416943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4.054785321052" calcext:value-type="float">
            <text:p>204.054785321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30061736341436" calcext:value-type="float">
            <text:p>0.043006173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2.135141371032" calcext:value-type="float">
            <text:p>252.13514137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49891770464528" calcext:value-type="float">
            <text:p>0.06498917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9.840207302568" calcext:value-type="float">
            <text:p>179.840207302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58153152081165" calcext:value-type="float">
            <text:p>0.055815315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7.232170647356" calcext:value-type="float">
            <text:p>197.232170647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93748291944307" calcext:value-type="float">
            <text:p>0.049374829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1.396708770572" calcext:value-type="float">
            <text:p>221.396708770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4106428466425" calcext:value-type="float">
            <text:p>0.014106428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28.956615969464" calcext:value-type="float">
            <text:p>728.956615969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23685050149036" calcext:value-type="float">
            <text:p>0.03236850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0.398010184976" calcext:value-type="float">
            <text:p>330.39801018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78028466799108" calcext:value-type="float">
            <text:p>0.057802846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3.439600233409" calcext:value-type="float">
            <text:p>203.439600233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73869864081844" calcext:value-type="float">
            <text:p>0.027386986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3.633914958384" calcext:value-type="float">
            <text:p>383.633914958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99513223284387" calcext:value-type="float">
            <text:p>0.089951322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1.270716506839" calcext:value-type="float">
            <text:p>131.270716506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91143769700931" calcext:value-type="float">
            <text:p>0.07911437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0.207702977496" calcext:value-type="float">
            <text:p>150.207702977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37373056354251" calcext:value-type="float">
            <text:p>0.023737305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43.391709010034" calcext:value-type="float">
            <text:p>443.3917090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6825178498255" calcext:value-type="float">
            <text:p>0.126825178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3.578118169063" calcext:value-type="float">
            <text:p>103.578118169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35331299949937" calcext:value-type="float">
            <text:p>0.0735331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9.950620455917" calcext:value-type="float">
            <text:p>149.950620455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2841032930372" calcext:value-type="float">
            <text:p>0.102841032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8.630773973927" calcext:value-type="float">
            <text:p>118.630773973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41267948085578" calcext:value-type="float">
            <text:p>0.054126794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1.059699648549" calcext:value-type="float">
            <text:p>201.059699648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6601437225039" calcext:value-type="float">
            <text:p>0.056601437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4.309695109567" calcext:value-type="float">
            <text:p>194.309695109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62416191116766" calcext:value-type="float">
            <text:p>0.056241619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9.434177769359" calcext:value-type="float">
            <text:p>199.434177769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62116269286772" calcext:value-type="float">
            <text:p>0.016211626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37.632652794038" calcext:value-type="float">
            <text:p>637.63265279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67352945001276" calcext:value-type="float">
            <text:p>0.036735294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0.699024486216" calcext:value-type="float">
            <text:p>290.699024486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37099189050827" calcext:value-type="float">
            <text:p>0.033709918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5.391645248531" calcext:value-type="float">
            <text:p>325.391645248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96448786148596" calcext:value-type="float">
            <text:p>0.059644878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3.890569349191" calcext:value-type="float">
            <text:p>183.890569349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334745516264" calcext:value-type="float">
            <text:p>0.033347455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6.159963325625" calcext:value-type="float">
            <text:p>316.159963325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1640789158071" calcext:value-type="float">
            <text:p>0.161640789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5.9372306469729" calcext:value-type="float">
            <text:p>85.93723064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65519675048254" calcext:value-type="float">
            <text:p>0.056551967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4.640393303628" calcext:value-type="float">
            <text:p>194.640393303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93740286482269" calcext:value-type="float">
            <text:p>0.019374028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38.840051336968" calcext:value-type="float">
            <text:p>538.84005133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324546035317" calcext:value-type="float">
            <text:p>0.123245460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6.746270476002" calcext:value-type="float">
            <text:p>106.74627047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6834746539238" calcext:value-type="float">
            <text:p>0.196834746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8.1423925076764" calcext:value-type="float">
            <text:p>78.142392507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37994072203563" calcext:value-type="float">
            <text:p>0.073799407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4.336258033751" calcext:value-type="float">
            <text:p>154.336258033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85721383483839" calcext:value-type="float">
            <text:p>0.068572138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7.895907723511" calcext:value-type="float">
            <text:p>177.895907723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77439767453114" calcext:value-type="float">
            <text:p>0.067743976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0.337344801272" calcext:value-type="float">
            <text:p>170.337344801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37436166560767" calcext:value-type="float">
            <text:p>0.033743616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2.081920077339" calcext:value-type="float">
            <text:p>312.081920077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3847992500825" calcext:value-type="float">
            <text:p>0.123847992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0.328860274511" calcext:value-type="float">
            <text:p>100.328860274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37663146678413" calcext:value-type="float">
            <text:p>0.063766314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3.017730821913" calcext:value-type="float">
            <text:p>173.017730821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17839077597004" calcext:value-type="float">
            <text:p>0.021783907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78.429795027039" calcext:value-type="float">
            <text:p>478.42979502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31582710929856" calcext:value-type="float">
            <text:p>0.033158271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9.426407641128" calcext:value-type="float">
            <text:p>349.426407641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50472019889148" calcext:value-type="float">
            <text:p>0.04504720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8.098213661845" calcext:value-type="float">
            <text:p>248.098213661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57887856311845" calcext:value-type="float">
            <text:p>0.025788785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07.897195075216" calcext:value-type="float">
            <text:p>407.897195075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18711895680957" calcext:value-type="float">
            <text:p>0.051871189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6.408291935882" calcext:value-type="float">
            <text:p>216.408291935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59747181646198" calcext:value-type="float">
            <text:p>0.075974718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2.540736669138" calcext:value-type="float">
            <text:p>152.540736669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237742440247" calcext:value-type="float">
            <text:p>0.072377424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9.191756398196" calcext:value-type="float">
            <text:p>169.191756398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42348676419568" calcext:value-type="float">
            <text:p>0.044234867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5.022742558934" calcext:value-type="float">
            <text:p>255.022742558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5779731137886" calcext:value-type="float">
            <text:p>0.035779731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9.154745253065" calcext:value-type="float">
            <text:p>299.154745253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66716400490852" calcext:value-type="float">
            <text:p>0.0266716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96.132945699194" calcext:value-type="float">
            <text:p>396.132945699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89471714299438" calcext:value-type="float">
            <text:p>0.018947171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56.064771212153" calcext:value-type="float">
            <text:p>556.064771212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2221856068336" calcext:value-type="float">
            <text:p>0.102221856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0.525249040165" calcext:value-type="float">
            <text:p>120.525249040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8540068236084" calcext:value-type="float">
            <text:p>0.158540068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9.6402909736844" calcext:value-type="float">
            <text:p>89.640290973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67665684472263" calcext:value-type="float">
            <text:p>0.076766568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5.607964239739" calcext:value-type="float">
            <text:p>155.607964239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8301224751598" calcext:value-type="float">
            <text:p>0.258301224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3.4596289802194" calcext:value-type="float">
            <text:p>63.459628980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5166863670919" calcext:value-type="float">
            <text:p>0.035166863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6.104421811244" calcext:value-type="float">
            <text:p>306.104421811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07807017475925" calcext:value-type="float">
            <text:p>0.030780701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2.808556133998" calcext:value-type="float">
            <text:p>342.80855613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0840061015401794" calcext:value-type="float">
            <text:p>0.008400610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14.73401202666" calcext:value-type="float">
            <text:p>1214.734012026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86403437357408" calcext:value-type="float">
            <text:p>0.058640343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5.55022431336" calcext:value-type="float">
            <text:p>205.550224313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9495081264442" calcext:value-type="float">
            <text:p>0.139495081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1.9367095238878" calcext:value-type="float">
            <text:p>91.936709523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15495867423166" calcext:value-type="float">
            <text:p>0.051549586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1.451551138555" calcext:value-type="float">
            <text:p>211.451551138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1026654288358" calcext:value-type="float">
            <text:p>0.151026654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7.1271647344775" calcext:value-type="float">
            <text:p>87.127164734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09947330281657" calcext:value-type="float">
            <text:p>0.04099473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8.520615405574" calcext:value-type="float">
            <text:p>258.520615405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40757462876463" calcext:value-type="float">
            <text:p>0.084075746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0.303492643016" calcext:value-type="float">
            <text:p>140.30349264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37471319419003" calcext:value-type="float">
            <text:p>0.063747131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1.844101601826" calcext:value-type="float">
            <text:p>181.844101601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27272848749061" calcext:value-type="float">
            <text:p>0.627272848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0.4930471120277" calcext:value-type="float">
            <text:p>-10.49304711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9489030554144" calcext:value-type="float">
            <text:p>0.189489030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9.4481963386619" calcext:value-type="float">
            <text:p>79.448196338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20413055247104" calcext:value-type="float">
            <text:p>0.012041305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51.733683188232" calcext:value-type="float">
            <text:p>851.733683188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99227322152996" calcext:value-type="float">
            <text:p>0.089922732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3.580637815794" calcext:value-type="float">
            <text:p>133.580637815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30025080683527" calcext:value-type="float">
            <text:p>0.023002508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69.776977224261" calcext:value-type="float">
            <text:p>469.776977224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20007847021298" calcext:value-type="float">
            <text:p>0.042000784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0.094756801367" calcext:value-type="float">
            <text:p>260.094756801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04286754600469" calcext:value-type="float">
            <text:p>0.060428675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2.580215925818" calcext:value-type="float">
            <text:p>192.580215925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7333980419978" calcext:value-type="float">
            <text:p>0.057333980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1.091242732082" calcext:value-type="float">
            <text:p>191.091242732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29288313649723" calcext:value-type="float">
            <text:p>0.042928831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7.830508811664" calcext:value-type="float">
            <text:p>257.830508811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92321534601548" calcext:value-type="float">
            <text:p>0.049232153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1.35490527726" calcext:value-type="float">
            <text:p>221.354905277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81786791597061" calcext:value-type="float">
            <text:p>0.058178679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9.832119793642" calcext:value-type="float">
            <text:p>189.832119793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82343124897156" calcext:value-type="float">
            <text:p>0.058234312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1.206948692519" calcext:value-type="float">
            <text:p>191.206948692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38868488729527" calcext:value-type="float">
            <text:p>0.013886848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40.596943023778" calcext:value-type="float">
            <text:p>740.596943023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41085175248723" calcext:value-type="float">
            <text:p>0.044108517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4.073082133901" calcext:value-type="float">
            <text:p>254.073082133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25356086725681" calcext:value-type="float">
            <text:p>0.012535608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16.406576684324" calcext:value-type="float">
            <text:p>816.406576684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02132753913809" calcext:value-type="float">
            <text:p>0.020213275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12.624861050552" calcext:value-type="float">
            <text:p>512.624861050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1664545070579" calcext:value-type="float">
            <text:p>0.201664545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0.0779178486299" calcext:value-type="float">
            <text:p>70.077917848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00657936028559" calcext:value-type="float">
            <text:p>0.070065793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1.634623095679" calcext:value-type="float">
            <text:p>161.634623095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02843248345997" calcext:value-type="float">
            <text:p>0.050284324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8.973445729146" calcext:value-type="float">
            <text:p>218.973445729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59860504610898" calcext:value-type="float">
            <text:p>0.035986050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8.323207807322" calcext:value-type="float">
            <text:p>298.323207807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5597227044809" calcext:value-type="float">
            <text:p>0.02559722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13.287828041795" calcext:value-type="float">
            <text:p>413.287828041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94110024440797" calcext:value-type="float">
            <text:p>0.049411002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9.930995850508" calcext:value-type="float">
            <text:p>219.930995850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46591843044253" calcext:value-type="float">
            <text:p>0.084659184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0.901824459966" calcext:value-type="float">
            <text:p>140.9018244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97435477567954" calcext:value-type="float">
            <text:p>0.069743547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5.342573253148" calcext:value-type="float">
            <text:p>165.342573253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43878248264939" calcext:value-type="float">
            <text:p>0.034387824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4.413076055304" calcext:value-type="float">
            <text:p>314.413076055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96404050070309" calcext:value-type="float">
            <text:p>0.03964040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2.608342186393" calcext:value-type="float">
            <text:p>282.608342186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859305107203" calcext:value-type="float">
            <text:p>0.028593051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66.345765570093" calcext:value-type="float">
            <text:p>366.345765570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07923453492753" calcext:value-type="float">
            <text:p>0.030792345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3.177001484828" calcext:value-type="float">
            <text:p>343.177001484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14109313821465" calcext:value-type="float">
            <text:p>0.081410931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2.42792798915" calcext:value-type="float">
            <text:p>142.427927989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58972455164919" calcext:value-type="float">
            <text:p>0.075897245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7.936336154866" calcext:value-type="float">
            <text:p>147.936336154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42592680299036" calcext:value-type="float">
            <text:p>0.03425926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6.728220516495" calcext:value-type="float">
            <text:p>306.728220516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09747507895009" calcext:value-type="float">
            <text:p>0.050974750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8.238608080691" calcext:value-type="float">
            <text:p>218.238608080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63248332116762" calcext:value-type="float">
            <text:p>0.076324833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7.264785956613" calcext:value-type="float">
            <text:p>147.264785956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42051960369005" calcext:value-type="float">
            <text:p>0.03420519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9.59101173505" calcext:value-type="float">
            <text:p>319.591011735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08742647336613" calcext:value-type="float">
            <text:p>0.040874264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4.226000657653" calcext:value-type="float">
            <text:p>264.226000657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99495367587199" calcext:value-type="float">
            <text:p>0.049949536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1.180670127442" calcext:value-type="float">
            <text:p>221.180670127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6000909995696" calcext:value-type="float">
            <text:p>0.0460009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5.793816661459" calcext:value-type="float">
            <text:p>245.793816661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1601615004028" calcext:value-type="float">
            <text:p>0.10160161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2.529603728485" calcext:value-type="float">
            <text:p>122.529603728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23812767077347" calcext:value-type="float">
            <text:p>0.042381276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7.468410462816" calcext:value-type="float">
            <text:p>267.468410462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67144357171612" calcext:value-type="float">
            <text:p>0.066714435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0.145277266346" calcext:value-type="float">
            <text:p>180.145277266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81269555738817" calcext:value-type="float">
            <text:p>0.028126955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0.917399940087" calcext:value-type="float">
            <text:p>380.917399940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3522193514206" calcext:value-type="float">
            <text:p>0.113522193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6.972697479973" calcext:value-type="float">
            <text:p>106.9726974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06038314943446" calcext:value-type="float">
            <text:p>0.030603831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0.979475122824" calcext:value-type="float">
            <text:p>340.979475122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85134539097754" calcext:value-type="float">
            <text:p>0.088513453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6.933558076041" calcext:value-type="float">
            <text:p>136.93355807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67152204972621" calcext:value-type="float">
            <text:p>0.086715220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1.795983098682" calcext:value-type="float">
            <text:p>131.795983098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20370011046078" calcext:value-type="float">
            <text:p>0.032037001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0.28641114674" calcext:value-type="float">
            <text:p>330.286411146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55612953714246" calcext:value-type="float">
            <text:p>0.035561295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9.712350660913" calcext:value-type="float">
            <text:p>319.712350660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15891220048492" calcext:value-type="float">
            <text:p>0.03158912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2.386064490633" calcext:value-type="float">
            <text:p>342.386064490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07800187341579" calcext:value-type="float">
            <text:p>0.090780018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7.420021644694" calcext:value-type="float">
            <text:p>127.420021644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56572584141169" calcext:value-type="float">
            <text:p>0.095657258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6.503086948487" calcext:value-type="float">
            <text:p>126.503086948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04999301953135" calcext:value-type="float">
            <text:p>0.070499930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2.266989086124" calcext:value-type="float">
            <text:p>162.266989086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40721132399802" calcext:value-type="float">
            <text:p>0.074072113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5.430178541064" calcext:value-type="float">
            <text:p>155.430178541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49010721600651" calcext:value-type="float">
            <text:p>0.034901072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4.054407186594" calcext:value-type="float">
            <text:p>304.0544071866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0829070726579" calcext:value-type="float">
            <text:p>0.0308290707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8.973342965072" calcext:value-type="float">
            <text:p>348.973342965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95985805214072" calcext:value-type="float">
            <text:p>0.059598580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3.665633432425" calcext:value-type="float">
            <text:p>193.6656334324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43227830334425" calcext:value-type="float">
            <text:p>0.05432278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2.426794469779" calcext:value-type="float">
            <text:p>212.426794469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71525484587055" calcext:value-type="float">
            <text:p>0.097152548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4.848525388255" calcext:value-type="float">
            <text:p>134.8485253883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57832670934721" calcext:value-type="float">
            <text:p>0.035783267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7.215157031895" calcext:value-type="float">
            <text:p>297.2151570319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3030619595823" calcext:value-type="float">
            <text:p>0.0230306196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53.003037628777" calcext:value-type="float">
            <text:p>453.003037628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4172468220853" calcext:value-type="float">
            <text:p>0.104172468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1.97384190747" calcext:value-type="float">
            <text:p>111.973841907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06830289380744" calcext:value-type="float">
            <text:p>0.010683028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53.947954084203" calcext:value-type="float">
            <text:p>953.947954084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0688094492191649" calcext:value-type="float">
            <text:p>0.006880944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76.37603914219" calcext:value-type="float">
            <text:p>1476.376039142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18938687911308" calcext:value-type="float">
            <text:p>0.031893868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9.142709907749" calcext:value-type="float">
            <text:p>339.142709907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1159073322653" calcext:value-type="float">
            <text:p>0.011159073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13.315048569122" calcext:value-type="float">
            <text:p>913.315048569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21109332976499" calcext:value-type="float">
            <text:p>0.0421109333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0.855366487843" calcext:value-type="float">
            <text:p>260.855366487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65483754929608" calcext:value-type="float">
            <text:p>0.046548375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7.736589570547" calcext:value-type="float">
            <text:p>237.7365895705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78436842176056" calcext:value-type="float">
            <text:p>0.087843684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3.768786953094" calcext:value-type="float">
            <text:p>133.768786953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8461811236907" calcext:value-type="float">
            <text:p>0.258461811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8.6116740621769" calcext:value-type="float">
            <text:p>58.6116740622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0483977278688652" calcext:value-type="float">
            <text:p>0.004839772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90.41016908979" calcext:value-type="float">
            <text:p>2090.410169089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78580818350949" calcext:value-type="float">
            <text:p>0.0478580818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6.595507205078" calcext:value-type="float">
            <text:p>226.595507205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76756862489092" calcext:value-type="float">
            <text:p>0.0476756862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9.135019354082" calcext:value-type="float">
            <text:p>229.1350193541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9875767096868" calcext:value-type="float">
            <text:p>0.2698757671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7.5691068156834" calcext:value-type="float">
            <text:p>57.5691068157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21046544278369" calcext:value-type="float">
            <text:p>0.0221046544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77.494089745836" calcext:value-type="float">
            <text:p>477.494089745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09164689942132" calcext:value-type="float">
            <text:p>0.05091646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5.46383825475" calcext:value-type="float">
            <text:p>215.4638382548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65296929169701" calcext:value-type="float">
            <text:p>0.0265296929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00.569087165109" calcext:value-type="float">
            <text:p>400.569087165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vel</text:p>
          </table:table-cell>
          <table:table-cell/>
          <table:table-cell office:value-type="float" office:value="0.0724458805078601" calcext:value-type="float">
            <text:p>0.0724458805</text:p>
          </table:table-cell>
          <table:table-cell/>
          <table:table-cell office:value-type="string" calcext:value-type="string">
            <text:p>std</text:p>
          </table:table-cell>
          <table:table-cell/>
          <table:table-cell office:value-type="float" office:value="0.0717485504263518" calcext:value-type="float">
            <text:p>0.0717485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leted</text:p>
          </table:table-cell>
          <table:table-cell/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fail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'23.1.2.2 no cheating from 1'.A1:'23.1.2.2 no cheating from 1'.A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cheating from 7m'.A1:'cheating from 7m'.A104857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no cheating from 7m'.A1:'no cheating from 7m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min-integer-digits="1"/>
      <number:text>,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16:05:00.1719381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1:08:38.154429272</meta:creation-date>
    <meta:editing-duration>PT2H9S</meta:editing-duration>
    <meta:editing-cycles>9</meta:editing-cycles>
    <meta:generator>LibreOffice/5.1.6.2$Linux_X86_64 LibreOffice_project/10m0$Build-2</meta:generator>
    <dc:date>2018-05-31T16:06:00.003104895</dc:date>
    <meta:document-statistic meta:table-count="6" meta:cell-count="5898" meta:object-count="0"/>
  </office:meta>
</office:document-meta>
</file>